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020000031900000265E5EA11DE4340D0FE.eps" manifest:media-type="image/x-eps"/>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Liberation Sans1" svg:font-family="'Liberation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paragraph-rsid="000a3811"/>
    </style:style>
    <style:style style:name="P2" style:family="paragraph" style:parent-style-name="Text_20_body">
      <style:paragraph-properties fo:text-align="start" style:justify-single-word="false" style:vertical-align="middle">
        <style:tab-stops>
          <style:tab-stop style:position="3in" style:type="center"/>
          <style:tab-stop style:position="6in" style:type="right"/>
        </style:tab-stops>
      </style:paragraph-properties>
      <style:text-properties officeooo:rsid="000b440b" officeooo:paragraph-rsid="000b440b"/>
    </style:style>
    <style:style style:name="P3" style:family="paragraph" style:parent-style-name="Text_20_body">
      <style:paragraph-properties fo:text-align="start" style:justify-single-word="false"/>
      <style:text-properties officeooo:rsid="000b440b" officeooo:paragraph-rsid="000b440b"/>
    </style:style>
    <style:style style:name="P4" style:family="paragraph" style:parent-style-name="Text_20_body">
      <style:paragraph-properties fo:text-align="start" style:justify-single-word="false"/>
      <style:text-properties officeooo:rsid="000b440b" officeooo:paragraph-rsid="00336a16"/>
    </style:style>
    <style:style style:name="P5" style:family="paragraph" style:parent-style-name="Text_20_body">
      <style:paragraph-properties fo:text-align="center" style:justify-single-word="false" style:vertical-align="middle">
        <style:tab-stops>
          <style:tab-stop style:position="3in" style:type="center"/>
          <style:tab-stop style:position="6in" style:type="right"/>
        </style:tab-stops>
      </style:paragraph-properties>
      <style:text-properties officeooo:rsid="000b440b"/>
    </style:style>
    <style:style style:name="P6" style:family="paragraph" style:parent-style-name="Text_20_body">
      <style:paragraph-properties fo:text-align="start" style:justify-single-word="false"/>
      <style:text-properties fo:font-style="normal" officeooo:rsid="000c2e9c" officeooo:paragraph-rsid="000c2e9c" style:font-style-asian="normal" style:font-style-complex="normal"/>
    </style:style>
    <style:style style:name="P7" style:family="paragraph" style:parent-style-name="Text_20_body">
      <style:paragraph-properties fo:text-align="start" style:justify-single-word="false"/>
      <style:text-properties fo:font-style="normal" officeooo:rsid="000d1d38" officeooo:paragraph-rsid="001dd728" style:font-style-asian="normal" style:font-style-complex="normal"/>
    </style:style>
    <style:style style:name="P8" style:family="paragraph" style:parent-style-name="Text_20_body">
      <style:paragraph-properties fo:text-align="start" style:justify-single-word="false"/>
    </style:style>
    <style:style style:name="P9" style:family="paragraph" style:parent-style-name="Text_20_body">
      <style:paragraph-properties fo:text-align="start" style:justify-single-word="false"/>
      <style:text-properties officeooo:paragraph-rsid="001db39e"/>
    </style:style>
    <style:style style:name="P10" style:family="paragraph" style:parent-style-name="Text_20_body">
      <style:text-properties officeooo:rsid="00233339" officeooo:paragraph-rsid="00233339"/>
    </style:style>
    <style:style style:name="P11" style:family="paragraph" style:parent-style-name="Text_20_body">
      <style:paragraph-properties fo:text-align="start" style:justify-single-word="false"/>
      <style:text-properties officeooo:rsid="001a4af7" officeooo:paragraph-rsid="0024cde6"/>
    </style:style>
    <style:style style:name="P12" style:family="paragraph" style:parent-style-name="First_20_Paragraph">
      <style:text-properties officeooo:paragraph-rsid="00078ff0"/>
    </style:style>
    <style:style style:name="P13" style:family="paragraph" style:parent-style-name="First_20_Paragraph">
      <style:text-properties officeooo:paragraph-rsid="00317185"/>
    </style:style>
    <style:style style:name="P14" style:family="paragraph" style:parent-style-name="Footnote">
      <style:text-properties officeooo:rsid="00085c11" officeooo:paragraph-rsid="00085c11"/>
    </style:style>
    <style:style style:name="P15" style:family="paragraph" style:parent-style-name="Footnote">
      <style:text-properties officeooo:rsid="000a28ce" officeooo:paragraph-rsid="000a28ce"/>
    </style:style>
    <style:style style:name="P16" style:family="paragraph" style:parent-style-name="Footnote">
      <style:text-properties officeooo:rsid="0030fa16" officeooo:paragraph-rsid="0030fa16"/>
    </style:style>
    <style:style style:name="P17" style:family="paragraph" style:parent-style-name="Heading_20_1">
      <style:text-properties officeooo:rsid="00233339" officeooo:paragraph-rsid="00233339"/>
    </style:style>
    <style:style style:name="P18" style:family="paragraph" style:parent-style-name="Standard" style:list-style-name="WWNum1001"/>
    <style:style style:name="P19" style:family="paragraph" style:parent-style-name="Standard" style:list-style-name="WWNum1001">
      <style:text-properties officeooo:paragraph-rsid="00085c11"/>
    </style:style>
    <style:style style:name="P20" style:family="paragraph" style:parent-style-name="Standard" style:list-style-name="WWNum1003"/>
    <style:style style:name="P21" style:family="paragraph" style:parent-style-name="Standard" style:list-style-name="L1"/>
    <style:style style:name="P22" style:family="paragraph" style:parent-style-name="Standard">
      <style:text-properties style:font-name="Cambria" fo:font-size="12pt"/>
    </style:style>
    <style:style style:name="P23" style:family="paragraph" style:parent-style-name="Standard">
      <style:paragraph-properties fo:margin-left="0.4445in" fo:margin-right="0in" fo:margin-top="0in" fo:margin-bottom="0.0972in" loext:contextual-spacing="false" fo:line-height="120%" fo:text-indent="-0.4445in" style:auto-text-indent="false"/>
      <style:text-properties style:font-name="Cambria" fo:font-size="12pt"/>
    </style:style>
    <style:style style:name="P24" style:family="paragraph" style:parent-style-name="Text_20_body" style:list-style-name="L2">
      <style:paragraph-properties fo:text-align="start" style:justify-single-word="false"/>
      <style:text-properties officeooo:rsid="000b56b1" officeooo:paragraph-rsid="000b56b1"/>
    </style:style>
    <style:style style:name="P25" style:family="paragraph" style:parent-style-name="Text_20_body">
      <style:paragraph-properties fo:text-align="start" style:justify-single-word="false"/>
      <style:text-properties officeooo:rsid="000b56b1" officeooo:paragraph-rsid="00353eb8"/>
    </style:style>
    <style:style style:name="P26" style:family="paragraph" style:parent-style-name="Text_20_body" style:list-style-name="L3">
      <style:paragraph-properties fo:text-align="start" style:justify-single-word="false"/>
      <style:text-properties officeooo:rsid="000c2e9c" officeooo:paragraph-rsid="0017713c"/>
    </style:style>
    <style:style style:name="P27" style:family="paragraph" style:parent-style-name="Text_20_body" style:list-style-name="L3">
      <style:paragraph-properties fo:text-align="start" style:justify-single-word="false"/>
      <style:text-properties officeooo:rsid="000d1d38" officeooo:paragraph-rsid="000d1d38"/>
    </style:style>
    <style:style style:name="P28" style:family="paragraph" style:parent-style-name="Text_20_body" style:list-style-name="L3">
      <style:paragraph-properties fo:text-align="start" style:justify-single-word="false"/>
      <style:text-properties officeooo:rsid="000d1d38" officeooo:paragraph-rsid="00372b0c"/>
    </style:style>
    <style:style style:name="P29" style:family="paragraph" style:parent-style-name="Text_20_body" style:list-style-name="L4">
      <style:paragraph-properties fo:text-align="start" style:justify-single-word="false"/>
      <style:text-properties officeooo:rsid="000d1d38" officeooo:paragraph-rsid="001dd728"/>
    </style:style>
    <style:style style:name="P30" style:family="paragraph" style:parent-style-name="Text_20_body" style:list-style-name="L4">
      <style:paragraph-properties fo:text-align="start" style:justify-single-word="false"/>
      <style:text-properties officeooo:paragraph-rsid="0012ecd9"/>
    </style:style>
    <style:style style:name="P31" style:family="paragraph" style:parent-style-name="Text_20_body">
      <style:paragraph-properties fo:text-align="start" style:justify-single-word="false"/>
      <style:text-properties officeooo:rsid="001a4af7" officeooo:paragraph-rsid="0024cde6"/>
    </style:style>
    <style:style style:name="P32" style:family="paragraph" style:parent-style-name="Text_20_body">
      <style:paragraph-properties fo:text-align="start" style:justify-single-word="false"/>
      <style:text-properties officeooo:rsid="00359aac" officeooo:paragraph-rsid="00359aac"/>
    </style:style>
    <style:style style:name="P33" style:family="paragraph" style:parent-style-name="Compact" style:list-style-name="WWNum1002"/>
    <style:style style:name="P34" style:family="paragraph" style:parent-style-name="Compact" style:list-style-name="WWNum1004"/>
    <style:style style:name="P35" style:family="paragraph" style:parent-style-name="Compact" style:list-style-name="WWNum1005"/>
    <style:style style:name="P36" style:family="paragraph" style:parent-style-name="Compact" style:list-style-name="WWNum1006"/>
    <style:style style:name="P37" style:family="paragraph" style:parent-style-name="Compact" style:list-style-name="WWNum1007"/>
    <style:style style:name="P38" style:family="paragraph" style:parent-style-name="Title" style:master-page-name="Standard">
      <style:paragraph-properties style:page-number="auto"/>
    </style:style>
    <style:style style:name="P39" style:family="paragraph">
      <loext:graphic-properties draw:fill="solid"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40" style:family="paragraph">
      <loext:graphic-properties draw:fill="solid" draw:fill-color="#000000"/>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41" style:family="paragraph">
      <loext:graphic-properties draw:fill="solid"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42" style:family="paragraph">
      <loext:graphic-properties draw:fill="solid" draw:fill-color="#000000"/>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officeooo:rsid="000a3811" style:font-style-asian="italic" style:font-style-complex="italic"/>
    </style:style>
    <style:style style:name="T5" style:family="text">
      <style:text-properties fo:font-style="italic" officeooo:rsid="001dd728" style:font-style-asian="italic" style:font-style-complex="italic"/>
    </style:style>
    <style:style style:name="T6" style:family="text">
      <style:text-properties fo:font-style="italic" officeooo:rsid="00353eb8" style:font-style-asian="italic" style:font-style-complex="italic"/>
    </style:style>
    <style:style style:name="T7" style:family="text">
      <style:text-properties style:text-position="0% 100%"/>
    </style:style>
    <style:style style:name="T8" style:family="text">
      <style:text-properties style:text-position="0% 100%" officeooo:rsid="002fc177"/>
    </style:style>
    <style:style style:name="T9" style:family="text">
      <style:text-properties style:text-position="0% 100%" officeooo:rsid="00078ff0"/>
    </style:style>
    <style:style style:name="T10" style:family="text">
      <style:text-properties style:text-position="0% 100%" officeooo:rsid="000a3811"/>
    </style:style>
    <style:style style:name="T11" style:family="text">
      <style:text-properties style:text-position="0% 100%" officeooo:rsid="0024cde6"/>
    </style:style>
    <style:style style:name="T12" style:family="text">
      <style:text-properties style:text-position="0% 100%" officeooo:rsid="0031eeb6"/>
    </style:style>
    <style:style style:name="T13" style:family="text">
      <style:text-properties style:text-position="0% 100%" officeooo:rsid="00317185"/>
    </style:style>
    <style:style style:name="T14" style:family="text">
      <style:text-properties style:text-position="0% 100%" fo:font-style="normal" style:font-style-asian="normal" style:font-style-complex="normal"/>
    </style:style>
    <style:style style:name="T15" style:family="text">
      <style:text-properties officeooo:rsid="00078ff0"/>
    </style:style>
    <style:style style:name="T16" style:family="text">
      <style:text-properties officeooo:rsid="00085c11"/>
    </style:style>
    <style:style style:name="T17" style:family="text">
      <style:text-properties officeooo:rsid="000a3811"/>
    </style:style>
    <style:style style:name="T18" style:family="text">
      <style:text-properties fo:font-style="normal" style:font-style-asian="normal" style:font-style-complex="normal"/>
    </style:style>
    <style:style style:name="T19" style:family="text">
      <style:text-properties fo:font-style="normal" officeooo:rsid="000c2e9c" style:font-style-asian="normal" style:font-style-complex="normal"/>
    </style:style>
    <style:style style:name="T20" style:family="text">
      <style:text-properties fo:font-style="normal" officeooo:rsid="000c52b5" style:font-style-asian="normal" style:font-style-complex="normal"/>
    </style:style>
    <style:style style:name="T21" style:family="text">
      <style:text-properties fo:font-style="normal" officeooo:rsid="000d1d38" style:font-style-asian="normal" style:font-style-complex="normal"/>
    </style:style>
    <style:style style:name="T22" style:family="text">
      <style:text-properties fo:font-style="normal" officeooo:rsid="00102349" style:font-style-asian="normal" style:font-style-complex="normal"/>
    </style:style>
    <style:style style:name="T23" style:family="text">
      <style:text-properties fo:font-style="normal" officeooo:rsid="0017713c" style:font-style-asian="normal" style:font-style-complex="normal"/>
    </style:style>
    <style:style style:name="T24" style:family="text">
      <style:text-properties fo:font-style="normal" officeooo:rsid="0019302f" style:font-style-asian="normal" style:font-style-complex="normal"/>
    </style:style>
    <style:style style:name="T25" style:family="text">
      <style:text-properties fo:font-style="normal" officeooo:rsid="001dd728" style:font-style-asian="normal" style:font-style-complex="normal"/>
    </style:style>
    <style:style style:name="T26" style:family="text">
      <style:text-properties fo:font-style="normal" officeooo:rsid="003536d1" style:font-style-asian="normal" style:font-style-complex="normal"/>
    </style:style>
    <style:style style:name="T27" style:family="text">
      <style:text-properties fo:font-style="normal" officeooo:rsid="00353eb8" style:font-style-asian="normal" style:font-style-complex="normal"/>
    </style:style>
    <style:style style:name="T28" style:family="text">
      <style:text-properties officeooo:rsid="000d1d38"/>
    </style:style>
    <style:style style:name="T29" style:family="text">
      <style:text-properties officeooo:rsid="00148a2a"/>
    </style:style>
    <style:style style:name="T30" style:family="text">
      <style:text-properties officeooo:rsid="00162ba1"/>
    </style:style>
    <style:style style:name="T31" style:family="text">
      <style:text-properties officeooo:rsid="001bd19d"/>
    </style:style>
    <style:style style:name="T32" style:family="text">
      <style:text-properties officeooo:rsid="001dd728"/>
    </style:style>
    <style:style style:name="T33" style:family="text">
      <style:text-properties style:text-position="33% 58%"/>
    </style:style>
    <style:style style:name="T34" style:family="text">
      <style:text-properties style:text-position="33% 58%" officeooo:rsid="00078ff0"/>
    </style:style>
    <style:style style:name="T35" style:family="text">
      <style:text-properties style:text-position="33% 58%" officeooo:rsid="000a3811"/>
    </style:style>
    <style:style style:name="T36" style:family="text">
      <style:text-properties style:text-position="33% 58%" fo:font-style="normal" style:font-style-asian="normal" style:font-style-complex="normal"/>
    </style:style>
    <style:style style:name="T37" style:family="text">
      <style:text-properties style:text-position="33% 58%" officeooo:rsid="0024cde6"/>
    </style:style>
    <style:style style:name="T38" style:family="text">
      <style:text-properties style:text-position="33% 58%" officeooo:rsid="00317185"/>
    </style:style>
    <style:style style:name="T39" style:family="text">
      <style:text-properties officeooo:rsid="00233339"/>
    </style:style>
    <style:style style:name="T40" style:family="text">
      <style:text-properties officeooo:rsid="0024cde6"/>
    </style:style>
    <style:style style:name="T41" style:family="text">
      <style:text-properties officeooo:rsid="0027d4ae"/>
    </style:style>
    <style:style style:name="T42" style:family="text">
      <style:text-properties officeooo:rsid="002d3e18"/>
    </style:style>
    <style:style style:name="T43" style:family="text">
      <style:text-properties officeooo:rsid="0030fa16"/>
    </style:style>
    <style:style style:name="T44" style:family="text">
      <style:text-properties officeooo:rsid="00317185"/>
    </style:style>
    <style:style style:name="T45" style:family="text">
      <style:text-properties officeooo:rsid="0031eeb6"/>
    </style:style>
    <style:style style:name="T46" style:family="text">
      <style:text-properties officeooo:rsid="003536d1"/>
    </style:style>
    <style:style style:name="T47" style:family="text">
      <style:text-properties officeooo:rsid="00353eb8"/>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 style:family="graphic">
      <style:graphic-properties fo:margin-top="0in" fo:margin-bottom="0in" style:run-through="foreground" style:wrap="run-through" style:number-wrapped-paragraphs="no-limit" style:vertical-pos="from-top" style:horizontal-pos="from-left" style:horizontal-rel="paragraph"/>
    </style:style>
    <style:style style:name="gr5"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3"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4"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5"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7"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8"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9"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0"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1"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2"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3"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4"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5"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6"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7"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8"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9"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0"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1"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2"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3"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4"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5"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6"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7"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8"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9"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60"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Equation"/>
      </text:sequence-decls>
      <text:p text:style-name="P38">Implementation of the FCTC</text:p>
      <text:p text:style-name="Author">many</text:p>
      <text:p text:style-name="Date">July 7, 2016</text:p>
      <text:h text:style-name="Heading_20_1" text:outline-level="1"><text:bookmark text:name="introduction"/>Introduction</text:h>
      <text:h text:style-name="Heading_20_1" text:outline-level="1"><text:bookmark text:name="complex-policy-making-process"/>Complex Policy Making Process</text:h>
      <text:p text:style-name="P12">The policy making process can be viewed as a <text:span text:style-name="T15">two-level game </text:span><text:reference-mark-start text:name="ADDIN CSL_CITATION {&quot;mendeley&quot;: {&quot;formattedCitation&quot;: &quot;&lt;sup&gt;1&lt;/sup&gt;&quot;, &quot;plainTextFormattedCitation&quot;: &quot;1&quot;, &quot;previouslyFormattedCitation&quot;: &quot;&lt;sup&gt;1&lt;/sup&gt;&quot;}, &quot;citationItems&quot;: [{&quot;itemData&quot;: {&quot;issue&quot;: &quot;3&quot;, &quot;author&quot;: [{&quot;dropping-particle&quot;: &quot;&quot;, &quot;given&quot;: &quot;Robert D&quot;, &quot;family&quot;: &quot;Putnam&quot;, &quot;suffix&quot;: &quot;&quot;, &quot;parse-names&quot;: false, &quot;non-dropping-particle&quot;: &quot;&quot;}], &quot;volume&quot;: &quot;42&quot;, &quot;id&quot;: &quot;ITEM-1&quot;, &quot;page&quot;: &quot;427-460&quot;, &quot;issued&quot;: {&quot;date-parts&quot;: [[&quot;2016&quot;]]}, &quot;title&quot;: &quot;International Organization Foundation Diplomacy and Domestic Politics : The Logic of Two-Level Games Author ( s ): Robert D . Putnam Published by : The MIT Press Stable URL : http://www.jstor.org/stable/2706785 Accessed : 08-07-2016 21 : 06 UTC Your use o&quot;, &quot;type&quot;: &quot;article-journal&quot;}, &quot;uris&quot;: [&quot;http://www.mendeley.com/documents/?uuid=cde1f030-74b8-4c7a-9480-f303ab79a11b&quot;], &quot;id&quot;: &quot;ITEM-1&quot;}], &quot;schema&quot;: &quot;https://github.com/citation-style-language/schema/raw/master/csl-citation.json&quot;, &quot;properties&quot;: {&quot;noteIndex&quot;: 0}} RNDbD3hvuBTGB"/><text:span text:style-name="T34">1</text:span><text:reference-mark-end text:name="ADDIN CSL_CITATION {&quot;mendeley&quot;: {&quot;formattedCitation&quot;: &quot;&lt;sup&gt;1&lt;/sup&gt;&quot;, &quot;plainTextFormattedCitation&quot;: &quot;1&quot;, &quot;previouslyFormattedCitation&quot;: &quot;&lt;sup&gt;1&lt;/sup&gt;&quot;}, &quot;citationItems&quot;: [{&quot;itemData&quot;: {&quot;issue&quot;: &quot;3&quot;, &quot;author&quot;: [{&quot;dropping-particle&quot;: &quot;&quot;, &quot;given&quot;: &quot;Robert D&quot;, &quot;family&quot;: &quot;Putnam&quot;, &quot;suffix&quot;: &quot;&quot;, &quot;parse-names&quot;: false, &quot;non-dropping-particle&quot;: &quot;&quot;}], &quot;volume&quot;: &quot;42&quot;, &quot;id&quot;: &quot;ITEM-1&quot;, &quot;page&quot;: &quot;427-460&quot;, &quot;issued&quot;: {&quot;date-parts&quot;: [[&quot;2016&quot;]]}, &quot;title&quot;: &quot;International Organization Foundation Diplomacy and Domestic Politics : The Logic of Two-Level Games Author ( s ): Robert D . Putnam Published by : The MIT Press Stable URL : http://www.jstor.org/stable/2706785 Accessed : 08-07-2016 21 : 06 UTC Your use o&quot;, &quot;type&quot;: &quot;article-journal&quot;}, &quot;uris&quot;: [&quot;http://www.mendeley.com/documents/?uuid=cde1f030-74b8-4c7a-9480-f303ab79a11b&quot;], &quot;id&quot;: &quot;ITEM-1&quot;}], &quot;schema&quot;: &quot;https://github.com/citation-style-language/schema/raw/master/csl-citation.json&quot;, &quot;properties&quot;: {&quot;noteIndex&quot;: 0}} RNDbD3hvuBTGB"/><text:span text:style-name="T15">⁠</text:span>. Countries, and more specific, governments try to conce<text:span text:style-name="T41">a</text:span>l internal and external preferences and influences in a context in which domestic and international decisions are made jointly. Furthermore, more than simultaneity, domestic and international affairs affect each other, making it ne<text:span text:style-name="T29">c</text:span>es<text:span text:style-name="T29">s</text:span>ary to consider both when analyzing a particular policy issue.<text:note text:id="ftn1" text:note-class="footnote"><text:note-citation>1</text:note-citation><text:note-body><text:p text:style-name="P14">Evidently there are issues in which the cross-effects are lesser than others.</text:p></text:note-body></text:note></text:p>
      <text:p text:style-name="Text_20_body">To increase the complexity of the problem, the way in which the dynamics are unfold depend, as one would expect, on politics and henceforth political motivations of the incumbent parties.</text:p>
      <text:p text:style-name="Text_20_body">Politicia<text:span text:style-name="T29">n</text:span>s have roughly two sources of motivation: Office and Policy <text:reference-mark-start text:name="ADDIN CSL_CITATION {&quot;mendeley&quot;: {&quot;formattedCitation&quot;: &quot;&lt;sup&gt;2&lt;/sup&gt;&quot;, &quot;plainTextFormattedCitation&quot;: &quot;2&quot;, &quot;previouslyFormattedCitation&quot;: &quot;&lt;sup&gt;2&lt;/sup&gt;&quot;}, &quot;citationItems&quot;: [{&quot;itemData&quot;: {&quot;issued&quot;: {&quot;date-parts&quot;: [[&quot;1957&quot;]]}, &quot;author&quot;: [{&quot;dropping-particle&quot;: &quot;&quot;, &quot;given&quot;: &quot;Anthony&quot;, &quot;family&quot;: &quot;Downs&quot;, &quot;suffix&quot;: &quot;&quot;, &quot;parse-names&quot;: false, &quot;non-dropping-particle&quot;: &quot;&quot;}], &quot;publisher-place&quot;: &quot;Boston&quot;, &quot;id&quot;: &quot;ITEM-1&quot;, &quot;title&quot;: &quot;An Economic Theory of Democracy&quot;, &quot;type&quot;: &quot;book&quot;}, &quot;uris&quot;: [&quot;http://www.mendeley.com/documents/?uuid=34408a8e-1a23-46de-84b8-09ef3be6d71e&quot;], &quot;id&quot;: &quot;ITEM-1&quot;}], &quot;schema&quot;: &quot;https://github.com/citation-style-language/schema/raw/master/csl-citation.json&quot;, &quot;properties&quot;: {&quot;noteIndex&quot;: 0}} RNDcvo56Xlcdl"/><text:span text:style-name="T33">2</text:span><text:reference-mark-end text:name="ADDIN CSL_CITATION {&quot;mendeley&quot;: {&quot;formattedCitation&quot;: &quot;&lt;sup&gt;2&lt;/sup&gt;&quot;, &quot;plainTextFormattedCitation&quot;: &quot;2&quot;, &quot;previouslyFormattedCitation&quot;: &quot;&lt;sup&gt;2&lt;/sup&gt;&quot;}, &quot;citationItems&quot;: [{&quot;itemData&quot;: {&quot;issued&quot;: {&quot;date-parts&quot;: [[&quot;1957&quot;]]}, &quot;author&quot;: [{&quot;dropping-particle&quot;: &quot;&quot;, &quot;given&quot;: &quot;Anthony&quot;, &quot;family&quot;: &quot;Downs&quot;, &quot;suffix&quot;: &quot;&quot;, &quot;parse-names&quot;: false, &quot;non-dropping-particle&quot;: &quot;&quot;}], &quot;publisher-place&quot;: &quot;Boston&quot;, &quot;id&quot;: &quot;ITEM-1&quot;, &quot;title&quot;: &quot;An Economic Theory of Democracy&quot;, &quot;type&quot;: &quot;book&quot;}, &quot;uris&quot;: [&quot;http://www.mendeley.com/documents/?uuid=34408a8e-1a23-46de-84b8-09ef3be6d71e&quot;], &quot;id&quot;: &quot;ITEM-1&quot;}], &quot;schema&quot;: &quot;https://github.com/citation-style-language/schema/raw/master/csl-citation.json&quot;, &quot;properties&quot;: {&quot;noteIndex&quot;: 0}} RNDcvo56Xlcdl"/>⁠. Office motivated politicia<text:span text:style-name="T29">n</text:span>s follow the classical median voter theorem in which their political stand will coincide with that of the median voter. On the other hand policy motivated parties do have a particular position on the policy space that may or may not coincide with that of the median voter. The degree in which a party will be balanced between these two will depend on their expectations on the next election process, this is, the probability of re-election.</text:p>
      <text:p text:style-name="Text_20_body">As the incumbent party's probability of re-election increases, it will be benefited from a wider policy action space, allowing it to be policy motivated. On the other hand, with less a reduced decision making space, low approval levels may lead to more office motivated officials. This turns out on heterogeneous effects of domestic and international <text:soft-page-break/>issues over political decisions across countries. The following figure illustrates these dynamics:</text:p>
      <text:p text:style-name="Figure_20_with_20_Caption"><draw:frame draw:style-name="fr1" draw:name="Image1" text:anchor-type="paragraph" svg:width="6in" svg:height="4.6374in" draw:z-index="7"><draw:image xlink:href="Pictures/200000020000031900000265E5EA11DE4340D0FE.eps" xlink:type="simple" xlink:show="embed" xlink:actuate="onLoad"/></draw:frame></text:p>
      <text:p text:style-name="Image_20_Caption">Figure 1: Complex Policy Making Process. The evaluation process of a particular policy decision depends, among other things, on three factors, domestic issues, international issues and the i<text:span text:style-name="T29">n</text:span>cu<text:span text:style-name="T29">m</text:span>bent's motivation. Once a decision has been made over the two levels, these affect the factors.</text:p>
      <text:p text:style-name="Text_20_body">In what follows we present a list of some factors, both domestic and international, relevant for the Framework Convention on Tobacco Control (FCTC).</text:p>
      <text:h text:style-name="Heading_20_2" text:outline-level="2"><text:bookmark text:name="domestic-factors"/>Domestic factors</text:h>
      <text:list xml:id="list7207103389719927585" text:style-name="WWNum1001">
        <text:list-item>
          <text:p text:style-name="P18"><text:span text:style-name="T1">Country income</text:span> <text:span text:style-name="T3">Ceteris paribus</text:span>, higher income countries should have more flexibility for impleme<text:span text:style-name="T29">n</text:span>ting the FCTC, so we should expect a positive relation between both.</text:p>
        </text:list-item>
        <text:list-item>
          <text:p text:style-name="P18"><text:soft-page-break/><text:span text:style-name="T1">Popularity level</text:span> Higher popularity gives more space for implementing new policies. We should expect that countries with high popularity levels and high levels of interaction with the international community should be more willing to implement the treaty. As asserted above, popularity may also be related to the incumbents' motivation, so overall we should expect to see a higher probability of implementation associated with it.</text:p>
        </text:list-item>
        <text:list-item>
          <text:p text:style-name="P18"><text:span text:style-name="T1">Shift in preferences</text:span> In <text:reference-mark-start text:name="ADDIN CSL_CITATION {&quot;mendeley&quot;: {&quot;formattedCitation&quot;: &quot;&lt;sup&gt;3&lt;/sup&gt;&quot;, &quot;plainTextFormattedCitation&quot;: &quot;3&quot;, &quot;previouslyFormattedCitation&quot;: &quot;&lt;sup&gt;3&lt;/sup&gt;&quot;}, &quot;citationItems&quot;: [{&quot;itemData&quot;: {&quot;DOI&quot;: &quot;10.1017/S0020818309090110&quot;, &quot;id&quot;: &quot;ITEM-1&quot;, &quot;ISSN&quot;: &quot;0020-8183&quot;, &quot;type&quot;: &quot;article-journal&quot;, &quot;issue&quot;: &quot;02&quot;, &quot;author&quot;: [{&quot;dropping-particle&quot;: &quot;&quot;, &quot;given&quot;: &quot;Joseph M.&quot;, &quot;family&quot;: &quot;Grieco&quot;, &quot;suffix&quot;: &quot;&quot;, &quot;parse-names&quot;: false, &quot;non-dropping-particle&quot;: &quot;&quot;}, {&quot;dropping-particle&quot;: &quot;&quot;, &quot;given&quot;: &quot;Christopher F.&quot;, &quot;family&quot;: &quot;Gelpi&quot;, &quot;suffix&quot;: &quot;&quot;, &quot;parse-names&quot;: false, &quot;non-dropping-particle&quot;: &quot;&quot;}, {&quot;dropping-particle&quot;: &quot;&quot;, &quot;given&quot;: &quot;T. Camber&quot;, &quot;family&quot;: &quot;Warren&quot;, &quot;suffix&quot;: &quot;&quot;, &quot;parse-names&quot;: false, &quot;non-dropping-particle&quot;: &quot;&quot;}], &quot;volume&quot;: &quot;63&quot;, &quot;page&quot;: &quot;341&quot;, &quot;abstract&quot;: &quot;In this article, we demonstrate that changes in the partisan orientation of a country\u2019s executive branch influence the likelihood that the government of that country complies with international legal commitments aimed at integration of capi- tal markets+ We argue that relative shifts in executive partisan orientation, whether toward the left or toward the right, represent important shifts in \u201cnational prefer- ences\u201d that have heretofore been absent from statistical models of treaty compliance+ Using a matching estimator combined with a genetic algorithm to maximize balance in our sample, we show that the causal impact of a state signing Article VIII of the IMF Articles of Agreement is conditioned by right-to-left shifts in partisan orienta- tion+ The evidence indicates that such preference changes reduce the constraining effects of Article VIII but also indicates that Article VIII continues to exercise signif- icant causal effects even in the face of relative shifts in executive partisan orientation.&quot;, &quot;issued&quot;: {&quot;date-parts&quot;: [[&quot;2009&quot;]]}, &quot;ISBN&quot;: &quot;0020-8183&quot;, &quot;title&quot;: &quot;When Preferences and Commitments Collide: The Effect of Relative Partisan Shifts on International Treaty Compliance&quot;, &quot;container-title&quot;: &quot;International Organization&quot;}, &quot;uris&quot;: [&quot;http://www.mendeley.com/documents/?uuid=99755347-9740-4ec9-b7d3-5b497e5927a7&quot;], &quot;id&quot;: &quot;ITEM-1&quot;}], &quot;schema&quot;: &quot;https://github.com/citation-style-language/schema/raw/master/csl-citation.json&quot;, &quot;properties&quot;: {&quot;noteIndex&quot;: 0}} RNDyqLL2zxFwP"/><text:span text:style-name="T33">3</text:span><text:reference-mark-end text:name="ADDIN CSL_CITATION {&quot;mendeley&quot;: {&quot;formattedCitation&quot;: &quot;&lt;sup&gt;3&lt;/sup&gt;&quot;, &quot;plainTextFormattedCitation&quot;: &quot;3&quot;, &quot;previouslyFormattedCitation&quot;: &quot;&lt;sup&gt;3&lt;/sup&gt;&quot;}, &quot;citationItems&quot;: [{&quot;itemData&quot;: {&quot;DOI&quot;: &quot;10.1017/S0020818309090110&quot;, &quot;id&quot;: &quot;ITEM-1&quot;, &quot;ISSN&quot;: &quot;0020-8183&quot;, &quot;type&quot;: &quot;article-journal&quot;, &quot;issue&quot;: &quot;02&quot;, &quot;author&quot;: [{&quot;dropping-particle&quot;: &quot;&quot;, &quot;given&quot;: &quot;Joseph M.&quot;, &quot;family&quot;: &quot;Grieco&quot;, &quot;suffix&quot;: &quot;&quot;, &quot;parse-names&quot;: false, &quot;non-dropping-particle&quot;: &quot;&quot;}, {&quot;dropping-particle&quot;: &quot;&quot;, &quot;given&quot;: &quot;Christopher F.&quot;, &quot;family&quot;: &quot;Gelpi&quot;, &quot;suffix&quot;: &quot;&quot;, &quot;parse-names&quot;: false, &quot;non-dropping-particle&quot;: &quot;&quot;}, {&quot;dropping-particle&quot;: &quot;&quot;, &quot;given&quot;: &quot;T. Camber&quot;, &quot;family&quot;: &quot;Warren&quot;, &quot;suffix&quot;: &quot;&quot;, &quot;parse-names&quot;: false, &quot;non-dropping-particle&quot;: &quot;&quot;}], &quot;volume&quot;: &quot;63&quot;, &quot;page&quot;: &quot;341&quot;, &quot;abstract&quot;: &quot;In this article, we demonstrate that changes in the partisan orientation of a country\u2019s executive branch influence the likelihood that the government of that country complies with international legal commitments aimed at integration of capi- tal markets+ We argue that relative shifts in executive partisan orientation, whether toward the left or toward the right, represent important shifts in \u201cnational prefer- ences\u201d that have heretofore been absent from statistical models of treaty compliance+ Using a matching estimator combined with a genetic algorithm to maximize balance in our sample, we show that the causal impact of a state signing Article VIII of the IMF Articles of Agreement is conditioned by right-to-left shifts in partisan orienta- tion+ The evidence indicates that such preference changes reduce the constraining effects of Article VIII but also indicates that Article VIII continues to exercise signif- icant causal effects even in the face of relative shifts in executive partisan orientation.&quot;, &quot;issued&quot;: {&quot;date-parts&quot;: [[&quot;2009&quot;]]}, &quot;ISBN&quot;: &quot;0020-8183&quot;, &quot;title&quot;: &quot;When Preferences and Commitments Collide: The Effect of Relative Partisan Shifts on International Treaty Compliance&quot;, &quot;container-title&quot;: &quot;International Organization&quot;}, &quot;uris&quot;: [&quot;http://www.mendeley.com/documents/?uuid=99755347-9740-4ec9-b7d3-5b497e5927a7&quot;], &quot;id&quot;: &quot;ITEM-1&quot;}], &quot;schema&quot;: &quot;https://github.com/citation-style-language/schema/raw/master/csl-citation.json&quot;, &quot;properties&quot;: {&quot;noteIndex&quot;: 0}} RNDyqLL2zxFwP"/>⁠ is shown that, under the context of Article VIII of the International Monetary Fund (IMF) Articles of Agreement, shifts in the partisan orientation--understood as national preferences--of a country due to change in office has implications on treaty compliance. They use the World Bank's Database of Political Institutions (DPI) and mark the shifts in partisanship as 0 or 1, avoiding using ordinal categories proposed by the indicator, so it can be compared across countries.</text:p>
        </text:list-item>
        <text:list-item>
          <text:p text:style-name="P18"><text:span text:style-name="T1">Cultural Beliefs</text:span> As in <text:reference-mark-start text:name="ADDIN CSL_CITATION {&quot;mendeley&quot;: {&quot;formattedCitation&quot;: &quot;&lt;sup&gt;4&lt;/sup&gt;&quot;, &quot;plainTextFormattedCitation&quot;: &quot;4&quot;, &quot;previouslyFormattedCitation&quot;: &quot;&lt;sup&gt;4&lt;/sup&gt;&quot;}, &quot;citationItems&quot;: [{&quot;itemData&quot;: {&quot;issue&quot;: &quot;2&quot;, &quot;author&quot;: [{&quot;dropping-particle&quot;: &quot;&quot;, &quot;given&quot;: &quot;Paola&quot;, &quot;family&quot;: &quot;Sapienza&quot;, &quot;suffix&quot;: &quot;&quot;, &quot;parse-names&quot;: false, &quot;non-dropping-particle&quot;: &quot;&quot;}, {&quot;dropping-particle&quot;: &quot;&quot;, &quot;given&quot;: &quot;Luigi&quot;, &quot;family&quot;: &quot;Zingales&quot;, &quot;suffix&quot;: &quot;&quot;, &quot;parse-names&quot;: false, &quot;non-dropping-particle&quot;: &quot;&quot;}, {&quot;dropping-particle&quot;: &quot;&quot;, &quot;given&quot;: &quot;Luigi&quot;, &quot;family&quot;: &quot;Guiso&quot;, &quot;suffix&quot;: &quot;&quot;, &quot;parse-names&quot;: false, &quot;non-dropping-particle&quot;: &quot;&quot;}], &quot;volume&quot;: &quot;20&quot;, &quot;id&quot;: &quot;ITEM-1&quot;, &quot;page&quot;: &quot;23-48&quot;, &quot;issued&quot;: {&quot;date-parts&quot;: [[&quot;2006&quot;]]}, &quot;title&quot;: &quot;Does culture affect economic outcomes?&quot;, &quot;type&quot;: &quot;article-journal&quot;}, &quot;uris&quot;: [&quot;http://www.mendeley.com/documents/?uuid=ac4b149a-6fa8-4a65-9836-b4326e8c4986&quot;], &quot;id&quot;: &quot;ITEM-1&quot;}], &quot;schema&quot;: &quot;https://github.com/citation-style-language/schema/raw/master/csl-citation.json&quot;, &quot;properties&quot;: {&quot;noteIndex&quot;: 0}} RND7ZNZupIVY6"/><text:span text:style-name="T33">4</text:span><text:reference-mark-end text:name="ADDIN CSL_CITATION {&quot;mendeley&quot;: {&quot;formattedCitation&quot;: &quot;&lt;sup&gt;4&lt;/sup&gt;&quot;, &quot;plainTextFormattedCitation&quot;: &quot;4&quot;, &quot;previouslyFormattedCitation&quot;: &quot;&lt;sup&gt;4&lt;/sup&gt;&quot;}, &quot;citationItems&quot;: [{&quot;itemData&quot;: {&quot;issue&quot;: &quot;2&quot;, &quot;author&quot;: [{&quot;dropping-particle&quot;: &quot;&quot;, &quot;given&quot;: &quot;Paola&quot;, &quot;family&quot;: &quot;Sapienza&quot;, &quot;suffix&quot;: &quot;&quot;, &quot;parse-names&quot;: false, &quot;non-dropping-particle&quot;: &quot;&quot;}, {&quot;dropping-particle&quot;: &quot;&quot;, &quot;given&quot;: &quot;Luigi&quot;, &quot;family&quot;: &quot;Zingales&quot;, &quot;suffix&quot;: &quot;&quot;, &quot;parse-names&quot;: false, &quot;non-dropping-particle&quot;: &quot;&quot;}, {&quot;dropping-particle&quot;: &quot;&quot;, &quot;given&quot;: &quot;Luigi&quot;, &quot;family&quot;: &quot;Guiso&quot;, &quot;suffix&quot;: &quot;&quot;, &quot;parse-names&quot;: false, &quot;non-dropping-particle&quot;: &quot;&quot;}], &quot;volume&quot;: &quot;20&quot;, &quot;id&quot;: &quot;ITEM-1&quot;, &quot;page&quot;: &quot;23-48&quot;, &quot;issued&quot;: {&quot;date-parts&quot;: [[&quot;2006&quot;]]}, &quot;title&quot;: &quot;Does culture affect economic outcomes?&quot;, &quot;type&quot;: &quot;article-journal&quot;}, &quot;uris&quot;: [&quot;http://www.mendeley.com/documents/?uuid=ac4b149a-6fa8-4a65-9836-b4326e8c4986&quot;], &quot;id&quot;: &quot;ITEM-1&quot;}], &quot;schema&quot;: &quot;https://github.com/citation-style-language/schema/raw/master/csl-citation.json&quot;, &quot;properties&quot;: {&quot;noteIndex&quot;: 0}} RND7ZNZupIVY6"/>⁠ review, they argue that cultural beliefs affect economic and political outcomes. As the authors did, we can use the World Values Survey<text:note text:id="ftn2" text:note-class="footnote"><text:note-citation>2</text:note-citation><text:note-body><text:p text:style-name="P14">http://www.worldvaluessurvey.org/wvs.jsp citation: WVS\_Longitudinal\_1981-2014\_rdata\_v\_2015\_04\_18. See table 3 in p. 43 where they provide evidence for the link between policy and cultural beliefs.</text:p></text:note-body></text:note> to control for such issues.<text:note text:id="ftn3" text:note-class="footnote"><text:note-citation>3</text:note-citation><text:note-body><text:p text:style-name="P14">It is important to point out that using religion and ethnicity as instruments is not necesary in this context as, as a difference from the aformentioned paper there is no reason to believe that the implementation of the FCTC has any repercusion over culture, at least in the short term.</text:p></text:note-body></text:note> to account for cultural effects over the decision making process.</text:p>
        </text:list-item>
        <text:list-item>
          <text:p text:style-name="P18"><text:span text:style-name="T1">Indistry influence</text:span> Industry's level of presence in a country certainly affects the decision making process. Higher levels of investment may lead to higher levels of lobbying and, in some cases, higher numbers of national jobs depending on them. Closing factories has never been a popular policy, hence we expect to see negative effects from this variable. This can be measured using two sources: (1) Invest<text:span text:style-name="T29">m</text:span>ent as proportion of the GDP and (2) Number of Jobs as a proportion of the working population.</text:p>
        </text:list-item>
        <text:list-item>
          <text:p text:style-name="P18"><text:span text:style-name="T1">Public health</text:span> As a proportion of deaths related to tobacco consumption, we should expect that higher levels of mortality lead to a higher probability of adoption/implementation of anti-tobacco policies. For this we use the Tobacco Atlas data from 2010 ().</text:p>
        </text:list-item>
        <text:list-item>
          <text:p text:style-name="P19"><text:soft-page-break/><text:span text:style-name="T1">Civil Society</text:span> Overall, if not funded by the industry, lobbying <text:span text:style-name="T29">efforts</text:span> from the civil society can have an important effect too. In particular, we use data from the <text:span text:style-name="T2">Bloomberg Initiative To Reduce Tobacco Use</text:span> to control for this. We should expect higher levels of investments to be correlated with higher probability of implementing the policies <text:span text:style-name="T16">(http://www.tobaccoatlas.org/topic/cigarette-use-globally/)</text:span>.</text:p>
        </text:list-item>
      </text:list>
      <text:h text:style-name="Heading_20_2" text:outline-level="2"><text:bookmark text:name="international-factors-networks"/>International factors: networks</text:h>
      <text:p text:style-name="First_20_Paragraph">In general we observe three different classes of international networks: cooperation, trading and assistance networks. While all three may have an effect on the implementation level of the FCTC, some may be more directly related than others. Since FCTC has direct relation with trading treaties, we use the trading network as the main network in our model, a brief description of the three networks follows:</text:p>
      <text:list xml:id="list1175517251644525735" text:style-name="WWNum1002">
        <text:list-item>
          <text:p text:style-name="P33"><text:span text:style-name="T1">Trading</text:span> with direct implications over prices and economic regulation, the trading network used here is a direct weighted graph built from the data collected by MIT's Observatory of Economic Complexity.<text:note text:id="ftn4" text:note-class="footnote"><text:note-citation>4</text:note-citation><text:note-body><text:p text:style-name="P15">http://atlas.media.mit.edu/en/</text:p></text:note-body></text:note></text:p>
        </text:list-item>
      </text:list>
      <text:list xml:id="list1510811565950959429" text:style-name="WWNum1003">
        <text:list-item>
          <text:p text:style-name="P20"><text:span text:style-name="T1">Cooperation</text:span> Neighboring countries are likely to share issues on, for example, their bor<text:span text:style-name="T31">d</text:span>ers, more concretely, tobacco smuggling can be one of these issues <text:reference-mark-start text:name="ADDIN CSL_CITATION {&quot;mendeley&quot;: {&quot;formattedCitation&quot;: &quot;&lt;sup&gt;5\u20138&lt;/sup&gt;&quot;, &quot;plainTextFormattedCitation&quot;: &quot;5\u20138&quot;, &quot;previouslyFormattedCitation&quot;: &quot;&lt;sup&gt;5\u20138&lt;/sup&gt;&quot;}, &quot;citationItems&quot;: [{&quot;itemData&quot;: {&quot;DOI&quot;: &quot;10.1002/(SICI)1099-1050(200003)9:2&lt;159::AID-HEC499&gt;3.0.CO;2-T&quot;, &quot;id&quot;: &quot;ITEM-1&quot;, &quot;ISSN&quot;: &quot;10579230&quot;, &quot;type&quot;: &quot;article-journal&quot;, &quot;issue&quot;: &quot;2&quot;, &quot;author&quot;: [{&quot;dropping-particle&quot;: &quot;&quot;, &quot;given&quot;: &quot;Ayda A.&quot;, &quot;family&quot;: &quot;Yurekli&quot;, &quot;suffix&quot;: &quot;&quot;, &quot;parse-names&quot;: false, &quot;non-dropping-particle&quot;: &quot;&quot;}, {&quot;dropping-particle&quot;: &quot;&quot;, &quot;given&quot;: &quot;Ping&quot;, &quot;family&quot;: &quot;Zhang&quot;, &quot;suffix&quot;: &quot;&quot;, &quot;parse-names&quot;: false, &quot;non-dropping-particle&quot;: &quot;&quot;}], &quot;volume&quot;: &quot;9&quot;, &quot;page&quot;: &quot;159-170&quot;, &quot;abstract&quot;: &quot;This study examines the impact of clean indoor-air laws and smuggling activities on states' per capita cigarette consumption and revenues by using a static demand model. The analysis was based on data for 50 states and the District of Columbia (DC) of the United Sates over the period 1970-1995. The estimated price elasticities of demand for cigarettes ranged from -0.48 to -0.62, indicating that a 10% increase in price would reduce consumption per capita by 4.8% to 6.2%. Anti-smoking laws had a significant negative impact on per capita consumption. In 1995, consumption was reduced by 4.7 packs per capita among states with anti-smoking laws, or 1.1 billion fewer packs of cigarettes consumed. Both short-distance smuggling between neighbouring states and long-distance smuggling from Kentucky, North Carolina and Virginia existed and were significant. Smuggling activities from military bases and Indian reservations, however, were not significant. On average, 6% of states' tax revenues were lost due to smuggling activities in 1995. Results also showed that short-distance smuggling was less important than long-distance smuggling as a source of the revenue loss.&quot;, &quot;issued&quot;: {&quot;date-parts&quot;: [[&quot;2000&quot;]]}, &quot;ISBN&quot;: &quot;1057-9230&quot;, &quot;title&quot;: &quot;The impact of clean indoor-air laws and cigarette smuggling on demand for cigarettes: An empirical model&quot;, &quot;container-title&quot;: &quot;Health Economics&quot;, &quot;PMID&quot;: &quot;10721017&quot;}, &quot;uris&quot;: [&quot;http://www.mendeley.com/documents/?uuid=3e5ef273-b280-465f-8ebd-19dfd0434801&quot;], &quot;id&quot;: &quot;ITEM-1&quot;}, {&quot;itemData&quot;: {&quot;DOI&quot;: &quot;10.1136/tc.7.1.66&quot;, &quot;id&quot;: &quot;ITEM-2&quot;, &quot;ISSN&quot;: &quot;0964-4563&quot;, &quot;type&quot;: &quot;article-journal&quot;, &quot;issue&quot;: &quot;1&quot;, &quot;author&quot;: [{&quot;dropping-particle&quot;: &quot;&quot;, &quot;given&quot;: &quot;L&quot;, &quot;family&quot;: &quot;Joossens&quot;, &quot;suffix&quot;: &quot;&quot;, &quot;parse-names&quot;: false, &quot;non-dropping-particle&quot;: &quot;&quot;}, {&quot;dropping-particle&quot;: &quot;&quot;, &quot;given&quot;: &quot;M&quot;, &quot;family&quot;: &quot;Raw&quot;, &quot;suffix&quot;: &quot;&quot;, &quot;parse-names&quot;: false, &quot;non-dropping-particle&quot;: &quot;&quot;}], &quot;volume&quot;: &quot;7&quot;, &quot;page&quot;: &quot;66-71&quot;, &quot;abstract&quot;: &quot;Cigarette smuggling, now on the increase, is so widespread and well organised that it poses a serious threat to public health. This threat comes from two principal directions. First, smuggling makes cigarettes available cheaply, thereby increasing consumption. A third of annual global exports go to the contraband market, representing an enormous impact on consumption, and thus causing an increase in the burden of disease, especially in poorer countries. It is also costing government treasuries thousands of millions of dollars in lost tax revenue. Second, the tobacco industry uses smuggling politically, lobbying governments to lower tax, arguing that smuggling is caused by price differences. This paper shows that the claimed correlation between high prices and high levels of smuggling does not exist in western Europe. In fact, countries such as Norway and Sweden, with expensive cigarettes, do not have a large smuggling problem, whereas countries in the south of Europe do. Cigarette smuggling is not caused principally by \&quot;market forces\&quot;. It is mainly caused by fraud, by the illegal evasion of import duty. The cigarettes involved are not the cheap brands from southern European countries, for which there is no international market. It is the well-known international brands such as Marlboro and Winston. We propose much tighter regulation of cigarette trade, including an international transport convention, and a total ban on transit trade-sale by the manufacturers to dealers, who sell on to smugglers.&quot;, &quot;issued&quot;: {&quot;date-parts&quot;: [[&quot;1998&quot;]]}, &quot;ISBN&quot;: &quot;0964-4563&quot;, &quot;title&quot;: &quot;Cigarette smuggling in Europe: who really benefits?&quot;, &quot;container-title&quot;: &quot;Tobacco control&quot;, &quot;PMID&quot;: &quot;9706757&quot;}, &quot;uris&quot;: [&quot;http://www.mendeley.com/documents/?uuid=d91fc7ea-dd2f-4f1c-b7af-442e64c3cff8&quot;], &quot;id&quot;: &quot;ITEM-2&quot;}, {&quot;itemData&quot;: {&quot;DOI&quot;: &quot;10.1136/tobaccocontrol-2013-051099&quot;, &quot;id&quot;: &quot;ITEM-3&quot;, &quot;ISSN&quot;: &quot;1468-3318 (Electronic)&quot;, &quot;type&quot;: &quot;article-journal&quot;, &quot;issue&quot;: &quot;e1&quot;, &quot;author&quot;: [{&quot;dropping-particle&quot;: &quot;&quot;, &quot;given&quot;: &quot;Michal&quot;, &quot;family&quot;: &quot;Stoklosa&quot;, &quot;suffix&quot;: &quot;&quot;, &quot;parse-names&quot;: false, &quot;non-dropping-particle&quot;: &quot;&quot;}, {&quot;dropping-particle&quot;: &quot;&quot;, &quot;given&quot;: &quot;Hana&quot;, &quot;family&quot;: &quot;Ross&quot;, &quot;suffix&quot;: &quot;&quot;, &quot;parse-names&quot;: false, &quot;non-dropping-particle&quot;: &quot;&quot;}], &quot;volume&quot;: &quot;23&quot;, &quot;page&quot;: &quot;e30-4&quot;, &quot;abstract&quot;: &quot;OBJECTIVE: To compare two different methods for estimating the size of the illicit cigarette market with each other and to contrast the estimates obtained by these two methods with the results of an industry-commissioned study. METHODS: We used two observational methods: collection of data from packs in smokers' personal possession, and collection of data from packs discarded on streets. The data were obtained in Warsaw, Poland in September 2011 and October 2011. We used tests of independence to compare the results based on the two methods, and to contrast those with the estimate from the industry-commissioned discarded pack collection conducted in September 2011. RESULTS: We found that the proportions of cigarette packs classified as not intended for the Polish market estimated by our two methods were not statistically different. These estimates were 14.6% (95% CI 10.8% to 19.4%) using the survey data (N=400) and 15.6% (95% CI 13.2% to 18.4%) using the discarded pack data (N=754). The industry estimate (22.9%) was higher by nearly a half compared with our estimates, and this difference is statistically significant. CONCLUSIONS: Our findings are consistent with previous evidence of the tobacco industry exaggerating the scope of illicit trade and with the general pattern of the industry manipulating evidence to mislead the debate on tobacco control policy in many countries. Collaboration between governments and the tobacco industry to estimate tobacco tax avoidance and evasion is likely to produce upward-biased estimates of illicit cigarette trade. If governments are presented with industry estimates, they should strictly require a disclosure of all methodological details and data used in generating these estimates, and should seek advice from independent experts.&quot;, &quot;issued&quot;: {&quot;date-parts&quot;: [[&quot;2014&quot;]]}, &quot;title&quot;: &quot;Contrasting academic and tobacco industry estimates of illicit cigarette trade: evidence from Warsaw, Poland.&quot;, &quot;container-title&quot;: &quot;Tobacco control&quot;, &quot;PMID&quot;: &quot;23945214&quot;}, &quot;uris&quot;: [&quot;http://www.mendeley.com/documents/?uuid=2170df0a-1cd3-46d2-82b9-3dd8c1580654&quot;], &quot;id&quot;: &quot;ITEM-3&quot;}, {&quot;itemData&quot;: {&quot;DOI&quot;: &quot;10.1111/j.1360-0443.2010.03018.x&quot;, &quot;id&quot;: &quot;ITEM-4&quot;, &quot;ISSN&quot;: &quot;09652140&quot;, &quot;type&quot;: &quot;article-journal&quot;, &quot;issue&quot;: &quot;9&quot;, &quot;author&quot;: [{&quot;dropping-particle&quot;: &quot;&quot;, &quot;given&quot;: &quot;Luk&quot;, &quot;family&quot;: &quot;Joossens&quot;, &quot;suffix&quot;: &quot;&quot;, &quot;parse-names&quot;: false, &quot;non-dropping-particle&quot;: &quot;&quot;}, {&quot;dropping-particle&quot;: &quot;&quot;, &quot;given&quot;: &quot;David&quot;, &quot;family&quot;: &quot;Merriman&quot;, &quot;suffix&quot;: &quot;&quot;, &quot;parse-names&quot;: false, &quot;non-dropping-particle&quot;: &quot;&quot;}, {&quot;dropping-particle&quot;: &quot;&quot;, &quot;given&quot;: &quot;Hana&quot;, &quot;family&quot;: &quot;Ross&quot;, &quot;suffix&quot;: &quot;&quot;, &quot;parse-names&quot;: false, &quot;non-dropping-particle&quot;: &quot;&quot;}, {&quot;dropping-particle&quot;: &quot;&quot;, &quot;given&quot;: &quot;Martin&quot;, &quot;family&quot;: &quot;Raw&quot;, &quot;suffix&quot;: &quot;&quot;, &quot;parse-names&quot;: false, &quot;non-dropping-particle&quot;: &quot;&quot;}], &quot;volume&quot;: &quot;105&quot;, &quot;page&quot;: &quot;1640-1649&quot;, &quot;abstract&quot;: &quot;The purpose of this study was to update global estimates of the illicit cigarette trade, based on recent data, and estimate how many lives could be saved by eliminating it and how much revenue governments would gain.&quot;, &quot;issued&quot;: {&quot;date-parts&quot;: [[&quot;2010&quot;]]}, &quot;ISBN&quot;: &quot;978-2-914365-61-1&quot;, &quot;title&quot;: &quot;The impact of eliminating the global illicit cigarette trade on health and revenue&quot;, &quot;container-title&quot;: &quot;Addiction&quot;, &quot;PMID&quot;: &quot;20626371&quot;}, &quot;uris&quot;: [&quot;http://www.mendeley.com/documents/?uuid=529bf7cd-9743-46e9-aa10-44940b8df023&quot;], &quot;id&quot;: &quot;ITEM-4&quot;}], &quot;schema&quot;: &quot;https://github.com/citation-style-language/schema/raw/master/csl-citation.json&quot;, &quot;properties&quot;: {&quot;noteIndex&quot;: 0}} RND5gFXmixkoJ"/><text:span text:style-name="T33">5–8</text:span><text:reference-mark-end text:name="ADDIN CSL_CITATION {&quot;mendeley&quot;: {&quot;formattedCitation&quot;: &quot;&lt;sup&gt;5\u20138&lt;/sup&gt;&quot;, &quot;plainTextFormattedCitation&quot;: &quot;5\u20138&quot;, &quot;previouslyFormattedCitation&quot;: &quot;&lt;sup&gt;5\u20138&lt;/sup&gt;&quot;}, &quot;citationItems&quot;: [{&quot;itemData&quot;: {&quot;DOI&quot;: &quot;10.1002/(SICI)1099-1050(200003)9:2&lt;159::AID-HEC499&gt;3.0.CO;2-T&quot;, &quot;id&quot;: &quot;ITEM-1&quot;, &quot;ISSN&quot;: &quot;10579230&quot;, &quot;type&quot;: &quot;article-journal&quot;, &quot;issue&quot;: &quot;2&quot;, &quot;author&quot;: [{&quot;dropping-particle&quot;: &quot;&quot;, &quot;given&quot;: &quot;Ayda A.&quot;, &quot;family&quot;: &quot;Yurekli&quot;, &quot;suffix&quot;: &quot;&quot;, &quot;parse-names&quot;: false, &quot;non-dropping-particle&quot;: &quot;&quot;}, {&quot;dropping-particle&quot;: &quot;&quot;, &quot;given&quot;: &quot;Ping&quot;, &quot;family&quot;: &quot;Zhang&quot;, &quot;suffix&quot;: &quot;&quot;, &quot;parse-names&quot;: false, &quot;non-dropping-particle&quot;: &quot;&quot;}], &quot;volume&quot;: &quot;9&quot;, &quot;page&quot;: &quot;159-170&quot;, &quot;abstract&quot;: &quot;This study examines the impact of clean indoor-air laws and smuggling activities on states' per capita cigarette consumption and revenues by using a static demand model. The analysis was based on data for 50 states and the District of Columbia (DC) of the United Sates over the period 1970-1995. The estimated price elasticities of demand for cigarettes ranged from -0.48 to -0.62, indicating that a 10% increase in price would reduce consumption per capita by 4.8% to 6.2%. Anti-smoking laws had a significant negative impact on per capita consumption. In 1995, consumption was reduced by 4.7 packs per capita among states with anti-smoking laws, or 1.1 billion fewer packs of cigarettes consumed. Both short-distance smuggling between neighbouring states and long-distance smuggling from Kentucky, North Carolina and Virginia existed and were significant. Smuggling activities from military bases and Indian reservations, however, were not significant. On average, 6% of states' tax revenues were lost due to smuggling activities in 1995. Results also showed that short-distance smuggling was less important than long-distance smuggling as a source of the revenue loss.&quot;, &quot;issued&quot;: {&quot;date-parts&quot;: [[&quot;2000&quot;]]}, &quot;ISBN&quot;: &quot;1057-9230&quot;, &quot;title&quot;: &quot;The impact of clean indoor-air laws and cigarette smuggling on demand for cigarettes: An empirical model&quot;, &quot;container-title&quot;: &quot;Health Economics&quot;, &quot;PMID&quot;: &quot;10721017&quot;}, &quot;uris&quot;: [&quot;http://www.mendeley.com/documents/?uuid=3e5ef273-b280-465f-8ebd-19dfd0434801&quot;], &quot;id&quot;: &quot;ITEM-1&quot;}, {&quot;itemData&quot;: {&quot;DOI&quot;: &quot;10.1136/tc.7.1.66&quot;, &quot;id&quot;: &quot;ITEM-2&quot;, &quot;ISSN&quot;: &quot;0964-4563&quot;, &quot;type&quot;: &quot;article-journal&quot;, &quot;issue&quot;: &quot;1&quot;, &quot;author&quot;: [{&quot;dropping-particle&quot;: &quot;&quot;, &quot;given&quot;: &quot;L&quot;, &quot;family&quot;: &quot;Joossens&quot;, &quot;suffix&quot;: &quot;&quot;, &quot;parse-names&quot;: false, &quot;non-dropping-particle&quot;: &quot;&quot;}, {&quot;dropping-particle&quot;: &quot;&quot;, &quot;given&quot;: &quot;M&quot;, &quot;family&quot;: &quot;Raw&quot;, &quot;suffix&quot;: &quot;&quot;, &quot;parse-names&quot;: false, &quot;non-dropping-particle&quot;: &quot;&quot;}], &quot;volume&quot;: &quot;7&quot;, &quot;page&quot;: &quot;66-71&quot;, &quot;abstract&quot;: &quot;Cigarette smuggling, now on the increase, is so widespread and well organised that it poses a serious threat to public health. This threat comes from two principal directions. First, smuggling makes cigarettes available cheaply, thereby increasing consumption. A third of annual global exports go to the contraband market, representing an enormous impact on consumption, and thus causing an increase in the burden of disease, especially in poorer countries. It is also costing government treasuries thousands of millions of dollars in lost tax revenue. Second, the tobacco industry uses smuggling politically, lobbying governments to lower tax, arguing that smuggling is caused by price differences. This paper shows that the claimed correlation between high prices and high levels of smuggling does not exist in western Europe. In fact, countries such as Norway and Sweden, with expensive cigarettes, do not have a large smuggling problem, whereas countries in the south of Europe do. Cigarette smuggling is not caused principally by \&quot;market forces\&quot;. It is mainly caused by fraud, by the illegal evasion of import duty. The cigarettes involved are not the cheap brands from southern European countries, for which there is no international market. It is the well-known international brands such as Marlboro and Winston. We propose much tighter regulation of cigarette trade, including an international transport convention, and a total ban on transit trade-sale by the manufacturers to dealers, who sell on to smugglers.&quot;, &quot;issued&quot;: {&quot;date-parts&quot;: [[&quot;1998&quot;]]}, &quot;ISBN&quot;: &quot;0964-4563&quot;, &quot;title&quot;: &quot;Cigarette smuggling in Europe: who really benefits?&quot;, &quot;container-title&quot;: &quot;Tobacco control&quot;, &quot;PMID&quot;: &quot;9706757&quot;}, &quot;uris&quot;: [&quot;http://www.mendeley.com/documents/?uuid=d91fc7ea-dd2f-4f1c-b7af-442e64c3cff8&quot;], &quot;id&quot;: &quot;ITEM-2&quot;}, {&quot;itemData&quot;: {&quot;DOI&quot;: &quot;10.1136/tobaccocontrol-2013-051099&quot;, &quot;id&quot;: &quot;ITEM-3&quot;, &quot;ISSN&quot;: &quot;1468-3318 (Electronic)&quot;, &quot;type&quot;: &quot;article-journal&quot;, &quot;issue&quot;: &quot;e1&quot;, &quot;author&quot;: [{&quot;dropping-particle&quot;: &quot;&quot;, &quot;given&quot;: &quot;Michal&quot;, &quot;family&quot;: &quot;Stoklosa&quot;, &quot;suffix&quot;: &quot;&quot;, &quot;parse-names&quot;: false, &quot;non-dropping-particle&quot;: &quot;&quot;}, {&quot;dropping-particle&quot;: &quot;&quot;, &quot;given&quot;: &quot;Hana&quot;, &quot;family&quot;: &quot;Ross&quot;, &quot;suffix&quot;: &quot;&quot;, &quot;parse-names&quot;: false, &quot;non-dropping-particle&quot;: &quot;&quot;}], &quot;volume&quot;: &quot;23&quot;, &quot;page&quot;: &quot;e30-4&quot;, &quot;abstract&quot;: &quot;OBJECTIVE: To compare two different methods for estimating the size of the illicit cigarette market with each other and to contrast the estimates obtained by these two methods with the results of an industry-commissioned study. METHODS: We used two observational methods: collection of data from packs in smokers' personal possession, and collection of data from packs discarded on streets. The data were obtained in Warsaw, Poland in September 2011 and October 2011. We used tests of independence to compare the results based on the two methods, and to contrast those with the estimate from the industry-commissioned discarded pack collection conducted in September 2011. RESULTS: We found that the proportions of cigarette packs classified as not intended for the Polish market estimated by our two methods were not statistically different. These estimates were 14.6% (95% CI 10.8% to 19.4%) using the survey data (N=400) and 15.6% (95% CI 13.2% to 18.4%) using the discarded pack data (N=754). The industry estimate (22.9%) was higher by nearly a half compared with our estimates, and this difference is statistically significant. CONCLUSIONS: Our findings are consistent with previous evidence of the tobacco industry exaggerating the scope of illicit trade and with the general pattern of the industry manipulating evidence to mislead the debate on tobacco control policy in many countries. Collaboration between governments and the tobacco industry to estimate tobacco tax avoidance and evasion is likely to produce upward-biased estimates of illicit cigarette trade. If governments are presented with industry estimates, they should strictly require a disclosure of all methodological details and data used in generating these estimates, and should seek advice from independent experts.&quot;, &quot;issued&quot;: {&quot;date-parts&quot;: [[&quot;2014&quot;]]}, &quot;title&quot;: &quot;Contrasting academic and tobacco industry estimates of illicit cigarette trade: evidence from Warsaw, Poland.&quot;, &quot;container-title&quot;: &quot;Tobacco control&quot;, &quot;PMID&quot;: &quot;23945214&quot;}, &quot;uris&quot;: [&quot;http://www.mendeley.com/documents/?uuid=2170df0a-1cd3-46d2-82b9-3dd8c1580654&quot;], &quot;id&quot;: &quot;ITEM-3&quot;}, {&quot;itemData&quot;: {&quot;DOI&quot;: &quot;10.1111/j.1360-0443.2010.03018.x&quot;, &quot;id&quot;: &quot;ITEM-4&quot;, &quot;ISSN&quot;: &quot;09652140&quot;, &quot;type&quot;: &quot;article-journal&quot;, &quot;issue&quot;: &quot;9&quot;, &quot;author&quot;: [{&quot;dropping-particle&quot;: &quot;&quot;, &quot;given&quot;: &quot;Luk&quot;, &quot;family&quot;: &quot;Joossens&quot;, &quot;suffix&quot;: &quot;&quot;, &quot;parse-names&quot;: false, &quot;non-dropping-particle&quot;: &quot;&quot;}, {&quot;dropping-particle&quot;: &quot;&quot;, &quot;given&quot;: &quot;David&quot;, &quot;family&quot;: &quot;Merriman&quot;, &quot;suffix&quot;: &quot;&quot;, &quot;parse-names&quot;: false, &quot;non-dropping-particle&quot;: &quot;&quot;}, {&quot;dropping-particle&quot;: &quot;&quot;, &quot;given&quot;: &quot;Hana&quot;, &quot;family&quot;: &quot;Ross&quot;, &quot;suffix&quot;: &quot;&quot;, &quot;parse-names&quot;: false, &quot;non-dropping-particle&quot;: &quot;&quot;}, {&quot;dropping-particle&quot;: &quot;&quot;, &quot;given&quot;: &quot;Martin&quot;, &quot;family&quot;: &quot;Raw&quot;, &quot;suffix&quot;: &quot;&quot;, &quot;parse-names&quot;: false, &quot;non-dropping-particle&quot;: &quot;&quot;}], &quot;volume&quot;: &quot;105&quot;, &quot;page&quot;: &quot;1640-1649&quot;, &quot;abstract&quot;: &quot;The purpose of this study was to update global estimates of the illicit cigarette trade, based on recent data, and estimate how many lives could be saved by eliminating it and how much revenue governments would gain.&quot;, &quot;issued&quot;: {&quot;date-parts&quot;: [[&quot;2010&quot;]]}, &quot;ISBN&quot;: &quot;978-2-914365-61-1&quot;, &quot;title&quot;: &quot;The impact of eliminating the global illicit cigarette trade on health and revenue&quot;, &quot;container-title&quot;: &quot;Addiction&quot;, &quot;PMID&quot;: &quot;20626371&quot;}, &quot;uris&quot;: [&quot;http://www.mendeley.com/documents/?uuid=529bf7cd-9743-46e9-aa10-44940b8df023&quot;], &quot;id&quot;: &quot;ITEM-4&quot;}], &quot;schema&quot;: &quot;https://github.com/citation-style-language/schema/raw/master/csl-citation.json&quot;, &quot;properties&quot;: {&quot;noteIndex&quot;: 0}} RND5gFXmixkoJ"/>⁠.</text:p>
        </text:list-item>
        <text:list-item>
          <text:p text:style-name="P20"><text:span text:style-name="T1">International assistance</text:span> <text:reference-mark-start text:name="ADDIN CSL_CITATION {&quot;mendeley&quot;: {&quot;formattedCitation&quot;: &quot;&lt;sup&gt;9&lt;/sup&gt;&quot;, &quot;plainTextFormattedCitation&quot;: &quot;9&quot;, &quot;previouslyFormattedCitation&quot;: &quot;&lt;sup&gt;9&lt;/sup&gt;&quot;}, &quot;citationItems&quot;: [{&quot;itemData&quot;: {&quot;issue&quot;: &quot;4&quot;, &quot;author&quot;: [{&quot;dropping-particle&quot;: &quot;&quot;, &quot;given&quot;: &quot;Beth&quot;, &quot;family&quot;: &quot;Simmons&quot;, &quot;suffix&quot;: &quot;&quot;, &quot;parse-names&quot;: false, &quot;non-dropping-particle&quot;: &quot;&quot;}], &quot;volume&quot;: &quot;94&quot;, &quot;id&quot;: &quot;ITEM-1&quot;, &quot;issued&quot;: {&quot;date-parts&quot;: [[&quot;2000&quot;]]}, &quot;page&quot;: &quot;819-835&quot;, &quot;title&quot;: &quot;International Law and State Behavior: Commitment and Compliance in International Monetary Affairs Author ( s ): Beth A . Simmons Source : The American Political Science Review , Vol . 94 , No . 4 ( Dec ., 2000 ), pp . 819-835 Published by : American Polit&quot;, &quot;type&quot;: &quot;article-journal&quot;, &quot;container-title&quot;: &quot;American Political Science Review&quot;}, &quot;uris&quot;: [&quot;http://www.mendeley.com/documents/?uuid=3f61541d-424e-46b8-ac41-c42bc875f622&quot;], &quot;id&quot;: &quot;ITEM-1&quot;}], &quot;schema&quot;: &quot;https://github.com/citation-style-language/schema/raw/master/csl-citation.json&quot;, &quot;properties&quot;: {&quot;noteIndex&quot;: 0}} RNDBUlueQEbiJ"/><text:span text:style-name="T33">9</text:span><text:reference-mark-end text:name="ADDIN CSL_CITATION {&quot;mendeley&quot;: {&quot;formattedCitation&quot;: &quot;&lt;sup&gt;9&lt;/sup&gt;&quot;, &quot;plainTextFormattedCitation&quot;: &quot;9&quot;, &quot;previouslyFormattedCitation&quot;: &quot;&lt;sup&gt;9&lt;/sup&gt;&quot;}, &quot;citationItems&quot;: [{&quot;itemData&quot;: {&quot;issue&quot;: &quot;4&quot;, &quot;author&quot;: [{&quot;dropping-particle&quot;: &quot;&quot;, &quot;given&quot;: &quot;Beth&quot;, &quot;family&quot;: &quot;Simmons&quot;, &quot;suffix&quot;: &quot;&quot;, &quot;parse-names&quot;: false, &quot;non-dropping-particle&quot;: &quot;&quot;}], &quot;volume&quot;: &quot;94&quot;, &quot;id&quot;: &quot;ITEM-1&quot;, &quot;issued&quot;: {&quot;date-parts&quot;: [[&quot;2000&quot;]]}, &quot;page&quot;: &quot;819-835&quot;, &quot;title&quot;: &quot;International Law and State Behavior: Commitment and Compliance in International Monetary Affairs Author ( s ): Beth A . Simmons Source : The American Political Science Review , Vol . 94 , No . 4 ( Dec ., 2000 ), pp . 819-835 Published by : American Polit&quot;, &quot;type&quot;: &quot;article-journal&quot;, &quot;container-title&quot;: &quot;American Political Science Review&quot;}, &quot;uris&quot;: [&quot;http://www.mendeley.com/documents/?uuid=3f61541d-424e-46b8-ac41-c42bc875f622&quot;], &quot;id&quot;: &quot;ITEM-1&quot;}], &quot;schema&quot;: &quot;https://github.com/citation-style-language/schema/raw/master/csl-citation.json&quot;, &quot;properties&quot;: {&quot;noteIndex&quot;: 0}} RNDBUlueQEbiJ"/>⁠ shows evidence towards compliance been higher among countries that are exposed to higher regional compliance, in particular, higher compliance from IMF leads to higher probability of compliance for any of its member.</text:p>
        </text:list-item>
      </text:list>
      <text:h text:style-name="P17" text:outline-level="1">Data</text:h>
      <text:list xml:id="list4217192794015737299" text:style-name="L1">
        <text:list-item>
          <text:p text:style-name="P21"><text:bookmark text:name="rstudio_console_output"/>Id: <text:span text:style-name="T39">in our database</text:span></text:p>
        </text:list-item>
        <text:list-item>
          <text:p text:style-name="P21">ego_number: <text:span text:style-name="T39">In the network</text:span></text:p>
        </text:list-item>
        <text:list-item>
          <text:p text:style-name="P21">countrynameun: <text:span text:style-name="T39">Name</text:span></text:p>
        </text:list-item>
        <text:list-item>
          <text:p text:style-name="P21">countrycode: <text:span text:style-name="T39">Code</text:span></text:p>
        </text:list-item>
        <text:list-item>
          <text:p text:style-name="P21">year: <text:span text:style-name="T39">Year</text:span></text:p>
        </text:list-item>
        <text:list-item>
          <text:p text:style-name="P21">year_bak</text:p>
        </text:list-item>
        <text:list-item>
          <text:p text:style-name="P21"><text:soft-page-break/>continent</text:p>
        </text:list-item>
        <text:list-item>
          <text:p text:style-name="P21">who_region</text:p>
        </text:list-item>
        <text:list-item>
          <text:p text:style-name="P21">who_pac_sea</text:p>
        </text:list-item>
        <text:list-item>
          <text:p text:style-name="P21">population</text:p>
        </text:list-item>
        <text:list-item>
          <text:p text:style-name="P21">labor</text:p>
        </text:list-item>
        <text:list-item>
          <text:p text:style-name="P21">democracy</text:p>
        </text:list-item>
        <text:list-item>
          <text:p text:style-name="P21">GL_total</text:p>
        </text:list-item>
        <text:list-item>
          <text:p text:style-name="P21">tobac_prod</text:p>
        </text:list-item>
        <text:list-item>
          <text:p text:style-name="P21">GDP</text:p>
        </text:list-item>
        <text:list-item>
          <text:p text:style-name="P21">womens_rights</text:p>
        </text:list-item>
        <text:list-item>
          <text:p text:style-name="P21">number_ngos</text:p>
        </text:list-item>
        <text:list-item>
          <text:p text:style-name="P21">perc_female_smoke</text:p>
        </text:list-item>
        <text:list-item>
          <text:p text:style-name="P21">perc_male_smoke</text:p>
        </text:list-item>
        <text:list-item>
          <text:p text:style-name="P21">diag_inb_fctc</text:p>
        </text:list-item>
        <text:list-item>
          <text:p text:style-name="P21">time</text:p>
        </text:list-item>
        <text:list-item>
          <text:p text:style-name="P21">who_reg2</text:p>
        </text:list-item>
        <text:list-item>
          <text:p text:style-name="P21">GL_any</text:p>
        </text:list-item>
        <text:list-item>
          <text:p text:style-name="P21">toa_year_fctc</text:p>
        </text:list-item>
        <text:list-item>
          <text:p text:style-name="P21">toa_month_fctc</text:p>
        </text:list-item>
        <text:list-item>
          <text:p text:style-name="P21">toa_year_corrupt</text:p>
        </text:list-item>
        <text:list-item>
          <text:p text:style-name="P21">toa_month_corrupt</text:p>
        </text:list-item>
        <text:list-item>
          <text:p text:style-name="P21">toa_year_pollute</text:p>
        </text:list-item>
        <text:list-item>
          <text:p text:style-name="P21">toa_month_pollute</text:p>
        </text:list-item>
        <text:list-item>
          <text:p text:style-name="P21">toa_year_picc</text:p>
        </text:list-item>
        <text:list-item>
          <text:p text:style-name="P21">toa_month_picc</text:p>
        </text:list-item>
        <text:list-item>
          <text:p text:style-name="P21">meanall</text:p>
        </text:list-item>
        <text:list-item>
          <text:p text:style-name="P21"><text:soft-page-break/>meanallart</text:p>
        </text:list-item>
        <text:list-item>
          <text:p text:style-name="P21">meanallart50</text:p>
        </text:list-item>
        <text:list-item>
          <text:p text:style-name="P21">merge_miss_imps</text:p>
        </text:list-item>
      </text:list>
      <text:p text:style-name="P10"/>
      <text:h text:style-name="Heading_20_1" text:outline-level="1"><text:bookmark text:name="methodology"/>Methodology</text:h>
      <text:p text:style-name="P13">We assess contagion effects using <text:span text:style-name="T43">###</text:span> different country networks. Identifying contagion effects is not an easy thing to do <text:reference-mark-start text:name="ADDIN CSL_CITATION {&quot;mendeley&quot;: {&quot;formattedCitation&quot;: &quot;&lt;sup&gt;10,11&lt;/sup&gt;&quot;, &quot;plainTextFormattedCitation&quot;: &quot;10,11&quot;, &quot;previouslyFormattedCitation&quot;: &quot;&lt;sup&gt;10,11&lt;/sup&gt;&quot;}, &quot;citationItems&quot;: [{&quot;itemData&quot;: {&quot;DOI&quot;: &quot;10.1177/0049124111404820&quot;, &quot;id&quot;: &quot;ITEM-1&quot;, &quot;ISSN&quot;: &quot;0049-1241&quot;, &quot;type&quot;: &quot;article-journal&quot;, &quot;issue&quot;: &quot;2&quot;, &quot;author&quot;: [{&quot;dropping-particle&quot;: &quot;&quot;, &quot;given&quot;: &quot;Cosma Rohilla&quot;, &quot;family&quot;: &quot;Shalizi&quot;, &quot;suffix&quot;: &quot;&quot;, &quot;parse-names&quot;: false, &quot;non-dropping-particle&quot;: &quot;&quot;}, {&quot;dropping-particle&quot;: &quot;&quot;, &quot;given&quot;: &quot;Andrew C&quot;, &quot;family&quot;: &quot;Thomas&quot;, &quot;suffix&quot;: &quot;&quot;, &quot;parse-names&quot;: false, &quot;non-dropping-particle&quot;: &quot;&quot;}], &quot;volume&quot;: &quot;40&quot;, &quot;page&quot;: &quot;211-239&quot;, &quot;abstract&quot;: &quot;The authors consider processes on social networks that can potentially involve three factors: homophily, or the formation of social ties due to matching individual traits; social contagion, also known as social influence; and the causal effect of an individual's covariates on his or her behavior or other measurable responses. The authors show that generically, all of these are confounded with each other. Distinguishing them from one another requires strong assumptions on the parametrization of the social process or on the adequacy of the covariates used (or both). In particular the authors demonstrate, with simple examples, that asymmetries in regression coefficients cannot identify causal effects and that very simple models of imitation (a form of social contagion) can produce substantial correlations between an individual's enduring traits and his or her choices, even when there is no intrinsic affinity between them. The authors also suggest some possible constructive responses to these results.&quot;, &quot;issued&quot;: {&quot;date-parts&quot;: [[&quot;2011&quot;]]}, &quot;ISBN&quot;: &quot;0049-1241 (Print)\\r0049-1241 (Linking)&quot;, &quot;title&quot;: &quot;Homophily and Contagion Are Generically Confounded in Observational Social Network Studies.&quot;, &quot;container-title&quot;: &quot;Sociological methods &amp; research&quot;, &quot;PMID&quot;: &quot;22523436&quot;}, &quot;uris&quot;: [&quot;http://www.mendeley.com/documents/?uuid=8cd4e04e-fb23-4253-90e7-379895b56114&quot;], &quot;id&quot;: &quot;ITEM-1&quot;}, {&quot;itemData&quot;: {&quot;DOI&quot;: &quot;10.1145/2187836.2187907&quot;, &quot;author&quot;: [{&quot;dropping-particle&quot;: &quot;&quot;, &quot;given&quot;: &quot;Eytan&quot;, &quot;family&quot;: &quot;Bakshy&quot;, &quot;suffix&quot;: &quot;&quot;, &quot;parse-names&quot;: false, &quot;non-dropping-particle&quot;: &quot;&quot;}, {&quot;dropping-particle&quot;: &quot;&quot;, &quot;given&quot;: &quot;Itamar&quot;, &quot;family&quot;: &quot;Rosenn&quot;, &quot;suffix&quot;: &quot;&quot;, &quot;parse-names&quot;: false, &quot;non-dropping-particle&quot;: &quot;&quot;}, {&quot;dropping-particle&quot;: &quot;&quot;, &quot;given&quot;: &quot;Cameron&quot;, &quot;family&quot;: &quot;Marlow&quot;, &quot;suffix&quot;: &quot;&quot;, &quot;parse-names&quot;: false, &quot;non-dropping-particle&quot;: &quot;&quot;}, {&quot;dropping-particle&quot;: &quot;&quot;, &quot;given&quot;: &quot;Lada&quot;, &quot;family&quot;: &quot;Adamic&quot;, &quot;suffix&quot;: &quot;&quot;, &quot;parse-names&quot;: false, &quot;non-dropping-particle&quot;: &quot;&quot;}], &quot;id&quot;: &quot;ITEM-2&quot;, &quot;ISSN&quot;: &quot;1450312292&quot;, &quot;abstract&quot;: &quot;Online social networking technologies enable individuals to simultaneously share information with any number of peers. Quantifying the causal effect of these mediums on the dis- semination of information requires not only identification of who influences whom, but also of whether individuals would still propagate information in the absence of social sig- nals about that information. We examine the role of social networks in online information diffusion with a large-scale field experiment that randomizes exposure to signals about friends\u2019 information sharing among 253 million subjects in situ. Those who are exposed are significantly more likely to spread information, and do so sooner than those who are not exposed. We further examine the relative role of strong and weak ties in information propagation. We show that, although stronger ties are individually more influential, it is the more abundant weak ties who are responsible for the propagation of novel information. This suggests that weak ties may play a more dominant role in the dissemination of information online than currently believed. Categories&quot;, &quot;issued&quot;: {&quot;date-parts&quot;: [[&quot;2012&quot;]]}, &quot;ISBN&quot;: &quot;9781450312295&quot;, &quot;page&quot;: &quot;519\u2013528&quot;, &quot;title&quot;: &quot;The role of social networks in information diffusion&quot;, &quot;type&quot;: &quot;article-journal&quot;, &quot;container-title&quot;: &quot;WWW 2012 - Session: Information Diffusion in Social Networks April 16-20, 2012, Lyon, France&quot;}, &quot;uris&quot;: [&quot;http://www.mendeley.com/documents/?uuid=712f4a3f-ce8f-4f1b-b8ae-3e63645fe062&quot;], &quot;id&quot;: &quot;ITEM-2&quot;}], &quot;schema&quot;: &quot;https://github.com/citation-style-language/schema/raw/master/csl-citation.json&quot;, &quot;properties&quot;: {&quot;noteIndex&quot;: 0}} RNDwKPG1IV3IU"/><text:span text:style-name="T33">10,11</text:span><text:reference-mark-end text:name="ADDIN CSL_CITATION {&quot;mendeley&quot;: {&quot;formattedCitation&quot;: &quot;&lt;sup&gt;10,11&lt;/sup&gt;&quot;, &quot;plainTextFormattedCitation&quot;: &quot;10,11&quot;, &quot;previouslyFormattedCitation&quot;: &quot;&lt;sup&gt;10,11&lt;/sup&gt;&quot;}, &quot;citationItems&quot;: [{&quot;itemData&quot;: {&quot;DOI&quot;: &quot;10.1177/0049124111404820&quot;, &quot;id&quot;: &quot;ITEM-1&quot;, &quot;ISSN&quot;: &quot;0049-1241&quot;, &quot;type&quot;: &quot;article-journal&quot;, &quot;issue&quot;: &quot;2&quot;, &quot;author&quot;: [{&quot;dropping-particle&quot;: &quot;&quot;, &quot;given&quot;: &quot;Cosma Rohilla&quot;, &quot;family&quot;: &quot;Shalizi&quot;, &quot;suffix&quot;: &quot;&quot;, &quot;parse-names&quot;: false, &quot;non-dropping-particle&quot;: &quot;&quot;}, {&quot;dropping-particle&quot;: &quot;&quot;, &quot;given&quot;: &quot;Andrew C&quot;, &quot;family&quot;: &quot;Thomas&quot;, &quot;suffix&quot;: &quot;&quot;, &quot;parse-names&quot;: false, &quot;non-dropping-particle&quot;: &quot;&quot;}], &quot;volume&quot;: &quot;40&quot;, &quot;page&quot;: &quot;211-239&quot;, &quot;abstract&quot;: &quot;The authors consider processes on social networks that can potentially involve three factors: homophily, or the formation of social ties due to matching individual traits; social contagion, also known as social influence; and the causal effect of an individual's covariates on his or her behavior or other measurable responses. The authors show that generically, all of these are confounded with each other. Distinguishing them from one another requires strong assumptions on the parametrization of the social process or on the adequacy of the covariates used (or both). In particular the authors demonstrate, with simple examples, that asymmetries in regression coefficients cannot identify causal effects and that very simple models of imitation (a form of social contagion) can produce substantial correlations between an individual's enduring traits and his or her choices, even when there is no intrinsic affinity between them. The authors also suggest some possible constructive responses to these results.&quot;, &quot;issued&quot;: {&quot;date-parts&quot;: [[&quot;2011&quot;]]}, &quot;ISBN&quot;: &quot;0049-1241 (Print)\\r0049-1241 (Linking)&quot;, &quot;title&quot;: &quot;Homophily and Contagion Are Generically Confounded in Observational Social Network Studies.&quot;, &quot;container-title&quot;: &quot;Sociological methods &amp; research&quot;, &quot;PMID&quot;: &quot;22523436&quot;}, &quot;uris&quot;: [&quot;http://www.mendeley.com/documents/?uuid=8cd4e04e-fb23-4253-90e7-379895b56114&quot;], &quot;id&quot;: &quot;ITEM-1&quot;}, {&quot;itemData&quot;: {&quot;DOI&quot;: &quot;10.1145/2187836.2187907&quot;, &quot;author&quot;: [{&quot;dropping-particle&quot;: &quot;&quot;, &quot;given&quot;: &quot;Eytan&quot;, &quot;family&quot;: &quot;Bakshy&quot;, &quot;suffix&quot;: &quot;&quot;, &quot;parse-names&quot;: false, &quot;non-dropping-particle&quot;: &quot;&quot;}, {&quot;dropping-particle&quot;: &quot;&quot;, &quot;given&quot;: &quot;Itamar&quot;, &quot;family&quot;: &quot;Rosenn&quot;, &quot;suffix&quot;: &quot;&quot;, &quot;parse-names&quot;: false, &quot;non-dropping-particle&quot;: &quot;&quot;}, {&quot;dropping-particle&quot;: &quot;&quot;, &quot;given&quot;: &quot;Cameron&quot;, &quot;family&quot;: &quot;Marlow&quot;, &quot;suffix&quot;: &quot;&quot;, &quot;parse-names&quot;: false, &quot;non-dropping-particle&quot;: &quot;&quot;}, {&quot;dropping-particle&quot;: &quot;&quot;, &quot;given&quot;: &quot;Lada&quot;, &quot;family&quot;: &quot;Adamic&quot;, &quot;suffix&quot;: &quot;&quot;, &quot;parse-names&quot;: false, &quot;non-dropping-particle&quot;: &quot;&quot;}], &quot;id&quot;: &quot;ITEM-2&quot;, &quot;ISSN&quot;: &quot;1450312292&quot;, &quot;abstract&quot;: &quot;Online social networking technologies enable individuals to simultaneously share information with any number of peers. Quantifying the causal effect of these mediums on the dis- semination of information requires not only identification of who influences whom, but also of whether individuals would still propagate information in the absence of social sig- nals about that information. We examine the role of social networks in online information diffusion with a large-scale field experiment that randomizes exposure to signals about friends\u2019 information sharing among 253 million subjects in situ. Those who are exposed are significantly more likely to spread information, and do so sooner than those who are not exposed. We further examine the relative role of strong and weak ties in information propagation. We show that, although stronger ties are individually more influential, it is the more abundant weak ties who are responsible for the propagation of novel information. This suggests that weak ties may play a more dominant role in the dissemination of information online than currently believed. Categories&quot;, &quot;issued&quot;: {&quot;date-parts&quot;: [[&quot;2012&quot;]]}, &quot;ISBN&quot;: &quot;9781450312295&quot;, &quot;page&quot;: &quot;519\u2013528&quot;, &quot;title&quot;: &quot;The role of social networks in information diffusion&quot;, &quot;type&quot;: &quot;article-journal&quot;, &quot;container-title&quot;: &quot;WWW 2012 - Session: Information Diffusion in Social Networks April 16-20, 2012, Lyon, France&quot;}, &quot;uris&quot;: [&quot;http://www.mendeley.com/documents/?uuid=712f4a3f-ce8f-4f1b-b8ae-3e63645fe062&quot;], &quot;id&quot;: &quot;ITEM-2&quot;}], &quot;schema&quot;: &quot;https://github.com/citation-style-language/schema/raw/master/csl-citation.json&quot;, &quot;properties&quot;: {&quot;noteIndex&quot;: 0}} RNDwKPG1IV3IU"/>⁠. <text:span text:style-name="T17">While Stochastic Actor Oriented Models </text:span><text:reference-mark-start text:name="ADDIN CSL_CITATION {&quot;mendeley&quot;: {&quot;formattedCitation&quot;: &quot;&lt;sup&gt;12&lt;/sup&gt;&quot;, &quot;plainTextFormattedCitation&quot;: &quot;12&quot;, &quot;previouslyFormattedCitation&quot;: &quot;&lt;sup&gt;12&lt;/sup&gt;&quot;}, &quot;citationItems&quot;: [{&quot;itemData&quot;: {&quot;DOI&quot;: &quot;10.1016/j.socnet.2009.02.004&quot;, &quot;id&quot;: &quot;ITEM-1&quot;, &quot;ISSN&quot;: &quot;03788733&quot;, &quot;type&quot;: &quot;article-journal&quot;, &quot;issue&quot;: &quot;1&quot;, &quot;author&quot;: [{&quot;dropping-particle&quot;: &quot;&quot;, &quot;given&quot;: &quot;Tom A B&quot;, &quot;family&quot;: &quot;Snijders&quot;, &quot;suffix&quot;: &quot;&quot;, &quot;parse-names&quot;: false, &quot;non-dropping-particle&quot;: &quot;&quot;}, {&quot;dropping-particle&quot;: &quot;&quot;, &quot;given&quot;: &quot;Gerhard G.&quot;, &quot;family&quot;: &quot;Bunt&quot;, &quot;suffix&quot;: &quot;&quot;, &quot;parse-names&quot;: false, &quot;non-dropping-particle&quot;: &quot;van de&quot;}, {&quot;dropping-particle&quot;: &quot;&quot;, &quot;given&quot;: &quot;Christian E G&quot;, &quot;family&quot;: &quot;Steglich&quot;, &quot;suffix&quot;: &quot;&quot;, &quot;parse-names&quot;: false, &quot;non-dropping-particle&quot;: &quot;&quot;}], &quot;volume&quot;: &quot;32&quot;, &quot;page&quot;: &quot;44-60&quot;, &quot;abstract&quot;: &quot;Stochastic actor-based models are models for network dynamics that can represent a wide variety of influences on network change, and allow to estimate parameters expressing such influences, and test corresponding hypotheses. The nodes in the network represent social actors, and the collection of ties represents a social relation. The assumptions posit that the network evolves as a stochastic process 'driven by the actors', i.e., the model lends itself especially for representing theories about how actors change their outgoing ties. The probabilities of tie changes are in part endogenously determined, i.e., as a function of the current network structure itself, and in part exogenously, as a function of characteristics of the nodes ('actor covariates') and of characteristics of pairs of nodes ('dyadic covariates'). In an extended form, stochastic actor-based models can be used to analyze longitudinal data on social networks jointly with changing attributes of the actors: dynamics of networks and behavior. This paper gives an introduction to stochastic actor-based models for dynamics of directed networks, using only a minimum of mathematics. The focus is on understanding the basic principles of the model, understanding the results, and on sensible rules for model selection. Crown Copyright \u00a9 2009.&quot;, &quot;issued&quot;: {&quot;date-parts&quot;: [[&quot;2010&quot;]]}, &quot;ISBN&quot;: &quot;0378-8733&quot;, &quot;title&quot;: &quot;Introduction to stochastic actor-based models for network dynamics&quot;, &quot;container-title&quot;: &quot;Social Networks&quot;}, &quot;uris&quot;: [&quot;http://www.mendeley.com/documents/?uuid=5d00013d-235b-4113-9069-0da18daab8b6&quot;], &quot;id&quot;: &quot;ITEM-1&quot;}], &quot;schema&quot;: &quot;https://github.com/citation-style-language/schema/raw/master/csl-citation.json&quot;, &quot;properties&quot;: {&quot;noteIndex&quot;: 0}} RNDrdEwXhy5qr"/><text:span text:style-name="T35">12</text:span><text:reference-mark-end text:name="ADDIN CSL_CITATION {&quot;mendeley&quot;: {&quot;formattedCitation&quot;: &quot;&lt;sup&gt;12&lt;/sup&gt;&quot;, &quot;plainTextFormattedCitation&quot;: &quot;12&quot;, &quot;previouslyFormattedCitation&quot;: &quot;&lt;sup&gt;12&lt;/sup&gt;&quot;}, &quot;citationItems&quot;: [{&quot;itemData&quot;: {&quot;DOI&quot;: &quot;10.1016/j.socnet.2009.02.004&quot;, &quot;id&quot;: &quot;ITEM-1&quot;, &quot;ISSN&quot;: &quot;03788733&quot;, &quot;type&quot;: &quot;article-journal&quot;, &quot;issue&quot;: &quot;1&quot;, &quot;author&quot;: [{&quot;dropping-particle&quot;: &quot;&quot;, &quot;given&quot;: &quot;Tom A B&quot;, &quot;family&quot;: &quot;Snijders&quot;, &quot;suffix&quot;: &quot;&quot;, &quot;parse-names&quot;: false, &quot;non-dropping-particle&quot;: &quot;&quot;}, {&quot;dropping-particle&quot;: &quot;&quot;, &quot;given&quot;: &quot;Gerhard G.&quot;, &quot;family&quot;: &quot;Bunt&quot;, &quot;suffix&quot;: &quot;&quot;, &quot;parse-names&quot;: false, &quot;non-dropping-particle&quot;: &quot;van de&quot;}, {&quot;dropping-particle&quot;: &quot;&quot;, &quot;given&quot;: &quot;Christian E G&quot;, &quot;family&quot;: &quot;Steglich&quot;, &quot;suffix&quot;: &quot;&quot;, &quot;parse-names&quot;: false, &quot;non-dropping-particle&quot;: &quot;&quot;}], &quot;volume&quot;: &quot;32&quot;, &quot;page&quot;: &quot;44-60&quot;, &quot;abstract&quot;: &quot;Stochastic actor-based models are models for network dynamics that can represent a wide variety of influences on network change, and allow to estimate parameters expressing such influences, and test corresponding hypotheses. The nodes in the network represent social actors, and the collection of ties represents a social relation. The assumptions posit that the network evolves as a stochastic process 'driven by the actors', i.e., the model lends itself especially for representing theories about how actors change their outgoing ties. The probabilities of tie changes are in part endogenously determined, i.e., as a function of the current network structure itself, and in part exogenously, as a function of characteristics of the nodes ('actor covariates') and of characteristics of pairs of nodes ('dyadic covariates'). In an extended form, stochastic actor-based models can be used to analyze longitudinal data on social networks jointly with changing attributes of the actors: dynamics of networks and behavior. This paper gives an introduction to stochastic actor-based models for dynamics of directed networks, using only a minimum of mathematics. The focus is on understanding the basic principles of the model, understanding the results, and on sensible rules for model selection. Crown Copyright \u00a9 2009.&quot;, &quot;issued&quot;: {&quot;date-parts&quot;: [[&quot;2010&quot;]]}, &quot;ISBN&quot;: &quot;0378-8733&quot;, &quot;title&quot;: &quot;Introduction to stochastic actor-based models for network dynamics&quot;, &quot;container-title&quot;: &quot;Social Networks&quot;}, &quot;uris&quot;: [&quot;http://www.mendeley.com/documents/?uuid=5d00013d-235b-4113-9069-0da18daab8b6&quot;], &quot;id&quot;: &quot;ITEM-1&quot;}], &quot;schema&quot;: &quot;https://github.com/citation-style-language/schema/raw/master/csl-citation.json&quot;, &quot;properties&quot;: {&quot;noteIndex&quot;: 0}} RNDrdEwXhy5qr"/><text:span text:style-name="T17">⁠ are the </text:span><text:span text:style-name="T4">defacto </text:span><text:span text:style-name="T17">solution for analyzing complex contagion in social networks, those haven not been well implemented for handling the type of data that we have.</text:span><text:span text:style-name="T17"><text:note text:id="ftn5" text:note-class="footnote"><text:note-citation>5</text:note-citation><text:note-body><text:p text:style-name="P16">At least, to the time when we wrote this paper, Using RSiena, the R-package which implements ### version of the algorithm, won’t converge successfully.</text:p></text:note-body></text:note></text:span><text:span text:style-name="T17"> This has lead us to explore two different approaches for model fitting, Spatial Autocorrelation models (SAR) </text:span><text:reference-mark-start text:name="ADDIN CSL_CITATION {&quot;mendeley&quot;: {&quot;formattedCitation&quot;: &quot;&lt;sup&gt;13&lt;/sup&gt;&quot;, &quot;plainTextFormattedCitation&quot;: &quot;13&quot;, &quot;previouslyFormattedCitation&quot;: &quot;&lt;sup&gt;13&lt;/sup&gt;&quot;}, &quot;citationItems&quot;: [{&quot;itemData&quot;: {&quot;DOI&quot;: &quot;10.4000/rei.3887&quot;, &quot;id&quot;: &quot;ITEM-1&quot;, &quot;ISSN&quot;: &quot;0154-3229&quot;, &quot;type&quot;: &quot;article-journal&quot;, &quot;issue&quot;: &quot;123&quot;, &quot;author&quot;: [{&quot;dropping-particle&quot;: &quot;&quot;, &quot;given&quot;: &quot;James P.&quot;, &quot;family&quot;: &quot;LeSage&quot;, &quot;suffix&quot;: &quot;&quot;, &quot;parse-names&quot;: false, &quot;non-dropping-particle&quot;: &quot;&quot;}], &quot;volume&quot;: &quot;123&quot;, &quot;page&quot;: &quot;19-44&quot;, &quot;abstract&quot;: &quot;An introduction to spatial econometric models and methods is provided that discusses spatial autoregressive processes that can be used to extend conventional regression models. Estimation and interpretation of these models are illustrated with an applied example that examines the relationship between commuting to work times and transportation mode choice for a sample of 3,110 US counties in the year 2000. These extensions to conventional regression models are useful when modeling cross-sectional regional observations or and panel data samples collected from regions over both space and time can be easily implemented using publicly available software. Use of these models for the case of non-spatial structured dependence is also discussed.&quot;, &quot;issued&quot;: {&quot;date-parts&quot;: [[&quot;2008&quot;]]}, &quot;ISBN&quot;: &quot;978-1420064247&quot;, &quot;title&quot;: &quot;An Introduction to Spatial Econometrics&quot;, &quot;container-title&quot;: &quot;Revue d\u2019\u00e9conomie industrielle&quot;, &quot;PMID&quot;: &quot;578345366&quot;}, &quot;uris&quot;: [&quot;http://www.mendeley.com/documents/?uuid=ee2239f8-259e-4adf-b4bc-cf7cfbaecaac&quot;], &quot;id&quot;: &quot;ITEM-1&quot;}], &quot;schema&quot;: &quot;https://github.com/citation-style-language/schema/raw/master/csl-citation.json&quot;, &quot;properties&quot;: {&quot;noteIndex&quot;: 0}} RNDhfoSpopmo9"/><text:span text:style-name="T35">13</text:span><text:reference-mark-end text:name="ADDIN CSL_CITATION {&quot;mendeley&quot;: {&quot;formattedCitation&quot;: &quot;&lt;sup&gt;13&lt;/sup&gt;&quot;, &quot;plainTextFormattedCitation&quot;: &quot;13&quot;, &quot;previouslyFormattedCitation&quot;: &quot;&lt;sup&gt;13&lt;/sup&gt;&quot;}, &quot;citationItems&quot;: [{&quot;itemData&quot;: {&quot;DOI&quot;: &quot;10.4000/rei.3887&quot;, &quot;id&quot;: &quot;ITEM-1&quot;, &quot;ISSN&quot;: &quot;0154-3229&quot;, &quot;type&quot;: &quot;article-journal&quot;, &quot;issue&quot;: &quot;123&quot;, &quot;author&quot;: [{&quot;dropping-particle&quot;: &quot;&quot;, &quot;given&quot;: &quot;James P.&quot;, &quot;family&quot;: &quot;LeSage&quot;, &quot;suffix&quot;: &quot;&quot;, &quot;parse-names&quot;: false, &quot;non-dropping-particle&quot;: &quot;&quot;}], &quot;volume&quot;: &quot;123&quot;, &quot;page&quot;: &quot;19-44&quot;, &quot;abstract&quot;: &quot;An introduction to spatial econometric models and methods is provided that discusses spatial autoregressive processes that can be used to extend conventional regression models. Estimation and interpretation of these models are illustrated with an applied example that examines the relationship between commuting to work times and transportation mode choice for a sample of 3,110 US counties in the year 2000. These extensions to conventional regression models are useful when modeling cross-sectional regional observations or and panel data samples collected from regions over both space and time can be easily implemented using publicly available software. Use of these models for the case of non-spatial structured dependence is also discussed.&quot;, &quot;issued&quot;: {&quot;date-parts&quot;: [[&quot;2008&quot;]]}, &quot;ISBN&quot;: &quot;978-1420064247&quot;, &quot;title&quot;: &quot;An Introduction to Spatial Econometrics&quot;, &quot;container-title&quot;: &quot;Revue d\u2019\u00e9conomie industrielle&quot;, &quot;PMID&quot;: &quot;578345366&quot;}, &quot;uris&quot;: [&quot;http://www.mendeley.com/documents/?uuid=ee2239f8-259e-4adf-b4bc-cf7cfbaecaac&quot;], &quot;id&quot;: &quot;ITEM-1&quot;}], &quot;schema&quot;: &quot;https://github.com/citation-style-language/schema/raw/master/csl-citation.json&quot;, &quot;properties&quot;: {&quot;noteIndex&quot;: 0}} RNDhfoSpopmo9"/><text:span text:style-name="T17">⁠, and matching based methods.</text:span></text:p>
      <text:p text:style-name="P1">SAR model<text:span text:style-name="T44">s have been used in to identify contagion in networks before.</text:span><text:reference-mark-start text:name="ADDIN CSL_CITATION {&quot;mendeley&quot;: {&quot;formattedCitation&quot;: &quot;&lt;sup&gt;14\u201316&lt;/sup&gt;&quot;, &quot;plainTextFormattedCitation&quot;: &quot;14\u201316&quot;, &quot;previouslyFormattedCitation&quot;: &quot;&lt;sup&gt;14\u201316&lt;/sup&gt;&quot;}, &quot;citationItems&quot;: [{&quot;itemData&quot;: {&quot;DOI&quot;: &quot;10.1016/j.socnet.2011.06.001&quot;, &quot;id&quot;: &quot;ITEM-1&quot;, &quot;ISSN&quot;: &quot;03788733&quot;, &quot;type&quot;: &quot;article-journal&quot;, &quot;issue&quot;: &quot;3&quot;, &quot;author&quot;: [{&quot;dropping-particle&quot;: &quot;&quot;, &quot;given&quot;: &quot;Kayo&quot;, &quot;family&quot;: &quot;Fujimoto&quot;, &quot;suffix&quot;: &quot;&quot;, &quot;parse-names&quot;: false, &quot;non-dropping-particle&quot;: &quot;&quot;}, {&quot;dropping-particle&quot;: &quot;&quot;, &quot;given&quot;: &quot;Chih Ping&quot;, &quot;family&quot;: &quot;Chou&quot;, &quot;suffix&quot;: &quot;&quot;, &quot;parse-names&quot;: false, &quot;non-dropping-particle&quot;: &quot;&quot;}, {&quot;dropping-particle&quot;: &quot;&quot;, &quot;given&quot;: &quot;Thomas W.&quot;, &quot;family&quot;: &quot;Valente&quot;, &quot;suffix&quot;: &quot;&quot;, &quot;parse-names&quot;: false, &quot;non-dropping-particle&quot;: &quot;&quot;}], &quot;volume&quot;: &quot;33&quot;, &quot;page&quot;: &quot;231-243&quot;, &quot;abstract&quot;: &quot;The network autocorrelation model has been a workhorse for modeling network influences on individual behavior. The standard network approaches to mapping social influence using network measures, however, are limited to specifying an influence weight matrix (W) based on a single mode network. Additionally, it has been demonstrated that the estimate of the autocorrelation parameter ?? of the network effect tends to be negatively biased as the density in W matrix increases. The current study introduces a two-mode version of the network autocorrelation model. We then conduct simulations to examine conditions under which bias might exist. We show that the estimate for the affiliation autocorrelation parameter (??) tends to be negatively biased as density increases, as in the one-mode case. Inclusion of the diagonal of W, the count of the number of events participated in, as one of the variables in the regression model helps to attenuate such bias, however. We discuss the implications of these results. ?? 2011 Elsevier B.V.&quot;, &quot;issued&quot;: {&quot;date-parts&quot;: [[&quot;2011&quot;]]}, &quot;ISBN&quot;: &quot;0378-8733&quot;, &quot;title&quot;: &quot;The network autocorrelation model using two-mode data: Affiliation exposure and potential bias in the autocorrelation parameter&quot;, &quot;container-title&quot;: &quot;Social Networks&quot;, &quot;PMID&quot;: &quot;21909184&quot;}, &quot;uris&quot;: [&quot;http://www.mendeley.com/documents/?uuid=a1e8d0c4-1b82-4ce0-bd4e-0127ee2c4c32&quot;], &quot;id&quot;: &quot;ITEM-1&quot;}, {&quot;itemData&quot;: {&quot;DOI&quot;: &quot;10.1016/S0378-8733(01)00049-1&quot;, &quot;id&quot;: &quot;ITEM-2&quot;, &quot;ISSN&quot;: &quot;03788733&quot;, &quot;type&quot;: &quot;article-journal&quot;, &quot;issue&quot;: &quot;1&quot;, &quot;author&quot;: [{&quot;dropping-particle&quot;: &quot;&quot;, &quot;given&quot;: &quot;Roger Th.A.J.&quot;, &quot;family&quot;: &quot;Leenders&quot;, &quot;suffix&quot;: &quot;&quot;, &quot;parse-names&quot;: false, &quot;non-dropping-particle&quot;: &quot;&quot;}], &quot;volume&quot;: &quot;24&quot;, &quot;page&quot;: &quot;21-47&quot;, &quot;abstract&quot;: &quot;Many physical and social phenomena are embedded within networks of interdependencies, the so-called \u2018context\u2019 of these phenomena. In network analysis, this type of process is typically modeled as a network autocorrelation model. Parameter estimates and inferences based on autocorrelation models, hinge upon the chosen specification of weight matrix W, the elements of which represent the influence pattern present in the network. In this paper I discuss how social influence processes can be incorporated in the specification of W. Theories of social influence center around \u2018communication\u2019 and \u2018comparison\u2019; it is discussed how these can be operationalized in a network analysis context. Starting from that, a series of operationalizations of W is discussed. Finally, statistical tests are presented that allow an analyst to test various specifications against one another or pick the best fitting model from a set of models.&quot;, &quot;issued&quot;: {&quot;date-parts&quot;: [[&quot;2002&quot;, &quot;1&quot;]]}, &quot;title&quot;: &quot;Modeling social influence through network autocorrelation: constructing the weight matrix&quot;, &quot;container-title&quot;: &quot;Social Networks&quot;}, &quot;uris&quot;: [&quot;http://www.mendeley.com/documents/?uuid=0b7f8513-68fb-4995-b437-39f73d96fd00&quot;], &quot;id&quot;: &quot;ITEM-2&quot;}, {&quot;itemData&quot;: {&quot;DOI&quot;: &quot;10.1016/j.socnet.2014.03.004&quot;, &quot;id&quot;: &quot;ITEM-3&quot;, &quot;publisher&quot;: &quot;Elsevier B.V.&quot;, &quot;ISSN&quot;: &quot;03788733&quot;, &quot;type&quot;: &quot;article-journal&quot;, &quot;issue&quot;: &quot;1&quot;, &quot;author&quot;: [{&quot;dropping-particle&quot;: &quot;&quot;, &quot;given&quot;: &quot;Wei&quot;, &quot;family&quot;: &quot;Wang&quot;, &quot;suffix&quot;: &quot;&quot;, &quot;parse-names&quot;: false, &quot;non-dropping-particle&quot;: &quot;&quot;}, {&quot;dropping-particle&quot;: &quot;&quot;, &quot;given&quot;: &quot;Eric J.&quot;, &quot;family&quot;: &quot;Neuman&quot;, &quot;suffix&quot;: &quot;&quot;, &quot;parse-names&quot;: false, &quot;non-dropping-particle&quot;: &quot;&quot;}, {&quot;dropping-particle&quot;: &quot;&quot;, &quot;given&quot;: &quot;Daniel A.&quot;, &quot;family&quot;: &quot;Newman&quot;, &quot;suffix&quot;: &quot;&quot;, &quot;parse-names&quot;: false, &quot;non-dropping-particle&quot;: &quot;&quot;}], &quot;volume&quot;: &quot;38&quot;, &quot;page&quot;: &quot;88-99&quot;, &quot;abstract&quot;: &quot;The network autocorrelation model has become an increasingly popular tool for conducting social network analysis. More and more researchers, however, have documented evidence of a systematic negative bias in the estimation of the network effect (. ??). In this paper, we take a different approach to the problem by investigating conditions under which, despite the underestimation bias, a network effect can still be detected by the network autocorrelation model. Using simulations, we find that moderately-sized network effects (e.g., ??=. .3) are still often detectable in modest-sized networks (i.e., 40 or more nodes). Analyses reveal that statistical power is primarily a nonlinear function of network effect size (. ??) and network size (. N), although both of these factors can interact with network density and network structure to impair power under certain rare conditions. We conclude by discussing implications of these findings and guidelines for users of the autocorrelation model. ?? 2014 Elsevier B.V.&quot;, &quot;issued&quot;: {&quot;date-parts&quot;: [[&quot;2014&quot;]]}, &quot;ISBN&quot;: &quot;03788733&quot;, &quot;title&quot;: &quot;Statistical power of the social network autocorrelation model&quot;, &quot;container-title&quot;: &quot;Social Networks&quot;}, &quot;uris&quot;: [&quot;http://www.mendeley.com/documents/?uuid=96ae8142-709b-4ed2-b019-5c3672e8df61&quot;], &quot;id&quot;: &quot;ITEM-3&quot;}], &quot;schema&quot;: &quot;https://github.com/citation-style-language/schema/raw/master/csl-citation.json&quot;, &quot;properties&quot;: {&quot;noteIndex&quot;: 0}} RNDBb01Xv7h3B"/><text:span text:style-name="T38">14–16</text:span><text:reference-mark-end text:name="ADDIN CSL_CITATION {&quot;mendeley&quot;: {&quot;formattedCitation&quot;: &quot;&lt;sup&gt;14\u201316&lt;/sup&gt;&quot;, &quot;plainTextFormattedCitation&quot;: &quot;14\u201316&quot;, &quot;previouslyFormattedCitation&quot;: &quot;&lt;sup&gt;14\u201316&lt;/sup&gt;&quot;}, &quot;citationItems&quot;: [{&quot;itemData&quot;: {&quot;DOI&quot;: &quot;10.1016/j.socnet.2011.06.001&quot;, &quot;id&quot;: &quot;ITEM-1&quot;, &quot;ISSN&quot;: &quot;03788733&quot;, &quot;type&quot;: &quot;article-journal&quot;, &quot;issue&quot;: &quot;3&quot;, &quot;author&quot;: [{&quot;dropping-particle&quot;: &quot;&quot;, &quot;given&quot;: &quot;Kayo&quot;, &quot;family&quot;: &quot;Fujimoto&quot;, &quot;suffix&quot;: &quot;&quot;, &quot;parse-names&quot;: false, &quot;non-dropping-particle&quot;: &quot;&quot;}, {&quot;dropping-particle&quot;: &quot;&quot;, &quot;given&quot;: &quot;Chih Ping&quot;, &quot;family&quot;: &quot;Chou&quot;, &quot;suffix&quot;: &quot;&quot;, &quot;parse-names&quot;: false, &quot;non-dropping-particle&quot;: &quot;&quot;}, {&quot;dropping-particle&quot;: &quot;&quot;, &quot;given&quot;: &quot;Thomas W.&quot;, &quot;family&quot;: &quot;Valente&quot;, &quot;suffix&quot;: &quot;&quot;, &quot;parse-names&quot;: false, &quot;non-dropping-particle&quot;: &quot;&quot;}], &quot;volume&quot;: &quot;33&quot;, &quot;page&quot;: &quot;231-243&quot;, &quot;abstract&quot;: &quot;The network autocorrelation model has been a workhorse for modeling network influences on individual behavior. The standard network approaches to mapping social influence using network measures, however, are limited to specifying an influence weight matrix (W) based on a single mode network. Additionally, it has been demonstrated that the estimate of the autocorrelation parameter ?? of the network effect tends to be negatively biased as the density in W matrix increases. The current study introduces a two-mode version of the network autocorrelation model. We then conduct simulations to examine conditions under which bias might exist. We show that the estimate for the affiliation autocorrelation parameter (??) tends to be negatively biased as density increases, as in the one-mode case. Inclusion of the diagonal of W, the count of the number of events participated in, as one of the variables in the regression model helps to attenuate such bias, however. We discuss the implications of these results. ?? 2011 Elsevier B.V.&quot;, &quot;issued&quot;: {&quot;date-parts&quot;: [[&quot;2011&quot;]]}, &quot;ISBN&quot;: &quot;0378-8733&quot;, &quot;title&quot;: &quot;The network autocorrelation model using two-mode data: Affiliation exposure and potential bias in the autocorrelation parameter&quot;, &quot;container-title&quot;: &quot;Social Networks&quot;, &quot;PMID&quot;: &quot;21909184&quot;}, &quot;uris&quot;: [&quot;http://www.mendeley.com/documents/?uuid=a1e8d0c4-1b82-4ce0-bd4e-0127ee2c4c32&quot;], &quot;id&quot;: &quot;ITEM-1&quot;}, {&quot;itemData&quot;: {&quot;DOI&quot;: &quot;10.1016/S0378-8733(01)00049-1&quot;, &quot;id&quot;: &quot;ITEM-2&quot;, &quot;ISSN&quot;: &quot;03788733&quot;, &quot;type&quot;: &quot;article-journal&quot;, &quot;issue&quot;: &quot;1&quot;, &quot;author&quot;: [{&quot;dropping-particle&quot;: &quot;&quot;, &quot;given&quot;: &quot;Roger Th.A.J.&quot;, &quot;family&quot;: &quot;Leenders&quot;, &quot;suffix&quot;: &quot;&quot;, &quot;parse-names&quot;: false, &quot;non-dropping-particle&quot;: &quot;&quot;}], &quot;volume&quot;: &quot;24&quot;, &quot;page&quot;: &quot;21-47&quot;, &quot;abstract&quot;: &quot;Many physical and social phenomena are embedded within networks of interdependencies, the so-called \u2018context\u2019 of these phenomena. In network analysis, this type of process is typically modeled as a network autocorrelation model. Parameter estimates and inferences based on autocorrelation models, hinge upon the chosen specification of weight matrix W, the elements of which represent the influence pattern present in the network. In this paper I discuss how social influence processes can be incorporated in the specification of W. Theories of social influence center around \u2018communication\u2019 and \u2018comparison\u2019; it is discussed how these can be operationalized in a network analysis context. Starting from that, a series of operationalizations of W is discussed. Finally, statistical tests are presented that allow an analyst to test various specifications against one another or pick the best fitting model from a set of models.&quot;, &quot;issued&quot;: {&quot;date-parts&quot;: [[&quot;2002&quot;, &quot;1&quot;]]}, &quot;title&quot;: &quot;Modeling social influence through network autocorrelation: constructing the weight matrix&quot;, &quot;container-title&quot;: &quot;Social Networks&quot;}, &quot;uris&quot;: [&quot;http://www.mendeley.com/documents/?uuid=0b7f8513-68fb-4995-b437-39f73d96fd00&quot;], &quot;id&quot;: &quot;ITEM-2&quot;}, {&quot;itemData&quot;: {&quot;DOI&quot;: &quot;10.1016/j.socnet.2014.03.004&quot;, &quot;id&quot;: &quot;ITEM-3&quot;, &quot;publisher&quot;: &quot;Elsevier B.V.&quot;, &quot;ISSN&quot;: &quot;03788733&quot;, &quot;type&quot;: &quot;article-journal&quot;, &quot;issue&quot;: &quot;1&quot;, &quot;author&quot;: [{&quot;dropping-particle&quot;: &quot;&quot;, &quot;given&quot;: &quot;Wei&quot;, &quot;family&quot;: &quot;Wang&quot;, &quot;suffix&quot;: &quot;&quot;, &quot;parse-names&quot;: false, &quot;non-dropping-particle&quot;: &quot;&quot;}, {&quot;dropping-particle&quot;: &quot;&quot;, &quot;given&quot;: &quot;Eric J.&quot;, &quot;family&quot;: &quot;Neuman&quot;, &quot;suffix&quot;: &quot;&quot;, &quot;parse-names&quot;: false, &quot;non-dropping-particle&quot;: &quot;&quot;}, {&quot;dropping-particle&quot;: &quot;&quot;, &quot;given&quot;: &quot;Daniel A.&quot;, &quot;family&quot;: &quot;Newman&quot;, &quot;suffix&quot;: &quot;&quot;, &quot;parse-names&quot;: false, &quot;non-dropping-particle&quot;: &quot;&quot;}], &quot;volume&quot;: &quot;38&quot;, &quot;page&quot;: &quot;88-99&quot;, &quot;abstract&quot;: &quot;The network autocorrelation model has become an increasingly popular tool for conducting social network analysis. More and more researchers, however, have documented evidence of a systematic negative bias in the estimation of the network effect (. ??). In this paper, we take a different approach to the problem by investigating conditions under which, despite the underestimation bias, a network effect can still be detected by the network autocorrelation model. Using simulations, we find that moderately-sized network effects (e.g., ??=. .3) are still often detectable in modest-sized networks (i.e., 40 or more nodes). Analyses reveal that statistical power is primarily a nonlinear function of network effect size (. ??) and network size (. N), although both of these factors can interact with network density and network structure to impair power under certain rare conditions. We conclude by discussing implications of these findings and guidelines for users of the autocorrelation model. ?? 2014 Elsevier B.V.&quot;, &quot;issued&quot;: {&quot;date-parts&quot;: [[&quot;2014&quot;]]}, &quot;ISBN&quot;: &quot;03788733&quot;, &quot;title&quot;: &quot;Statistical power of the social network autocorrelation model&quot;, &quot;container-title&quot;: &quot;Social Networks&quot;}, &quot;uris&quot;: [&quot;http://www.mendeley.com/documents/?uuid=96ae8142-709b-4ed2-b019-5c3672e8df61&quot;], &quot;id&quot;: &quot;ITEM-3&quot;}], &quot;schema&quot;: &quot;https://github.com/citation-style-language/schema/raw/master/csl-citation.json&quot;, &quot;properties&quot;: {&quot;noteIndex&quot;: 0}} RNDBb01Xv7h3B"/><text:span text:style-name="T44">⁠</text:span> <text:span text:style-name="T45">In our case, the model that we will estimate is specified as follows</text:span></text:p>
      <text:p text:style-name="P5"><text:tab/><draw:g text:anchor-type="as-char" svg:y="-0.1453in" draw:z-index="0" draw:style-name="gr1"><svg:title>TexMaths</svg:title><svg:desc>12§display§y = X \beta + \rho W_1 y + \gamma W_2 z + \omega W_3 v + \varepsilon,\quad\varepsilon\sim N(0, I_n\sigma^2)§svg§600§FALSE§</svg:desc><draw:polygon draw:style-name="gr2" draw:text-style-name="P39" svg:width="3.9988in" svg:height="0.1846in" svg:x="0in" svg:y="0.0016in" svg:viewBox="0 0 10158 470" draw:points="5079,470 0,470 0,0 10158,0 10158,470"><text:p/></draw:polygon><draw:path draw:style-name="gr3" draw:text-style-name="P40" svg:width="0.0768in" svg:height="0.1075in" svg:x="0.0047in" svg:y="0.0717in" svg:viewBox="0 0 196 274" svg:d="M194 26c2-6 2-7 2-10 0-8-6-11-12-11-5 0-11 2-16 8 0 3-4 16-6 23-2 12-6 23-8 35l-20 75c-1 6-19 36-48 36-21 0-25-18-25-33 0-21 7-47 22-84 6-17 8-22 8-30 0-19-14-35-35-35-40 0-56 61-56 65 0 5 5 5 5 5 5 0 5-2 7-8 11-40 29-52 43-52 3 0 10 0 10 13 0 11-4 21-7 30-17 44-24 68-24 89 0 37 26 50 51 50 17 0 31-7 43-19-6 21-10 43-27 65-11 14-28 27-47 27-6 0-25-1-32-18 7 0 12 0 18-5 4-4 8-9 8-18 0-13-11-14-16-14-9 0-24 6-24 28 0 20 20 36 46 36 43 0 88-39 100-87z"><text:p/></draw:path><draw:path draw:style-name="gr3" draw:text-style-name="P40" svg:width="0.1106in" svg:height="0.039in" svg:x="0.1425in" svg:y="0.0835in" svg:viewBox="0 0 282 100" svg:d="M268 17c6 0 14 0 14-9 0-8-8-8-14-8h-254c-6 0-14 0-14 8 0 9 8 9 14 9zM268 100c6 0 14 0 14-9 0-8-8-8-14-8h-254c-6 0-14 0-14 8 0 9 8 9 14 9z"><text:p/></draw:path><draw:path draw:style-name="gr3" draw:text-style-name="P40" svg:width="0.137in" svg:height="0.1134in" svg:x="0.3122in" svg:y="0.0323in" svg:viewBox="0 0 349 289" svg:d="M194 115l-36-84c-1-3-2-5-2-6 0-2 7-11 25-12 4 0 9-1 9-8 0-5-5-5-6-5-18 0-36 1-54 1-11 0-36-1-47-1-3 0-9 0-9 8 0 5 5 5 11 5 25 0 28 4 31 13l51 119-90 96-5 5c-22 22-41 29-62 30-6 0-10 0-10 8 0 2 0 5 6 5 12 0 26-1 40-1 15 0 32 1 46 1 3 0 9 0 9-8 0-5-5-5-6-5-4 0-17-1-17-13 0-6 7-13 12-19l43-46 37-41 44 101c1 5 2 5 2 6 0 4-8 11-25 12-4 0-9 1-9 8 0 5 5 5 8 5 12 0 40-1 52-1 11 0 36 1 47 1 4 0 9 0 9-8 0-5-5-5-8-5-28 0-30-1-37-18-15-40-44-106-54-131 29-30 73-80 87-92 12-11 28-21 54-22 4 0 9 0 9-8 0 0 0-5-6-5-13 0-26 1-39 1-16 0-33-1-47-1-3 0-9 0-9 8 0 4 3 5 5 5 4 0 17 1 17 13 0 6-5 11-7 16z"><text:p/></draw:path><draw:path draw:style-name="gr3" draw:text-style-name="P40" svg:width="0.0909in" svg:height="0.1492in" svg:x="0.463in" svg:y="0.028in" svg:viewBox="0 0 232 380" svg:d="M232 58c0-32-24-58-58-58-25 0-37 7-52 18-24 17-46 58-55 90l-67 269c0 1 1 3 5 3 3 0 5 0 6-1l29-117c8 25 27 40 57 40 31 0 64-14 82-32 20-20 35-47 35-78s-16-53-32-64c24-13 50-39 50-70zM155 128c-6 3-10 3-21 3-6 0-14 1-19-1 1-5 17-4 22-4 8 0 12 0 18 2zM208 48c0 30-17 60-39 73-12-3-20-5-32-5-10 0-33 0-33 14-1 12 22 10 29 10 16 0 22 0 35-6 16 16 18 29 19 48 0 26-9 57-21 74-17 22-46 38-70 38-32 0-48-25-48-55 0-4 0-11 2-18l27-108c9-36 41-103 91-103 24 0 40 13 40 38z"><text:p/></draw:path><draw:path draw:style-name="gr3" draw:text-style-name="P40" svg:width="0.1106in" svg:height="0.1106in" svg:x="0.6067in" svg:y="0.048in" svg:viewBox="0 0 282 282" svg:d="M150 150h118c6 0 14 0 14-8 0-10-8-10-14-10h-118v-118c0-6 0-14-8-14-10 0-10 8-10 14v118h-118c-6 0-14 0-14 10 0 8 8 8 14 8h118v118c0 6 0 14 10 14 8 0 8-8 8-14z"><text:p/></draw:path><draw:path draw:style-name="gr3" draw:text-style-name="P40" svg:width="0.0783in" svg:height="0.1091in" svg:x="0.7677in" svg:y="0.0717in" svg:viewBox="0 0 200 278" svg:d="M1 260c-1 5-1 6-1 8 0 6 5 10 12 10 8 0 14-7 14-8 3-4 16-61 28-107 8 17 22 29 42 29 49 0 104-60 104-122 0-46-27-70-58-70-42 0-87 42-99 94zM96 182c-30 0-37-33-37-37 0-2 2-11 3-15 12-48 16-64 26-81 18-30 39-39 52-39 16 0 29 12 29 40 0 24-12 71-23 93-14 26-34 39-50 39z"><text:p/></draw:path><draw:path draw:style-name="gr3" draw:text-style-name="P40" svg:width="0.165in" svg:height="0.1173in" svg:x="0.8575in" svg:y="0.0323in" svg:viewBox="0 0 420 299" svg:d="M365 49c11-19 20-33 47-36 3 0 8 0 8-8 0-3-1-5-5-5-11 0-23 1-32 1-15 0-30-1-45-1-2 0-8 0-8 8 0 5 4 5 7 5 10 0 24 4 24 17 0 5-1 7-5 13l-114 201-15-210c-1-10-1-21 29-21 7 0 12 0 12-8 0-5-5-5-8-5-16 0-33 1-51 1-10 0-34-1-45-1-2 0-7 0-7 8 0 5 4 5 10 5 19 0 21 3 23 11l2 32-107 188-17-215c0-6 0-16 33-16 5 0 9 0 9-8 0-5-6-5-6-5-16 0-34 1-52 1-15 0-30-1-45-1-1 0-7 0-7 8 0 5 4 5 11 5 20 0 21 4 21 16l20 259c1 7 1 11 7 11 5 0 6-3 9-10l125-216 16 215c1 8 2 11 7 11s7-5 10-9z"><text:p/></draw:path><draw:path draw:style-name="gr3" draw:text-style-name="P40" svg:width="0.0425in" svg:height="0.0772in" svg:x="1.0173in" svg:y="0.0925in" svg:viewBox="0 0 109 197" svg:d="M67 8c0-8 0-8-8-8-19 19-47 19-59 19v11c7 0 26 0 43-8v151c0 9 0 13-30 13h-11v11c5 0 42-1 53-1 10 0 47 1 54 1v-11h-12c-30 0-30-4-30-13z"><text:p/></draw:path><draw:path draw:style-name="gr3" draw:text-style-name="P40" svg:width="0.0768in" svg:height="0.1075in" svg:x="1.0839in" svg:y="0.0717in" svg:viewBox="0 0 196 274" svg:d="M194 26c2-6 2-7 2-10 0-8-6-11-12-11-5 0-11 2-16 8 0 3-4 16-6 23-2 12-6 23-8 35l-20 75c-1 6-19 36-48 36-21 0-25-18-25-33 0-21 7-47 22-84 6-17 8-22 8-30 0-19-14-35-35-35-40 0-56 61-56 65 0 5 5 5 5 5 5 0 5-2 7-8 11-40 29-52 43-52 3 0 10 0 10 13 0 11-4 21-7 30-17 44-24 68-24 89 0 37 26 50 51 50 17 0 31-7 43-19-6 21-10 43-27 65-11 14-28 27-47 27-6 0-25-1-32-18 7 0 12 0 18-5 4-4 8-9 8-18 0-13-11-14-16-14-9 0-24 6-24 28 0 20 20 36 46 36 43 0 88-39 100-87z"><text:p/></draw:path><draw:path draw:style-name="gr3" draw:text-style-name="P40" svg:width="0.1106in" svg:height="0.1106in" svg:x="1.2122in" svg:y="0.048in" svg:viewBox="0 0 282 282" svg:d="M150 150h118c6 0 14 0 14-8 0-10-8-10-14-10h-118v-118c0-6 0-14-8-14-9 0-10 8-10 14v118h-118c-6 0-14 0-14 10 0 8 8 8 14 8h118v118c0 6 0 14 10 14 8 0 8-8 8-14z"><text:p/></draw:path><draw:path draw:style-name="gr3" draw:text-style-name="P40" svg:width="0.0874in" svg:height="0.1091in" svg:x="1.3717in" svg:y="0.0717in" svg:viewBox="0 0 223 278" svg:d="M10 79c16-48 62-49 67-49 65 0 69 74 69 108 0 26-2 34-6 42-8 30-21 79-21 91 0 4 2 7 6 7 5 0 8-9 13-25 10-36 14-60 16-73 1-6 1-11 3-17 13-42 41-104 58-138 2-5 8-14 8-17s-5-3-6-3-3 0-5 2c-21 41-38 83-56 126 0-13 0-45-17-86-11-27-27-47-56-47-53 0-83 65-83 78 0 4 4 4 8 4z"><text:p/></draw:path><draw:path draw:style-name="gr3" draw:text-style-name="P40" svg:width="0.165in" svg:height="0.1173in" svg:x="1.4728in" svg:y="0.0323in" svg:viewBox="0 0 420 299" svg:d="M365 49c11-19 20-33 47-36 3 0 8 0 8-8 0-3-1-5-5-5-11 0-23 1-32 1-15 0-30-1-45-1-2 0-8 0-8 8 0 5 4 5 7 5 10 0 24 4 24 17 0 5-1 7-5 13l-114 201-15-210c-1-10-1-21 29-21 7 0 12 0 12-8 0-5-5-5-8-5-16 0-33 1-51 1-10 0-34-1-45-1-2 0-7 0-7 8 0 5 4 5 10 5 19 0 21 3 23 11l2 32-107 188-17-215c0-6 0-16 33-16 5 0 9 0 9-8 0-5-6-5-6-5-16 0-34 1-52 1-15 0-30-1-45-1-1 0-7 0-7 8 0 5 4 5 11 5 20 0 21 4 21 16l20 259c1 7 1 11 7 11 5 0 6-3 9-10l125-216 16 215c1 8 2 11 7 11s7-5 10-9z"><text:p/></draw:path><draw:path draw:style-name="gr3" draw:text-style-name="P40" svg:width="0.0516in" svg:height="0.0772in" svg:x="1.6272in" svg:y="0.0925in" svg:viewBox="0 0 132 197" svg:d="M132 143h-11c0 7-3 24-7 27-2 2-25 2-30 2h-54c31-28 41-36 59-50 23-18 43-36 43-64 0-36-32-58-70-58-37 0-62 26-62 53 0 15 13 17 16 17 7 0 15-5 15-16 0-5-1-16-17-16 9-21 29-27 44-27 30 0 45 23 45 47 0 26-19 46-29 57l-72 71c-2 2-2 2-2 11h122z"><text:p/></draw:path><draw:path draw:style-name="gr3" draw:text-style-name="P40" svg:width="0.0705in" svg:height="0.0752in" svg:x="1.7016in" svg:y="0.0717in" svg:viewBox="0 0 180 192" svg:d="M38 152c23-25 35-34 51-48 0-1 26-22 42-38 39-40 49-60 49-61 0-5-4-5-5-5-2 0-3 1-6 5-13 20-21 27-32 27-10 0-15-7-22-14-8-10-15-18-29-18-32 0-51 40-51 48 0 2 1 5 5 5 3 0 4-3 6-5 8-19 32-19 36-19 8 0 16 2 26 6 17 6 22 6 32 6-14 19-50 49-58 56l-39 35c-29 29-43 53-43 56 0 4 5 4 5 4 3 0 5 0 7-5 10-15 23-26 36-26 10 0 14 3 24 15 8 10 16 16 28 16 42 0 67-54 67-65 0-2-3-5-6-5-4 0-4 3-6 6-10 28-36 36-51 36-8 0-15-3-25-6-14-6-20-7-30-7 0 0-7 0-11 1z"><text:p/></draw:path><draw:path draw:style-name="gr3" draw:text-style-name="P40" svg:width="0.1106in" svg:height="0.1106in" svg:x="1.8248in" svg:y="0.048in" svg:viewBox="0 0 282 282" svg:d="M150 150h118c6 0 14 0 14-8 0-10-8-10-14-10h-118v-118c0-6 0-14-8-14-9 0-10 8-10 14v118h-118c-6 0-14 0-14 10 0 8 8 8 14 8h118v118c0 6 0 14 10 14 8 0 8-8 8-14z"><text:p/></draw:path><draw:path draw:style-name="gr3" draw:text-style-name="P40" svg:width="0.0984in" svg:height="0.0752in" svg:x="1.9831in" svg:y="0.0717in" svg:viewBox="0 0 251 192" svg:d="M251 30c0-19-7-30-17-30-11 0-22 10-22 20 0 4 2 9 6 12 8 8 15 18 15 36 0 17-7 41-21 62-13 18-28 32-49 32-24 0-37-16-41-38 5-11 15-39 15-51 0-5-3-9-7-9s-9 1-12 7c-5 8-10 36-10 51-14 21-31 40-58 40s-37-25-37-49c0-53 43-97 43-103 0-5-2-9-7-9-6 0-8 6-12 10-21 31-37 81-37 121 0 29 10 60 44 60 30 0 51-20 65-44 5 25 21 44 47 44 34 0 54-25 70-58 9-20 25-78 25-104z"><text:p/></draw:path><draw:path draw:style-name="gr3" draw:text-style-name="P40" svg:width="0.165in" svg:height="0.1173in" svg:x="2.0992in" svg:y="0.0323in" svg:viewBox="0 0 420 299" svg:d="M365 49c11-19 20-33 47-36 4 0 8 0 8-8 0-3-1-5-5-5-11 0-23 1-32 1-15 0-30-1-45-1-2 0-8 0-8 8 0 5 4 5 7 5 10 0 24 4 24 17 0 5-1 7-5 13l-114 201-15-210c-1-10-1-21 29-21 7 0 12 0 12-8 0-5-5-5-8-5-16 0-33 1-51 1-10 0-34-1-45-1-2 0-7 0-7 8 0 5 4 5 10 5 19 0 21 3 23 11l2 32-107 188-17-215c0-6 0-16 33-16 5 0 9 0 9-8 0-5-6-5-6-5-16 0-34 1-52 1-15 0-30-1-45-1-1 0-7 0-7 8 0 5 4 5 11 5 20 0 21 4 21 16l20 259c1 7 1 11 7 11 5 0 6-3 9-10l125-216 16 215c1 8 2 11 7 11s7-5 10-9z"><text:p/></draw:path><draw:path draw:style-name="gr3" draw:text-style-name="P40" svg:width="0.0535in" svg:height="0.0795in" svg:x="2.2524in" svg:y="0.0925in" svg:viewBox="0 0 137 203" svg:d="M65 98c24 0 41 16 41 48 0 36-22 47-40 47-12 0-37-2-50-20 14 0 18-11 18-17 0-10-8-16-17-16s-17 5-17 17c0 28 31 46 67 46 41 0 70-28 70-57 0-24-19-46-52-54 31-10 42-33 42-51 0-23-26-41-60-41-32 0-57 16-57 40 0 10 6 15 15 15s15-6 15-14c0-10-6-16-15-16 10-13 30-17 42-17 13 0 31 8 31 33 0 13-3 26-12 36-9 11-18 12-32 12-7 1-8 1-10 1-1 0-3 0-3 4s3 4 8 4z"><text:p/></draw:path><draw:path draw:style-name="gr3" draw:text-style-name="P40" svg:width="0.0728in" svg:height="0.0752in" svg:x="2.3256in" svg:y="0.0717in" svg:viewBox="0 0 186 192" svg:d="M186 30c0-23-11-30-18-30-11 0-22 11-22 20 0 6 3 9 8 14 8 8 14 19 14 34 0 17-26 114-76 114-21 0-31-14-31-36 0-24 11-55 24-90 4-7 6-13 6-21 0-19-14-35-35-35-40 0-56 61-56 65 0 5 5 5 5 5 5 0 5-2 7-8 12-43 30-52 43-52 3 0 10 0 10 13 0 11-4 21-7 30-18 49-24 68-24 86 0 47 37 53 57 53 71 0 95-140 95-162z"><text:p/></draw:path><draw:path draw:style-name="gr3" draw:text-style-name="P40" svg:width="0.1106in" svg:height="0.1106in" svg:x="2.4531in" svg:y="0.048in" svg:viewBox="0 0 282 282" svg:d="M150 150h118c6 0 14 0 14-8 0-10-8-10-14-10h-118v-118c0-6 0-14-8-14-9 0-10 8-10 14v118h-118c-6 0-14 0-14 10 0 8 8 8 14 8h118v118c0 6 0 14 10 14 8 0 8-8 8-14z"><text:p/></draw:path><draw:path draw:style-name="gr3" draw:text-style-name="P40" svg:width="0.0673in" svg:height="0.0791in" svg:x="2.6138in" svg:y="0.0705in" svg:viewBox="0 0 172 202" svg:d="M49 96c13 6 27 6 36 6 11 0 35 0 35-13 0-11-16-12-31-12-9 0-24 1-40 8-9-5-17-13-17-24 0-26 42-42 80-42 7 0 22 0 39 12 5 4 6 5 9 5 6 0 12-6 12-12 0-8-27-24-56-24-49 0-94 29-94 61 0 18 15 29 16 30-25 13-38 37-38 57 0 27 24 54 70 54 55 0 79-38 79-44 0-3-3-4-5-4-1 0-2 1-4 2-6 11-16 26-67 26-26 0-62-7-62-37 0-14 12-36 38-49zM62 90c11-4 20-4 27-4 11 0 12 0 20 3-7 3-7 3-24 3-9 0-14 0-23-2z"><text:p/></draw:path><draw:path draw:style-name="gr3" draw:text-style-name="P40" svg:width="0.0193in" svg:height="0.0496in" svg:x="2.7008in" svg:y="0.128in" svg:viewBox="0 0 50 127" svg:d="M50 44c0-27-10-44-27-44-15 0-23 11-23 23 0 11 8 23 23 23 5 0 11-3 15-6 2-2 2-2 3-2v6c0 33-15 58-29 72-5 4-5 5-5 6 0 4 3 5 4 5 5 0 39-32 39-83z"><text:p/></draw:path><draw:path draw:style-name="gr3" draw:text-style-name="P40" svg:width="0.0673in" svg:height="0.0791in" svg:x="2.9303in" svg:y="0.0705in" svg:viewBox="0 0 172 202" svg:d="M49 96c13 6 27 6 36 6 11 0 35 0 35-13 0-11-16-12-31-12-9 0-24 1-40 8-9-5-17-13-17-24 0-26 42-42 80-42 7 0 22 0 39 12 5 4 6 5 9 5 6 0 12-6 12-12 0-8-27-24-56-24-49 0-94 29-94 61 0 18 15 29 16 30-25 13-38 37-38 57 0 27 24 54 70 54 55 0 79-38 79-44 0-3-3-4-5-4-1 0-2 1-4 2-6 11-16 26-67 26-26 0-62-7-62-37 0-14 12-36 38-49zM62 90c11-4 20-4 27-4 11 0 12 0 20 3-7 3-7 3-24 3-9 0-14 0-23-2z"><text:p/></draw:path><draw:path draw:style-name="gr3" draw:text-style-name="P40" svg:width="0.1106in" svg:height="0.039in" svg:x="3.0583in" svg:y="0.0835in" svg:viewBox="0 0 282 100" svg:d="M282 14c0-9-2-14-6-14-1 0-5 4-5 12-2 41-30 64-60 64-26 0-47-18-67-36-22-21-44-40-73-40-46 0-71 47-71 86 0 14 6 14 6 14 5 0 6-9 6-10 1-47 34-66 59-66 27 0 47 18 68 37 22 19 43 39 72 39 47 0 71-47 71-86z"><text:p/></draw:path><draw:path draw:style-name="gr3" draw:text-style-name="P40" svg:width="0.1398in" svg:height="0.1134in" svg:x="3.2307in" svg:y="0.0323in" svg:viewBox="0 0 356 289" svg:d="M304 44c3-16 12-30 45-31 3 0 7 0 7-8 0 0 0-5-6-5-13 0-28 1-42 1s-30-1-43-1c-2 0-8 0-8 8 0 5 5 5 8 5 24 0 29 10 29 18 0 3-1 9-1 10l-48 188-94-221c-3-8-3-8-13-8h-56c-9 0-14 0-14 8 0 5 5 5 12 5 3 0 29 0 29 4l-56 228c-4 17-11 30-46 31-2 0-7 0-7 8 0 4 2 5 6 5 13 0 28-1 42-1s30 1 43 1c3 0 9 0 9-8 0-5-5-5-10-5-24-1-28-10-28-18 0-4 2-6 3-11l55-223c2 2 2 4 4 7l105 250c4 7 5 8 9 8s4-1 6-8z"><text:p/></draw:path><draw:path draw:style-name="gr3" draw:text-style-name="P40" svg:width="0.039in" svg:height="0.1657in" svg:x="3.3917in" svg:y="0.0209in" svg:viewBox="0 0 100 422" svg:d="M100 419c0-1 0-3-9-10-53-53-66-133-66-198 0-73 16-146 69-199 6-6 6-6 6-7 0-4-3-5-5-5-5 0-43 29-69 83-21 47-26 93-26 128 0 34 5 84 28 132 26 53 62 79 67 79 2 0 5-1 5-3z"><text:p/></draw:path><draw:path draw:style-name="gr3" draw:text-style-name="P40" svg:width="0.0701in" svg:height="0.1146in" svg:x="3.4461in" svg:y="0.0335in" svg:viewBox="0 0 179 292" svg:d="M179 146c0-33-3-67-17-98-19-41-54-48-72-48-26 0-56 11-74 50-14 29-16 63-16 96s1 70 19 102c18 35 49 44 70 44 23 0 55-10 74-50 13-28 16-62 16-96zM89 282c-17 0-41-11-49-52-5-25-5-63-5-88 0-28 0-56 3-78 9-51 40-54 51-54 14 0 42 7 50 49 5 24 5 56 5 83 0 31 0 60-5 87-7 40-31 53-50 53z"><text:p/></draw:path><draw:path draw:style-name="gr3" draw:text-style-name="P40" svg:width="0.0193in" svg:height="0.0496in" svg:x="3.5366in" svg:y="0.128in" svg:viewBox="0 0 50 127" svg:d="M50 44c0-27-10-44-27-44-15 0-23 11-23 23 0 11 8 23 23 23 5 0 11-3 15-6 2-2 2-2 2-2 1 0 1 0 1 6 0 33-15 58-29 72-5 4-5 5-5 6 0 4 3 5 4 5 5 0 39-32 39-83z"><text:p/></draw:path><draw:path draw:style-name="gr3" draw:text-style-name="P40" svg:width="0.0772in" svg:height="0.1134in" svg:x="3.6016in" svg:y="0.0323in" svg:viewBox="0 0 197 289" svg:d="M144 32c4-15 5-19 38-19 11 0 15 0 15-8 0-5-5-5-7-5-12 0-44 1-56 1-13 0-44-1-56-1-4 0-8 0-8 8 0 5 3 5 12 5 16 0 28 0 28 9 0 1 0 2-1 6l-57 229c-4 15-5 19-39 19-9 0-13 0-13 8 0 5 5 5 6 5 13 0 43-1 56-1 12 0 44 1 57 1 3 0 8 0 8-8 0-5-3-5-13-5-7 0-10 0-18-1-8 0-11-3-11-7 0-3 1-6 3-10z"><text:p/></draw:path><draw:path draw:style-name="gr3" draw:text-style-name="P40" svg:width="0.0709in" svg:height="0.0524in" svg:x="3.674in" svg:y="0.1189in" svg:viewBox="0 0 181 134" svg:d="M23 113c-1 3-4 11-4 12 0 6 6 9 11 9s10-3 11-7c1-2 3-12 6-18 1-6 5-19 6-26 2-7 3-13 5-21 3-12 4-14 13-26 8-12 21-28 44-28 17 0 17 16 17 21 0 18-12 51-17 63-3 9-5 11-5 17 0 16 14 25 29 25 29 0 42-40 42-45 0-4-3-4-5-4-3 0-3 1-4 5-8 24-21 36-33 36-6 0-7-4-7-11 0-6 1-11 7-24 4-8 16-41 16-57 0-29-23-34-39-34-25 0-42 16-50 28-2-22-19-28-32-28-12 0-20 10-23 16-7 12-11 28-11 30 0 3 4 3 5 3 5 0 5-1 7-8 4-18 10-33 22-33 7 0 9 6 9 15 0 6-2 17-5 25-2 7-4 20-7 26z"><text:p/></draw:path><draw:path draw:style-name="gr3" draw:text-style-name="P40" svg:width="0.0878in" svg:height="0.0732in" svg:x="3.765in" svg:y="0.0744in" svg:viewBox="0 0 224 187" svg:d="M204 25c5 0 20 0 20-15 0-10-8-10-16-10h-96c-65 0-112 70-112 120 0 38 25 67 64 67 50 0 106-50 106-116 0-7 0-28-13-46zM64 179c-21 0-38-16-38-47 0-12 5-47 21-72 17-30 43-35 57-35 35 0 39 28 39 41 0 19-9 54-23 76-17 25-40 37-56 37z"><text:p/></draw:path><draw:path draw:style-name="gr3" draw:text-style-name="P40" svg:width="0.0516in" svg:height="0.0772in" svg:x="3.8665in" svg:y="0in" svg:viewBox="0 0 132 197" svg:d="M132 143h-11c0 7-3 24-7 27-2 2-25 2-30 2h-54c31-28 41-36 59-50 23-18 43-36 43-64 0-36-32-58-70-58-37 0-62 26-62 53 0 15 13 17 16 17 7 0 15-5 15-16 0-5-1-16-17-16 9-21 29-27 44-27 30 0 45 23 45 47 0 26-19 46-29 57l-72 71c-2 2-2 2-2 11h122z"><text:p/></draw:path><draw:path draw:style-name="gr3" draw:text-style-name="P40" svg:width="0.039in" svg:height="0.1657in" svg:x="3.9433in" svg:y="0.0209in" svg:viewBox="0 0 100 422" svg:d="M100 211c0-32-5-84-29-132-25-51-63-79-66-79-4 0-5 1-5 5 0 1 0 1 8 9 42 42 66 110 66 197 0 73-15 148-68 201-6 4-6 6-6 7 0 2 1 3 5 3 3 0 42-28 67-81 22-47 28-94 28-130z"><text:p/></draw:path></draw:g> <text:tab/>(<text:sequence text:ref-name="refEquation0" text:name="Equation" text:formula="ooow:Equation+1" style:num-format="1">1</text:sequence>)</text:p>
      <text:p text:style-name="P8">where <draw:g text:anchor-type="as-char" svg:y="-0.1138in" draw:z-index="27" draw:style-name="gr1"><svg:title>TexMaths</svg:title><svg:desc>12§display§X§svg§600§FALSE§</svg:desc><draw:polygon draw:style-name="gr2" draw:text-style-name="P41" svg:width="0.15in" svg:height="0.1126in" svg:x="0in" svg:y="0.0016in" svg:viewBox="0 0 382 287" draw:points="191,287 0,287 0,0 382,0 382,287"><text:p/></draw:polygon><draw:path draw:style-name="gr3" draw:text-style-name="P42" svg:width="0.137in" svg:height="0.113in" svg:x="0.0043in" svg:y="0in" svg:viewBox="0 0 349 288" svg:d="M194 115l-36-84c-1-3-2-5-2-6 0-2 7-11 25-12 4 0 8-1 8-8 0-5-4-5-6-5-18 0-36 1-54 1-10 0-35-1-46-1-3 0-9 0-9 8 0 5 5 5 11 5 25 0 28 4 31 13l51 119-90 96-5 4c-22 22-41 29-62 30-6 0-10 0-10 9 0 1 0 4 6 4 12 0 26-1 40-1 15 0 32 1 46 1 3 0 9 0 9-8 0-5-5-5-6-5-4 0-17-1-17-13 0-6 7-13 12-19l43-45 37-41 43 100c3 5 3 5 3 6 0 4-9 11-25 12-4 0-9 2-9 9 0 4 5 4 7 4 12 0 41-1 53-1 11 0 36 1 47 1 4 0 8 0 8-8 0-5-4-5-7-5-29 0-30-1-37-18-17-39-44-105-54-130 29-30 73-80 86-92 12-11 29-21 54-22 5 0 10 0 10-8 0 0 0-5-6-5-13 0-26 1-40 1-15 0-32-1-46-1-3 0-9 0-9 8 0 4 3 5 5 5 4 0 17 1 17 13 0 6-5 11-7 16z"><text:p/></draw:path></draw:g> are domestic factors, and <draw:g text:anchor-type="as-char" svg:y="-0.1138in" draw:z-index="28" draw:style-name="gr1"><svg:title>TexMaths</svg:title><svg:desc>12§display§W_1§svg§600§FALSE§</svg:desc><draw:polygon draw:style-name="gr2" draw:text-style-name="P41" svg:width="0.2217in" svg:height="0.1386in" svg:x="0in" svg:y="0.0016in" svg:viewBox="0 0 564 353" draw:points="283,353 0,353 0,0 564,0 564,353"><text:p/></draw:polygon><draw:path draw:style-name="gr3" draw:text-style-name="P42" svg:width="0.1646in" svg:height="0.1177in" svg:x="0.0091in" svg:y="0in" svg:viewBox="0 0 419 300" svg:d="M364 49c11-19 21-33 47-36 4 0 8 0 8-8 0-3-1-5-4-5-11 0-23 1-33 1-14 0-30-1-44-1-2 0-8 0-8 8 0 5 3 5 7 5 9 0 24 4 24 17 0 5-1 7-5 13l-114 201-15-210c-2-10-2-21 28-21 7 0 12 0 12-8 0-5-5-5-7-5-17 0-33 1-51 1-10 0-34-1-45-1-2 0-7 0-7 8 0 5 4 5 10 5 19 0 21 3 22 11l3 33-107 187-17-215c0-6 0-16 33-16 4 0 9 0 9-8 0-5-6-5-6-5-17 0-34 1-52 1-15 0-30-1-45-1-1 0-7 0-7 8 0 5 4 5 11 5 20 0 21 4 21 16l20 260c1 7 1 11 7 11 5 0 6-3 9-10l125-217 16 216c1 8 2 11 7 11s7-5 9-9z"><text:p/></draw:path><draw:path draw:style-name="gr3" draw:text-style-name="P42" svg:width="0.0425in" svg:height="0.0772in" svg:x="0.1689in" svg:y="0.0614in" svg:viewBox="0 0 109 197" svg:d="M67 8c0-8 0-8-8-8-19 19-47 19-59 19v11c7 0 26 0 43-8v151c0 10 0 14-30 14h-11v10c5 0 42-1 53-1 10 0 47 1 54 1v-10h-12c-30 0-30-4-30-14z"><text:p/></draw:path></draw:g>, <draw:g text:anchor-type="as-char" svg:y="-0.1138in" draw:z-index="29" draw:style-name="gr1"><svg:title>TexMaths</svg:title><svg:desc>12§display§W_2§svg§600§FALSE§</svg:desc><draw:polygon draw:style-name="gr2" draw:text-style-name="P41" svg:width="0.2217in" svg:height="0.1386in" svg:x="0in" svg:y="0.0016in" svg:viewBox="0 0 564 353" draw:points="283,353 0,353 0,0 564,0 564,353"><text:p/></draw:polygon><draw:path draw:style-name="gr3" draw:text-style-name="P42" svg:width="0.1646in" svg:height="0.1177in" svg:x="0.0091in" svg:y="0in" svg:viewBox="0 0 419 300" svg:d="M364 49c11-19 21-33 47-36 4 0 8 0 8-8 0-3-1-5-4-5-11 0-23 1-33 1-14 0-30-1-44-1-2 0-8 0-8 8 0 5 3 5 7 5 9 0 24 4 24 17 0 5-1 7-5 13l-114 201-15-210c-2-10-2-21 28-21 7 0 12 0 12-8 0-5-5-5-7-5-17 0-33 1-51 1-10 0-34-1-45-1-2 0-7 0-7 8 0 5 4 5 10 5 19 0 21 3 22 11l3 33-107 187-17-215c0-6 0-16 33-16 4 0 9 0 9-8 0-5-6-5-6-5-17 0-34 1-52 1-15 0-30-1-45-1-1 0-7 0-7 8 0 5 4 5 11 5 20 0 21 4 21 16l20 260c1 7 1 11 7 11 5 0 6-3 9-10l125-217 16 216c1 8 2 11 7 11s7-5 9-9z"><text:p/></draw:path><draw:path draw:style-name="gr3" draw:text-style-name="P42" svg:width="0.0516in" svg:height="0.0772in" svg:x="0.1634in" svg:y="0.0614in" svg:viewBox="0 0 132 197" svg:d="M132 143h-11c0 7-4 24-7 28-3 1-25 1-30 1h-54c31-28 41-36 59-49 22-18 43-36 43-65 0-36-33-58-70-58s-62 26-62 53c0 16 13 17 16 17 7 0 15-5 15-16 0-5-1-15-17-15 9-22 29-28 44-28 29 0 45 23 45 47 0 26-19 47-29 58l-72 71c-2 2-2 2-2 10h122z"><text:p/></draw:path></draw:g> and <draw:g text:anchor-type="as-char" svg:y="-0.1161in" draw:z-index="30" draw:style-name="gr1"><svg:title>TexMaths</svg:title><svg:desc>12§display§W_3§svg§600§FALSE§</svg:desc><draw:polygon draw:style-name="gr2" draw:text-style-name="P41" svg:width="0.2217in" svg:height="0.1382in" svg:x="0in" svg:y="0.0008in" svg:viewBox="0 0 564 352" draw:points="283,352 0,352 0,0 564,0 564,352"><text:p/></draw:polygon><draw:path draw:style-name="gr3" draw:text-style-name="P42" svg:width="0.1646in" svg:height="0.1173in" svg:x="0.0091in" svg:y="0in" svg:viewBox="0 0 419 299" svg:d="M364 49c11-19 21-33 47-36 4 0 8 0 8-8 0-3-1-5-4-5-11 0-23 1-33 1-14 0-30-1-44-1-2 0-8 0-8 8 0 5 3 5 7 5 9 0 24 4 24 17 0 5-1 7-5 13l-114 201-15-210c-2-10-2-21 28-21 7 0 12 0 12-8 0-5-5-5-7-5-17 0-33 1-51 1-10 0-34-1-45-1-2 0-7 0-7 8 0 5 4 5 10 5 19 0 21 3 22 11l3 32-107 188-17-215c0-6 0-16 33-16 4 0 9 0 9-8 0-5-6-5-6-5-17 0-34 1-52 1-15 0-30-1-45-1-1 0-7 0-7 8 0 5 4 5 11 5 20 0 21 4 21 16l20 259c1 7 1 11 7 11 5 0 6-3 9-10l125-216 16 215c1 8 2 11 7 11s7-5 9-9z"><text:p/></draw:path><draw:path draw:style-name="gr3" draw:text-style-name="P42" svg:width="0.0535in" svg:height="0.0795in" svg:x="0.1622in" svg:y="0.0602in" svg:viewBox="0 0 137 203" svg:d="M65 98c24 0 40 16 40 48 0 36-21 47-39 47-12 0-37-2-50-20 14 0 18-11 18-17 0-10-8-16-17-16s-17 5-17 17c0 28 31 46 67 46 41 0 70-28 70-57 0-24-20-46-52-54 31-10 42-33 42-51 0-23-26-41-60-41-32 0-57 16-57 40 0 10 6 15 15 15s15-6 15-14c0-10-6-16-15-16 10-13 30-17 42-17 13 0 31 8 31 33 0 13-3 26-12 36-9 11-18 12-32 12-7 1-8 1-10 1-1 0-2 0-2 4s2 4 7 4z"><text:p/></draw:path></draw:g> are the networks described in the previous section. <text:span text:style-name="T42">Unfortunately, this model, which has been well studied, cannot be used in the case in which </text:span><text:span text:style-name="T42"><draw:g text:anchor-type="as-char" svg:y="-0.1138in" draw:z-index="31" draw:style-name="gr1"><svg:title>TexMaths</svg:title><svg:desc>12§display§W_1§svg§600§FALSE§</svg:desc><draw:polygon draw:style-name="gr2" draw:text-style-name="P41" svg:width="0.2217in" svg:height="0.1386in" svg:x="0in" svg:y="0.0012in" svg:viewBox="0 0 564 353" draw:points="283,353 0,353 0,0 564,0 564,353"><text:p/></draw:polygon><draw:path draw:style-name="gr3" draw:text-style-name="P42" svg:width="0.1646in" svg:height="0.1177in" svg:x="0.0091in" svg:y="0in" svg:viewBox="0 0 419 300" svg:d="M364 49c11-19 21-33 47-36 4 0 8 0 8-8 0-3-1-5-4-5-11 0-23 1-33 1-14 0-30-1-44-1-2 0-8 0-8 8 0 5 3 5 7 5 9 0 24 4 24 17 0 5-1 7-5 13l-114 201-15-210c-2-10-2-21 28-21 7 0 12 0 12-8 0-5-5-5-7-5-17 0-33 1-51 1-10 0-34-1-45-1-2 0-7 0-7 8 0 5 4 5 10 5 19 0 21 3 22 11l3 33-107 187-17-215c0-6 0-16 33-16 4 0 9 0 9-8 0-5-6-5-6-5-17 0-34 1-52 1-15 0-30-1-45-1-1 0-7 0-7 8 0 5 4 5 11 5 20 0 21 4 21 16l20 260c1 7 1 11 7 11 5 0 6-3 9-10l125-217 16 216c1 8 2 11 7 11s7-5 9-9z"><text:p/></draw:path><draw:path draw:style-name="gr3" draw:text-style-name="P42" svg:width="0.0425in" svg:height="0.0772in" svg:x="0.1689in" svg:y="0.0614in" svg:viewBox="0 0 109 197" svg:d="M67 8c0-8 0-8-8-8-19 19-47 19-59 19v11c7 0 26 0 43-8v151c0 10 0 14-30 14h-11v10c5 0 42-1 53-1 10 0 47 1 54 1v-10h-12c-30 0-30-4-30-14z"><text:p/></draw:path></draw:g></text:span><text:span text:style-name="T42"> is endogenous, in other words, in the presence of homophily. This leads us to another method.</text:span></text:p>
      <text:p text:style-name="P3">In <text:reference-mark-start text:name="ADDIN CSL_CITATION {&quot;mendeley&quot;: {&quot;formattedCitation&quot;: &quot;&lt;sup&gt;17&lt;/sup&gt;&quot;, &quot;plainTextFormattedCitation&quot;: &quot;17&quot;, &quot;previouslyFormattedCitation&quot;: &quot;&lt;sup&gt;17&lt;/sup&gt;&quot;}, &quot;citationItems&quot;: [{&quot;itemData&quot;: {&quot;DOI&quot;: &quot;10.1073/pnas.0908800106&quot;, &quot;id&quot;: &quot;ITEM-1&quot;, &quot;ISSN&quot;: &quot;0027-8424&quot;, &quot;type&quot;: &quot;article-journal&quot;, &quot;issue&quot;: &quot;51&quot;, &quot;author&quot;: [{&quot;dropping-particle&quot;: &quot;&quot;, &quot;given&quot;: &quot;Sinan&quot;, &quot;family&quot;: &quot;Aral&quot;, &quot;suffix&quot;: &quot;&quot;, &quot;parse-names&quot;: false, &quot;non-dropping-particle&quot;: &quot;&quot;}, {&quot;dropping-particle&quot;: &quot;&quot;, &quot;given&quot;: &quot;Lev&quot;, &quot;family&quot;: &quot;Muchnik&quot;, &quot;suffix&quot;: &quot;&quot;, &quot;parse-names&quot;: false, &quot;non-dropping-particle&quot;: &quot;&quot;}, {&quot;dropping-particle&quot;: &quot;&quot;, &quot;given&quot;: &quot;Arun&quot;, &quot;family&quot;: &quot;Sundararajan&quot;, &quot;suffix&quot;: &quot;&quot;, &quot;parse-names&quot;: false, &quot;non-dropping-particle&quot;: &quot;&quot;}], &quot;volume&quot;: &quot;106&quot;, &quot;page&quot;: &quot;21544-21549&quot;, &quot;abstract&quot;: &quot;Node characteristics and behaviors are often correlated with the structure of social networks over time. While evidence of this type of assortative mixing and temporal clustering of behaviors among linked nodes is used to support claims of peer influence and social contagion in networks, homophily may also explain such evidence. Here we develop a dynamic matched sample estimation framework to distinguish influence and homophily effects in dynamic networks, and we apply this framework to a global instant messaging network of 27.4 million users, using data on the day-by-day adoption of a mobile service application and users' longitudinal behavioral, demographic, and geographic data. We find that previous methods overestimate peer influence in product adoption decisions in this network by 300-700%, and that homophily explains &gt;50% of the perceived behavioral contagion. These findings and methods are essential to both our understanding of the mechanisms that drive contagions in networks and our knowledge of how to propagate or combat them in domains as diverse as epidemiology, marketing, development economics, and public health.&quot;, &quot;issued&quot;: {&quot;date-parts&quot;: [[&quot;2009&quot;]]}, &quot;ISBN&quot;: &quot;00278424&quot;, &quot;title&quot;: &quot;Distinguishing influence-based contagion from homophily-driven diffusion in dynamic networks.&quot;, &quot;container-title&quot;: &quot;Proceedings of the National Academy of Sciences of the United States of America&quot;, &quot;PMID&quot;: &quot;20007780&quot;}, &quot;uris&quot;: [&quot;http://www.mendeley.com/documents/?uuid=31e8514e-de07-48ef-ae83-9603fa8b9ff6&quot;], &quot;id&quot;: &quot;ITEM-1&quot;}], &quot;schema&quot;: &quot;https://github.com/citation-style-language/schema/raw/master/csl-citation.json&quot;, &quot;properties&quot;: {&quot;noteIndex&quot;: 0}} RND4j8P7vHUAI"/><text:span text:style-name="T33">17</text:span><text:reference-mark-end text:name="ADDIN CSL_CITATION {&quot;mendeley&quot;: {&quot;formattedCitation&quot;: &quot;&lt;sup&gt;17&lt;/sup&gt;&quot;, &quot;plainTextFormattedCitation&quot;: &quot;17&quot;, &quot;previouslyFormattedCitation&quot;: &quot;&lt;sup&gt;17&lt;/sup&gt;&quot;}, &quot;citationItems&quot;: [{&quot;itemData&quot;: {&quot;DOI&quot;: &quot;10.1073/pnas.0908800106&quot;, &quot;id&quot;: &quot;ITEM-1&quot;, &quot;ISSN&quot;: &quot;0027-8424&quot;, &quot;type&quot;: &quot;article-journal&quot;, &quot;issue&quot;: &quot;51&quot;, &quot;author&quot;: [{&quot;dropping-particle&quot;: &quot;&quot;, &quot;given&quot;: &quot;Sinan&quot;, &quot;family&quot;: &quot;Aral&quot;, &quot;suffix&quot;: &quot;&quot;, &quot;parse-names&quot;: false, &quot;non-dropping-particle&quot;: &quot;&quot;}, {&quot;dropping-particle&quot;: &quot;&quot;, &quot;given&quot;: &quot;Lev&quot;, &quot;family&quot;: &quot;Muchnik&quot;, &quot;suffix&quot;: &quot;&quot;, &quot;parse-names&quot;: false, &quot;non-dropping-particle&quot;: &quot;&quot;}, {&quot;dropping-particle&quot;: &quot;&quot;, &quot;given&quot;: &quot;Arun&quot;, &quot;family&quot;: &quot;Sundararajan&quot;, &quot;suffix&quot;: &quot;&quot;, &quot;parse-names&quot;: false, &quot;non-dropping-particle&quot;: &quot;&quot;}], &quot;volume&quot;: &quot;106&quot;, &quot;page&quot;: &quot;21544-21549&quot;, &quot;abstract&quot;: &quot;Node characteristics and behaviors are often correlated with the structure of social networks over time. While evidence of this type of assortative mixing and temporal clustering of behaviors among linked nodes is used to support claims of peer influence and social contagion in networks, homophily may also explain such evidence. Here we develop a dynamic matched sample estimation framework to distinguish influence and homophily effects in dynamic networks, and we apply this framework to a global instant messaging network of 27.4 million users, using data on the day-by-day adoption of a mobile service application and users' longitudinal behavioral, demographic, and geographic data. We find that previous methods overestimate peer influence in product adoption decisions in this network by 300-700%, and that homophily explains &gt;50% of the perceived behavioral contagion. These findings and methods are essential to both our understanding of the mechanisms that drive contagions in networks and our knowledge of how to propagate or combat them in domains as diverse as epidemiology, marketing, development economics, and public health.&quot;, &quot;issued&quot;: {&quot;date-parts&quot;: [[&quot;2009&quot;]]}, &quot;ISBN&quot;: &quot;00278424&quot;, &quot;title&quot;: &quot;Distinguishing influence-based contagion from homophily-driven diffusion in dynamic networks.&quot;, &quot;container-title&quot;: &quot;Proceedings of the National Academy of Sciences of the United States of America&quot;, &quot;PMID&quot;: &quot;20007780&quot;}, &quot;uris&quot;: [&quot;http://www.mendeley.com/documents/?uuid=31e8514e-de07-48ef-ae83-9603fa8b9ff6&quot;], &quot;id&quot;: &quot;ITEM-1&quot;}], &quot;schema&quot;: &quot;https://github.com/citation-style-language/schema/raw/master/csl-citation.json&quot;, &quot;properties&quot;: {&quot;noteIndex&quot;: 0}} RND4j8P7vHUAI"/>⁠ a new method for identifying contagion in the presence of homophily is exposed. Based on the Neyman-Rubin Causal Model framework <text:reference-mark-start text:name="ADDIN CSL_CITATION {&quot;mendeley&quot;: {&quot;formattedCitation&quot;: &quot;&lt;sup&gt;18&lt;/sup&gt;&quot;, &quot;plainTextFormattedCitation&quot;: &quot;18&quot;, &quot;previouslyFormattedCitation&quot;: &quot;&lt;sup&gt;18&lt;/sup&gt;&quot;}, &quot;citationItems&quot;: [{&quot;itemData&quot;: {&quot;DOI&quot;: &quot;10.1093/oxfordhb/9780199286546.003.0011&quot;, &quot;author&quot;: [{&quot;dropping-particle&quot;: &quot;&quot;, &quot;given&quot;: &quot;Jasjeet S.&quot;, &quot;family&quot;: &quot;Sekhon&quot;, &quot;suffix&quot;: &quot;&quot;, &quot;parse-names&quot;: false, &quot;non-dropping-particle&quot;: &quot;&quot;}], &quot;id&quot;: &quot;ITEM-1&quot;, &quot;ISSN&quot;: &quot;00223433&quot;, &quot;abstract&quot;: &quot;This article presents a detailed discussion of the Neyman-Rubin model of causal inference. Additionally, it describes under what conditions \u2018matching\u2019 approaches can lead to valid inferences, and what kinds of compromises sometimes have to be made with respect to generalizability to ensure valid causal inferences. Moreover, the article summarizes Mill's first three canons and shows the importance of taking chance into account and comparing conditional probabilities when chance variations cannot be ignored. The significance of searching for causal mechanisms is often overestimated by political scientists and this sometimes leads to an underestimate of the importance of comparing conditional probabilities. The search for causal mechanisms is probably especially useful when working with observational data. Machine learning algorithms can be used against the matching problem.&quot;, &quot;issued&quot;: {&quot;date-parts&quot;: [[&quot;2008&quot;]]}, &quot;ISBN&quot;: &quot;9780191577307&quot;, &quot;title&quot;: &quot;The Neyman-Rubin Model of Causal Inference and Estimation Via Matching Methods&quot;, &quot;type&quot;: &quot;article-journal&quot;, &quot;container-title&quot;: &quot;The Oxford Handbook of Political Methodology&quot;, &quot;PMID&quot;: &quot;15323269&quot;}, &quot;uris&quot;: [&quot;http://www.mendeley.com/documents/?uuid=d085e2e2-ff2d-4f3c-9462-982c33e95e66&quot;], &quot;id&quot;: &quot;ITEM-1&quot;}], &quot;schema&quot;: &quot;https://github.com/citation-style-language/schema/raw/master/csl-citation.json&quot;, &quot;properties&quot;: {&quot;noteIndex&quot;: 0}} RND7J8qHpiG0D"/><text:span text:style-name="T33">18</text:span><text:reference-mark-end text:name="ADDIN CSL_CITATION {&quot;mendeley&quot;: {&quot;formattedCitation&quot;: &quot;&lt;sup&gt;18&lt;/sup&gt;&quot;, &quot;plainTextFormattedCitation&quot;: &quot;18&quot;, &quot;previouslyFormattedCitation&quot;: &quot;&lt;sup&gt;18&lt;/sup&gt;&quot;}, &quot;citationItems&quot;: [{&quot;itemData&quot;: {&quot;DOI&quot;: &quot;10.1093/oxfordhb/9780199286546.003.0011&quot;, &quot;author&quot;: [{&quot;dropping-particle&quot;: &quot;&quot;, &quot;given&quot;: &quot;Jasjeet S.&quot;, &quot;family&quot;: &quot;Sekhon&quot;, &quot;suffix&quot;: &quot;&quot;, &quot;parse-names&quot;: false, &quot;non-dropping-particle&quot;: &quot;&quot;}], &quot;id&quot;: &quot;ITEM-1&quot;, &quot;ISSN&quot;: &quot;00223433&quot;, &quot;abstract&quot;: &quot;This article presents a detailed discussion of the Neyman-Rubin model of causal inference. Additionally, it describes under what conditions \u2018matching\u2019 approaches can lead to valid inferences, and what kinds of compromises sometimes have to be made with respect to generalizability to ensure valid causal inferences. Moreover, the article summarizes Mill's first three canons and shows the importance of taking chance into account and comparing conditional probabilities when chance variations cannot be ignored. The significance of searching for causal mechanisms is often overestimated by political scientists and this sometimes leads to an underestimate of the importance of comparing conditional probabilities. The search for causal mechanisms is probably especially useful when working with observational data. Machine learning algorithms can be used against the matching problem.&quot;, &quot;issued&quot;: {&quot;date-parts&quot;: [[&quot;2008&quot;]]}, &quot;ISBN&quot;: &quot;9780191577307&quot;, &quot;title&quot;: &quot;The Neyman-Rubin Model of Causal Inference and Estimation Via Matching Methods&quot;, &quot;type&quot;: &quot;article-journal&quot;, &quot;container-title&quot;: &quot;The Oxford Handbook of Political Methodology&quot;, &quot;PMID&quot;: &quot;15323269&quot;}, &quot;uris&quot;: [&quot;http://www.mendeley.com/documents/?uuid=d085e2e2-ff2d-4f3c-9462-982c33e95e66&quot;], &quot;id&quot;: &quot;ITEM-1&quot;}], &quot;schema&quot;: &quot;https://github.com/citation-style-language/schema/raw/master/csl-citation.json&quot;, &quot;properties&quot;: {&quot;noteIndex&quot;: 0}} RND7J8qHpiG0D"/><text:span text:style-name="T7">, in particular, on matching methods. In their paper, they paraphrase the contagion question as follows, instead of observing exposure as a continuous variable, they dichotomize </text:span><text:span text:style-name="T12">exposure</text:span><text:span text:style-name="T8"> </text:span><text:span text:style-name="T7">defining several thresholds, in particular, for each time point, </text:span><text:span text:style-name="T12">individual </text:span><text:span text:style-name="T12"><draw:g text:anchor-type="as-char" svg:y="-0.111in" draw:z-index="32" draw:style-name="gr1"><svg:title>TexMaths</svg:title><svg:desc>12§display§i§svg§600§FALSE§</svg:desc><draw:polygon draw:style-name="gr2" draw:text-style-name="P41" svg:width="0.0575in" svg:height="0.1087in" svg:x="0in" svg:y="0.0004in" svg:viewBox="0 0 147 277" draw:points="73,277 0,277 0,0 147,0 147,277"><text:p/></draw:polygon><draw:path draw:style-name="gr3" draw:text-style-name="P42" svg:width="0.0441in" svg:height="0.111in" svg:x="0.0047in" svg:y="0in" svg:viewBox="0 0 113 283" svg:d="M109 16c0-9-6-16-16-16-11 0-23 11-23 23 0 7 6 14 17 14 9 0 22-10 22-21zM77 173c5-12 5-13 8-24 4-8 6-14 6-22 0-20-13-35-34-35-41 0-57 61-57 66 0 3 5 3 5 3 5 0 5-1 7-7 12-39 29-53 43-53 4 0 11 0 11 14 0 9-3 18-5 22-3 11-23 60-30 78-3 11-9 25-9 33 0 21 14 35 35 35 40 0 56-61 56-64 0-5-4-5-5-5-5 0-5 1-7 8-7 26-22 51-43 51-7 0-11-3-11-13s4-16 13-43z"><text:p/></draw:path></draw:g></text:span><text:span text:style-name="T12">‘s</text:span><text:span text:style-name="T7"> </text:span><text:span text:style-name="T12">treatment at time </text:span><text:span text:style-name="T12"><draw:g text:anchor-type="as-char" svg:y="-0.1071in" draw:z-index="33" draw:style-name="gr1"><svg:title>TexMaths</svg:title><svg:desc>12§display§t§svg§600§FALSE§</svg:desc><draw:polygon draw:style-name="gr2" draw:text-style-name="P41" svg:width="0.0594in" svg:height="0.102in" svg:x="0in" svg:y="0.0016in" svg:viewBox="0 0 152 260" draw:points="76,260 0,260 0,0 152,0 152,260"><text:p/></draw:polygon><draw:path draw:style-name="gr3" draw:text-style-name="P42" svg:width="0.0508in" svg:height="0.1063in" svg:x="0.0039in" svg:y="0in" svg:viewBox="0 0 130 271" svg:d="M78 96h39c8 0 13 0 13-8 0-5-5-5-12-5h-37c16-60 17-69 17-71 0-7-5-12-12-12-1 0-13 0-17 16l-16 67h-40c-8 0-13 0-13 8 0 5 4 5 12 5h37c-30 121-32 128-32 135 0 23 16 40 39 40 43 0 67-63 67-65 0-5-4-5-5-5-3 0-5 1-6 6-19 44-40 54-55 54-9 0-13-5-13-19 0-11 0-13 3-21z"><text:p/></draw:path></draw:g></text:span><text:span text:style-name="T12">, </text:span><text:span text:style-name="T7"><draw:g text:anchor-type="as-char" svg:y="-0.1146in" draw:z-index="2" draw:style-name="gr1"><svg:title>TexMaths</svg:title><svg:desc>12§inline§T_{ilt}§svg§600§FALSE§</svg:desc><draw:polygon draw:style-name="gr2" draw:text-style-name="P39" svg:width="0.2362in" svg:height="0.1378in" svg:x="0in" svg:y="0in" svg:viewBox="0 0 601 351" draw:points="300,351 0,351 0,0 601,0 601,351"><text:p/></draw:polygon><draw:path draw:style-name="gr3" draw:text-style-name="P40" svg:width="0.113in" svg:height="0.1122in" svg:x="0.0039in" svg:y="0.0004in" svg:viewBox="0 0 288 286" svg:d="M171 30c3-12 4-14 9-16 5-1 18-1 28-1 42 0 61 1 61 35 0 6-1 23-3 33 0 3-2 8-2 9 0 2 2 5 5 5 5 0 6-3 7-10l11-73c1-2 1-6 1-7 0-5-4-5-12-5h-234c-11 0-11 0-14 8l-26 75c0 1-2 7-2 8 0 2 2 4 5 4 5 0 5-2 7-9 23-66 34-73 97-73h16c12 0 12 1 12 5 0 2-1 8-1 10l-57 224c-5 16-6 21-50 21-16 0-18 0-18 8 0 5 5 5 7 5 11 0 23-1 35-1s24 0 36 0 24 0 35 0c12 0 25 1 37 1 4 0 10 0 10-8 0-5-4-5-15-5s-17 0-27-1c-12-2-16-3-16-9 0-1 0-3 1-9z"><text:p/></draw:path><draw:path draw:style-name="gr3" draw:text-style-name="P40" svg:width="0.0354in" svg:height="0.0783in" svg:x="0.1024in" svg:y="0.0606in" svg:viewBox="0 0 91 200" svg:d="M83 11c0-5-4-11-12-11-9 0-17 7-17 17 0 5 4 11 12 11s17-9 17-17zM22 162c-2 3-3 7-3 13 0 13 12 25 29 25 30 0 43-42 43-46s-4-4-4-4c-5 0-5 2-7 6-7 22-20 35-32 35-6 0-7-4-7-10 0-8 2-12 5-19 3-9 6-16 9-24s13-34 15-37c1-4 2-8 2-10 0-14-12-25-29-25-30 0-43 40-43 45 0 4 4 4 5 4 5 0 5-1 6-5 7-25 20-36 31-36 5 0 8 3 8 11 0 6-2 11-9 29z"><text:p/></draw:path><draw:path draw:style-name="gr3" draw:text-style-name="P40" svg:width="0.026in" svg:height="0.0815in" svg:x="0.1508in" svg:y="0.0571in" svg:viewBox="0 0 67 208" svg:d="M66 8c0 0 1-3 1-4 0-2-1-4-5-4-6 0-31 2-38 2-2 2-6 2-6 8 0 4 4 4 7 4 15 0 15 2 15 4s0 5-2 7l-37 146c-1 2-1 6-1 10 0 19 17 27 31 27 7 0 17-2 24-15 7-11 11-29 11-30 0-4-4-4-5-4-3 0-5 3-6 7-3 15-9 34-23 34-7 0-9-7-9-15 0-3 1-8 1-12z"><text:p/></draw:path><draw:path draw:style-name="gr3" draw:text-style-name="P40" svg:width="0.0394in" svg:height="0.0736in" svg:x="0.1909in" svg:y="0.065in" svg:viewBox="0 0 101 188" svg:d="M61 68h30c6 0 10 0 10-7 0-4-4-4-8-4h-29l10-44c0-1 2-2 2-3 0-6-4-10-10-10-8 0-12 5-14 13-3 7 1-7-12 44h-30c-6 0-10 0-10 6 0 5 4 5 8 5h29l-18 70c-1 8-3 18-3 22 0 17 14 28 31 28 33 0 53-41 53-46 0-3-5-3-5-3-4 0-5 1-7 6-9 18-23 34-40 34-6 0-11-3-11-14 0-2 1-9 3-12z"><text:p/></draw:path></draw:g></text:span><text:span text:style-name="T7">, </text:span><text:span text:style-name="T12">is defined as follows</text:span><text:span text:style-name="T7"> :</text:span></text:p>
      <text:p text:style-name="P2"><text:soft-page-break/><text:span text:style-name="T7"><text:tab/></text:span><text:span text:style-name="T7"><draw:g text:anchor-type="as-char" svg:y="-0.2402in" draw:z-index="3" draw:style-name="gr1"><svg:title>TexMaths</svg:title><svg:desc>12§display§T_{ilt} = \left\{\begin{array}{ll}
1 &amp; \mbox{if}\quad e_{it} &gt; l \\
0 &amp; \mbox{otherwise}
\end{array}\right.§svg§600§FALSE§</svg:desc><draw:polygon draw:style-name="gr2" draw:text-style-name="P39" svg:width="1.6413in" svg:height="0.3972in" svg:x="0in" svg:y="0in" svg:viewBox="0 0 4170 1010" draw:points="2084,1010 0,1010 0,0 4170,0 4170,1010"><text:p/></draw:polygon><draw:path draw:style-name="gr3" draw:text-style-name="P40" svg:width="0.113in" svg:height="0.1126in" svg:x="0.0039in" svg:y="0.1283in" svg:viewBox="0 0 288 287" svg:d="M170 30c4-12 5-14 10-16 5-1 18-1 28-1 42 0 61 1 61 35 0 6-1 23-4 34 0 2-1 7-1 8 0 2 1 5 5 5 5 0 6-3 7-10l11-73c1-2 1-6 1-7 0-5-5-5-12-5h-234c-11 0-11 0-14 8l-26 75c0 1-2 7-2 8 0 3 2 4 5 4 5 0 5-1 7-9 23-66 34-73 97-73h16c12 0 12 1 12 5 0 2-1 8-1 10l-57 225c-5 16-6 21-50 21-16 0-18 0-18 8 0 5 5 5 7 5 11 0 23-1 35-1s24 0 36 0 24 0 35 0c12 0 25 1 37 1 3 0 9 0 9-8 0-5-3-5-14-5s-17 0-28-1c-12-2-15-3-15-9 0-1 0-3 1-9z"><text:p/></draw:path><draw:path draw:style-name="gr3" draw:text-style-name="P40" svg:width="0.0354in" svg:height="0.0787in" svg:x="0.102in" svg:y="0.1902in" svg:viewBox="0 0 91 201" svg:d="M83 11c0-5-4-11-12-11-9 0-17 7-17 17 0 5 4 11 12 11s17-9 17-17zM22 162c-2 4-3 7-3 13 0 14 12 26 29 26 30 0 43-42 43-46 0-5-5-5-5-5-4 0-4 3-6 6-7 23-20 36-32 36-6 0-7-5-7-11 0-7 2-12 5-19 3-8 6-15 9-24 3-7 13-34 15-37 1-4 2-7 2-10 0-14-12-25-29-25-30 0-43 41-43 46 0 3 4 3 5 3 5 0 5-1 6-5 7-25 20-36 31-36 5 0 8 3 8 11 0 6-2 11-9 29z"><text:p/></draw:path><draw:path draw:style-name="gr3" draw:text-style-name="P40" svg:width="0.026in" svg:height="0.0819in" svg:x="0.1508in" svg:y="0.185in" svg:viewBox="0 0 67 209" svg:d="M66 8c0 0 1-3 1-4 0-2-1-4-5-4-6 0-31 2-38 2-2 2-6 2-6 8 0 4 4 4 7 4 15 0 15 2 15 4s0 5-2 7l-37 147c-1 2-1 6-1 9 0 20 17 28 31 28 7 0 17-2 24-16 7-10 11-28 11-30 0-3-4-3-5-3-3 0-5 2-6 7-3 14-9 34-23 34-7 0-9-8-9-15 0-3 1-8 1-12z"><text:p/></draw:path><draw:path draw:style-name="gr3" draw:text-style-name="P40" svg:width="0.0394in" svg:height="0.074in" svg:x="0.1909in" svg:y="0.1933in" svg:viewBox="0 0 101 189" svg:d="M61 68h30c6 0 10 0 10-7 0-3-4-3-9-3h-28l10-45c0-1 2-2 2-3 0-6-4-10-10-10-8 0-12 5-14 13-3 7 1-7-12 45h-30c-6 0-10 0-10 6 0 4 4 4 8 4h29l-18 70c-1 9-3 18-3 23 0 17 14 28 31 28 33 0 53-41 53-46 0-4-5-4-5-4-4 0-5 1-7 6-9 18-23 35-40 35-6 0-11-3-11-14 0-3 1-10 3-12z"><text:p/></draw:path><draw:path draw:style-name="gr3" draw:text-style-name="P40" svg:width="0.1106in" svg:height="0.039in" svg:x="0.3in" svg:y="0.1799in" svg:viewBox="0 0 282 100" svg:d="M268 17c6 0 14 0 14-9 0-8-8-8-14-8h-254c-6 0-14 0-14 8 0 9 8 9 14 9zM268 100c6 0 14 0 14-9 0-8-8-8-14-8h-254c-6 0-14 0-14 8 0 9 8 9 14 9z"><text:p/></draw:path><draw:path draw:style-name="gr3" draw:text-style-name="P40" svg:width="0.0807in" svg:height="0.3988in" svg:x="0.4874in" svg:y="0in" svg:viewBox="0 0 206 1014" svg:d="M121 646c0-20 0-52-27-85-16-22-40-41-70-54 83-40 97-100 97-125v-243c0-26 0-80 82-121 3-1 3-2 3-8 0-10 0-10-9-10-6 0-6 0-17 5-42 20-84 54-94 105-1 9-1 12-1 41v196c0 12 0 35 0 40-3 44-30 83-78 109-7 4-7 4-7 11s0 7 6 11c29 15 70 45 78 98 1 10 1 11 1 16v251c0 61 43 102 96 126 9 5 10 5 16 5 9 0 9 0 9-10 0-6 0-7-3-9-18-8-72-36-82-97 0-6 0-11 0-36z"><text:p/></draw:path><draw:path draw:style-name="gr3" draw:text-style-name="P40" svg:width="0.0547in" svg:height="0.1106in" svg:x="0.6878in" svg:y="0.0287in" svg:viewBox="0 0 140 282" svg:d="M88 11c0-10 0-11-10-11-26 28-65 28-78 28v13c8 0 34 0 55-12v220c0 15-1 20-39 20h-14v13c16-1 52-1 70-1 17 0 54 0 68 1v-13h-13c-38 0-39-5-39-20z"><text:p/></draw:path><draw:path draw:style-name="gr3" draw:text-style-name="P40" svg:width="0.0354in" svg:height="0.111in" svg:x="0.928in" svg:y="0.0283in" svg:viewBox="0 0 91 283" svg:d="M61 96l-60 5v13c29 0 33 2 33 23v114c0 19-5 19-34 19v13c13 0 37-1 47-1 15 0 30 1 44 1v-13c-27 0-30-2-30-18zM64 23c0-15-11-23-23-23-13 0-23 12-23 23s10 21 23 21c12 0 23-8 23-21z"><text:p/></draw:path><draw:path draw:style-name="gr3" draw:text-style-name="P40" svg:width="0.0539in" svg:height="0.1173in" svg:x="0.9736in" svg:y="0.022in" svg:viewBox="0 0 138 299" svg:d="M60 116v-49c0-37 20-57 40-57 1 0 7 0 14 2-6 2-13 7-13 18 0 10 7 18 18 18 13 0 19-8 19-18 0-16-16-30-38-30-30 0-66 23-66 67v49h-34v14h34v137c0 19-5 19-34 19v13c17-1 37-1 49-1 17 0 37 0 54 1v-13h-9c-32 0-33-5-33-21v-135h49v-14z"><text:p/></draw:path><draw:path draw:style-name="gr3" draw:text-style-name="P40" svg:width="0.0638in" svg:height="0.0752in" svg:x="1.1929in" svg:y="0.0665in" svg:viewBox="0 0 163 192" svg:d="M60 90c12 0 43-1 65-11 30-12 32-37 32-43 0-18-17-36-45-36-48 0-112 41-112 115 0 44 25 77 67 77 60 0 96-44 96-50 0-3-2-5-5-5-2 0-3 1-6 3-33 43-79 43-85 43-32 0-37-35-37-50 0-5 1-18 7-43zM40 80c16-64 61-70 72-70 19 0 31 12 31 26 0 44-69 44-85 44z"><text:p/></draw:path><draw:path draw:style-name="gr3" draw:text-style-name="P40" svg:width="0.0354in" svg:height="0.0787in" svg:x="1.2677in" svg:y="0.0874in" svg:viewBox="0 0 91 201" svg:d="M83 11c0-5-4-11-12-11-9 0-17 7-17 17 0 5 4 11 12 11s17-9 17-17zM22 162c-2 4-3 7-3 13 0 14 12 26 29 26 30 0 43-42 43-46 0-5-5-5-5-5-4 0-4 3-6 6-7 23-20 36-32 36-6 0-7-5-7-11 0-7 2-12 5-19 3-8 6-15 9-24 3-7 13-34 15-37 1-4 2-7 2-10 0-14-12-25-29-25-30 0-43 41-43 46 0 3 5 3 5 3 5 0 5-1 6-5 7-25 20-36 31-36 5 0 8 3 8 11 0 6-2 11-9 29z"><text:p/></draw:path><draw:path draw:style-name="gr3" draw:text-style-name="P40" svg:width="0.0394in" svg:height="0.074in" svg:x="1.3138in" svg:y="0.0917in" svg:viewBox="0 0 101 189" svg:d="M61 68h30c6 0 10 0 10-6 0-4-4-4-9-4h-28l10-45c2-1 2-2 2-3 0-6-4-10-10-10-8 0-12 5-14 13-3 7 1-7-12 45h-30c-6 0-10 0-10 6 0 4 4 4 8 4h29l-18 70c-1 9-3 18-3 23 0 17 14 28 31 28 33 0 53-41 53-46 0-4-5-4-5-4-4 0-5 1-7 6-9 18-23 35-40 35-6 0-11-3-11-14 0-3 1-10 3-12z"><text:p/></draw:path><draw:path draw:style-name="gr3" draw:text-style-name="P40" svg:width="0.1016in" svg:height="0.0965in" svg:x="1.4276in" svg:y="0.0496in" svg:viewBox="0 0 259 246" svg:d="M251 132c5-2 8-4 8-10 0-4-3-7-8-8l-235-112c-5-2-6-2-8-2-4 0-8 4-8 8s2 6 8 10l222 104-222 106c-6 3-8 6-8 10 0 5 4 8 8 8 2 0 3 0 8-3z"><text:p/></draw:path><draw:path draw:style-name="gr3" draw:text-style-name="P40" svg:width="0.0354in" svg:height="0.1173in" svg:x="1.5961in" svg:y="0.0256in" svg:viewBox="0 0 91 299" svg:d="M91 5c0 0 0-5-5-5-10 0-42 4-52 5-4 0-9 0-9 8 0 5 5 5 11 5 20 0 22 4 22 7l-2 9-54 211c-1 5-2 8-2 14 0 24 19 40 38 40 15 0 26-8 33-24 8-16 13-41 13-42 0-4-4-4-5-4-5 0-5 2-6 8-8 27-15 52-33 52-12 0-12-13-12-19 0-11 0-12 2-20z"><text:p/></draw:path><draw:path draw:style-name="gr3" draw:text-style-name="P40" svg:width="0.0701in" svg:height="0.1146in" svg:x="0.6799in" svg:y="0.2283in" svg:viewBox="0 0 179 292" svg:d="M179 147c0-34-3-68-17-99-19-41-54-48-72-48-26 0-56 11-74 50-14 29-16 63-16 97 0 32 1 69 19 102 18 34 49 43 70 43 23 0 55-10 74-49 13-29 16-63 16-96zM89 282c-16 0-41-11-49-51-5-26-5-64-5-89 0-28 0-56 3-78 9-51 40-54 51-54 14 0 42 7 50 49 5 24 5 56 5 83 0 31 0 60-5 87-7 40-31 53-50 53z"><text:p/></draw:path><draw:path draw:style-name="gr3" draw:text-style-name="P40" svg:width="0.0736in" svg:height="0.0764in" svg:x="0.9268in" svg:y="0.2642in" svg:viewBox="0 0 188 195" svg:d="M188 100c0-56-43-100-93-100-54 0-95 47-95 100 0 54 44 95 94 95 51 0 94-41 94-95zM95 184c-19 0-37-9-49-28-11-19-11-44-11-60 0-17 0-40 11-59 10-19 31-27 48-27 19 0 37 9 48 27 10 18 10 42 10 59 0 16 0 38-8 57-10 19-29 31-49 31z"><text:p/></draw:path><draw:path draw:style-name="gr3" draw:text-style-name="P40" svg:width="0.052in" svg:height="0.1039in" svg:x="1.0083in" svg:y="0.2366in" svg:viewBox="0 0 133 265" svg:d="M66 91h60v-13h-60v-78h-11c-1 35-13 80-55 82v9h36v117c0 53 40 57 55 57 30 0 42-30 42-57v-24h-11v24c0 31-13 47-28 47-28 0-28-39-28-46z"><text:p/></draw:path><draw:path draw:style-name="gr3" draw:text-style-name="P40" svg:width="0.0839in" svg:height="0.1154in" svg:x="1.0748in" svg:y="0.2236in" svg:viewBox="0 0 214 294" svg:d="M34 262c0 19-5 19-34 19v13c14 0 36-1 48-1 11 0 34 1 48 1v-13c-29 0-34 0-34-19v-78c0-45 30-68 58-68 26 0 31 23 31 47v99c0 19-5 19-33 19v13c15 0 37-1 48-1 10 0 33 1 48 1v-13c-23 0-33 0-34-13v-81c0-36 0-49-13-65-6-7-19-15-45-15-36 0-54 25-61 42v-149l-61 5v13c30 0 34 2 34 24z"><text:p/></draw:path><draw:path draw:style-name="gr3" draw:text-style-name="P40" svg:width="0.0642in" svg:height="0.0764in" svg:x="1.1661in" svg:y="0.2642in" svg:viewBox="0 0 164 195" svg:d="M36 83c2-63 38-73 53-73 43 0 48 57 48 73zM35 92h119c9 0 10 0 10-9 0-42-22-83-75-83-49 0-89 43-89 97 0 57 44 98 94 98 51 0 70-47 70-56 0-3-3-5-6-5s-3 3-4 6c-16 44-53 44-58 44-22 0-38-12-48-28-13-20-13-49-13-64z"><text:p/></draw:path><draw:path draw:style-name="gr3" draw:text-style-name="P40" svg:width="0.0559in" svg:height="0.0732in" svg:x="1.2394in" svg:y="0.2665in" svg:viewBox="0 0 143 187" svg:d="M59 47v-47l-59 5v13c30 0 34 2 34 24v113c0 19-5 19-34 19v13c17 0 36-1 48-1 18 0 37 0 54 1v-13h-8c-32 0-33-5-33-19v-66c0-42 18-79 51-79 2 0 3 0 4 0-1 0-9 6-9 16 0 12 8 18 18 18 7 0 18-4 18-18s-13-26-31-26c-32 0-47 29-53 47z"><text:p/></draw:path><draw:path draw:style-name="gr3" draw:text-style-name="P40" svg:width="0.1138in" svg:height="0.0732in" svg:x="1.3024in" svg:y="0.2669in" svg:viewBox="0 0 290 187" svg:d="M254 41c8-22 21-28 36-28v-13c-9 1-21 1-31 1-12 0-31-1-39-1v13c15 0 25 9 25 21 0 2 0 3-3 8l-38 109-42-119c-2-4-2-6-2-7 0-12 16-12 25-12v-13c-12 0-34 1-45 1-12 0-25 0-37-1v13c16 0 22 1 27 6 2 3 7 16 9 24l-36 102-41-113c-2-4-2-6-2-7 0-12 17-12 25-12v-13c-12 0-36 1-45 1-3 0-24 0-40-1v13c22 0 26 1 31 15l54 151c1 6 3 8 9 8s6-2 8-8l43-120 43 121c2 5 3 7 9 7 5 0 6-3 8-7z"><text:p/></draw:path><draw:path draw:style-name="gr3" draw:text-style-name="P40" svg:width="0.0354in" svg:height="0.111in" svg:x="1.4244in" svg:y="0.2283in" svg:viewBox="0 0 91 283" svg:d="M61 96l-60 5v13c29 0 33 2 33 23v114c0 19-5 19-34 19v13c13 0 37-1 47-1 15 0 30 1 44 1v-13c-27 0-30-2-30-18zM64 23c0-15-11-23-23-23-13 0-23 12-23 23s10 21 23 21c12 0 23-8 23-21z"><text:p/></draw:path><draw:path draw:style-name="gr3" draw:text-style-name="P40" svg:width="0.0543in" svg:height="0.0764in" svg:x="1.4701in" svg:y="0.2642in" svg:viewBox="0 0 139 195" svg:d="M74 108c10 1 45 8 45 39 0 21-15 39-48 39-36 0-52-25-59-61-1-5-2-7-6-7-6 0-6 3-6 10v57c0 7 0 10 5 10 2 0 2 0 11-9 0 0 0-1 8-9 18 18 37 18 47 18 49 0 68-28 68-59 0-23-13-35-18-40-14-14-30-18-48-20-24-5-53-11-53-35 0-16 11-33 48-33 47 0 50 39 50 52 1 4 4 4 4 4 6 0 6-3 6-11v-43c0-8 0-10-4-10-3 0-3 0-9 5-1 2-6 6-7 7-16-12-34-12-40-12-52 0-68 29-68 52 0 15 7 27 18 37 14 11 26 13 56 19z"><text:p/></draw:path><draw:path draw:style-name="gr3" draw:text-style-name="P40" svg:width="0.0642in" svg:height="0.0764in" svg:x="1.535in" svg:y="0.2642in" svg:viewBox="0 0 164 195" svg:d="M36 83c2-63 38-73 53-73 43 0 48 57 48 73zM35 92h119c9 0 10 0 10-9 0-42-22-83-75-83-49 0-89 43-89 97 0 57 44 98 94 98 51 0 70-47 70-56 0-3-3-5-6-5s-3 3-4 6c-16 44-53 44-58 44-22 0-38-12-48-28-13-20-13-49-13-64z"><text:p/></draw:path></draw:g></text:span><text:span text:style-name="T7"><text:tab/>(</text:span><text:span text:style-name="T7"><text:sequence text:ref-name="refEquation1" text:name="Equation" text:formula="ooow:Equation+1" style:num-format="1">2</text:sequence></text:span><text:span text:style-name="T7">)</text:span></text:p>
      <text:p text:style-name="P4">where <draw:g text:anchor-type="as-char" svg:y="-0.0744in" draw:z-index="1" draw:style-name="gr1"><svg:title>TexMaths</svg:title><svg:desc>12§display§e_{it}§svg§600§FALSE§</svg:desc><draw:polygon draw:style-name="gr2" draw:text-style-name="P39" svg:width="0.174in" svg:height="0.0961in" svg:x="0in" svg:y="0.0016in" svg:viewBox="0 0 443 245" draw:points="221,245 0,245 0,0 443,0 443,245"><text:p/></draw:polygon><draw:path draw:style-name="gr3" draw:text-style-name="P40" svg:width="0.0638in" svg:height="0.0752in" svg:x="0.0075in" svg:y="0in" svg:viewBox="0 0 163 192" svg:d="M60 90c12 0 43-1 65-11 30-12 32-37 32-43 0-18-16-36-45-36-48 0-112 41-112 115 0 43 25 77 67 77 60 0 96-44 96-50 0-3-2-5-4-5-3 0-4 1-6 3-34 42-80 42-86 42-32 0-37-34-37-49 0-5 1-18 7-43zM40 80c16-64 61-70 72-70 19 0 31 12 31 26 0 44-69 44-85 44z"><text:p/></draw:path><draw:path draw:style-name="gr3" draw:text-style-name="P40" svg:width="0.0354in" svg:height="0.0783in" svg:x="0.0827in" svg:y="0.0213in" svg:viewBox="0 0 91 200" svg:d="M83 11c0-5-4-11-12-11-9 0-17 7-17 17 0 5 4 11 12 11s17-9 17-17zM22 162c-2 4-3 7-3 13 0 13 12 25 29 25 30 0 43-42 43-45 0-5-5-5-5-5-4 0-4 2-6 6-7 23-20 36-32 36-6 0-7-5-7-11 0-7 2-12 5-19 3-8 6-16 9-24 3-7 13-34 15-37 1-4 2-7 2-10 0-14-12-25-29-25-30 0-43 41-43 46 0 3 4 3 5 3 5 0 5-1 6-5 7-25 20-36 31-36 5 0 8 3 8 11 0 6-2 11-9 29z"><text:p/></draw:path><draw:path draw:style-name="gr3" draw:text-style-name="P40" svg:width="0.0394in" svg:height="0.0736in" svg:x="0.1287in" svg:y="0.0252in" svg:viewBox="0 0 101 188" svg:d="M61 68h30c6 0 10 0 10-7 0-3-4-3-9-3h-28l10-45c0-1 2-2 2-3 0-6-4-10-10-10-8 0-12 5-14 13-3 7 1-7-12 45h-30c-6 0-10 0-10 6 0 4 4 4 8 4h29l-18 70c-1 8-3 18-3 23 0 17 14 27 31 27 33 0 53-40 53-45 0-4-5-4-5-4-4 0-5 1-7 6-9 18-23 35-40 35-6 0-11-4-11-14 0-3 1-10 3-12z"><text:p/></draw:path></draw:g> is exposure measured as number of connections at time <draw:g text:anchor-type="as-char" svg:y="-0.1071in" draw:z-index="34" draw:style-name="gr1"><svg:title>TexMaths</svg:title><svg:desc>12§display§t§svg§600§FALSE§</svg:desc><draw:polygon draw:style-name="gr2" draw:text-style-name="P41" svg:width="0.0594in" svg:height="0.102in" svg:x="0in" svg:y="0.0016in" svg:viewBox="0 0 152 260" draw:points="76,260 0,260 0,0 152,0 152,260"><text:p/></draw:polygon><draw:path draw:style-name="gr3" draw:text-style-name="P42" svg:width="0.0508in" svg:height="0.1063in" svg:x="0.0039in" svg:y="0in" svg:viewBox="0 0 130 271" svg:d="M78 96h39c8 0 13 0 13-8 0-5-5-5-12-5h-37c16-60 17-69 17-71 0-7-5-12-12-12-1 0-13 0-17 16l-16 67h-40c-8 0-13 0-13 8 0 5 4 5 12 5h37c-30 121-32 128-32 135 0 23 16 40 39 40 43 0 67-63 67-65 0-5-4-5-5-5-3 0-5 1-6 6-19 44-40 54-55 54-9 0-13-5-13-19 0-11 0-13 3-21z"><text:p/></draw:path></draw:g> that had adopted the behavior, and <draw:g text:anchor-type="as-char" svg:y="-0.1181in" draw:z-index="4" draw:style-name="gr1"><svg:title>TexMaths</svg:title><svg:desc>12§display§l§svg§600§FALSE§</svg:desc><draw:polygon draw:style-name="gr2" draw:text-style-name="P39" svg:width="0.052in" svg:height="0.1154in" svg:x="0in" svg:y="0.0004in" svg:viewBox="0 0 133 294" draw:points="67,294 0,294 0,0 133,0 133,294"><text:p/></draw:polygon><draw:path draw:style-name="gr3" draw:text-style-name="P40" svg:width="0.035in" svg:height="0.1177in" svg:x="0.0071in" svg:y="0in" svg:viewBox="0 0 90 300" svg:d="M90 5c0 0 0-5-4-5-11 0-42 4-53 5-3 0-8 0-8 8 0 5 5 5 11 5 20 0 21 4 21 7l-1 9-54 212c-1 5-2 8-2 14 0 25 19 40 38 40 14 0 25-8 32-24 9-16 13-41 13-42 0-4-3-4-4-4-5 0-5 1-6 8-9 27-16 53-34 53-12 0-12-14-12-20 0-11 0-12 3-20z"><text:p/></draw:path></draw:g> is the exposure threshold. <text:span text:style-name="T30">For ease of notation, from now own, we will omit the </text:span><text:span text:style-name="T30"><draw:g text:anchor-type="as-char" svg:y="-0.1071in" draw:z-index="13" draw:style-name="gr1"><svg:title>TexMaths</svg:title><svg:desc>12§display§t§svg§600§FALSE§</svg:desc><draw:polygon draw:style-name="gr2" draw:text-style-name="P41" svg:width="0.0594in" svg:height="0.102in" svg:x="0in" svg:y="0.0016in" svg:viewBox="0 0 152 260" draw:points="76,260 0,260 0,0 152,0 152,260"><text:p/></draw:polygon><draw:path draw:style-name="gr3" draw:text-style-name="P42" svg:width="0.0508in" svg:height="0.1063in" svg:x="0.0039in" svg:y="0in" svg:viewBox="0 0 130 271" svg:d="M78 96h39c8 0 13 0 13-8 0-5-5-5-12-5h-37c16-60 17-69 17-71 0-7-5-12-12-12-1 0-13 0-17 16l-16 67h-40c-8 0-13 0-13 8 0 5 4 5 12 5h37c-30 121-32 128-32 135 0 23 16 40 39 40 43 0 67-63 67-65 0-5-4-5-5-5-3 0-5 1-6 6-19 44-40 54-55 54-9 0-13-5-13-19 0-11 0-13 3-21z"><text:p/></draw:path></draw:g></text:span><text:span text:style-name="T30"> index unless necessary. To summarize their method:</text:span></text:p>
      <text:list xml:id="list7832080374643164017" text:style-name="L2">
        <text:list-item>
          <text:p text:style-name="P24">Estimate propensity score, <draw:g text:anchor-type="as-char" svg:y="-0.1252in" draw:z-index="14" draw:style-name="gr1"><svg:title>TexMaths</svg:title><svg:desc>12§display§p_{il} = \Pr\{T_{il}=1|X=x_i\}§svg§600§FALSE§</svg:desc><draw:polygon draw:style-name="gr2" draw:text-style-name="P41" svg:width="1.8106in" svg:height="0.1654in" svg:x="0.0051in" svg:y="0in" svg:viewBox="0 0 4600 421" draw:points="2301,421 0,421 0,0 4600,0 4600,421"><text:p/></draw:polygon><draw:path draw:style-name="gr3" draw:text-style-name="P42" svg:width="0.0866in" svg:height="0.1059in" svg:x="0in" svg:y="0.05in" svg:viewBox="0 0 221 270" svg:d="M32 239c-3 14-3 18-22 18-5 0-10 0-10 7 0 4 2 6 6 6 11 0 23-2 35-2 14 0 29 2 42 2 2 0 8 0 8-10 0-3-5-3-11-3-21 0-21-4-21-7 0-5 18-75 21-86 5 14 17 28 39 28 49 0 102-62 102-125 0-39-24-67-57-67-20 0-40 16-55 31-3-23-23-31-38-31-19 0-28 17-31 24-8 14-14 40-14 41 0 5 5 5 6 5 4 0 4 0 8-10 7-30 15-50 30-50 7 0 13 3 13 19 0 9-1 14-3 21zM107 55c3-12 14-24 23-30 14-13 26-15 33-15 18 0 28 14 28 39s-15 73-22 90c-14 30-35 43-50 43-28 0-34-34-34-37 0-1 0-2 1-7z"><text:p/></draw:path><draw:path draw:style-name="gr3" draw:text-style-name="P42" svg:width="0.0354in" svg:height="0.0783in" svg:x="0.0941in" svg:y="0.0709in" svg:viewBox="0 0 91 200" svg:d="M83 11c0-5-4-11-12-11-9 0-17 7-17 17 0 5 4 11 12 11s17-9 17-17zM22 162c-2 4-3 7-3 13 0 13 12 25 29 25 30 0 43-42 43-45 0-5-5-5-5-5-4 0-4 2-6 6-7 23-20 36-32 36-6 0-7-5-7-11 0-7 2-12 5-19 3-8 6-16 9-24 3-7 13-34 15-37 1-4 2-7 2-10 0-14-12-25-29-25-30 0-43 41-43 46 0 3 4 3 5 3 5 0 5-1 6-5 7-25 20-36 31-36 5 0 8 3 8 11 0 6-2 11-9 29z"><text:p/></draw:path><draw:path draw:style-name="gr3" draw:text-style-name="P42" svg:width="0.026in" svg:height="0.0819in" svg:x="0.1421in" svg:y="0.0681in" svg:viewBox="0 0 67 209" svg:d="M66 8c0 0 1-3 1-4 0-2-1-4-5-4-6 0-31 2-38 2-2 2-6 2-6 8 0 4 4 4 7 4 15 0 15 2 15 4s0 5-2 7l-37 147c-1 2-1 6-1 9 0 19 17 28 31 28 7 0 17-3 24-16 7-11 11-29 11-30 0-3-4-3-5-3-3 0-5 2-6 7-3 14-9 33-23 33-7 0-9-7-9-14 0-4 1-8 1-12z"><text:p/></draw:path><draw:path draw:style-name="gr3" draw:text-style-name="P42" svg:width="0.1106in" svg:height="0.039in" svg:x="0.2417in" svg:y="0.0622in" svg:viewBox="0 0 282 100" svg:d="M268 17c6 0 14 0 14-9 0-8-8-8-14-8h-254c-6 0-14 0-14 8 0 9 8 9 14 9zM268 100c6 0 14 0 14-9 0-8-8-8-14-8h-254c-6 0-14 0-14 8 0 9 8 9 14 9z"><text:p/></draw:path><draw:path draw:style-name="gr3" draw:text-style-name="P42" svg:width="0.098in" svg:height="0.1134in" svg:x="0.413in" svg:y="0.0091in" svg:viewBox="0 0 250 289" svg:d="M82 156h70c52 0 98-35 98-77s-42-79-100-79h-150v13h10c33 0 33 5 33 21v223c0 14 0 19-33 19h-10v13c14-1 46-1 62-1s48 0 63 1v-13h-10c-32 0-33-5-33-19zM80 144v-114c0-14 0-17 21-17h37c68 0 68 45 68 66 0 19 0 65-68 65z"><text:p/></draw:path><draw:path draw:style-name="gr3" draw:text-style-name="P42" svg:width="0.0559in" svg:height="0.0732in" svg:x="0.5244in" svg:y="0.05in" svg:viewBox="0 0 143 187" svg:d="M59 47v-47l-59 5v13c30 0 34 2 34 24v113c0 19-5 19-34 19v13c17 0 36-1 48-1 18 0 37 0 54 1v-13h-8c-32 0-33-5-33-19v-66c0-42 18-79 51-79 2 0 3 0 4 0-1 0-9 6-9 16 0 12 8 18 18 18 7 0 18-4 18-18s-13-26-31-26c-32 0-47 29-53 47z"><text:p/></draw:path><draw:path draw:style-name="gr3" draw:text-style-name="P42" svg:width="0.0591in" svg:height="0.1657in" svg:x="0.5972in" svg:y="0in" svg:viewBox="0 0 151 422" svg:d="M90 56c0-16 11-44 58-46 1-2 3-3 3-5 0-5-3-5-8-5-42 0-82 22-82 53v96c0 17 0 30-17 44-15 12-31 13-40 13-3 2-4 3-4 5 0 5 2 5 7 5 28 2 48 17 53 37 1 5 1 6 1 22v84c0 17 0 31 21 47 16 13 44 16 61 16 5 0 8 0 8-3 0-5-2-5-7-5-26-2-48-16-53-37-1-4-1-5-1-21v-88c0-20-4-27-17-40-9-8-21-13-33-17 34-9 50-29 50-54z"><text:p/></draw:path><draw:path draw:style-name="gr3" draw:text-style-name="P42" svg:width="0.113in" svg:height="0.1126in" svg:x="0.672in" svg:y="0.011in" svg:viewBox="0 0 288 287" svg:d="M170 30c4-12 5-14 10-16 5-1 18-1 28-1 42 0 61 1 61 35 0 6-1 23-4 34 0 2-1 7-1 8 0 2 1 5 5 5 5 0 6-3 7-10l11-73c1-2 1-6 1-7 0-5-5-5-12-5h-234c-11 0-11 0-14 8l-26 75c0 1-2 7-2 8 0 3 2 4 5 4 5 0 5-1 7-9 23-66 34-73 97-73h16c12 0 12 1 12 5 0 2-1 8-1 10l-57 225c-5 16-6 21-50 21-16 0-18 0-18 8 0 5 5 5 7 5 11 0 23-1 35-1s24 0 36 0 24 0 35 0c12 0 25 1 37 1 3 0 9 0 9-9 0-4-3-4-14-4s-17 0-28-2c-12-1-15-2-15-8 0-1 0-4 1-10z"><text:p/></draw:path><draw:path draw:style-name="gr3" draw:text-style-name="P42" svg:width="0.0354in" svg:height="0.0783in" svg:x="0.7701in" svg:y="0.0709in" svg:viewBox="0 0 91 200" svg:d="M83 11c0-5-4-11-12-11-9 0-17 7-17 17 0 5 4 11 12 11s17-9 17-17zM22 162c-2 4-3 7-3 13 0 13 12 25 29 25 30 0 43-42 43-45 0-5-5-5-5-5-4 0-4 2-6 6-7 23-20 36-32 36-6 0-7-5-7-11 0-7 2-12 5-19 3-8 6-16 9-24 3-7 13-34 15-37 1-4 2-7 2-10 0-14-12-25-29-25-30 0-43 41-43 46 0 3 5 3 5 3 5 0 5-1 6-5 7-25 20-36 31-36 5 0 8 3 8 11 0 6-2 11-9 29z"><text:p/></draw:path><draw:path draw:style-name="gr3" draw:text-style-name="P42" svg:width="0.026in" svg:height="0.0819in" svg:x="0.8189in" svg:y="0.0681in" svg:viewBox="0 0 67 209" svg:d="M66 8c0 0 1-3 1-4 0-2-1-4-5-4-6 0-31 2-38 2-2 2-6 2-6 8 0 4 4 4 7 4 15 0 15 2 15 4s0 5-2 7l-37 147c-1 2-1 6-1 9 0 19 17 28 31 28 7 0 17-3 24-16 7-11 11-29 11-30 0-3-4-3-5-3-3 0-5 2-6 7-3 14-9 33-23 33-7 0-9-7-9-14 0-4 1-8 1-12z"><text:p/></draw:path><draw:path draw:style-name="gr3" draw:text-style-name="P42" svg:width="0.1106in" svg:height="0.039in" svg:x="0.9181in" svg:y="0.0622in" svg:viewBox="0 0 282 100" svg:d="M268 17c6 0 14 0 14-9 0-8-8-8-14-8h-254c-6 0-14 0-14 8 0 9 8 9 14 9zM268 100c6 0 14 0 14-9 0-8-8-8-14-8h-254c-6 0-14 0-14 8 0 9 8 9 14 9z"><text:p/></draw:path><draw:path draw:style-name="gr3" draw:text-style-name="P42" svg:width="0.0547in" svg:height="0.1106in" svg:x="1.0984in" svg:y="0.0134in" svg:viewBox="0 0 140 282" svg:d="M88 11c0-10 0-11-10-11-26 28-65 28-78 28v13c8 0 34 0 55-12v219c0 16-1 21-39 21h-14v13c16-1 52-1 70-1 17 0 54 0 68 1v-13h-13c-38 0-39-5-39-21z"><text:p/></draw:path><draw:path draw:style-name="gr3" draw:text-style-name="P42" svg:width="0.0067in" svg:height="0.1657in" svg:x="1.1858in" svg:y="0in" svg:viewBox="0 0 18 422" svg:d="M18 16c0-9 0-16-8-16-10 0-10 7-10 16v392c0 7 0 14 10 14 8 0 8-7 8-14z"><text:p/></draw:path><draw:path draw:style-name="gr3" draw:text-style-name="P42" svg:width="0.137in" svg:height="0.1134in" svg:x="1.2165in" svg:y="0.0091in" svg:viewBox="0 0 349 289" svg:d="M194 115l-36-84c-1-3-2-5-2-6 0-2 7-11 25-12 4 0 9-1 9-8 0-5-5-5-6-5-18 0-36 1-54 1-11 0-36-1-47-1-3 0-9 0-9 8 0 5 5 5 11 5 25 0 28 4 31 13l51 119-90 96-5 5c-22 22-41 29-62 30-6 0-10 0-10 8 0 2 0 5 6 5 12 0 26-1 40-1 15 0 32 1 46 1 3 0 9 0 9-8 0-5-5-5-6-5-4 0-17-1-17-13 0-6 7-13 12-19l43-46 37-41 44 101c2 5 2 5 2 6 0 4-8 11-25 12-4 0-9 1-9 8 0 5 5 5 8 5 12 0 40-1 52-1 11 0 36 1 47 1 4 0 9 0 9-8 0-5-5-5-8-5-28 0-30-1-37-18-17-40-44-106-54-131 29-30 73-80 87-92 12-11 28-21 54-22 4 0 9 0 9-8 0 0 0-5-6-5-13 0-26 1-39 1-16 0-33-1-47-1-3 0-9 0-9 8 0 4 3 5 5 5 4 0 17 1 17 13 0 6-5 11-7 16z"><text:p/></draw:path><draw:path draw:style-name="gr3" draw:text-style-name="P42" svg:width="0.1106in" svg:height="0.039in" svg:x="1.4177in" svg:y="0.0622in" svg:viewBox="0 0 282 100" svg:d="M268 17c6 0 14 0 14-9 0-8-8-8-14-8h-254c-6 0-14 0-14 8 0 9 8 9 14 9zM268 100c6 0 14 0 14-9 0-8-8-8-14-8h-254c-6 0-14 0-14 8 0 9 8 9 14 9z"><text:p/></draw:path><draw:path draw:style-name="gr3" draw:text-style-name="P42" svg:width="0.0827in" svg:height="0.0752in" svg:x="1.5882in" svg:y="0.05in" svg:viewBox="0 0 211 192" svg:d="M130 60c2-12 12-50 42-50 2 0 12 0 20 4-11 3-19 14-19 23 0 7 3 16 15 16 10 0 23-9 23-25 0-22-25-28-39-28-24 0-40 23-45 32-11-27-33-32-45-32-45 0-69 55-69 65 0 5 5 5 5 5 4 0 5-2 6-5 14-45 42-55 56-55 9 0 23 3 23 27 0 13-7 42-23 102-6 27-21 43-39 43-4 0-13 0-22-4 11-3 21-11 21-23s-10-16-17-16c-12 0-23 12-23 25 0 20 22 28 40 28 28 0 43-30 44-32 6 15 20 32 47 32 43 0 67-54 67-65 0-5-4-5-5-5-3 0-5 3-6 5-13 46-42 55-56 55-17 0-23-13-23-27 0-10 2-18 7-37z"><text:p/></draw:path><draw:path draw:style-name="gr3" draw:text-style-name="P42" svg:width="0.0354in" svg:height="0.0783in" svg:x="1.6835in" svg:y="0.0709in" svg:viewBox="0 0 91 200" svg:d="M83 11c0-5-4-11-12-11-9 0-17 7-17 17 0 5 4 11 12 11s17-9 17-17zM22 162c-2 4-3 7-3 13 0 13 12 25 29 25 30 0 43-42 43-45 0-5-5-5-5-5-4 0-4 2-6 6-7 23-20 36-32 36-6 0-7-5-7-11 0-7 2-12 5-19 3-8 6-16 9-24 3-7 13-34 15-37 1-4 2-7 2-10 0-14-12-25-29-25-30 0-43 41-43 46 0 3 5 3 5 3 5 0 5-1 6-5 7-25 20-36 31-36 5 0 8 3 8 11 0 6-2 11-9 29z"><text:p/></draw:path><draw:path draw:style-name="gr3" draw:text-style-name="P42" svg:width="0.0591in" svg:height="0.1657in" svg:x="1.7453in" svg:y="0in" svg:viewBox="0 0 151 422" svg:d="M61 367c0 17-11 43-57 47-3 0-4 1-4 5 0 3 5 3 8 3 41 0 81-20 82-52v-96c0-17 0-30 17-45 14-12 31-13 41-13 1 0 3-2 3-5s-2-3-7-5c-28-1-48-16-53-37-1-5-1-6-1-20v-84c0-18 0-31-20-48-17-12-47-17-62-17-3 0-8 0-8 5 0 3 2 3 7 5 27 1 47 14 53 36 1 4 1 4 1 20v89c0 19 4 26 17 39 10 10 22 14 34 17-35 10-51 30-51 54z"><text:p/></draw:path></draw:g>, using a logistic regression,</text:p>
        </text:list-item>
        <text:list-item>
          <text:p text:style-name="P24"><text:span text:style-name="T46">m</text:span>atch treated individuals to untreated based on the propensity score,</text:p>
        </text:list-item>
        <text:list-item>
          <text:p text:style-name="P24"><text:span text:style-name="T46">r</text:span>emove pairs for which there was no good match, in particular, for which <draw:g text:anchor-type="as-char" svg:y="-0.1252in" draw:z-index="5" draw:style-name="gr1"><svg:title>TexMaths</svg:title><svg:desc>12§display§|p_{ilt} - p_{jlt}| &gt; 2\sigma_{|p_{ilt} – p_{jlt}|}§svg§600§FALSE§</svg:desc><draw:polygon draw:style-name="gr2" draw:text-style-name="P39" svg:width="1.6724in" svg:height="0.1874in" svg:x="0in" svg:y="0in" svg:viewBox="0 0 4249 477" draw:points="2125,477 0,477 0,0 4249,0 4249,477"><text:p/></draw:polygon><draw:path draw:style-name="gr3" draw:text-style-name="P40" svg:width="0.0067in" svg:height="0.1657in" svg:x="0.0197in" svg:y="0in" svg:viewBox="0 0 18 422" svg:d="M18 16c0-9 0-16-8-16-10 0-10 7-10 16v391c0 8 0 15 10 15 8 0 8-7 8-15z"><text:p/></draw:path><draw:path draw:style-name="gr3" draw:text-style-name="P40" svg:width="0.0866in" svg:height="0.1059in" svg:x="0.0406in" svg:y="0.05in" svg:viewBox="0 0 221 270" svg:d="M32 238c-3 15-3 18-22 18-5 0-10 0-10 8 0 3 2 6 6 6 11 0 23-3 35-3 14 0 29 3 42 3 2 0 8 0 8-10 0-4-5-4-11-4-21 0-21-3-21-7 0-5 18-74 21-85 5 13 17 28 39 28 49 0 102-63 102-125 0-39-24-67-57-67-20 0-40 16-55 31-3-23-23-31-38-31-19 0-28 17-31 24-8 14-14 40-14 41 0 4 5 4 6 4 4 0 4 0 8-9 7-30 15-50 30-50 7 0 13 3 13 19 0 9-1 14-3 21zM107 55c3-12 14-24 23-30 14-13 26-15 33-15 18 0 28 14 28 39s-15 73-22 90c-14 30-35 43-50 43-28 0-34-35-34-37 0-1 0-2 1-7z"><text:p/></draw:path><draw:path draw:style-name="gr3" draw:text-style-name="P40" svg:width="0.0354in" svg:height="0.0783in" svg:x="0.1346in" svg:y="0.0701in" svg:viewBox="0 0 91 200" svg:d="M83 11c0-5-4-11-12-11-9 0-17 7-17 17 0 5 4 11 12 11s17-9 17-17zM22 162c-2 3-3 7-3 13 0 13 12 25 29 25 30 0 43-42 43-45 0-5-5-5-5-5-4 0-4 2-6 6-7 23-20 36-32 36-6 0-7-5-7-11 0-7 2-12 5-19 3-9 6-16 9-24 3-7 13-34 15-37 1-4 2-8 2-10 0-14-12-25-29-25-30 0-43 41-43 45s4 4 5 4c5 0 5-1 6-5 7-25 20-36 31-36 5 0 8 3 8 11 0 6-2 11-9 29z"><text:p/></draw:path><draw:path draw:style-name="gr3" draw:text-style-name="P40" svg:width="0.026in" svg:height="0.0815in" svg:x="0.1831in" svg:y="0.0665in" svg:viewBox="0 0 67 208" svg:d="M66 8c0 0 1-3 1-4 0-2-1-4-5-4-6 0-31 2-38 2-2 2-6 2-6 8 0 4 4 4 7 4 15 0 15 2 15 4s0 5-2 7l-37 146c-1 3-1 6-1 10 0 19 17 27 31 27 7 0 17-2 24-15 7-11 11-29 11-30 0-4-4-4-5-4-3 0-5 3-6 8-3 14-9 33-23 33-7 0-9-7-9-14 0-4 1-9 1-12z"><text:p/></draw:path><draw:path draw:style-name="gr3" draw:text-style-name="P40" svg:width="0.0394in" svg:height="0.0736in" svg:x="0.2232in" svg:y="0.0752in" svg:viewBox="0 0 101 188" svg:d="M61 68h30c6 0 10 0 10-7 0-3-4-3-9-3h-28l10-45c0-1 2-2 2-3 0-6-4-10-10-10-8 0-12 5-14 13-3 7 1-7-12 45h-30c-6 0-10 0-10 6 0 4 4 4 8 4h29l-18 70c-1 8-3 18-3 23 0 16 14 27 31 27 33 0 53-41 53-45s-5-4-5-4c-4 0-5 1-7 6-9 18-23 35-40 35-6 0-11-4-11-15 0-2 1-9 3-12z"><text:p/></draw:path><draw:path draw:style-name="gr3" draw:text-style-name="P40" svg:width="0.1016in" svg:height="0.0067in" svg:x="0.328in" svg:y="0.078in" svg:viewBox="0 0 259 18" svg:d="M244 18c7 0 15 0 15-8 0-10-8-10-15-10h-230c-7 0-14 0-14 10 0 8 7 8 14 8z"><text:p/></draw:path><draw:path draw:style-name="gr3" draw:text-style-name="P40" svg:width="0.0866in" svg:height="0.1059in" svg:x="0.4744in" svg:y="0.05in" svg:viewBox="0 0 221 270" svg:d="M32 238c-3 15-3 18-22 18-5 0-10 0-10 8 0 3 2 6 6 6 11 0 23-3 35-3 14 0 29 3 42 3 2 0 8 0 8-10 0-4-5-4-11-4-21 0-21-3-21-7 0-5 18-74 21-85 5 13 17 28 39 28 49 0 102-63 102-125 0-39-24-67-57-67-20 0-40 16-55 31-3-23-23-31-38-31-19 0-28 17-31 24-8 14-14 40-14 41 0 4 5 4 5 4 5 0 5 0 9-9 7-30 15-50 30-50 7 0 13 3 13 19 0 9-1 14-3 21zM107 55c3-12 14-24 23-30 14-13 26-15 33-15 18 0 28 14 28 39s-15 73-22 90c-14 30-35 43-50 43-28 0-34-35-34-37 0-1 0-2 1-7z"><text:p/></draw:path><draw:path draw:style-name="gr3" draw:text-style-name="P40" svg:width="0.0512in" svg:height="0.1004in" svg:x="0.563in" svg:y="0.0701in" svg:viewBox="0 0 131 256" svg:d="M131 11c0-5-4-11-12-11-9 0-17 8-17 17 0 5 4 11 12 11s17-8 17-17zM67 211c-5 20-20 37-38 37-4 0-7 0-11-1 8-4 11-11 11-16 0-7-6-11-12-11-10 0-17 9-17 18 0 11 12 18 30 18 17 0 53-10 61-46l28-106c0-3 1-6 1-11 0-15-14-27-32-27-33 0-52 41-52 45s4 4 5 4c3 0 3-1 6-6 7-17 23-35 39-35 9 0 11 5 11 15 0 3-1 7-1 8z"><text:p/></draw:path><draw:path draw:style-name="gr3" draw:text-style-name="P40" svg:width="0.026in" svg:height="0.0815in" svg:x="0.6315in" svg:y="0.0665in" svg:viewBox="0 0 67 208" svg:d="M66 8c0 0 1-3 1-4 0-2-1-4-5-4-6 0-31 2-38 2-2 2-6 2-6 8 0 4 4 4 7 4 15 0 15 2 15 4s0 5-2 7l-37 146c-1 3-1 6-1 10 0 19 17 27 31 27 7 0 17-2 24-15 7-11 11-29 11-30 0-4-4-4-5-4-3 0-5 3-6 8-3 14-9 33-23 33-7 0-9-7-9-14 0-4 1-9 1-12z"><text:p/></draw:path><draw:path draw:style-name="gr3" draw:text-style-name="P40" svg:width="0.0394in" svg:height="0.0736in" svg:x="0.6717in" svg:y="0.0752in" svg:viewBox="0 0 101 188" svg:d="M61 68h30c6 0 10 0 10-7 0-3-4-3-9-3h-28l10-45c2-1 2-2 2-3 0-6-4-10-10-10-8 0-12 5-14 13-3 7 1-7-12 45h-30c-6 0-10 0-10 6 0 4 4 4 8 4h29l-18 70c-1 8-3 18-3 23 0 16 14 27 31 27 33 0 53-41 53-45s-5-4-5-4c-4 0-5 1-7 6-9 18-23 35-40 35-6 0-11-4-11-15 0-2 1-9 3-12z"><text:p/></draw:path><draw:path draw:style-name="gr3" draw:text-style-name="P40" svg:width="0.0067in" svg:height="0.1657in" svg:x="0.7453in" svg:y="0in" svg:viewBox="0 0 18 422" svg:d="M18 16c0-9 0-16-8-16-10 0-10 7-10 16v391c0 8 0 15 10 15 8 0 8-7 8-15z"><text:p/></draw:path><draw:path draw:style-name="gr3" draw:text-style-name="P40" svg:width="0.1016in" svg:height="0.0965in" svg:x="0.8311in" svg:y="0.0327in" svg:viewBox="0 0 259 246" svg:d="M251 132c5-3 8-4 8-10 0-5-3-7-8-8l-235-112c-5-2-6-2-8-2-4 0-8 4-8 8s2 6 8 10l222 104-222 106c-6 2-8 6-8 9 0 5 4 9 8 9 2 0 3 0 8-4z"><text:p/></draw:path><draw:path draw:style-name="gr3" draw:text-style-name="P40" svg:width="0.0661in" svg:height="0.1106in" svg:x="1.0008in" svg:y="0.0134in" svg:viewBox="0 0 169 282" svg:d="M32 249l46-43c66-59 91-81 91-125 0-47-38-81-90-81-48 0-79 38-79 77 0 24 22 24 23 24 7 0 21-6 21-23 0-11-7-22-22-22-3 0-4 0-5 0 9-27 32-43 57-43 39 0 57 35 57 68 0 35-22 69-45 94l-81 91c-5 5-5 6-5 16h157l12-74h-11c-1 12-4 32-8 38-4 3-31 3-41 3z"><text:p/></draw:path><draw:path draw:style-name="gr3" draw:text-style-name="P40" svg:width="0.0878in" svg:height="0.0732in" svg:x="1.0811in" svg:y="0.0516in" svg:viewBox="0 0 224 187" svg:d="M204 25c5 0 20 0 20-15 0-10-8-10-16-10h-96c-65 0-112 69-112 120 0 38 25 67 64 67 50 0 106-50 106-116 0-7 0-28-13-46zM64 179c-21 0-38-16-38-47 0-12 5-47 21-72 17-30 43-35 57-35 35 0 39 28 39 41 0 19-9 54-23 75-17 26-40 38-56 38z"><text:p/></draw:path><draw:path draw:style-name="gr3" draw:text-style-name="P40" svg:width="0.0059in" svg:height="0.1161in" svg:x="1.1866in" svg:y="0.0654in" svg:viewBox="0 0 16 296" svg:d="M16 12c0-5 0-12-8-12s-8 7-8 12v272c0 5 0 12 7 12 9 0 9-7 9-12z"><text:p/></draw:path><draw:path draw:style-name="gr3" draw:text-style-name="P40" svg:width="0.065in" svg:height="0.0736in" svg:x="1.2087in" svg:y="0.1016in" svg:viewBox="0 0 166 188" svg:d="M23 167c-3 8-3 10-15 10-4 0-8 0-8 8 0 2 2 3 4 3 8 0 18-1 26-1 10 0 22 1 31 1 3 0 6-1 6-6s-5-5-8-5c-6 0-15 0-15-3 0-1 3-9 4-13 4-16 7-33 11-45 3 6 13 18 31 18 36 0 76-41 76-85 0-35-24-49-45-49-18 0-33 12-42 20-5-16-21-20-31-20-11 0-18 7-23 16-6 10-11 27-11 30s4 3 5 3c5 0 5-1 7-8 4-18 10-33 22-33 7 0 10 6 10 15 0 3-2 7-2 8zM79 36c17-23 31-28 41-28 12 0 22 9 22 29 0 12-6 42-15 60-8 14-23 29-37 29-22 0-26-23-26-27 0-1 0-3 0-4z"><text:p/></draw:path><draw:path draw:style-name="gr3" draw:text-style-name="P40" svg:width="0.0295in" svg:height="0.0563in" svg:x="1.2846in" svg:y="0.1138in" svg:viewBox="0 0 76 144" svg:d="M65 10c0-6-4-10-9-10-6 0-13 6-13 13 0 6 5 9 9 9 7 0 13-6 13-12zM76 111c0-3-4-3-5-3-4 0-4 1-5 5-4 12-13 24-24 24-5 0-7-4-7-9 0-3 1-6 3-11 2-3 4-8 5-10 0-3 9-22 12-30 1-4 3-8 3-11 0-10-10-18-23-18-23 0-35 27-35 32 0 4 4 4 5 4 3 0 3-1 5-5 4-14 14-24 24-24 3 0 6 3 6 9 0 0 0 3-2 7-1 3-10 26-13 33-2 4-2 5-5 12-1 3-2 6-2 10 0 11 10 18 23 18 23 0 35-28 35-33z"><text:p/></draw:path><draw:path draw:style-name="gr3" draw:text-style-name="P40" svg:width="0.0209in" svg:height="0.0587in" svg:x="1.3299in" svg:y="0.1134in" svg:viewBox="0 0 54 150" svg:d="M49 8c0-3 0-3 0-4 0-4-2-4-6-4l-26 2c-4 0-5 0-5 2-1 1-2 3-2 4 0 4 3 4 7 4 7 0 8 0 11 1 0 1 0 4 0 7l-27 102c-1 3-1 4-1 7 0 12 13 21 26 21 8 0 14-4 18-11 6-8 10-22 10-23 0-2-4-2-5-2-3 0-3 1-5 5-3 13-9 24-18 24-6 0-8-5-8-12 0-3 0-5 1-6z"><text:p/></draw:path><draw:path draw:style-name="gr3" draw:text-style-name="P40" svg:width="0.0323in" svg:height="0.0528in" svg:x="1.3677in" svg:y="0.1181in" svg:viewBox="0 0 83 135" svg:d="M49 52h25c5 0 5-2 6-2 2-1 2-3 2-4 0-4-3-4-6-4h-24l4-18c2-6 4-16 4-17 0-3-2-7-8-7-4 0-9 2-10 8-1 4 1-7-10 34h-25c-3 0-7 0-7 6 0 4 2 4 7 4h23l-12 49c-1 4-2 12-2 14 0 12 10 20 26 20 25 0 41-28 41-33 0-3-4-3-4-3-3 0-5 2-6 4-6 16-19 25-31 25-6 0-8-5-8-11 0-3 0-4 0-6z"><text:p/></draw:path><draw:path draw:style-name="gr3" draw:text-style-name="P40" svg:width="0.065in" svg:height="0.0736in" svg:x="1.4161in" svg:y="0.1016in" svg:viewBox="0 0 166 188" svg:d="M23 167c-3 8-3 10-15 10-4 0-8 0-8 8 0 2 2 3 4 3 8 0 18-1 26-1 10 0 22 1 31 1 3 0 6-1 6-6s-5-5-8-5c-6 0-15 0-15-3 0-1 3-9 4-13 4-16 7-33 11-45 3 6 13 18 31 18 36 0 76-41 76-85 0-35-24-49-45-49-18 0-33 12-42 20-5-16-21-20-31-20-11 0-18 7-23 16-6 10-11 27-11 30s4 3 5 3c5 0 5-1 7-8 4-18 10-33 22-33 7 0 10 6 10 15 0 3-2 7-2 8zM79 36c17-23 31-28 41-28 12 0 22 9 22 29 0 12-6 42-15 60-8 14-23 29-37 29-22 0-26-23-26-27 0-1 0-3 0-4z"><text:p/></draw:path><draw:path draw:style-name="gr3" draw:text-style-name="P40" svg:width="0.0394in" svg:height="0.0724in" svg:x="1.4874in" svg:y="0.1138in" svg:viewBox="0 0 101 185" svg:d="M101 10c0-5-4-10-10-10s-13 6-13 13c0 5 5 9 10 9 7 0 13-6 13-12zM54 151c-4 16-17 26-30 26-4 0-6 0-7-1 5-2 6-8 6-11s-3-8-10-8-13 6-13 13c0 10 10 15 24 15s42-8 49-34l19-76c0-2 2-4 2-7 0-12-12-20-27-20-26 0-42 29-42 32 0 4 4 4 5 4 4 0 4-1 5-4 9-20 24-25 31-25 8 0 10 7 10 11 0 3-2 3-2 6z"><text:p/></draw:path><draw:path draw:style-name="gr3" draw:text-style-name="P40" svg:width="0.0209in" svg:height="0.0587in" svg:x="1.5469in" svg:y="0.1134in" svg:viewBox="0 0 54 150" svg:d="M49 8c0-3 0-3 0-4 0-4-2-4-6-4l-26 2c-4 0-5 0-5 2-1 1-2 3-2 4 0 4 3 4 7 4 7 0 8 0 11 1 0 1 0 4 0 7l-27 102c-1 3-1 4-1 7 0 12 13 21 26 21 8 0 14-4 18-11 6-8 10-22 10-23 0-2-4-2-5-2-3 0-3 1-5 5-3 13-9 24-18 24-6 0-8-5-8-12 0-3 0-5 1-6z"><text:p/></draw:path><draw:path draw:style-name="gr3" draw:text-style-name="P40" svg:width="0.0323in" svg:height="0.0528in" svg:x="1.5846in" svg:y="0.1181in" svg:viewBox="0 0 83 135" svg:d="M49 52h25c5 0 5-2 6-2 2-1 2-3 2-4 0-4-3-4-6-4h-24l4-18c2-6 4-16 4-17 0-3-2-7-8-7-4 0-9 2-10 8-1 4 1-7-10 34h-25c-3 0-7 0-7 6 0 4 2 4 7 4h23l-12 49c-1 4-2 12-2 14 0 12 10 20 26 20 25 0 41-28 41-33 0-3-4-3-4-3-3 0-5 2-6 4-6 16-19 25-31 25-6 0-8-5-8-11 0-3 0-4 0-6z"><text:p/></draw:path><draw:path draw:style-name="gr3" draw:text-style-name="P40" svg:width="0.0059in" svg:height="0.1161in" svg:x="1.65in" svg:y="0.0654in" svg:viewBox="0 0 16 296" svg:d="M16 12c0-5 0-12-8-12s-8 7-8 12v272c0 5 0 12 7 12 9 0 9-7 9-12z"><text:p/></draw:path></draw:g>, <text:span text:style-name="T46">and </text:span></text:p>
        </text:list-item>
        <text:list-item>
          <text:p text:style-name="P24"><text:span text:style-name="T46">c</text:span>ompute <text:span text:style-name="T28">a pseudo</text:span> Average Treatment effect on the Treated (ATT) as the ratio of adopters over non adopters, <draw:g text:anchor-type="as-char" svg:y="-0.1252in" draw:z-index="6" draw:style-name="gr1"><svg:title>TexMaths</svg:title><svg:desc>12§display§n_+/n_-§svg§600§FALSE§</svg:desc><draw:polygon draw:style-name="gr2" draw:text-style-name="P39" svg:width="0.4953in" svg:height="0.1654in" svg:x="0in" svg:y="0in" svg:viewBox="0 0 1259 421" draw:points="629,421 0,421 0,0 1259,0 1259,421"><text:p/></draw:polygon><draw:path draw:style-name="gr3" draw:text-style-name="P40" svg:width="0.0898in" svg:height="0.0752in" svg:x="0.0047in" svg:y="0.05in" svg:viewBox="0 0 229 192" svg:d="M25 162c-1 7-3 17-3 19 0 7 6 11 12 11 4 0 13-4 15-12 0 0 6-20 9-31l8-39c4-8 6-18 7-27 3-7 6-21 6-22 6-13 29-51 70-51 19 0 23 15 23 30 0 25-22 80-28 98-4 10-5 14-5 19 0 21 16 35 35 35 40 0 55-61 55-65 0-5-3-5-5-5-3 0-3 2-6 9-8 29-22 51-43 51-7 0-11-3-11-13 0-11 5-21 9-30 8-23 25-69 25-93 0-29-18-46-48-46-38 0-59 28-66 37-2-24-20-37-40-37-19 0-27 17-31 24-7 14-13 40-13 41 0 5 5 5 5 5 5 0 5 0 7-10 7-30 16-50 31-50 9 0 13 4 13 19 0 8-1 13-7 36z"><text:p/></draw:path><draw:path draw:style-name="gr3" draw:text-style-name="P40" svg:width="0.0854in" svg:height="0.0854in" svg:x="0.1071in" svg:y="0.0752in" svg:viewBox="0 0 218 218" svg:d="M116 116h92c3 0 10 0 10-7s-7-7-10-7h-92v-91c0-4 0-11-7-11s-7 7-7 11v91h-91c-4 0-11 0-11 7s7 7 11 7h91v92c0 3 0 10 7 10s7-6 7-10z"><text:p/></draw:path><draw:path draw:style-name="gr3" draw:text-style-name="P40" svg:width="0.065in" svg:height="0.1657in" svg:x="0.2189in" svg:y="0in" svg:viewBox="0 0 166 422" svg:d="M163 16c3-5 3-8 3-8 0-4-4-8-9-8-3 0-6 1-7 4l-148 403c-2 6-2 7-2 7 0 5 4 8 8 8 6 0 8-2 10-9z"><text:p/></draw:path><draw:path draw:style-name="gr3" draw:text-style-name="P40" svg:width="0.0898in" svg:height="0.0752in" svg:x="0.2972in" svg:y="0.05in" svg:viewBox="0 0 229 192" svg:d="M25 162c-1 7-3 17-3 19 0 7 6 11 12 11 4 0 13-4 15-12 0 0 6-20 9-31l8-39c4-8 6-18 7-27 3-7 6-21 6-22 6-13 29-51 70-51 19 0 23 15 23 30 0 25-22 80-28 98-4 10-5 14-5 19 0 21 16 35 35 35 40 0 55-61 55-65 0-5-3-5-5-5-3 0-3 2-6 9-8 29-22 51-43 51-7 0-11-3-11-13 0-11 5-21 9-30 8-23 25-69 25-93 0-29-18-46-48-46-38 0-59 28-66 37-2-24-20-37-40-37-19 0-27 17-31 24-7 14-13 40-13 41 0 5 5 5 5 5 5 0 5 0 7-10 7-30 16-50 31-50 9 0 13 4 13 19 0 8-1 13-7 36z"><text:p/></draw:path><draw:path draw:style-name="gr3" draw:text-style-name="P40" svg:width="0.0783in" svg:height="0.0059in" svg:x="0.4039in" svg:y="0.1154in" svg:viewBox="0 0 200 16" svg:d="M188 16c5 0 12 0 12-8s-6-8-12-8h-176c-5 0-12 0-12 7 0 9 7 9 12 9z"><text:p/></draw:path></draw:g></text:p>
        </text:list-item>
      </text:list>
      <text:p text:style-name="P25">Nevertheless, while the propensity score matching estimator is widely used by literature <text:reference-mark-start text:name="ADDIN CSL_CITATION {&quot;mendeley&quot;: {&quot;formattedCitation&quot;: &quot;&lt;sup&gt;19&lt;/sup&gt;&quot;, &quot;plainTextFormattedCitation&quot;: &quot;19&quot;, &quot;previouslyFormattedCitation&quot;: &quot;&lt;sup&gt;19&lt;/sup&gt;&quot;}, &quot;citationItems&quot;: [{&quot;itemData&quot;: {&quot;DOI&quot;: &quot;10.1257/jel.47.1.5&quot;, &quot;id&quot;: &quot;ITEM-1&quot;, &quot;ISSN&quot;: &quot;0022-0515&quot;, &quot;type&quot;: &quot;article-journal&quot;, &quot;issue&quot;: &quot;1&quot;, &quot;author&quot;: [{&quot;dropping-particle&quot;: &quot;&quot;, &quot;given&quot;: &quot;Guido W&quot;, &quot;family&quot;: &quot;Imbens&quot;, &quot;suffix&quot;: &quot;&quot;, &quot;parse-names&quot;: false, &quot;non-dropping-particle&quot;: &quot;&quot;}, {&quot;dropping-particle&quot;: &quot;&quot;, &quot;given&quot;: &quot;Jeffrey M&quot;, &quot;family&quot;: &quot;Wooldridge&quot;, &quot;suffix&quot;: &quot;&quot;, &quot;parse-names&quot;: false, &quot;non-dropping-particle&quot;: &quot;&quot;}], &quot;volume&quot;: &quot;47&quot;, &quot;page&quot;: &quot;5-86&quot;, &quot;abstract&quot;: &quot;Many empirical questions in economics and other social sciences depend on causal effects of programs or policies. In the last two decades, much research has been done on the econometric and statistical analysis of such causal effects. This recent theoretical literature has built on, and combined features of, earlier work in both the statistics and econometrics literatures. It has by now reached a level of maturity that makes it an important tool in many areas of empirical research in economics, including labor economics, public finance, development economics, industrial organization, and other areas of empirical microeconomics. In this review, we discuss some of the recent developments. We focus primarily on practical issues for empirical researchers, as well as provide a historical overview of the area and give references to more technical research.&quot;, &quot;issued&quot;: {&quot;date-parts&quot;: [[&quot;2009&quot;]]}, &quot;ISBN&quot;: &quot;00220515&quot;, &quot;title&quot;: &quot;Recent Developments in the Econometrics of Program Evaluation&quot;, &quot;container-title&quot;: &quot;Journal of Economic Literature&quot;, &quot;PMID&quot;: &quot;213233919&quot;}, &quot;uris&quot;: [&quot;http://www.mendeley.com/documents/?uuid=68b9fcb1-8c6b-4a8d-9324-c1c541dea77d&quot;], &quot;id&quot;: &quot;ITEM-1&quot;}], &quot;schema&quot;: &quot;https://github.com/citation-style-language/schema/raw/master/csl-citation.json&quot;, &quot;properties&quot;: {&quot;noteIndex&quot;: 0}} RNDvQBoHYdH19"/><text:span text:style-name="T33">19</text:span><text:reference-mark-end text:name="ADDIN CSL_CITATION {&quot;mendeley&quot;: {&quot;formattedCitation&quot;: &quot;&lt;sup&gt;19&lt;/sup&gt;&quot;, &quot;plainTextFormattedCitation&quot;: &quot;19&quot;, &quot;previouslyFormattedCitation&quot;: &quot;&lt;sup&gt;19&lt;/sup&gt;&quot;}, &quot;citationItems&quot;: [{&quot;itemData&quot;: {&quot;DOI&quot;: &quot;10.1257/jel.47.1.5&quot;, &quot;id&quot;: &quot;ITEM-1&quot;, &quot;ISSN&quot;: &quot;0022-0515&quot;, &quot;type&quot;: &quot;article-journal&quot;, &quot;issue&quot;: &quot;1&quot;, &quot;author&quot;: [{&quot;dropping-particle&quot;: &quot;&quot;, &quot;given&quot;: &quot;Guido W&quot;, &quot;family&quot;: &quot;Imbens&quot;, &quot;suffix&quot;: &quot;&quot;, &quot;parse-names&quot;: false, &quot;non-dropping-particle&quot;: &quot;&quot;}, {&quot;dropping-particle&quot;: &quot;&quot;, &quot;given&quot;: &quot;Jeffrey M&quot;, &quot;family&quot;: &quot;Wooldridge&quot;, &quot;suffix&quot;: &quot;&quot;, &quot;parse-names&quot;: false, &quot;non-dropping-particle&quot;: &quot;&quot;}], &quot;volume&quot;: &quot;47&quot;, &quot;page&quot;: &quot;5-86&quot;, &quot;abstract&quot;: &quot;Many empirical questions in economics and other social sciences depend on causal effects of programs or policies. In the last two decades, much research has been done on the econometric and statistical analysis of such causal effects. This recent theoretical literature has built on, and combined features of, earlier work in both the statistics and econometrics literatures. It has by now reached a level of maturity that makes it an important tool in many areas of empirical research in economics, including labor economics, public finance, development economics, industrial organization, and other areas of empirical microeconomics. In this review, we discuss some of the recent developments. We focus primarily on practical issues for empirical researchers, as well as provide a historical overview of the area and give references to more technical research.&quot;, &quot;issued&quot;: {&quot;date-parts&quot;: [[&quot;2009&quot;]]}, &quot;ISBN&quot;: &quot;00220515&quot;, &quot;title&quot;: &quot;Recent Developments in the Econometrics of Program Evaluation&quot;, &quot;container-title&quot;: &quot;Journal of Economic Literature&quot;, &quot;PMID&quot;: &quot;213233919&quot;}, &quot;uris&quot;: [&quot;http://www.mendeley.com/documents/?uuid=68b9fcb1-8c6b-4a8d-9324-c1c541dea77d&quot;], &quot;id&quot;: &quot;ITEM-1&quot;}], &quot;schema&quot;: &quot;https://github.com/citation-style-language/schema/raw/master/csl-citation.json&quot;, &quot;properties&quot;: {&quot;noteIndex&quot;: 0}} RNDvQBoHYdH19"/>⁠, it is also a very controversial one since it is <text:span text:style-name="T46">known</text:span> to <text:span text:style-name="T47">worsen balance</text:span><text:span text:style-name="T6">—</text:span><text:span text:style-name="T27">in raw terms, the comparability between treated and controlled—in </text:span><text:span text:style-name="T18">post matched samples, which is the opposite of what the method itself looks for.</text:span><text:reference-mark-start text:name="ADDIN CSL_CITATION {&quot;mendeley&quot;: {&quot;formattedCitation&quot;: &quot;&lt;sup&gt;20&lt;/sup&gt;&quot;, &quot;plainTextFormattedCitation&quot;: &quot;20&quot;, &quot;previouslyFormattedCitation&quot;: &quot;&lt;sup&gt;20&lt;/sup&gt;&quot;}, &quot;citationItems&quot;: [{&quot;itemData&quot;: {&quot;issued&quot;: {&quot;date-parts&quot;: [[&quot;2015&quot;]]}, &quot;author&quot;: [{&quot;dropping-particle&quot;: &quot;&quot;, &quot;given&quot;: &quot;Gary&quot;, &quot;family&quot;: &quot;King&quot;, &quot;suffix&quot;: &quot;&quot;, &quot;parse-names&quot;: false, &quot;non-dropping-particle&quot;: &quot;&quot;}, {&quot;dropping-particle&quot;: &quot;&quot;, &quot;given&quot;: &quot;Richard&quot;, &quot;family&quot;: &quot;Nielsen&quot;, &quot;suffix&quot;: &quot;&quot;, &quot;parse-names&quot;: false, &quot;non-dropping-particle&quot;: &quot;&quot;}], &quot;title&quot;: &quot;Why Propensity Scores Should Not Be Used for&quot;, &quot;type&quot;: &quot;report&quot;, &quot;id&quot;: &quot;ITEM-1&quot;}, &quot;uris&quot;: [&quot;http://www.mendeley.com/documents/?uuid=9c9ede7e-dc83-4421-b946-93ce6944ce74&quot;], &quot;id&quot;: &quot;ITEM-1&quot;}], &quot;schema&quot;: &quot;https://github.com/citation-style-language/schema/raw/master/csl-citation.json&quot;, &quot;properties&quot;: {&quot;noteIndex&quot;: 0}} RNDN3ZVHNHByn"/><text:span text:style-name="T36">20</text:span><text:reference-mark-end text:name="ADDIN CSL_CITATION {&quot;mendeley&quot;: {&quot;formattedCitation&quot;: &quot;&lt;sup&gt;20&lt;/sup&gt;&quot;, &quot;plainTextFormattedCitation&quot;: &quot;20&quot;, &quot;previouslyFormattedCitation&quot;: &quot;&lt;sup&gt;20&lt;/sup&gt;&quot;}, &quot;citationItems&quot;: [{&quot;itemData&quot;: {&quot;issued&quot;: {&quot;date-parts&quot;: [[&quot;2015&quot;]]}, &quot;author&quot;: [{&quot;dropping-particle&quot;: &quot;&quot;, &quot;given&quot;: &quot;Gary&quot;, &quot;family&quot;: &quot;King&quot;, &quot;suffix&quot;: &quot;&quot;, &quot;parse-names&quot;: false, &quot;non-dropping-particle&quot;: &quot;&quot;}, {&quot;dropping-particle&quot;: &quot;&quot;, &quot;given&quot;: &quot;Richard&quot;, &quot;family&quot;: &quot;Nielsen&quot;, &quot;suffix&quot;: &quot;&quot;, &quot;parse-names&quot;: false, &quot;non-dropping-particle&quot;: &quot;&quot;}], &quot;title&quot;: &quot;Why Propensity Scores Should Not Be Used for&quot;, &quot;type&quot;: &quot;report&quot;, &quot;id&quot;: &quot;ITEM-1&quot;}, &quot;uris&quot;: [&quot;http://www.mendeley.com/documents/?uuid=9c9ede7e-dc83-4421-b946-93ce6944ce74&quot;], &quot;id&quot;: &quot;ITEM-1&quot;}], &quot;schema&quot;: &quot;https://github.com/citation-style-language/schema/raw/master/csl-citation.json&quot;, &quot;properties&quot;: {&quot;noteIndex&quot;: 0}} RNDN3ZVHNHByn"/><text:span text:style-name="T18">⁠ </text:span><text:span text:style-name="T19">Instead, in this article we will use two different estimators which have better properties </text:span><text:span text:style-name="T27">in terms of improving balance</text:span><text:span text:style-name="T19">: Nearest Neighbor Matching based on Mahalanobis distance (NNM), and Inverse Pro</text:span><text:span text:style-name="T21">b</text:span><text:span text:style-name="T19">ability Weighting (IPW).</text:span></text:p>
      <text:p text:style-name="P6">The NNM estimator can be described as follows:</text:p>
      <text:list xml:id="list8674621834193622577" text:style-name="L3">
        <text:list-item>
          <text:p text:style-name="P26"><text:span text:style-name="T18">For all </text:span><text:span text:style-name="T21">individuals</text:span><text:span text:style-name="T18"> </text:span><text:span text:style-name="T18"><draw:g text:anchor-type="as-char" svg:y="-0.111in" draw:z-index="8" draw:style-name="gr1"><svg:title>TexMaths</svg:title><svg:desc>12§display§i§svg§600§FALSE§</svg:desc><draw:polygon draw:style-name="gr2" draw:text-style-name="P39" svg:width="0.0575in" svg:height="0.1087in" svg:x="0in" svg:y="0.0004in" svg:viewBox="0 0 147 277" draw:points="73,277 0,277 0,0 147,0 147,277"><text:p/></draw:polygon><draw:path draw:style-name="gr3" draw:text-style-name="P40" svg:width="0.0441in" svg:height="0.111in" svg:x="0.0047in" svg:y="0in" svg:viewBox="0 0 113 283" svg:d="M109 16c0-9-6-16-16-16-11 0-23 11-23 23 0 7 6 14 17 14 9 0 22-10 22-21zM77 173c5-12 5-13 8-24 4-8 6-14 6-22 0-20-13-35-34-35-41 0-57 61-57 66 0 3 5 3 5 3 5 0 5-1 7-7 12-39 29-53 43-53 4 0 11 0 11 14 0 9-3 18-5 22-3 11-23 60-30 78-3 11-9 25-9 33 0 21 14 35 35 35 40 0 56-61 56-64 0-5-4-5-5-5-5 0-5 1-7 8-7 26-22 51-43 51-7 0-11-3-11-13s4-16 13-43z"><text:p/></draw:path></draw:g></text:span><text:span text:style-name="T18"> </text:span><text:span text:style-name="T21">for which </text:span><text:span text:style-name="T21"><draw:g text:anchor-type="as-char" svg:y="-0.1146in" draw:z-index="11" draw:style-name="gr1"><svg:title>TexMaths</svg:title><svg:desc>12§display§T_{ilt} = 1§svg§600§FALSE§</svg:desc><draw:polygon draw:style-name="gr2" draw:text-style-name="P39" svg:width="0.548in" svg:height="0.1378in" svg:x="0in" svg:y="0in" svg:viewBox="0 0 1393 351" draw:points="696,351 0,351 0,0 1393,0 1393,351"><text:p/></draw:polygon><draw:path draw:style-name="gr3" draw:text-style-name="P40" svg:width="0.113in" svg:height="0.1122in" svg:x="0.0039in" svg:y="0.0004in" svg:viewBox="0 0 288 286" svg:d="M170 30c4-12 5-14 10-16 5-1 18-1 27-1 42 0 62 1 62 35 0 6-2 23-4 33 0 3-1 8-1 9 0 2 1 5 5 5s6-3 7-10l11-73c1-2 1-6 1-7 0-5-5-5-12-5h-234c-11 0-11 0-14 8l-26 75c0 1-2 7-2 8 0 2 2 4 5 4 5 0 5-2 7-9 23-66 34-73 97-73h16c12 0 12 1 12 5 0 2-2 8-2 10l-56 224c-5 16-6 21-50 21-16 0-18 0-18 8 0 5 5 5 7 5 11 0 23-1 35-1s24 0 36 0 24 0 34 0c12 0 26 1 38 1 3 0 9 0 9-8 0-5-3-5-14-5s-17 0-28-1c-12-2-15-3-15-9 0-1 0-3 1-9z"><text:p/></draw:path><draw:path draw:style-name="gr3" draw:text-style-name="P40" svg:width="0.0354in" svg:height="0.0783in" svg:x="0.102in" svg:y="0.0606in" svg:viewBox="0 0 91 200" svg:d="M83 11c0-5-4-11-12-11-9 0-17 7-17 17 0 5 4 11 12 11s17-9 17-17zM22 162c-2 3-3 7-3 13 0 13 12 25 29 25 30 0 43-42 43-46s-5-4-5-4c-4 0-4 2-6 6-7 22-20 35-32 35-6 0-7-4-7-10 0-8 2-12 5-19 3-9 6-16 9-24s13-34 15-37c1-4 2-8 2-10 0-14-12-25-29-25-30 0-43 40-43 45 0 4 4 4 5 4 5 0 5-1 6-5 7-25 20-36 31-36 5 0 8 3 8 11 0 6-2 11-9 29z"><text:p/></draw:path><draw:path draw:style-name="gr3" draw:text-style-name="P40" svg:width="0.026in" svg:height="0.0815in" svg:x="0.1504in" svg:y="0.0571in" svg:viewBox="0 0 67 208" svg:d="M66 8c0 0 1-3 1-4 0-2-1-4-5-4-6 0-31 2-38 2-2 2-6 2-6 8 0 4 4 4 7 4 15 0 15 2 15 4s0 5-2 7l-37 146c-1 2-1 6-1 10 0 19 17 27 31 27 7 0 17-2 24-15 7-11 11-29 11-30 0-4-4-4-5-4-3 0-5 3-6 7-3 15-9 34-23 34-7 0-9-7-9-15 0-3 1-8 1-12z"><text:p/></draw:path><draw:path draw:style-name="gr3" draw:text-style-name="P40" svg:width="0.0394in" svg:height="0.0736in" svg:x="0.1906in" svg:y="0.065in" svg:viewBox="0 0 101 188" svg:d="M61 68h30c6 0 10 0 10-7 0-4-4-4-9-4h-28l10-44c0-1 2-2 2-3 0-6-4-10-10-10-8 0-12 5-14 13-3 7 1-7-12 44h-30c-6 0-10 0-10 6 0 5 4 5 8 5h29l-18 70c-1 8-3 18-3 22 0 17 14 28 31 28 33 0 52-41 52-46 0-3-4-3-4-3-4 0-5 1-7 6-9 18-23 34-40 34-6 0-11-3-11-14 0-2 1-9 3-12z"><text:p/></draw:path><draw:path draw:style-name="gr3" draw:text-style-name="P40" svg:width="0.1106in" svg:height="0.0386in" svg:x="0.2996in" svg:y="0.052in" svg:viewBox="0 0 282 99" svg:d="M267 17c6 0 15 0 15-9 0-8-9-8-15-8h-253c-6 0-14 0-14 8 0 9 8 9 14 9zM267 99c6 0 15 0 15-8s-9-8-15-8h-253c-6 0-14 0-14 8s8 8 14 8z"><text:p/></draw:path><draw:path draw:style-name="gr3" draw:text-style-name="P40" svg:width="0.0547in" svg:height="0.1102in" svg:x="0.4799in" svg:y="0.0024in" svg:viewBox="0 0 140 281" svg:d="M88 11c0-10 0-11-10-11-26 28-65 28-78 28v13c8 0 34 0 55-12v219c0 15-1 20-39 20h-14v13c16-1 52-1 70-1 17 0 54 0 68 1v-13h-13c-38 0-39-5-39-20z"><text:p/></draw:path></draw:g></text:span><text:span text:style-name="T21">, </text:span><text:span text:style-name="T18">find </text:span><text:span text:style-name="T23">t</text:span><text:span text:style-name="T18">he </text:span><text:span text:style-name="T18"><draw:g text:anchor-type="as-char" svg:y="-0.1252in" draw:z-index="9" draw:style-name="gr1"><svg:title>TexMaths</svg:title><svg:desc>12§display§j(i)§svg§600§FALSE§</svg:desc><draw:polygon draw:style-name="gr2" draw:text-style-name="P39" svg:width="0.2634in" svg:height="0.1654in" svg:x="0.0024in" svg:y="0in" svg:viewBox="0 0 670 421" draw:points="335,421 0,421 0,0 670,0 670,421"><text:p/></draw:polygon><draw:path draw:style-name="gr3" draw:text-style-name="P40" svg:width="0.0681in" svg:height="0.1437in" svg:x="0in" svg:y="0.0134in" svg:viewBox="0 0 174 366" svg:d="M174 16c0-9-6-16-16-16-9 0-22 10-22 23 0 8 6 14 15 14 12 0 23-11 23-21zM89 301c-9 33-29 57-53 57-2 0-8 0-16-5 12-3 20-13 20-22 0-7-5-15-17-15-11 0-23 9-23 25 0 17 17 25 37 25 30 0 70-22 81-64l38-154c2-9 2-15 2-16 0-24-18-40-39-40-43 0-67 62-67 66s4 4 4 4c5 0 5 0 9-8 11-27 30-52 53-52 6 0 14 1 14 19 0 10-1 15-4 22z"><text:p/></draw:path><draw:path draw:style-name="gr3" draw:text-style-name="P40" svg:width="0.039in" svg:height="0.1657in" svg:x="0.0965in" svg:y="0in" svg:viewBox="0 0 100 422" svg:d="M100 419c0-1 0-3-9-10-53-53-66-133-66-198 0-73 16-146 69-199 6-6 6-6 6-7 0-4-3-5-5-5-5 0-43 29-69 83-21 47-26 93-26 128 0 34 5 84 28 132 26 53 62 79 67 79 2 0 5-1 5-3z"><text:p/></draw:path><draw:path draw:style-name="gr3" draw:text-style-name="P40" svg:width="0.0441in" svg:height="0.1114in" svg:x="0.1492in" svg:y="0.0134in" svg:viewBox="0 0 113 284" svg:d="M109 16c0-9-6-16-17-16-10 0-22 11-22 23 0 7 6 14 16 14s23-9 23-21zM77 174c5-12 5-13 8-24 4-8 6-14 6-23 0-19-13-35-35-35-40 0-56 62-56 66s5 4 5 4c5 0 5-1 7-7 12-40 29-53 43-53 4 0 11 0 11 13 0 10-4 18-5 23-3 11-23 60-30 78-3 11-9 25-9 34 0 20 14 34 34 34 41 0 57-61 57-64 0-5-4-5-5-5-5 0-5 1-7 8-7 27-22 52-43 52-8 0-11-4-11-13 0-11 3-17 13-44z"><text:p/></draw:path><draw:path draw:style-name="gr3" draw:text-style-name="P40" svg:width="0.039in" svg:height="0.1657in" svg:x="0.2106in" svg:y="0in" svg:viewBox="0 0 100 422" svg:d="M100 211c0-32-5-84-29-132-25-51-63-79-66-79-4 0-5 1-5 5 0 1 0 1 8 9 42 42 66 110 66 197 0 73-15 148-68 201-6 4-6 6-6 7 0 2 1 3 5 3 3 0 42-28 67-81 22-47 28-94 28-130z"><text:p/></draw:path></draw:g></text:span><text:span text:style-name="T18"> such that </text:span><text:span text:style-name="T18"><draw:g text:anchor-type="as-char" svg:y="-0.1402in" draw:z-index="15" draw:style-name="gr1"><svg:title>TexMaths</svg:title><svg:desc>12§display§j(i) = \arg\min_{j: T_{jl} \neq T_{il}}\left(X_i - X_j\right)'\mathbf{S}^{-1}\left(X_i - X_j\right)§svg§600§FALSE§</svg:desc><draw:polygon draw:style-name="gr2" draw:text-style-name="P41" svg:width="3.1748in" svg:height="0.2902in" svg:x="0.015in" svg:y="0.002in" svg:viewBox="0 0 8065 738" draw:points="4032,738 0,738 0,0 8065,0 8065,738"><text:p/></draw:polygon><draw:path draw:style-name="gr3" draw:text-style-name="P42" svg:width="0.0681in" svg:height="0.1437in" svg:x="-0.0004in" svg:y="0.0402in" svg:viewBox="0 0 174 366" svg:d="M174 16c0-9-6-16-16-16-9 0-22 10-22 23 0 8 6 14 15 14 12 0 23-11 23-21zM89 301c-9 33-29 57-53 57-2 0-8 0-16-5 12-3 20-13 20-22 0-7-5-15-17-15-11 0-23 9-23 25 0 17 17 25 37 25 30 0 70-22 81-64l38-154c2-9 2-15 2-16 0-24-18-40-39-40-43 0-67 62-67 66s4 4 4 4c5 0 5 0 9-8 11-27 30-52 53-52 6 0 14 1 14 19 0 10-1 15-4 22z"><text:p/></draw:path><draw:path draw:style-name="gr3" draw:text-style-name="P42" svg:width="0.039in" svg:height="0.1657in" svg:x="0.0961in" svg:y="0.0236in" svg:viewBox="0 0 100 422" svg:d="M100 419c0-1 0-3-9-10-53-53-66-133-66-198 0-73 16-146 69-199 6-6 6-6 6-7 0-4-3-5-5-5-5 0-43 29-69 83-21 47-26 93-26 128 0 34 5 84 28 132 26 53 62 79 67 79 2 0 5-1 5-3z"><text:p/></draw:path><draw:path draw:style-name="gr3" draw:text-style-name="P42" svg:width="0.0441in" svg:height="0.1114in" svg:x="0.1488in" svg:y="0.0402in" svg:viewBox="0 0 113 284" svg:d="M109 16c0-9-6-16-17-16-10 0-22 11-22 23 0 7 6 14 16 14s23-9 23-21zM77 174c5-12 5-13 8-24 4-8 6-14 6-23 0-19-13-35-35-35-40 0-56 62-56 66s5 4 5 4c5 0 5-1 7-7 12-40 29-53 43-53 4 0 11 0 11 13 0 10-4 18-5 23-3 11-23 60-30 78-3 11-9 25-9 34 0 20 14 34 34 34 41 0 57-61 57-64 0-5-4-5-5-5-5 0-5 1-7 8-7 27-22 52-43 52-8 0-11-4-11-13 0-11 3-17 13-44z"><text:p/></draw:path><draw:path draw:style-name="gr3" draw:text-style-name="P42" svg:width="0.039in" svg:height="0.1657in" svg:x="0.2102in" svg:y="0.0236in" svg:viewBox="0 0 100 422" svg:d="M100 211c0-32-5-84-29-132-25-51-63-79-66-79-4 0-5 1-5 5 0 1 0 1 8 9 42 42 66 110 66 197 0 73-15 148-68 201-6 4-6 6-6 7 0 2 1 3 5 3 3 0 42-28 67-81 22-47 28-94 28-130z"><text:p/></draw:path><draw:path draw:style-name="gr3" draw:text-style-name="P42" svg:width="0.1106in" svg:height="0.039in" svg:x="0.3209in" svg:y="0.0874in" svg:viewBox="0 0 282 100" svg:d="M268 17c6 0 14 0 14-9 0-8-8-8-14-8h-254c-6 0-14 0-14 8 0 9 8 9 14 9zM268 100c6 0 14 0 14-9 0-8-8-8-14-8h-254c-6 0-14 0-14 8 0 9 8 9 14 9z"><text:p/></draw:path><draw:path draw:style-name="gr3" draw:text-style-name="P42" svg:width="0.0748in" svg:height="0.076in" svg:x="0.4933in" svg:y="0.0736in" svg:viewBox="0 0 191 194" svg:d="M124 158c1 17 13 35 32 35 10 0 35-6 35-41v-24h-10v24c0 24-11 28-15 28-15 0-16-19-16-22v-85c0-18 0-33-16-50-16-16-37-23-57-23-35 0-65 20-65 48 0 13 8 20 20 20 11 0 20-8 20-20 0-5-3-19-22-19 11-15 32-19 46-19 20 0 44 16 44 54v15c-22 1-50 3-78 16-31 14-42 36-42 55 0 34 41 44 68 44 28 0 47-16 56-36zM120 89v42c0 41-30 55-49 55-21 0-39-16-39-37 0-23 18-58 88-60z"><text:p/></draw:path><draw:path draw:style-name="gr3" draw:text-style-name="P42" svg:width="0.0559in" svg:height="0.0732in" svg:x="0.5736in" svg:y="0.0756in" svg:viewBox="0 0 143 187" svg:d="M59 47v-47l-59 5v13c30 0 34 2 34 24v113c0 19-5 19-34 19v13c17 0 36-1 48-1 18 0 37 0 54 1v-13h-8c-32 0-33-5-33-19v-66c0-42 18-79 51-79 2 0 3 0 4 0-1 0-9 6-9 16 0 12 8 18 18 18 7 0 18-4 18-18s-13-26-31-26c-32 0-47 29-53 47z"><text:p/></draw:path><draw:path draw:style-name="gr3" draw:text-style-name="P42" svg:width="0.076in" svg:height="0.1098in" svg:x="0.6382in" svg:y="0.0732in" svg:viewBox="0 0 194 280" svg:d="M83 119c-37 0-37-42-37-52 0-12 0-25 6-36 3-5 13-17 31-17 36 0 36 42 36 52 0 12 0 25-6 36-4 5-13 17-30 17zM34 136c0-2 0-12 7-21 15 12 33 13 42 13 38 0 68-28 68-61 0-15-7-31-18-41 16-14 31-16 39-16 1 0 3 0 4 0-4 2-7 6-7 12 0 7 6 12 12 12 5 0 13-4 13-14 0-7-6-20-21-20-10 0-28 2-46 20-18-14-36-15-44-15-40 0-70 29-70 61 0 19 10 35 21 44-6 6-14 21-14 35 0 13 6 29 20 37-27 8-40 27-40 44 0 30 42 54 94 54 50 0 94-22 94-56 0-14-6-36-27-48-23-12-48-12-73-12-11 0-29 0-33 0-13-2-21-15-21-28zM95 269c-43 0-73-22-73-43 0-20 16-36 34-38h26c37 0 84 0 84 38 0 22-30 43-71 43z"><text:p/></draw:path><draw:path draw:style-name="gr3" draw:text-style-name="P42" svg:width="0.1295in" svg:height="0.0732in" svg:x="0.8902in" svg:y="0.0756in" svg:viewBox="0 0 330 187" svg:d="M34 42v113c0 19-5 19-34 19v13c14 0 36-1 48-1 11 0 32 1 47 1v-13c-28 0-33 0-33-19v-78c0-43 30-67 57-67s32 22 32 46v99c0 19-5 19-33 19v13c14 0 36-1 48-1 10 0 32 1 46 1v-13c-27 0-32 0-32-19v-78c0-43 30-67 58-67 26 0 31 22 31 46v99c0 19-5 19-34 19v13c15 0 36-1 48-1 11 0 33 1 47 1v-13c-22 0-32 0-32-12v-82c0-36 0-49-14-64-6-8-20-16-44-16-36 0-54 25-61 42-6-37-37-42-57-42-31 0-50 18-62 44v-44l-60 5v13c30 0 34 2 34 24z"><text:p/></draw:path><draw:path draw:style-name="gr3" draw:text-style-name="P42" svg:width="0.0354in" svg:height="0.111in" svg:x="1.0287in" svg:y="0.037in" svg:viewBox="0 0 91 283" svg:d="M61 96l-60 5v13c29 0 33 2 33 23v114c0 19-5 19-34 19v13c13 0 37-1 47-1 15 0 30 1 44 1v-13c-27 0-30-2-30-18zM64 23c0-15-11-23-23-23-13 0-23 12-23 23s10 21 23 21c12 0 23-8 23-21z"><text:p/></draw:path><draw:path draw:style-name="gr3" draw:text-style-name="P42" svg:width="0.0839in" svg:height="0.0732in" svg:x="1.0744in" svg:y="0.0756in" svg:viewBox="0 0 214 187" svg:d="M34 42v113c0 19-5 19-34 19v13c14 0 36-1 48-1 11 0 34 1 48 1v-13c-29 0-34 0-34-19v-78c0-43 30-67 58-67 26 0 31 22 31 46v99c0 19-5 19-33 19v13c15 0 37-1 48-1 10 0 33 1 48 1v-13c-23 0-33 0-34-12v-82c0-36 0-49-13-64-6-8-19-16-45-16-31 0-50 18-62 44v-44l-60 5v13c30 0 34 2 34 24z"><text:p/></draw:path><draw:path draw:style-name="gr3" draw:text-style-name="P42" svg:width="0.0512in" svg:height="0.1008in" svg:x="0.7469in" svg:y="0.1795in" svg:viewBox="0 0 131 257" svg:d="M131 11c0-5-4-11-12-11-9 0-17 8-17 17 0 5 4 11 12 11s17-8 17-17zM67 211c-5 21-20 37-38 37-4 0-7 0-11-1 8-3 11-11 11-15 0-8-6-11-12-11-10 0-17 8-17 18 0 11 12 18 30 18s53-11 61-47l28-106c0-3 1-6 1-10 0-16-14-28-32-28-33 0-52 41-52 46 0 3 4 3 5 3 3 0 3-1 6-6 7-17 23-35 41-35 7 0 9 5 9 15 0 3-1 7-1 8z"><text:p/></draw:path><draw:path draw:style-name="gr3" draw:text-style-name="P42" svg:width="0.0134in" svg:height="0.05in" svg:x="0.8205in" svg:y="0.2063in" svg:viewBox="0 0 35 128" svg:d="M35 17c0-10-9-17-17-17-11 0-18 8-18 17 0 11 8 18 18 18s17-9 17-18zM35 112c0-11-9-18-17-18-11 0-18 8-18 18 0 9 8 16 18 16s17-8 17-16z"><text:p/></draw:path><draw:path draw:style-name="gr3" draw:text-style-name="P42" svg:width="0.087in" svg:height="0.0783in" svg:x="0.8508in" svg:y="0.1783in" svg:viewBox="0 0 222 200" svg:d="M132 22c1-10 2-10 8-11 3 0 12 0 18 0 18 0 27 0 34 2 13 4 13 13 13 23 0 5 0 10-1 24l-1 4c0 3 2 4 5 4 4 0 6-2 6-7l8-57c0-4-4-4-10-4h-182c-7 0-7 0-10 6l-19 53c0 1-1 3-1 5 0 1 0 4 5 4 3 0 5-1 6-7 18-48 27-50 73-50h12c8 0 10 0 10 2 0 1 0 3-2 7l-39 156c-3 11-4 14-35 14-11 0-13 0-13 7 0 1 0 3 5 3 8 0 16 0 25 0 8 0 18-1 26-1 9 0 18 0 27 1 8 0 16 0 25 0 2 0 6 0 6-6 0-4-3-4-12-4-6 0-11 0-17 0-11-2-11-3-11-6s0-3 1-6z"><text:p/></draw:path><draw:path draw:style-name="gr3" draw:text-style-name="P42" svg:width="0.0394in" svg:height="0.0724in" svg:x="0.9276in" svg:y="0.2193in" svg:viewBox="0 0 101 185" svg:d="M101 10c0-5-4-10-10-10s-13 6-13 13c0 5 5 9 10 9 7 0 13-6 13-12zM54 151c-4 16-17 27-30 27-4 0-6 0-8-2 6-2 7-8 7-10 0-4-3-9-10-9s-13 6-13 13c0 10 10 15 24 15s42-7 49-34l19-75c0-3 2-5 2-8 0-12-12-20-27-20-26 0-42 29-42 32 0 4 4 4 5 4 4 0 4-1 5-4 9-20 24-25 31-25 8 0 10 7 10 11s-2 4-2 6z"><text:p/></draw:path><draw:path draw:style-name="gr3" draw:text-style-name="P42" svg:width="0.0209in" svg:height="0.0587in" svg:x="0.9866in" svg:y="0.2165in" svg:viewBox="0 0 54 150" svg:d="M49 8c1-3 1-3 1-4 0-4-3-4-7-4l-26 2c-4 0-5 0-5 2-1 1-2 3-2 4 0 4 3 4 7 4 7 0 8 0 11 1 0 1 0 4 0 7l-27 102c-1 3-1 4-1 8 0 12 13 20 26 20 8 0 14-4 18-11 6-8 10-21 10-23s-4-2-5-2c-3 0-3 1-5 5-3 13-9 24-18 24-6 0-8-5-8-12 0-3 0-5 1-6z"><text:p/></draw:path><draw:path draw:style-name="gr3" draw:text-style-name="P42" svg:width="0.0642in" svg:height="0.1079in" svg:x="1.0461in" svg:y="0.1736in" svg:viewBox="0 0 164 275" svg:d="M162 13c2-3 2-5 2-6 0-3-3-7-7-7-5 0-6 2-8 6l-147 256c-2 3-2 4-2 6 0 3 2 7 7 7 4 0 6-3 7-6z"><text:p/></draw:path><draw:path draw:style-name="gr3" draw:text-style-name="P42" svg:width="0.0854in" svg:height="0.0311in" svg:x="1.0343in" svg:y="0.2118in" svg:viewBox="0 0 218 80" svg:d="M208 14c3 0 10 0 10-7s-7-7-10-7h-197c-4 0-11 0-11 7s7 7 11 7zM208 80c3 0 10 0 10-7s-7-7-10-7h-197c-4 0-11 0-11 7s7 7 11 7z"><text:p/></draw:path><draw:path draw:style-name="gr3" draw:text-style-name="P42" svg:width="0.087in" svg:height="0.0783in" svg:x="1.1327in" svg:y="0.1783in" svg:viewBox="0 0 222 200" svg:d="M132 22c1-10 2-10 8-11 3 0 12 0 18 0 18 0 27 0 34 2 13 4 13 13 13 23 0 5 0 10-1 24l-1 4c0 3 2 4 5 4 4 0 6-2 6-7l8-57c0-4-4-4-10-4h-182c-7 0-7 0-10 6l-19 53c0 1-1 3-1 5 0 1 0 4 5 4 3 0 5-1 6-7 18-48 27-50 73-50h12c8 0 10 0 10 2 0 1 0 3-2 7l-39 156c-3 11-4 14-35 14-11 0-13 0-13 7 0 1 0 3 5 3 8 0 16 0 25 0 8 0 18-1 26-1 9 0 18 0 27 1 8 0 16 0 25 0 2 0 6 0 6-6 0-4-3-4-12-4-6 0-11 0-17 0-11-2-11-3-11-6s0-3 1-6z"><text:p/></draw:path><draw:path draw:style-name="gr3" draw:text-style-name="P42" svg:width="0.0295in" svg:height="0.0563in" svg:x="1.2134in" svg:y="0.2193in" svg:viewBox="0 0 76 144" svg:d="M65 10c0-6-4-10-9-10-6 0-13 6-13 13 0 6 5 9 9 9 7 0 13-6 13-12zM76 112c0-4-4-4-5-4-4 0-4 1-5 5-4 12-13 24-24 24-5 0-7-4-7-9 0-3 1-6 3-10s4-9 5-11c0-3 9-22 12-30 1-4 3-7 3-11 0-10-10-18-23-18-23 0-35 28-35 32s4 4 5 4c3 0 3-1 5-5 4-14 14-24 24-24 3 0 6 3 6 9 0 0 0 3-2 7-1 3-10 26-13 33-2 4-2 5-5 12-1 3-2 6-2 10 0 11 10 18 23 18 23 0 35-28 35-32z"><text:p/></draw:path><draw:path draw:style-name="gr3" draw:text-style-name="P42" svg:width="0.0209in" svg:height="0.0587in" svg:x="1.2587in" svg:y="0.2165in" svg:viewBox="0 0 54 150" svg:d="M49 8c1-3 1-3 1-4 0-4-3-4-7-4l-26 2c-4 0-5 0-5 2-1 1-2 3-2 4 0 4 3 4 7 4 7 0 8 0 11 1 0 1 0 4 0 7l-27 102c-1 3-1 4-1 8 0 12 13 20 26 20 8 0 14-4 18-11 6-8 10-21 10-23s-4-2-5-2c-3 0-3 1-5 5-3 13-9 24-18 24-6 0-8-5-8-12 0-3 0-5 1-6z"><text:p/></draw:path><draw:path draw:style-name="gr3" draw:text-style-name="P42" svg:width="0.039in" svg:height="0.1657in" svg:x="1.3437in" svg:y="0.0236in" svg:viewBox="0 0 100 422" svg:d="M100 419c0-1 0-3-9-10-53-53-66-133-66-198 0-73 16-146 69-199 6-6 6-6 6-7 0-4-3-5-5-5-5 0-43 29-69 83-21 47-26 93-26 128 0 34 5 84 28 132 26 53 62 79 67 79 2 0 5-1 5-3z"><text:p/></draw:path><draw:path draw:style-name="gr3" draw:text-style-name="P42" svg:width="0.137in" svg:height="0.1134in" svg:x="1.3965in" svg:y="0.0346in" svg:viewBox="0 0 349 289" svg:d="M193 115l-35-84c-1-3-2-5-2-6 0-2 7-11 25-12 4 0 9-1 9-8 0-5-5-5-6-5-18 0-36 1-54 1-11 0-36-1-47-1-3 0-9 0-9 8 0 5 5 5 11 5 25 0 28 4 31 13l51 119-90 96-5 5c-22 22-41 29-62 30-6 0-10 0-10 8 0 2 0 5 6 5 12 0 26-1 40-1 15 0 32 1 46 1 3 0 9 0 9-8 0-5-5-5-6-5-4 0-17-1-17-13 0-6 7-13 12-19l43-46 37-41 44 101c1 5 2 5 2 6 0 4-8 11-25 12-4 0-9 1-9 8 0 5 5 5 8 5 12 0 40-1 52-1 11 0 36 1 47 1 4 0 9 0 9-8 0-5-5-5-8-5-28 0-30-1-37-18-17-40-44-106-54-131 29-30 73-80 87-92 12-11 28-21 54-22 4 0 9 0 9-8 0 0 0-5-6-5-13 0-26 1-39 1-16 0-33-1-47-1-3 0-9 0-9 8 0 4 3 5 5 5 4 0 17 1 17 13 0 6-5 11-7 16z"><text:p/></draw:path><draw:path draw:style-name="gr3" draw:text-style-name="P42" svg:width="0.0354in" svg:height="0.0783in" svg:x="1.5346in" svg:y="0.0957in" svg:viewBox="0 0 91 200" svg:d="M83 11c0-5-4-11-12-11-9 0-17 7-17 17 0 5 4 11 12 11s17-9 17-17zM22 162c-2 4-3 7-3 13 0 13 12 25 29 25 30 0 43-42 43-45 0-5-5-5-5-5-4 0-4 2-6 6-7 23-20 36-32 36-6 0-7-5-7-11 0-7 2-12 5-19 3-8 6-16 9-24 3-7 13-34 15-37 1-4 2-7 2-10 0-14-12-25-29-25-30 0-43 41-43 46 0 3 5 3 5 3 5 0 5-1 6-5 7-25 20-36 31-36 5 0 8 3 8 11 0 6-2 11-9 29z"><text:p/></draw:path><draw:path draw:style-name="gr3" draw:text-style-name="P42" svg:width="0.1016in" svg:height="0.0067in" svg:x="1.6346in" svg:y="0.1031in" svg:viewBox="0 0 259 18" svg:d="M244 18c7 0 15 0 15-8 0-10-8-10-15-10h-230c-7 0-14 0-14 10 0 8 7 8 14 8z"><text:p/></draw:path><draw:path draw:style-name="gr3" draw:text-style-name="P42" svg:width="0.137in" svg:height="0.1134in" svg:x="1.7909in" svg:y="0.0346in" svg:viewBox="0 0 349 289" svg:d="M194 115l-36-84c-1-3-2-5-2-6 0-2 7-11 25-12 4 0 9-1 9-8 0-5-5-5-6-5-18 0-36 1-54 1-11 0-36-1-47-1-3 0-9 0-9 8 0 5 5 5 11 5 25 0 28 4 31 13l51 119-90 96-5 5c-22 22-41 29-62 30-6 0-10 0-10 8 0 2 0 5 6 5 12 0 26-1 40-1 15 0 32 1 46 1 3 0 9 0 9-8 0-5-5-5-6-5-4 0-17-1-17-13 0-6 7-13 12-19l43-46 37-41 44 101c2 5 2 5 2 6 0 4-8 11-25 12-4 0-9 1-9 8 0 5 5 5 8 5 12 0 40-1 52-1 11 0 36 1 47 1 4 0 9 0 9-8 0-5-5-5-8-5-28 0-30-1-37-18-17-40-44-106-54-131 29-30 73-80 87-92 12-11 28-21 54-22 4 0 9 0 9-8 0 0 0-5-6-5-13 0-26 1-39 1-16 0-33-1-47-1-3 0-9 0-9 8 0 4 3 5 5 5 4 0 17 1 17 13 0 6-5 11-7 16z"><text:p/></draw:path><draw:path draw:style-name="gr3" draw:text-style-name="P42" svg:width="0.0512in" svg:height="0.1008in" svg:x="1.924in" svg:y="0.0957in" svg:viewBox="0 0 131 257" svg:d="M131 11c0-5-4-11-12-11-9 0-17 8-17 17 0 5 4 11 12 11s17-8 17-17zM67 211c-5 21-20 37-38 37-4 0-7 0-11-1 8-3 11-11 11-15 0-8-6-11-12-11-10 0-17 8-17 18 0 11 12 18 30 18 17 0 53-11 61-47l28-106c0-3 1-6 1-10 0-16-14-28-32-28-33 0-52 41-52 46 0 3 4 3 5 3 3 0 3-1 6-6 7-17 23-35 39-35 9 0 11 5 11 15 0 3-1 7-1 8z"><text:p/></draw:path><draw:path draw:style-name="gr3" draw:text-style-name="P42" svg:width="0.039in" svg:height="0.1657in" svg:x="2.0031in" svg:y="0.0236in" svg:viewBox="0 0 100 422" svg:d="M100 211c0-32-5-84-29-132-25-51-63-79-66-79-4 0-5 1-5 5 0 1 0 1 8 9 42 42 66 110 66 197 0 73-15 148-68 201-6 4-6 6-6 7 0 2 1 3 5 3 3 0 42-28 67-81 22-47 28-94 28-130z"><text:p/></draw:path><draw:path draw:style-name="gr3" draw:text-style-name="P42" svg:width="0.0295in" svg:height="0.0602in" svg:x="2.0654in" svg:y="0in" svg:viewBox="0 0 76 154" svg:d="M73 26c3-6 3-8 3-9 0-10-9-17-18-17-12 0-15 10-17 14l-40 129c0 1-1 5-1 5 0 3 10 6 12 6s2 0 5-5z"><text:p/></draw:path><draw:path draw:style-name="gr3" draw:text-style-name="P42" svg:width="0.0846in" svg:height="0.1177in" svg:x="2.1445in" svg:y="0.0323in" svg:viewBox="0 0 216 300" svg:d="M143 120l-61-13c-17-4-41-18-41-45 0-18 12-44 54-44 35 0 77 14 87 72 2 11 2 11 10 11 11 0 11-1 11-12v-77c0-8 0-12-7-12-4 0-5 0-10 5l-18 18c-25-19-53-23-73-23-65 0-95 41-95 85 0 28 14 47 23 57 20 20 35 24 81 33 38 9 45 10 54 18 6 7 17 18 17 37 0 21-11 50-55 50-32 0-97-9-100-71-1-9-1-11-10-11-10 0-10 4-10 13v77c0 8 0 12 7 12 5 0 5-1 9-4l19-20c29 22 68 24 85 24 70 0 96-48 96-91 0-47-34-81-73-89z"><text:p/></draw:path><draw:path draw:style-name="gr3" draw:text-style-name="P42" svg:width="0.0783in" svg:height="0.0059in" svg:x="2.2524in" svg:y="0.0484in" svg:viewBox="0 0 200 16" svg:d="M188 16c5 0 12 0 12-8s-6-8-12-8h-176c-5 0-12 0-12 7 0 9 7 9 12 9z"><text:p/></draw:path><draw:path draw:style-name="gr3" draw:text-style-name="P42" svg:width="0.0425in" svg:height="0.0772in" svg:x="2.3559in" svg:y="0.0024in" svg:viewBox="0 0 109 197" svg:d="M67 8c0-8 0-8-8-8-19 19-47 19-59 19v11c7 0 26 0 43-8v151c0 9 0 13-30 13h-11v11c5 0 42-1 53-1 10 0 47 1 54 1v-11h-12c-30 0-30-4-30-13z"><text:p/></draw:path><draw:path draw:style-name="gr3" draw:text-style-name="P42" svg:width="0.039in" svg:height="0.1657in" svg:x="2.4622in" svg:y="0.0236in" svg:viewBox="0 0 100 422" svg:d="M100 419c0-1 0-3-9-10-53-53-66-133-66-198 0-73 16-146 69-199 6-6 6-6 6-7 0-4-3-5-5-5-5 0-43 29-69 83-21 47-26 93-26 128 0 34 5 84 28 132 26 53 62 79 67 79 2 0 5-1 5-3z"><text:p/></draw:path><draw:path draw:style-name="gr3" draw:text-style-name="P42" svg:width="0.137in" svg:height="0.1134in" svg:x="2.515in" svg:y="0.0346in" svg:viewBox="0 0 349 289" svg:d="M194 115l-36-84c-1-3-2-5-2-6 0-2 7-11 25-12 4 0 9-1 9-8 0-5-5-5-6-5-18 0-36 1-54 1-11 0-36-1-47-1-3 0-9 0-9 8 0 5 5 5 11 5 25 0 28 4 31 13l51 119-90 96-5 5c-22 22-41 29-62 30-6 0-10 0-10 8 0 2 0 5 6 5 12 0 26-1 40-1 15 0 32 1 46 1 3 0 9 0 9-8 0-5-5-5-6-5-4 0-17-1-17-13 0-6 7-13 12-19l43-46 37-41 44 101c2 5 2 5 2 6 0 4-8 11-25 12-4 0-9 1-9 8 0 5 5 5 8 5 12 0 40-1 52-1 11 0 36 1 47 1 4 0 9 0 9-8 0-5-5-5-8-5-28 0-30-1-37-18-17-40-44-106-54-131 29-30 73-80 87-92 12-11 28-21 54-22 4 0 9 0 9-8 0 0 0-5-6-5-13 0-26 1-39 1-16 0-33-1-47-1-3 0-9 0-9 8 0 4 3 5 5 5 4 0 17 1 17 13 0 6-5 11-7 16z"><text:p/></draw:path><draw:path draw:style-name="gr3" draw:text-style-name="P42" svg:width="0.0354in" svg:height="0.0783in" svg:x="2.6528in" svg:y="0.0957in" svg:viewBox="0 0 91 200" svg:d="M83 11c0-5-4-11-12-11-9 0-17 7-17 17 0 5 4 11 12 11s17-9 17-17zM22 162c-2 4-3 7-3 13 0 13 12 25 29 25 30 0 43-42 43-45 0-5-5-5-5-5-4 0-4 2-6 6-7 23-20 36-32 36-6 0-7-5-7-11 0-7 2-12 5-19 3-8 6-16 9-24 3-7 13-34 15-37 1-4 2-7 2-10 0-14-12-25-29-25-30 0-43 41-43 46 0 3 4 3 5 3 5 0 5-1 6-5 7-25 20-36 31-36 5 0 8 3 8 11 0 6-2 11-9 29z"><text:p/></draw:path><draw:path draw:style-name="gr3" draw:text-style-name="P42" svg:width="0.1016in" svg:height="0.0067in" svg:x="2.7535in" svg:y="0.1031in" svg:viewBox="0 0 259 18" svg:d="M244 18c7 0 15 0 15-8 0-10-8-10-15-10h-230c-7 0-14 0-14 10 0 8 7 8 14 8z"><text:p/></draw:path><draw:path draw:style-name="gr3" draw:text-style-name="P42" svg:width="0.137in" svg:height="0.1134in" svg:x="2.9094in" svg:y="0.0346in" svg:viewBox="0 0 349 289" svg:d="M194 115l-36-84c-1-3-2-5-2-6 0-2 7-11 25-12 4 0 9-1 9-8 0-5-5-5-6-5-18 0-36 1-54 1-11 0-36-1-47-1-3 0-9 0-9 8 0 5 5 5 11 5 25 0 28 4 31 13l51 119-90 96-5 5c-22 22-41 29-62 30-6 0-10 0-10 8 0 2 0 5 6 5 12 0 26-1 40-1 15 0 32 1 46 1 3 0 9 0 9-8 0-5-5-5-6-5-4 0-17-1-17-13 0-6 7-13 12-19l43-46 37-41 44 101c2 5 2 5 2 6 0 4-8 11-25 12-4 0-9 1-9 8 0 5 5 5 8 5 12 0 40-1 52-1 11 0 36 1 47 1 4 0 9 0 9-8 0-5-5-5-8-5-28 0-30-1-37-18-17-40-44-106-54-131 29-30 73-80 87-92 12-11 28-21 54-22 4 0 9 0 9-8 0 0 0-5-6-5-13 0-26 1-39 1-16 0-33-1-47-1-3 0-9 0-9 8 0 4 3 5 5 5 4 0 17 1 17 13 0 6-5 11-7 16z"><text:p/></draw:path><draw:path draw:style-name="gr3" draw:text-style-name="P42" svg:width="0.0512in" svg:height="0.1008in" svg:x="3.0421in" svg:y="0.0957in" svg:viewBox="0 0 131 257" svg:d="M131 11c0-5-4-11-12-11-9 0-17 8-17 17 0 5 4 11 12 11s17-8 17-17zM67 211c-5 21-20 37-38 37-4 0-7 0-11-1 8-3 11-11 11-15 0-8-6-11-12-11-10 0-17 8-17 18 0 11 12 18 30 18s53-11 61-47l28-106c0-3 1-6 1-10 0-16-14-28-32-28-33 0-52 41-52 46 0 3 4 3 5 3 3 0 3-1 6-6 7-17 23-35 41-35 7 0 9 5 9 15 0 3-1 7-1 8z"><text:p/></draw:path><draw:path draw:style-name="gr3" draw:text-style-name="P42" svg:width="0.039in" svg:height="0.1657in" svg:x="3.1217in" svg:y="0.0236in" svg:viewBox="0 0 100 422" svg:d="M100 211c0-32-5-84-29-132-25-51-63-79-66-79-4 0-5 1-5 5 0 1 0 1 8 9 42 42 66 110 66 197 0 73-15 148-68 201-6 4-6 6-6 7 0 2 1 3 5 3 3 0 42-28 67-81 22-47 28-94 28-130z"><text:p/></draw:path></draw:g></text:span><text:span text:style-name="T20">, </text:span><text:span text:style-name="T21">where </text:span><text:span text:style-name="T21"><draw:g text:anchor-type="as-char" svg:y="-0.1472in" draw:z-index="10" draw:style-name="gr1"><svg:title>TexMaths</svg:title><svg:desc>12§display§\mathbf{S}^{-1}§svg§600§FALSE§</svg:desc><draw:polygon draw:style-name="gr2" draw:text-style-name="P39" svg:width="0.2748in" svg:height="0.1429in" svg:x="0in" svg:y="0.0024in" svg:viewBox="0 0 699 364" draw:points="350,364 0,364 0,0 699,0 699,364"><text:p/></draw:polygon><draw:path draw:style-name="gr3" draw:text-style-name="P40" svg:width="0.0846in" svg:height="0.1173in" svg:x="0.0102in" svg:y="0.0299in" svg:viewBox="0 0 216 299" svg:d="M143 120l-61-13c-17-4-41-18-41-45 0-18 12-44 55-44 34 0 76 14 86 72 2 11 2 11 10 11 11 0 11-2 11-12v-77c0-8 0-12-7-12-4 0-5 0-9 5l-19 18c-25-19-53-23-73-23-65 0-95 41-95 85 0 28 14 47 23 56 20 21 35 24 81 34 38 8 45 9 54 18 6 7 17 18 17 37 0 20-11 49-55 49-32 0-97-8-100-71-1-8-1-10-10-10-10 0-10 3-10 13v76c0 9 0 12 7 12 5 0 5-1 9-3l19-21c29 22 68 24 85 24 70 0 96-47 96-91 0-46-34-80-73-88z"><text:p/></draw:path><draw:path draw:style-name="gr3" draw:text-style-name="P40" svg:width="0.0783in" svg:height="0.0059in" svg:x="0.1181in" svg:y="0.0449in" svg:viewBox="0 0 200 16" svg:d="M188 16c5 0 12 0 12-8s-6-8-12-8h-176c-5 0-12 0-12 7 0 9 7 9 12 9z"><text:p/></draw:path><draw:path draw:style-name="gr3" draw:text-style-name="P40" svg:width="0.0425in" svg:height="0.0768in" svg:x="0.2217in" svg:y="0in" svg:viewBox="0 0 109 196" svg:d="M67 8c0-8 0-8-8-8-19 19-47 19-59 19v11c7 0 26 0 43-8v150c0 10 0 14-30 14h-11v10c5 0 42-1 53-1 10 0 47 1 54 1v-10h-12c-30 0-30-4-30-14z"><text:p/></draw:path></draw:g></text:span><text:span text:style-name="T21"> is the inverse of the covariance matrix of </text:span><text:span text:style-name="T21"><draw:g text:anchor-type="as-char" svg:y="-0.1252in" draw:z-index="18" draw:style-name="gr1"><svg:title>TexMaths</svg:title><svg:desc>12§display§X = \{X_i\}§svg§600§FALSE§</svg:desc><draw:polygon draw:style-name="gr2" draw:text-style-name="P41" svg:width="0.7287in" svg:height="0.1654in" svg:x="0in" svg:y="0in" svg:viewBox="0 0 1852 421" draw:points="926,421 0,421 0,0 1852,0 1852,421"><text:p/></draw:polygon><draw:path draw:style-name="gr3" draw:text-style-name="P42" svg:width="0.137in" svg:height="0.1134in" svg:x="0.0043in" svg:y="0.0091in" svg:viewBox="0 0 349 289" svg:d="M194 115l-36-84c-1-3-2-5-2-6 0-2 7-11 25-12 4 0 9-1 9-8 0-5-5-5-6-5-18 0-36 1-54 1-11 0-36-1-47-1-3 0-9 0-9 8 0 5 5 5 11 5 25 0 28 4 31 13l51 119-90 96-5 5c-22 22-41 29-62 30-6 0-10 0-10 8 0 2 0 5 6 5 12 0 26-1 40-1 15 0 32 1 46 1 3 0 9 0 9-8 0-5-5-5-6-5-4 0-17-1-17-13 0-6 7-13 12-19l43-46 37-41 44 101c2 5 2 5 2 6 0 4-8 11-25 12-4 0-9 1-9 8 0 5 5 5 8 5 12 0 40-1 52-1 11 0 36 1 47 1 4 0 9 0 9-8 0-5-5-5-8-5-28 0-30-1-37-18-17-40-44-106-54-131 29-30 73-80 87-92 12-11 28-21 54-22 4 0 9 0 9-8 0 0 0-5-6-5-13 0-26 1-39 1-16 0-33-1-47-1-3 0-9 0-9 8 0 4 3 5 5 5 4 0 17 1 17 13 0 6-5 11-7 16z"><text:p/></draw:path><draw:path draw:style-name="gr3" draw:text-style-name="P42" svg:width="0.1106in" svg:height="0.039in" svg:x="0.2055in" svg:y="0.0622in" svg:viewBox="0 0 282 100" svg:d="M268 17c6 0 14 0 14-9 0-8-8-8-14-8h-254c-6 0-14 0-14 8 0 9 8 9 14 9zM268 100c6 0 14 0 14-9 0-8-8-8-14-8h-254c-6 0-14 0-14 8 0 9 8 9 14 9z"><text:p/></draw:path><draw:path draw:style-name="gr3" draw:text-style-name="P42" svg:width="0.0591in" svg:height="0.1657in" svg:x="0.3831in" svg:y="0in" svg:viewBox="0 0 151 422" svg:d="M90 56c0-16 11-44 58-46 1-2 3-3 3-5 0-5-3-5-8-5-42 0-82 22-82 53v96c0 17 0 30-17 44-15 12-31 13-40 13-3 2-4 3-4 5 0 5 2 5 7 5 28 2 48 17 53 37 1 5 1 6 1 22v84c0 17 0 31 21 47 16 13 44 16 61 16 5 0 8 0 8-3 0-5-2-5-7-5-26-2-48-16-53-37-1-4-1-5-1-21v-88c0-20-4-27-17-40-9-8-21-13-33-17 34-9 50-29 50-54z"><text:p/></draw:path><draw:path draw:style-name="gr3" draw:text-style-name="P42" svg:width="0.137in" svg:height="0.1134in" svg:x="0.4583in" svg:y="0.0091in" svg:viewBox="0 0 349 289" svg:d="M194 115l-36-84c-1-3-2-5-2-6 0-2 7-11 25-12 4 0 9-1 9-8 0-5-5-5-6-5-18 0-36 1-54 1-11 0-36-1-47-1-3 0-9 0-9 8 0 5 5 5 11 5 25 0 28 4 31 13l51 119-90 96-5 5c-22 22-41 29-62 30-6 0-10 0-10 8 0 2 0 5 6 5 12 0 26-1 40-1 15 0 32 1 46 1 3 0 9 0 9-8 0-5-5-5-6-5-4 0-17-1-17-13 0-6 7-13 12-19l43-46 37-41 44 101c2 5 2 5 2 6 0 4-8 11-25 12-4 0-9 1-9 8 0 5 5 5 8 5 12 0 40-1 52-1 11 0 36 1 47 1 4 0 9 0 9-8 0-5-5-5-8-5-28 0-30-1-37-18-17-40-44-106-54-131 29-30 73-80 87-92 12-11 28-21 54-22 4 0 9 0 9-8 0 0 0-5-6-5-13 0-26 1-39 1-16 0-33-1-47-1-3 0-9 0-9 8 0 4 3 5 5 5 4 0 17 1 17 13 0 6-5 11-7 16z"><text:p/></draw:path><draw:path draw:style-name="gr3" draw:text-style-name="P42" svg:width="0.0354in" svg:height="0.0783in" svg:x="0.5961in" svg:y="0.0709in" svg:viewBox="0 0 91 200" svg:d="M83 11c0-5-4-11-12-11-9 0-17 7-17 17 0 5 4 11 12 11s17-9 17-17zM22 162c-2 4-3 7-3 13 0 13 12 25 29 25 30 0 43-42 43-45 0-5-5-5-5-5-4 0-4 2-6 6-7 23-20 36-32 36-6 0-7-5-7-11 0-7 2-12 5-19 3-8 6-16 9-24 3-7 13-34 15-37 1-4 2-7 2-10 0-14-12-25-29-25-30 0-43 41-43 46 0 3 5 3 5 3 5 0 5-1 6-5 7-25 20-36 31-36 5 0 8 3 8 11 0 6-2 11-9 29z"><text:p/></draw:path><draw:path draw:style-name="gr3" draw:text-style-name="P42" svg:width="0.0591in" svg:height="0.1657in" svg:x="0.6583in" svg:y="0in" svg:viewBox="0 0 151 422" svg:d="M61 367c0 17-11 43-57 47-3 0-4 1-4 5 0 3 5 3 8 3 41 0 81-20 82-52v-96c0-17 0-30 17-45 14-12 31-13 41-13 1 0 3-2 3-5s-2-3-7-5c-28-1-48-16-53-37-1-5-1-6-1-20v-84c0-18 0-31-20-48-17-12-47-17-62-17-3 0-8 0-8 5 0 3 2 3 7 5 27 1 47 14 53 36 1 4 1 4 1 20v89c0 19 4 26 17 39 10 10 22 14 34 17-35 10-51 30-51 54z"><text:p/></draw:path></draw:g></text:span><text:span text:style-name="T24">. </text:span><text:span text:style-name="T25">Define </text:span><text:span text:style-name="T25"><draw:g text:anchor-type="as-char" svg:y="-0.1575in" draw:z-index="23" draw:style-name="gr1"><svg:title>TexMaths</svg:title><svg:desc>12§display§\hat Y_i = Y_{j(i)}§svg§600§FALSE§</svg:desc><draw:polygon draw:style-name="gr2" draw:text-style-name="P41" svg:width="0.6799in" svg:height="0.2161in" svg:x="0in" svg:y="0.002in" svg:viewBox="0 0 1728 550" draw:points="864,550 0,550 0,0 1728,0 1728,550"><text:p/></draw:polygon><draw:polygon draw:style-name="gr3" draw:text-style-name="P42" svg:width="0.0445in" svg:height="0.0256in" svg:x="0.0445in" svg:y="0in" svg:viewBox="0 0 114 66" draw:points="58,0 0,59 7,66 58,23 106,66 114,59"><text:p/></draw:polygon><draw:path draw:style-name="gr3" draw:text-style-name="P42" svg:width="0.1209in" svg:height="0.1134in" svg:x="0.0055in" svg:y="0.0437in" svg:viewBox="0 0 308 289" svg:d="M238 48l6-6c13-12 26-26 55-29 4 0 9 0 9-8 0-4-2-5-6-5-11 0-23 1-35 1-14 0-28-1-41-1-3 0-9 0-9 8 0 5 5 5 6 5 4 0 16 1 16 10 0 7-10 18-12 20l-97 113-47-126c-3-6-3-6-3-7 0-10 21-10 26-10 4 0 9 0 9-8 0-5-5-5-6-5-12 0-42 1-54 1-11 0-36-1-47-1-2 0-8 0-8 8 0 5 5 5 10 5 25 0 27 4 31 15l51 139c2 1 3 6 3 7s-17 70-19 77c-6 24-6 25-40 25-8 0-12 0-12 8 0 5 5 5 6 5 12 0 42-1 54-1 11 0 42 1 54 1 2 0 7 0 7-8 0-5-3-5-12-5 0 0-8 0-15-1-9 0-11-1-11-6 0-4 3-18 6-27l14-60c3-8 3-9 6-13z"><text:p/></draw:path><draw:path draw:style-name="gr3" draw:text-style-name="P42" svg:width="0.0354in" svg:height="0.0783in" svg:x="0.1016in" svg:y="0.1051in" svg:viewBox="0 0 91 200" svg:d="M83 11c0-5-4-11-12-11-9 0-17 7-17 17 0 5 4 11 12 11s17-9 17-17zM22 162c-2 4-3 7-3 13 0 13 12 25 29 25 30 0 43-42 43-45 0-5-5-5-5-5-4 0-4 2-6 6-7 23-20 36-32 36-6 0-7-5-7-11 0-7 2-12 5-19 3-8 6-16 9-24 3-7 13-34 15-37 1-4 2-7 2-10 0-14-12-25-29-25-30 0-43 41-43 46 0 3 4 3 5 3 5 0 5-1 6-5 7-25 20-36 31-36 5 0 8 3 8 11 0 6-2 11-9 29z"><text:p/></draw:path><draw:path draw:style-name="gr3" draw:text-style-name="P42" svg:width="0.1106in" svg:height="0.039in" svg:x="0.2067in" svg:y="0.0961in" svg:viewBox="0 0 282 100" svg:d="M267 17c6 0 15 0 15-9 0-8-9-8-15-8h-253c-6 0-14 0-14 8 0 9 8 9 14 9zM267 100c6 0 15 0 15-9 0-8-9-8-15-8h-253c-6 0-14 0-14 8 0 9 8 9 14 9z"><text:p/></draw:path><draw:path draw:style-name="gr3" draw:text-style-name="P42" svg:width="0.1209in" svg:height="0.1134in" svg:x="0.3783in" svg:y="0.0437in" svg:viewBox="0 0 308 289" svg:d="M238 48l6-6c13-12 26-26 55-29 4 0 9 0 9-8 0-4-2-5-6-5-11 0-23 1-35 1-14 0-28-1-41-1-3 0-9 0-9 8 0 5 5 5 6 5 4 0 16 1 16 10 0 7-10 18-12 20l-97 113-47-126c-3-6-3-6-3-7 0-10 21-10 26-10 4 0 9 0 9-8 0-5-5-5-6-5-12 0-42 1-54 1-11 0-36-1-47-1-2 0-8 0-8 8 0 5 5 5 10 5 25 0 27 4 31 15l51 139c2 1 3 6 3 7s-17 70-19 77c-6 24-6 25-40 25-8 0-12 0-12 8 0 5 5 5 6 5 12 0 42-1 54-1 11 0 42 1 54 1 2 0 7 0 7-8 0-5-3-5-12-5 0 0-8 0-15-1-9 0-11-1-11-6 0-4 3-18 5-27l15-60c3-8 3-9 6-13z"><text:p/></draw:path><draw:path draw:style-name="gr3" draw:text-style-name="P42" svg:width="0.0512in" svg:height="0.1008in" svg:x="0.4685in" svg:y="0.1102in" svg:viewBox="0 0 131 257" svg:d="M131 11c0-5-4-11-12-11-9 0-17 8-17 17 0 5 4 11 12 11s17-8 17-17zM67 211c-5 21-20 37-38 37-4 0-7 0-11-1 8-3 11-11 11-15 0-8-6-11-12-11-10 0-17 8-17 18 0 11 12 18 30 18 17 0 53-11 61-47l28-106c0-3 1-6 1-10 0-16-14-28-32-28-33 0-52 41-52 46 0 3 4 3 5 3 3 0 3-1 6-6 7-17 23-35 39-35 9 0 11 5 11 15 0 3-1 7-1 8z"><text:p/></draw:path><draw:path draw:style-name="gr3" draw:text-style-name="P42" svg:width="0.0303in" svg:height="0.1161in" svg:x="0.5429in" svg:y="0.1in" svg:viewBox="0 0 78 296" svg:d="M72 0c-56 40-72 102-72 148 0 42 12 106 72 148 2 0 6 0 6-3s-1-3-4-5c-39-36-54-86-54-139 0-81 32-120 56-142 1-1 2-2 2-3 0-4-4-4-6-4z"><text:p/></draw:path><draw:path draw:style-name="gr3" draw:text-style-name="P42" svg:width="0.0354in" svg:height="0.0783in" svg:x="0.587in" svg:y="0.1102in" svg:viewBox="0 0 91 200" svg:d="M83 11c0-5-4-11-12-11-9 0-17 7-17 17 0 5 4 11 12 11s17-9 17-17zM22 162c-2 4-3 7-3 13 0 13 12 25 29 25 30 0 43-42 43-45 0-5-5-5-5-5-4 0-4 2-6 6-7 23-20 36-32 36-6 0-7-5-7-11 0-7 2-12 5-19 3-8 6-16 9-24 3-7 13-34 15-37 1-4 2-7 2-10 0-14-12-25-29-25-30 0-43 41-43 46 0 3 4 3 5 3 5 0 5-1 6-5 7-25 20-36 31-36 5 0 8 3 8 11 0 6-2 11-9 29z"><text:p/></draw:path><draw:path draw:style-name="gr3" draw:text-style-name="P42" svg:width="0.0303in" svg:height="0.1161in" svg:x="0.6366in" svg:y="0.1in" svg:viewBox="0 0 78 296" svg:d="M6 0c-2 0-6 0-6 4 0 1 1 2 2 4 27 23 56 64 56 140 0 62-21 109-52 138-6 4-6 6-6 7s1 3 4 3 32-20 51-56c13-25 23-58 23-91 0-42-13-107-72-149z"><text:p/></draw:path></draw:g></text:span><text:span text:style-name="T25">.</text:span></text:p>
        </text:list-item>
        <text:list-item>
          <text:p text:style-name="P27"><text:span text:style-name="T26">S</text:span><text:span text:style-name="T18">imilar to Aral et al., we use what in the matching literature is called a </text:span><text:span text:style-name="T3">caliper</text:span><text:span text:style-name="T18">, so we only keep match pairs for which the Mahalanobis distance is less than 2 standard deviations. </text:span><text:span text:style-name="T23">As a difference from their paper, we will match individuals from both treated and control groups. </text:span><text:span text:style-name="T18">The resulting set</text:span><text:span text:style-name="T23">s</text:span><text:span text:style-name="T18"> of pairs will be denoted </text:span><text:span text:style-name="T18"><draw:g text:anchor-type="as-char" svg:y="-0.1138in" draw:z-index="16" draw:style-name="gr1"><svg:title>TexMaths</svg:title><svg:desc>12§display§M_+§svg§600§FALSE§</svg:desc><draw:polygon draw:style-name="gr2" draw:text-style-name="P41" svg:width="0.2622in" svg:height="0.152in" svg:x="0in" svg:y="0.002in" svg:viewBox="0 0 667 387" draw:points="334,387 0,387 0,0 667,0 667,387"><text:p/></draw:polygon><draw:path draw:style-name="gr3" draw:text-style-name="P42" svg:width="0.1665in" svg:height="0.1138in" svg:x="0.0071in" svg:y="0in" svg:viewBox="0 0 424 290" svg:d="M374 32c4-15 4-19 36-19 10 0 14 0 14-8 0-5-4-5-11-5h-57c-10 0-10 0-16 8l-154 242-34-240c-1-10-2-10-13-10h-57c-9 0-14 0-14 8 0 5 5 5 14 5 4 0 13 0 18 1 6 0 9 2 9 6 0 3-1 4-2 9l-54 216c-4 17-11 30-46 32-1 0-7 0-7 8 0 4 2 5 6 5 13 0 29-1 42-1 14 0 30 1 43 1 3 0 9 0 9-9 0-4-5-4-9-4-24 0-27-9-27-19 0-3 0-6 1-10l57-231 38 263c0 5 1 10 6 10 4 0 7-5 9-7l171-270-60 244c-5 16-5 20-39 20-7 0-12 0-12 8 0 5 5 5 6 5 12 0 41-1 53-1 17 0 36 1 53 1 2 0 8 0 8-9 0-4-3-4-12-4-15 0-27 0-27-8 0-2 0-2 2-11z"><text:p/></draw:path><draw:path draw:style-name="gr3" draw:text-style-name="P42" svg:width="0.0854in" svg:height="0.0858in" svg:x="0.1685in" svg:y="0.0665in" svg:viewBox="0 0 218 219" svg:d="M116 117h92c3 0 10 0 10-8 0-7-7-7-10-7h-92v-91c0-4 0-11-7-11s-7 7-7 11v91h-91c-4 0-11 0-11 7 0 8 7 8 11 8h91v91c0 4 0 11 7 11s7-6 7-11z"><text:p/></draw:path></draw:g></text:span><text:span text:style-name="T18"> </text:span><text:span text:style-name="T23">and </text:span><text:span text:style-name="T23"><draw:g text:anchor-type="as-char" svg:y="-0.1138in" draw:z-index="17" draw:style-name="gr1"><svg:title>TexMaths</svg:title><svg:desc>12§display§M_-§svg§600§FALSE§</svg:desc><draw:polygon draw:style-name="gr2" draw:text-style-name="P41" svg:width="0.2638in" svg:height="0.152in" svg:x="0in" svg:y="0.002in" svg:viewBox="0 0 671 387" draw:points="336,387 0,387 0,0 671,0 671,387"><text:p/></draw:polygon><draw:path draw:style-name="gr3" draw:text-style-name="P42" svg:width="0.1661in" svg:height="0.1138in" svg:x="0.0071in" svg:y="0in" svg:viewBox="0 0 423 290" svg:d="M374 32c4-15 4-19 36-19 10 0 13 0 13-8 0-5-3-5-11-5h-56c-11 0-11 0-17 8l-153 242-34-240c-1-10-2-10-13-10h-57c-9 0-14 0-14 8 0 5 5 5 14 5 4 0 13 0 17 1 6 0 10 2 10 6 0 3-1 4-2 9l-54 216c-4 17-11 30-46 32-1 0-7 0-7 8 0 4 2 5 6 5 13 0 29-1 42-1 14 0 30 1 43 1 3 0 8 0 8-9 0-4-4-4-8-4-24 0-27-9-27-19 0-3 0-6 1-10l57-231 37 263c0 5 2 10 6 10 5 0 8-5 10-7l170-270-60 244c-4 16-4 20-38 20-7 0-12 0-12 8 0 5 5 5 6 5 12 0 41-1 53-1 16 0 36 1 52 1 3 0 9 0 9-9 0-4-4-4-12-4-16 0-28 0-28-8 0-2 0-2 3-11z"><text:p/></draw:path><draw:path draw:style-name="gr3" draw:text-style-name="P42" svg:width="0.0783in" svg:height="0.0059in" svg:x="0.1728in" svg:y="0.1063in" svg:viewBox="0 0 200 16" svg:d="M188 16c5 0 12 0 12-8s-6-8-12-8h-176c-5 0-12 0-12 7 0 9 7 9 12 9z"><text:p/></draw:path></draw:g></text:span><text:span text:style-name="T23"> respectively.</text:span></text:p>
        </text:list-item>
        <text:list-item>
          <text:p text:style-name="P28"><text:soft-page-break/><text:span text:style-name="T18">Compute the Average Treatment </text:span><text:span text:style-name="T23">E</text:span><text:span text:style-name="T18">ffect as follows</text:span><text:span text:style-name="T18"><draw:g text:anchor-type="as-char" svg:y="-0.1839in" draw:z-index="38" draw:style-name="gr4"><svg:title>TexMaths</svg:title><svg:desc>12§display§ATE_{l(NNM)} = \frac{n_+}{n_+ + n_-}\sum_{i \in M_+}\left(Y_i - \hat Y_i\right) +
\frac{n_-}{n_+ + n_-}\sum_{i \in M_-}\left(\hat Y_i-Y_i\right)§svg§600§FALSE§</svg:desc><draw:polygon draw:style-name="gr5" draw:text-style-name="P41" svg:width="4.8839in" svg:height="0.4197in" svg:x="0.1571in" svg:y="0in" svg:viewBox="0 0 12406 1067" draw:points="6203,1067 0,1067 0,0 12406,0 12406,1067"><text:p/></draw:polygon><draw:path draw:style-name="gr6" draw:text-style-name="P42" svg:width="0.1138in" svg:height="0.1193in" svg:x="-0.0004in" svg:y="0.072in" svg:viewBox="0 0 290 304" svg:d="M61 254c-17 29-33 35-53 36-4 0-8 0-8 9 0 2 2 5 6 5 11 0 24-2 36-2 14 0 29 2 42 2 2 0 8 0 8-9 0-5-3-5-7-5-9-1-19-4-19-15 0-5 2-10 6-16l31-54h107c1 10 7 67 7 71 0 13-23 14-31 14-6 0-10 0-10 9 0 5 5 5 6 5 17 0 35-2 53-2 11 0 37 2 48 2 3 0 7 0 7-9 0-5-3-5-9-5-27 0-27-3-28-15l-25-265c-1-9-1-10-8-10-8 0-9 2-11 7zM112 192l84-139 13 139z"><text:p/></draw:path><draw:path draw:style-name="gr7" draw:text-style-name="P42" svg:width="0.113in" svg:height="0.1126in" svg:x="0.122in" svg:y="0.0783in" svg:viewBox="0 0 288 287" svg:d="M170 30c4-12 5-14 10-16 5-1 18-1 28-1 42 0 61 1 61 35 0 6-1 23-4 34 0 2-1 7-1 8 0 2 1 5 5 5 5 0 6-3 7-10l11-73c1-2 1-6 1-7 0-5-5-5-12-5h-234c-11 0-11 0-14 8l-26 75c0 1-2 7-2 8 0 3 2 4 5 4 5 0 5-1 7-9 23-66 34-73 97-73h16c12 0 12 1 12 5 0 2-1 8-1 10l-57 225c-5 16-6 21-50 21-16 0-18 0-18 8 0 5 5 5 7 5 11 0 23-1 35-1s24 0 36 0 24 0 35 0c12 0 25 1 37 1 3 0 9 0 9-9 0-4-3-4-14-4s-17 0-28-2c-12-1-15-2-15-8 0-1 0-4 1-10z"><text:p/></draw:path><draw:path draw:style-name="gr8" draw:text-style-name="P42" svg:width="0.1205in" svg:height="0.113in" svg:x="0.2441in" svg:y="0.0783in" svg:viewBox="0 0 307 288" svg:d="M283 190c1-3 3-5 3-6 0-2 0-5-5-5-4 0-5 2-6 5-28 62-43 91-115 91h-62c-6 0-7 0-9 0-5-1-6-1-6-5 0-1 0-2 2-10l29-115h42c36 0 36 9 36 19 0 3 0 9-4 21 0 2-1 3-1 5s3 4 6 4c4 0 5-2 6-8l24-100c0-2-1-4-5-4-3 0-4 3-6 8-8 32-16 42-55 42h-39l25-102c3-16 3-17 23-17h60c51 0 63 12 63 47 0 11 0 11-1 23 0 2 0 5 0 7s1 5 5 5c5 0 5-3 6-10l8-73c1-12-1-12-12-12h-213c-9 0-12 0-12 8 0 5 3 5 10 5 16 0 28 0 28 7 0 3 0 3-1 11l-57 223c-4 17-4 21-38 21-7 0-12 0-12 8 0 5 4 5 12 5h220c9 0 9 0 13-7z"><text:p/></draw:path><draw:path draw:style-name="gr9" draw:text-style-name="P42" svg:width="0.026in" svg:height="0.0819in" svg:x="0.3673in" svg:y="0.1402in" svg:viewBox="0 0 67 209" svg:d="M66 8c0 0 1-3 1-4 0-2-1-4-5-4-6 0-31 2-38 2-2 2-6 2-6 8 0 4 4 4 7 4 15 0 15 2 15 4s0 5-2 7l-37 147c-1 2-1 6-1 9 0 19 17 28 31 28 7 0 17-3 24-16 7-11 11-29 11-30 0-3-4-3-5-3-3 0-5 2-6 7-3 14-9 33-23 33-7 0-9-7-9-14 0-4 1-8 1-12z"><text:p/></draw:path><draw:path draw:style-name="gr10" draw:text-style-name="P42" svg:width="0.0303in" svg:height="0.1161in" svg:x="0.4157in" svg:y="0.1335in" svg:viewBox="0 0 78 296" svg:d="M72 0c-58 40-72 102-72 148 0 42 12 106 72 148 2 0 6 0 6-3s-1-3-4-5c-39-36-54-86-54-139 0-81 32-120 56-142 1-1 2-2 2-3 0-4-4-4-6-4z"><text:p/></draw:path><draw:path draw:style-name="gr11" draw:text-style-name="P42" svg:width="0.1035in" svg:height="0.0795in" svg:x="0.4622in" svg:y="0.1421in" svg:viewBox="0 0 264 203" svg:d="M227 32c3-10 7-21 31-21 1 0 6 0 6-7 0-2-1-4-5-4-9 0-20 1-30 1-7 0-24-1-31-1-2 0-6 0-6 6 0 5 4 5 6 5 14 0 19 5 19 12 0 2 0 3-1 7l-32 130-76-155c-2-5-2-5-10-5h-40c-6 0-10 0-10 6 0 5 4 5 10 5s13 0 19 1l-40 160c-2 10-8 19-31 20-2 0-6 0-6 6 0 4 2 5 5 5 9 0 20-1 30-1 7 0 25 1 32 1 3 0 6-1 6-6s-3-5-7-5c-19 0-19-8-19-12 0-1 0-2 1-7l38-153 87 178c2 5 3 5 7 5s4-1 6-6z"><text:p/></draw:path><draw:path draw:style-name="gr12" draw:text-style-name="P42" svg:width="0.1035in" svg:height="0.0795in" svg:x="0.5795in" svg:y="0.1421in" svg:viewBox="0 0 264 203" svg:d="M227 32c3-10 8-21 31-21 1 0 6 0 6-7 0-2-1-4-5-4-9 0-20 1-30 1-7 0-24-1-31-1-2 0-6 0-6 6 0 5 4 5 6 5 14 0 19 5 19 12 0 2 0 3-1 7l-32 130-76-155c-2-5-2-5-10-5h-40c-6 0-10 0-10 6 0 5 4 5 10 5s13 0 19 1l-40 160c-2 10-8 19-31 20-2 0-6 0-6 6 0 4 2 5 5 5 9 0 20-1 30-1 7 0 25 1 32 1 3 0 6-1 6-6s-3-5-7-5c-19 0-19-8-19-12 0-1 0-2 1-7l38-153 87 178c2 5 3 5 7 5s4-1 6-6z"><text:p/></draw:path><draw:path draw:style-name="gr13" draw:text-style-name="P42" svg:width="0.124in" svg:height="0.0795in" svg:x="0.6969in" svg:y="0.1421in" svg:viewBox="0 0 316 203" svg:d="M281 24c2-11 3-13 25-13 6 0 10 0 10-6 0-5-4-5-9-5h-41c-8 0-8 0-12 6l-115 169-29-167c-1-8-1-8-10-8h-42c-6 0-10 0-10 6 0 5 4 5 10 5 4 0 6 0 12 0 4 1 6 1 6 5 0 0 0 2-2 6l-37 150c-2 9-7 19-31 20-2 0-6 0-6 7 0 0 0 4 5 4 8 0 20-1 30-1 7 0 25 1 32 1 1 0 5 0 5-6 0-5-4-5-6-5-19 0-19-8-19-12 0-1 0-2 1-7l40-159 32 180c1 6 1 9 6 9 4 0 6-4 8-6l125-186v1l-42 168c-2 10-2 12-26 12-5 0-9 0-9 7 0 0 0 4 5 4 6 0 12-1 18-1s13 0 19 0c9 0 29 1 38 1 2 0 6 0 6-6 0-5-4-5-10-5 0 0-6 0-11 0-7-1-7-2-7-5 0-2 1-5 1-7z"><text:p/></draw:path><draw:path draw:style-name="gr14" draw:text-style-name="P42" svg:width="0.0303in" svg:height="0.1161in" svg:x="0.8354in" svg:y="0.1335in" svg:viewBox="0 0 78 296" svg:d="M6 0c-2 0-6 0-6 4 0 1 1 2 2 4 27 23 56 64 56 140 0 62-21 109-53 138-5 4-5 6-5 7s1 3 4 3 32-20 51-56c13-25 23-58 23-91 0-42-13-107-72-149z"><text:p/></draw:path><draw:path draw:style-name="gr15" draw:text-style-name="P42" svg:width="0.1106in" svg:height="0.039in" svg:x="0.9445in" svg:y="0.1303in" svg:viewBox="0 0 282 100" svg:d="M268 17c6 0 14 0 14-9 0-8-8-8-14-8h-254c-6 0-14 0-14 8 0 9 8 9 14 9zM268 100c6 0 14 0 14-9 0-8-8-8-14-8h-254c-6 0-14 0-14 8 0 9 8 9 14 9z"><text:p/></draw:path><draw:path draw:style-name="gr16" draw:text-style-name="P42" svg:width="0.0898in" svg:height="0.0752in" svg:x="1.3417in" svg:y="0.0051in" svg:viewBox="0 0 229 192" svg:d="M25 162c-1 7-3 17-3 19 0 7 6 11 12 11 4 0 12-4 15-12 0 0 5-20 7-31l10-39c2-8 5-18 7-27 3-7 5-21 6-22 6-13 29-51 69-51 19 0 22 15 22 30 0 25-20 80-27 98-4 10-4 14-4 19 0 21 15 35 34 35 39 0 56-61 56-65 0-5-5-5-6-5-3 0-3 2-6 9-8 29-23 51-43 51-7 0-10-3-10-13 0-11 4-21 8-30 8-23 26-69 26-93 0-29-19-46-49-46-39 0-59 28-66 37-3-24-19-37-39-37-19 0-27 17-31 24-7 14-13 40-13 41 0 5 5 5 5 5 5 0 5 0 7-10 7-30 16-50 31-50 9 0 13 4 13 19 0 8-1 13-7 36z"><text:p/></draw:path><draw:path draw:style-name="gr17" draw:text-style-name="P42" svg:width="0.0854in" svg:height="0.0854in" svg:x="1.4445in" svg:y="0.0315in" svg:viewBox="0 0 218 218" svg:d="M116 116h92c3 0 10 0 10-7s-7-7-10-7h-92v-91c0-4 0-11-7-11s-7 7-7 11v91h-91c-4 0-11 0-11 7s7 7 11 7h91v92c0 3 0 10 7 10s7-6 7-10z"><text:p/></draw:path><draw:polygon draw:style-name="gr18" draw:text-style-name="P42" svg:width="0.6248in" svg:height="0.0067in" svg:x="1.1299in" svg:y="0.1457in" svg:viewBox="0 0 1588 18" draw:points="794,18 0,18 0,0 1588,0 1588,18"><text:p/></draw:polygon><draw:path draw:style-name="gr19" draw:text-style-name="P42" svg:width="0.0898in" svg:height="0.0752in" svg:x="1.1346in" svg:y="0.2315in" svg:viewBox="0 0 229 192" svg:d="M25 162c-1 7-3 17-3 19 0 7 6 11 12 11 4 0 12-4 15-12 0 0 5-20 7-31l10-39c2-8 5-18 7-27 3-7 5-21 6-22 6-13 29-51 69-51 19 0 22 15 22 30 0 25-20 80-27 98-4 10-4 14-4 19 0 21 15 35 34 35 41 0 56-61 56-65 0-5-5-5-6-5-3 0-3 2-6 9-8 29-23 51-43 51-7 0-10-3-10-13 0-11 4-21 8-30 8-23 26-69 26-93 0-29-19-46-49-46-39 0-59 28-66 37-3-24-19-37-39-37-19 0-27 17-31 24-7 14-13 40-13 41 0 5 5 5 5 5 5 0 5 0 7-10 7-30 16-50 31-50 9 0 13 4 13 19 0 8-1 13-7 36z"><text:p/></draw:path><draw:path draw:style-name="gr20" draw:text-style-name="P42" svg:width="0.0854in" svg:height="0.0854in" svg:x="1.2374in" svg:y="0.2579in" svg:viewBox="0 0 218 218" svg:d="M116 116h92c3 0 10 0 10-7s-7-7-10-7h-92v-91c0-4 0-11-7-11s-7 7-7 11v91h-91c-4 0-11 0-11 7s7 7 11 7h91v92c0 3 0 10 7 10s7-6 7-10z"><text:p/></draw:path><draw:path draw:style-name="gr21" draw:text-style-name="P42" svg:width="0.1106in" svg:height="0.1106in" svg:x="1.3858in" svg:y="0.2079in" svg:viewBox="0 0 282 282" svg:d="M150 150h118c6 0 14 0 14-8 0-10-8-10-14-10h-118v-118c0-6 0-14-8-14-9 0-10 8-10 14v118h-118c-6 0-14 0-14 10 0 8 8 8 14 8h118v118c0 6 0 14 10 14 8 0 8-8 8-14z"><text:p/></draw:path><draw:path draw:style-name="gr22" draw:text-style-name="P42" svg:width="0.0898in" svg:height="0.0752in" svg:x="1.5465in" svg:y="0.2315in" svg:viewBox="0 0 229 192" svg:d="M25 162c-1 7-3 17-3 19 0 7 6 11 12 11 4 0 13-4 15-12 0 0 6-20 9-31l8-39c4-8 6-18 7-27 3-7 6-21 6-22 6-13 29-51 70-51 19 0 23 15 23 30 0 25-22 80-28 98-4 10-5 14-5 19 0 21 16 35 35 35 40 0 55-61 55-65 0-5-3-5-5-5-3 0-3 2-6 9-8 29-22 51-43 51-7 0-11-3-11-13 0-11 5-21 9-30 8-23 25-69 25-93 0-29-18-46-48-46-38 0-59 28-66 37-2-24-20-37-40-37-19 0-27 17-31 24-7 14-13 40-13 41 0 5 5 5 5 5 5 0 5 0 7-10 7-30 16-50 31-50 9 0 13 4 13 19 0 8-1 13-7 36z"><text:p/></draw:path><draw:path draw:style-name="gr23" draw:text-style-name="P42" svg:width="0.0783in" svg:height="0.0059in" svg:x="1.6535in" svg:y="0.298in" svg:viewBox="0 0 200 16" svg:d="M188 16c5 0 12 0 12-8s-6-8-12-8h-176c-5 0-12 0-12 7 0 9 7 9 12 9z"><text:p/></draw:path><draw:path draw:style-name="gr24" draw:text-style-name="P42" svg:width="0.2213in" svg:height="0.2327in" svg:x="1.8697in" svg:y="0.0335in" svg:viewBox="0 0 563 592" svg:d="M511 592l52-136h-11c-17 44-61 73-110 85-9 3-51 13-131 13h-256l216-252c3-3 4-4 4-6 0-1 0-2-4-7l-197-269h232c58 0 96 6 100 8 22 2 58 9 92 31 11 7 40 25 54 60h11l-52-119h-499c-10 0-11 0-12 2 0 3 0 10 0 15l223 306-218 257c-5 4-5 7-5 7 0 5 4 5 12 5z"><text:p/></draw:path><draw:path draw:style-name="gr25" draw:text-style-name="P42" svg:width="0.0354in" svg:height="0.0783in" svg:x="1.8079in" svg:y="0.3126in" svg:viewBox="0 0 91 200" svg:d="M83 11c0-5-4-11-12-11-9 0-17 7-17 17 0 5 4 11 12 11s17-9 17-17zM22 162c-2 4-3 7-3 13 0 13 12 25 29 25 30 0 43-42 43-45 0-5-5-5-5-5-4 0-4 2-6 6-7 23-20 36-32 36-6 0-7-5-7-11 0-7 2-12 5-19 3-8 6-16 9-24 3-7 13-34 15-37 1-4 2-7 2-10 0-14-12-25-29-25-30 0-43 41-43 46 0 3 5 3 5 3 5 0 5-1 6-5 7-25 20-36 31-36 5 0 8 3 8 11 0 6-2 11-9 29z"><text:p/></draw:path><draw:path draw:style-name="gr26" draw:text-style-name="P42" svg:width="0.0642in" svg:height="0.076in" svg:x="1.8614in" svg:y="0.322in" svg:viewBox="0 0 164 194" svg:d="M152 104c5 0 12 0 12-7s-7-7-12-7h-138c5-43 41-76 88-76h50c5 0 12 0 12-7s-7-7-12-7h-51c-55 0-101 43-101 97s46 97 101 97h51c5 0 12 0 12-7s-7-7-12-7h-50c-47 0-83-32-88-76z"><text:p/></draw:path><draw:path draw:style-name="gr27" draw:text-style-name="P42" svg:width="0.124in" svg:height="0.0795in" svg:x="1.9465in" svg:y="0.3102in" svg:viewBox="0 0 316 203" svg:d="M281 24c2-11 3-13 25-13 6 0 10 0 10-6 0-5-4-5-9-5h-41c-8 0-8 0-12 6l-115 169-29-167c-1-8-1-8-10-8h-42c-6 0-10 0-10 6 0 5 4 5 10 5 4 0 6 0 12 0 4 1 6 1 6 5 0 0 0 2-2 6l-37 150c-2 9-7 19-31 20-2 0-6 0-6 7 0 0 0 4 5 4 8 0 20-1 30-1 7 0 25 1 32 1 1 0 5 0 5-6 0-5-4-5-6-5-19 0-19-8-19-12 0-1 0-2 1-7l40-159 32 180c1 6 1 9 6 9 4 0 6-4 8-6l125-186v1l-42 168c-2 10-2 12-26 12-5 0-9 0-9 7 0 0 0 4 5 4 6 0 12-1 18-1s13 0 19 0c9 0 29 1 38 1 2 0 6 0 6-6 0-5-4-5-10-5 0 0-6 0-11 0-7-1-7-2-7-5 0-2 1-5 1-7z"><text:p/></draw:path><draw:path draw:style-name="gr28" draw:text-style-name="P42" svg:width="0.0689in" svg:height="0.0697in" svg:x="2.0724in" svg:y="0.3508in" svg:viewBox="0 0 176 178" svg:d="M95 95h73c4 0 8 0 8-6s-4-6-8-6h-73v-75c0-2 0-8-6-8s-6 6-6 8v75h-75c-2 0-8 0-8 6s6 6 8 6h75v73c0 4 0 10 6 10s6-6 6-10z"><text:p/></draw:path><draw:path draw:style-name="gr29" draw:text-style-name="P42" svg:width="0.0634in" svg:height="0.2988in" svg:x="2.2165in" svg:y="0in" svg:viewBox="0 0 162 760" svg:d="M143 755c0 1 5 5 5 5h9c1 0 5 0 5-4 0-2-1-2-2-4-16-15-39-38-65-85-46-81-63-186-63-287 0-187 54-297 128-373 2-1 2-2 2-2 0-5-4-5-8-5-6 0-6 0-11 4-40 34-85 93-115 182-18 55-28 124-28 193 0 101 18 214 85 312 11 17 27 34 27 34 4 6 10 12 14 15z"><text:p/></draw:path><draw:path draw:style-name="gr30" draw:text-style-name="P42" svg:width="0.1209in" svg:height="0.1134in" svg:x="2.2913in" svg:y="0.0776in" svg:viewBox="0 0 308 289" svg:d="M238 48l6-6c13-12 26-26 55-29 5 0 9 0 9-8 0-4-2-5-6-5-10 0-22 1-34 1-15 0-29-1-42-1-3 0-9 0-9 8 0 5 5 5 6 5 4 0 16 1 16 10 0 7-10 18-12 20l-97 113-47-126c-3-6-3-6-3-7 0-10 21-10 26-10 4 0 9 0 9-8 0-5-5-5-6-5-12 0-42 1-54 1-11 0-36-1-47-1-2 0-8 0-8 8 0 5 5 5 10 5 25 0 27 4 31 15l51 139c2 1 3 6 3 7s-17 70-19 77c-6 24-6 25-40 25-8 0-12 0-12 8 0 5 5 5 6 5 12 0 42-1 54-1 11 0 42 1 54 1 2 0 7 0 7-8 0-5-3-5-12-5 0 0-8 0-15-1-9 0-11-1-11-6 0-4 3-18 5-27l15-60c3-8 3-9 6-13z"><text:p/></draw:path><draw:path draw:style-name="gr31" draw:text-style-name="P42" svg:width="0.0354in" svg:height="0.0783in" svg:x="2.387in" svg:y="0.139in" svg:viewBox="0 0 91 200" svg:d="M83 11c0-5-4-11-12-11-9 0-17 7-17 17 0 5 4 11 12 11s17-9 17-17zM22 162c-2 4-3 7-3 13 0 13 12 25 29 25 30 0 43-42 43-45 0-5-5-5-5-5-4 0-4 2-6 6-7 23-20 36-32 36-6 0-7-5-7-11 0-7 2-12 5-19 3-8 6-16 9-24 3-7 13-34 15-37 1-4 2-7 2-10 0-14-12-25-29-25-30 0-43 41-43 46 0 3 4 3 5 3 5 0 5-1 6-5 7-25 20-36 31-36 5 0 8 3 8 11 0 6-2 11-9 29z"><text:p/></draw:path><draw:path draw:style-name="gr32" draw:text-style-name="P42" svg:width="0.1016in" svg:height="0.0067in" svg:x="2.4874in" svg:y="0.1457in" svg:viewBox="0 0 259 18" svg:d="M244 18c7 0 15 0 15-8 0-10-8-10-15-10h-230c-7 0-14 0-14 10 0 8 7 8 14 8z"><text:p/></draw:path><draw:polygon draw:style-name="gr33" draw:text-style-name="P42" svg:width="0.0445in" svg:height="0.0256in" svg:x="2.6835in" svg:y="0.0339in" svg:viewBox="0 0 114 66" draw:points="58,0 0,59 7,66 58,23 106,66 114,59"><text:p/></draw:polygon><draw:path draw:style-name="gr34" draw:text-style-name="P42" svg:width="0.1209in" svg:height="0.1134in" svg:x="2.6453in" svg:y="0.0776in" svg:viewBox="0 0 308 289" svg:d="M238 48l6-6c13-12 26-26 55-29 5 0 9 0 9-8 0-4-2-5-6-5-10 0-22 1-34 1-15 0-29-1-42-1-3 0-9 0-9 8 0 5 5 5 6 5 4 0 16 1 16 10 0 7-10 18-12 20l-97 113-47-126c-3-6-3-6-3-7 0-10 21-10 26-10 4 0 9 0 9-8 0-5-5-5-6-5-12 0-42 1-54 1-11 0-36-1-47-1-2 0-8 0-8 8 0 5 5 5 10 5 25 0 27 4 31 15l51 139c2 1 3 6 3 7s-17 70-19 77c-6 24-6 25-40 25-8 0-12 0-12 8 0 5 5 5 6 5 12 0 42-1 54-1 11 0 42 1 54 1 2 0 7 0 7-8 0-5-3-5-12-5 0 0-8 0-15-1-9 0-11-1-11-6 0-4 3-18 5-27l15-60c3-8 3-9 6-13z"><text:p/></draw:path><draw:path draw:style-name="gr35" draw:text-style-name="P42" svg:width="0.0354in" svg:height="0.0783in" svg:x="2.7409in" svg:y="0.139in" svg:viewBox="0 0 91 200" svg:d="M83 11c0-5-4-11-12-11-9 0-17 7-17 17 0 5 4 11 12 11s17-9 17-17zM22 162c-2 4-3 7-3 13 0 13 12 25 29 25 30 0 43-42 43-45 0-5-5-5-5-5-4 0-4 2-6 6-7 23-20 36-32 36-6 0-7-5-7-11 0-7 2-12 5-19 3-8 6-16 9-24 3-7 13-34 15-37 1-4 2-7 2-10 0-14-12-25-29-25-30 0-43 41-43 46 0 3 5 3 5 3 5 0 5-1 6-5 7-25 20-36 31-36 5 0 8 3 8 11 0 6-2 11-9 29z"><text:p/></draw:path><draw:path draw:style-name="gr36" draw:text-style-name="P42" svg:width="0.0634in" svg:height="0.2988in" svg:x="2.7969in" svg:y="0in" svg:viewBox="0 0 162 760" svg:d="M162 379c0-121-29-249-113-344-6-7-21-23-31-33-4-2-5-2-10-2-4 0-8 0-8 5 0 1 1 2 2 3 15 15 38 39 64 84 46 82 64 186 64 287 0 184-52 297-129 373 0 2-1 3-1 4 0 4 4 4 8 4 5 0 6 0 10-4 41-34 86-92 115-182 19-58 29-126 29-195z"><text:p/></draw:path><draw:path draw:style-name="gr37" draw:text-style-name="P42" svg:width="0.1106in" svg:height="0.1106in" svg:x="2.9374in" svg:y="0.0937in" svg:viewBox="0 0 282 282" svg:d="M150 150h118c6 0 14 0 14-8 0-10-8-10-14-10h-118v-118c0-6 0-14-8-14-9 0-10 8-10 14v118h-118c-6 0-14 0-14 10 0 8 8 8 14 8h118v118c0 6 0 14 10 14 8 0 8-8 8-14z"><text:p/></draw:path><draw:path draw:style-name="gr38" draw:text-style-name="P42" svg:width="0.0898in" svg:height="0.0752in" svg:x="3.3248in" svg:y="0.0051in" svg:viewBox="0 0 229 192" svg:d="M25 162c-1 7-3 17-3 19 0 7 6 11 12 11 4 0 13-4 15-12 0 0 6-20 9-31l8-39c4-8 6-18 7-27 3-7 6-21 6-22 6-13 29-51 70-51 19 0 23 15 23 30 0 25-22 80-28 98-4 10-5 14-5 19 0 21 16 35 35 35 40 0 55-61 55-65 0-5-3-5-5-5-3 0-3 2-6 9-8 29-22 51-43 51-7 0-11-3-11-13 0-11 5-21 9-30 8-23 25-69 25-93 0-29-18-46-48-46-38 0-59 28-66 37-2-24-20-37-40-37-19 0-27 17-31 24-7 14-13 40-13 41 0 5 5 5 5 5 5 0 5 0 7-10 7-30 16-50 31-50 9 0 13 4 13 19 0 8-1 13-7 36z"><text:p/></draw:path><draw:path draw:style-name="gr39" draw:text-style-name="P42" svg:width="0.0783in" svg:height="0.0059in" svg:x="3.4315in" svg:y="0.0717in" svg:viewBox="0 0 200 16" svg:d="M188 16c5 0 12 0 12-8s-6-8-12-8h-176c-5 0-12 0-12 7 0 9 7 9 12 9z"><text:p/></draw:path><draw:polygon draw:style-name="gr40" draw:text-style-name="P42" svg:width="0.6248in" svg:height="0.0067in" svg:x="3.1134in" svg:y="0.1457in" svg:viewBox="0 0 1588 18" draw:points="794,18 0,18 0,0 1588,0 1588,18"><text:p/></draw:polygon><draw:path draw:style-name="gr41" draw:text-style-name="P42" svg:width="0.0898in" svg:height="0.0752in" svg:x="3.1181in" svg:y="0.2315in" svg:viewBox="0 0 229 192" svg:d="M25 162c-1 7-3 17-3 19 0 7 6 11 12 11 4 0 13-4 15-12 0 0 6-20 9-31l8-39c4-8 6-18 7-27 3-7 6-21 6-22 6-13 29-51 70-51 19 0 23 15 23 30 0 25-22 80-28 98-4 10-5 14-5 19 0 21 16 35 35 35 40 0 55-61 55-65 0-5-3-5-5-5-3 0-3 2-6 9-8 29-22 51-43 51-7 0-11-3-11-13 0-11 5-21 9-30 8-23 25-69 25-93 0-29-18-46-48-46-38 0-59 28-66 37-2-24-20-37-40-37-19 0-27 17-31 24-7 14-13 40-13 41 0 5 5 5 5 5 5 0 5 0 7-10 7-30 16-50 31-50 9 0 13 4 13 19 0 8-1 13-7 36z"><text:p/></draw:path><draw:path draw:style-name="gr42" draw:text-style-name="P42" svg:width="0.0854in" svg:height="0.0854in" svg:x="3.2209in" svg:y="0.2579in" svg:viewBox="0 0 218 218" svg:d="M116 116h92c3 0 10 0 10-7s-7-7-10-7h-92v-91c0-4 0-11-7-11s-7 7-7 11v91h-91c-4 0-11 0-11 7s7 7 11 7h91v92c0 3 0 10 7 10s7-6 7-10z"><text:p/></draw:path><draw:path draw:style-name="gr43" draw:text-style-name="P42" svg:width="0.1106in" svg:height="0.1106in" svg:x="3.3689in" svg:y="0.2079in" svg:viewBox="0 0 282 282" svg:d="M150 150h118c6 0 14 0 14-8 0-10-8-10-14-10h-118v-118c0-6 0-14-8-14-10 0-10 8-10 14v118h-118c-6 0-14 0-14 10 0 8 8 8 14 8h118v118c0 6 0 14 10 14 8 0 8-8 8-14z"><text:p/></draw:path><draw:path draw:style-name="gr44" draw:text-style-name="P42" svg:width="0.0898in" svg:height="0.0752in" svg:x="3.5303in" svg:y="0.2315in" svg:viewBox="0 0 229 192" svg:d="M25 162c-1 7-3 17-3 19 0 7 6 11 12 11 4 0 13-4 15-12 0 0 6-20 9-31l8-39c4-8 6-18 7-27 3-7 6-21 6-22 6-13 29-51 70-51 19 0 23 15 23 30 0 25-22 80-28 98-4 10-5 14-5 19 0 21 16 35 35 35 40 0 55-61 55-65 0-5-3-5-5-5-3 0-3 2-6 9-8 29-22 51-43 51-7 0-11-3-11-13 0-11 5-21 9-30 8-23 25-69 25-93 0-29-18-46-48-46-38 0-59 28-66 37-2-24-20-37-40-37-19 0-27 17-31 24-7 14-13 40-13 41 0 5 5 5 5 5 5 0 5 0 7-10 7-30 16-50 31-50 9 0 13 4 13 19 0 8-1 13-7 36z"><text:p/></draw:path><draw:path draw:style-name="gr45" draw:text-style-name="P42" svg:width="0.0783in" svg:height="0.0059in" svg:x="3.6374in" svg:y="0.298in" svg:viewBox="0 0 200 16" svg:d="M188 16c5 0 12 0 12-8s-6-8-12-8h-176c-5 0-12 0-12 7 0 9 7 9 12 9z"><text:p/></draw:path><draw:path draw:style-name="gr46" draw:text-style-name="P42" svg:width="0.2213in" svg:height="0.2327in" svg:x="3.8555in" svg:y="0.0335in" svg:viewBox="0 0 563 592" svg:d="M511 592l52-136h-11c-17 44-61 73-110 85-9 3-51 13-131 13h-256l216-252c3-3 4-4 4-6 0-1 0-2-4-7l-197-269h232c58 0 96 6 100 8 22 2 58 9 92 31 11 7 40 25 54 60h11l-52-119h-499c-10 0-11 0-12 2 0 3 0 10 0 15l223 306-218 257c-5 4-5 7-5 7 0 5 5 5 12 5z"><text:p/></draw:path><draw:path draw:style-name="gr47" draw:text-style-name="P42" svg:width="0.0354in" svg:height="0.0783in" svg:x="3.7909in" svg:y="0.3126in" svg:viewBox="0 0 91 200" svg:d="M83 11c0-5-4-11-12-11-9 0-17 7-17 17 0 5 4 11 12 11s17-9 17-17zM22 162c-2 4-3 7-3 13 0 13 12 25 29 25 30 0 43-42 43-45 0-5-5-5-5-5-4 0-4 2-6 6-7 23-20 36-32 36-6 0-7-5-7-11 0-7 2-12 5-19 3-8 6-16 9-24 3-7 13-34 15-37 1-4 2-7 2-10 0-14-12-25-29-25-30 0-43 41-43 46 0 3 5 3 5 3 5 0 5-1 6-5 7-25 20-36 31-36 5 0 8 3 8 11 0 6-2 11-9 29z"><text:p/></draw:path><draw:path draw:style-name="gr48" draw:text-style-name="P42" svg:width="0.0642in" svg:height="0.076in" svg:x="3.8449in" svg:y="0.322in" svg:viewBox="0 0 164 194" svg:d="M152 104c5 0 12 0 12-7s-7-7-12-7h-138c5-43 41-76 88-76h50c5 0 12 0 12-7s-7-7-12-7h-51c-55 0-101 43-101 97s46 97 101 97h51c5 0 12 0 12-7s-7-7-12-7h-50c-47 0-83-32-88-76z"><text:p/></draw:path><draw:path draw:style-name="gr49" draw:text-style-name="P42" svg:width="0.124in" svg:height="0.0795in" svg:x="3.9303in" svg:y="0.3102in" svg:viewBox="0 0 316 203" svg:d="M281 24c2-11 3-13 25-13 6 0 10 0 10-6 0-5-4-5-9-5h-41c-8 0-8 0-12 6l-115 169-29-167c-1-8-1-8-10-8h-42c-6 0-10 0-10 6 0 5 4 5 10 5 4 0 6 0 12 0 4 1 6 1 6 5 0 0 0 2-2 6l-37 150c-2 9-7 19-31 20-2 0-6 0-6 7 0 0 0 4 5 4 8 0 20-1 30-1 7 0 25 1 32 1 1 0 5 0 5-6 0-5-4-5-6-5-19 0-19-8-19-12 0-1 0-2 1-7l40-159 32 180c1 6 1 9 6 9 4 0 6-4 8-6l125-186v1l-42 168c-2 10-2 12-26 12-5 0-9 0-9 7 0 0 0 4 5 4 6 0 12-1 18-1s13 0 19 0c9 0 29 1 38 1 2 0 6 0 6-6 0-5-4-5-10-5 0 0-6 0-11 0-7-1-7-2-7-5 0-2 1-5 1-7z"><text:p/></draw:path><draw:path draw:style-name="gr50" draw:text-style-name="P42" svg:width="0.0634in" svg:height="0.0047in" svg:x="4.0606in" svg:y="0.3831in" svg:viewBox="0 0 162 13" svg:d="M152 13c4 0 10 0 10-7 0-6-6-6-10-6h-142c-4 0-10 0-10 6 0 7 6 7 10 7z"><text:p/></draw:path><draw:path draw:style-name="gr51" draw:text-style-name="P42" svg:width="0.0634in" svg:height="0.2988in" svg:x="4.2043in" svg:y="0in" svg:viewBox="0 0 162 760" svg:d="M143 755c0 1 5 5 5 5h9c1 0 5 0 5-4 0-2-1-2-2-4-16-15-39-38-65-85-46-81-63-186-63-287 0-187 54-297 128-373 2-1 2-2 2-2 0-5-4-5-8-5-6 0-6 0-11 4-40 34-85 93-115 182-18 55-28 124-28 193 0 101 18 214 85 312 11 17 27 34 27 34 4 6 10 12 14 15z"><text:p/></draw:path><draw:polygon draw:style-name="gr52" draw:text-style-name="P42" svg:width="0.0445in" svg:height="0.0256in" svg:x="4.3181in" svg:y="0.0339in" svg:viewBox="0 0 114 66" draw:points="58,0 0,59 7,66 58,23 106,66 114,59"><text:p/></draw:polygon><draw:path draw:style-name="gr53" draw:text-style-name="P42" svg:width="0.1209in" svg:height="0.1134in" svg:x="4.2795in" svg:y="0.0776in" svg:viewBox="0 0 308 289" svg:d="M238 48l6-6c13-12 26-26 55-29 5 0 9 0 9-8 0-4-2-5-6-5-10 0-22 1-34 1-15 0-29-1-42-1-3 0-9 0-9 8 0 5 5 5 6 5 4 0 16 1 16 10 0 7-10 18-12 20l-97 113-47-126c-3-6-3-6-3-7 0-10 21-10 26-10 4 0 9 0 9-8 0-5-5-5-6-5-12 0-42 1-54 1-11 0-36-1-47-1-2 0-8 0-8 8 0 5 5 5 10 5 25 0 27 4 31 15l51 139c2 1 3 6 3 7s-17 70-19 77c-6 24-6 25-40 25-8 0-12 0-12 8 0 5 5 5 6 5 12 0 42-1 54-1 11 0 42 1 54 1 2 0 7 0 7-8 0-5-3-5-12-5 0 0-8 0-15-1-9 0-11-1-11-6 0-4 3-18 5-27l15-60c3-8 3-9 6-13z"><text:p/></draw:path><draw:path draw:style-name="gr54" draw:text-style-name="P42" svg:width="0.0354in" svg:height="0.0783in" svg:x="4.3752in" svg:y="0.139in" svg:viewBox="0 0 91 200" svg:d="M83 11c0-5-4-11-12-11-9 0-17 7-17 17 0 5 4 11 12 11s17-9 17-17zM22 162c-2 4-3 7-3 13 0 13 12 25 29 25 30 0 43-42 43-45 0-5-5-5-5-5-4 0-4 2-6 6-7 23-20 36-32 36-6 0-7-5-7-11 0-7 2-12 5-19 3-8 6-16 9-24 3-7 13-34 15-37 1-4 2-7 2-10 0-14-12-25-29-25-30 0-43 41-43 46 0 3 5 3 5 3 5 0 5-1 6-5 7-25 20-36 31-36 5 0 8 3 8 11 0 6-2 11-9 29z"><text:p/></draw:path><draw:path draw:style-name="gr55" draw:text-style-name="P42" svg:width="0.1016in" svg:height="0.0067in" svg:x="4.476in" svg:y="0.1457in" svg:viewBox="0 0 259 18" svg:d="M244 18c7 0 15 0 15-8 0-10-8-10-15-10h-230c-7 0-14 0-14 10 0 8 7 8 14 8z"><text:p/></draw:path><draw:path draw:style-name="gr56" draw:text-style-name="P42" svg:width="0.1209in" svg:height="0.1134in" svg:x="4.6339in" svg:y="0.0776in" svg:viewBox="0 0 308 289" svg:d="M238 48l6-6c13-12 26-26 55-29 5 0 9 0 9-8 0-4-2-5-6-5-10 0-22 1-34 1-15 0-29-1-42-1-3 0-9 0-9 8 0 5 5 5 6 5 4 0 16 1 16 10 0 7-10 18-12 20l-97 113-47-126c-3-6-3-6-3-7 0-10 21-10 26-10 4 0 9 0 9-8 0-5-5-5-6-5-12 0-42 1-54 1-11 0-36-1-47-1-2 0-8 0-8 8 0 5 5 5 10 5 25 0 27 4 31 15l51 139c2 1 3 6 3 7s-17 70-19 77c-6 24-6 25-40 25-8 0-12 0-12 8 0 5 5 5 6 5 12 0 42-1 54-1 11 0 42 1 54 1 2 0 7 0 7-8 0-5-3-5-12-5 0 0-8 0-15-1-9 0-11-1-11-6 0-4 3-18 5-27l15-60c3-8 3-9 6-13z"><text:p/></draw:path><draw:path draw:style-name="gr57" draw:text-style-name="P42" svg:width="0.0354in" svg:height="0.0783in" svg:x="4.7291in" svg:y="0.139in" svg:viewBox="0 0 91 200" svg:d="M83 11c0-5-4-11-12-11-9 0-17 7-17 17 0 5 4 11 12 11s17-9 17-17zM22 162c-2 4-3 7-3 13 0 13 12 25 29 25 30 0 43-42 43-45 0-5-5-5-5-5-4 0-4 2-6 6-7 23-20 36-32 36-6 0-7-5-7-11 0-7 2-12 5-19 3-8 6-16 9-24 3-7 13-34 15-37 1-4 2-7 2-10 0-14-12-25-29-25-30 0-43 41-43 46 0 3 4 3 5 3 5 0 5-1 6-5 7-25 20-36 31-36 5 0 8 3 8 11 0 6-2 11-9 29z"><text:p/></draw:path><draw:path draw:style-name="gr58" draw:text-style-name="P42" svg:width="0.0634in" svg:height="0.2988in" svg:x="4.785in" svg:y="0in" svg:viewBox="0 0 162 760" svg:d="M162 379c0-121-29-249-113-344-6-7-21-23-31-33-4-2-5-2-10-2-4 0-8 0-8 5 0 1 1 2 2 3 15 15 38 39 64 84 46 82 64 186 64 287 0 184-52 297-129 373 0 2-1 3-1 4 0 4 4 4 8 4 5 0 6 0 10-4 41-34 86-92 115-182 19-58 29-126 29-195z"><text:p/></draw:path></draw:g></text:span><text:span text:style-name="T18"> </text:span></text:p>
        </text:list-item>
      </text:list>
      <text:p text:style-name="P7"><text:span text:style-name="T32">Alternatively, instead of using a single match, we could have used a kernel matching estimator to generate </text:span><text:span text:style-name="T32"><draw:g text:anchor-type="as-char" svg:y="-0.1591in" draw:z-index="24" draw:style-name="gr1"><svg:title>TexMaths</svg:title><svg:desc>12§display§\hat Y_i§svg§600§FALSE§</svg:desc><draw:polygon draw:style-name="gr2" draw:text-style-name="P41" svg:width="0.1425in" svg:height="0.1819in" svg:x="0in" svg:y="0.0004in" svg:viewBox="0 0 363 463" draw:points="182,463 0,463 0,0 363,0 363,463"><text:p/></draw:polygon><draw:polygon draw:style-name="gr3" draw:text-style-name="P42" svg:width="0.0445in" svg:height="0.0256in" svg:x="0.0445in" svg:y="0in" svg:viewBox="0 0 114 66" draw:points="57,0 0,59 7,66 57,23 105,66 114,59"><text:p/></draw:polygon><draw:path draw:style-name="gr3" draw:text-style-name="P42" svg:width="0.1209in" svg:height="0.1134in" svg:x="0.0055in" svg:y="0.0441in" svg:viewBox="0 0 308 289" svg:d="M237 48l6-6c13-12 26-26 55-29 5 0 10 0 10-8 0-4-3-5-6-5-11 0-23 1-35 1-14 0-29-1-42-1-2 0-8 0-8 8 0 5 5 5 6 5 3 0 15 1 15 10 0 7-9 18-12 20l-97 113-46-126c-3-6-3-6-3-7 0-10 21-10 25-10 5 0 10 0 10-8 0-5-5-5-6-5-12 0-42 1-54 1-11 0-36-1-47-1-2 0-8 0-8 8 0 5 5 5 10 5 25 0 27 4 31 15l51 139c1 1 3 6 3 7s-17 69-20 77c-6 24-6 25-39 25-8 0-12 0-12 8 0 5 5 5 6 5 12 0 42-1 54-1 11 0 42 1 54 1 2 0 7 0 7-8 0-5-4-5-12-5 0 0-8 0-16-1-8 0-10-2-10-6s3-18 6-27l14-60c2-8 2-9 6-13z"><text:p/></draw:path><draw:path draw:style-name="gr3" draw:text-style-name="P42" svg:width="0.0354in" svg:height="0.0783in" svg:x="0.1012in" svg:y="0.1051in" svg:viewBox="0 0 91 200" svg:d="M83 11c0-5-4-11-12-11-9 0-17 7-17 17 0 5 3 11 12 11 8 0 17-9 17-17zM22 162c-2 3-3 7-3 13 0 13 12 25 29 25 30 0 43-42 43-45 0-5-5-5-5-5-5 0-5 2-6 6-7 23-20 36-32 36-6 0-7-5-7-11 0-7 2-12 5-19 3-9 6-16 9-24 2-7 13-34 14-37 2-4 3-7 3-10 0-14-12-25-29-25-30 0-43 41-43 46 0 3 4 3 5 3 5 0 5-1 6-5 7-25 20-36 31-36 5 0 8 3 8 11 0 6-2 11-9 29z"><text:p/></draw:path></draw:g></text:span><text:span text:style-name="T32"> which, instead of using a single match for each individual, generates the </text:span><text:span text:style-name="T5">counterfactual</text:span><text:span text:style-name="T32"> outcome</text:span><text:span text:style-name="T32"><draw:g text:anchor-type="as-char" svg:y="-0.1591in" draw:z-index="37" draw:style-name="gr1"><svg:title>TexMaths</svg:title><svg:desc>12§display§\hat Y_i§svg§600§FALSE§</svg:desc><draw:polygon draw:style-name="gr2" draw:text-style-name="P41" svg:width="0.1425in" svg:height="0.1819in" svg:x="0in" svg:y="0.0004in" svg:viewBox="0 0 363 463" draw:points="182,463 0,463 0,0 363,0 363,463"><text:p/></draw:polygon><draw:polygon draw:style-name="gr3" draw:text-style-name="P42" svg:width="0.0445in" svg:height="0.0256in" svg:x="0.0445in" svg:y="0in" svg:viewBox="0 0 114 66" draw:points="57,0 0,59 7,66 57,23 105,66 114,59"><text:p/></draw:polygon><draw:path draw:style-name="gr3" draw:text-style-name="P42" svg:width="0.1209in" svg:height="0.1134in" svg:x="0.0055in" svg:y="0.0441in" svg:viewBox="0 0 308 289" svg:d="M237 48l6-6c13-12 26-26 55-29 5 0 10 0 10-8 0-4-3-5-6-5-11 0-23 1-35 1-14 0-29-1-42-1-2 0-8 0-8 8 0 5 5 5 6 5 3 0 15 1 15 10 0 7-9 18-12 20l-97 113-46-126c-3-6-3-6-3-7 0-10 21-10 25-10 5 0 10 0 10-8 0-5-5-5-6-5-12 0-42 1-54 1-11 0-36-1-47-1-2 0-8 0-8 8 0 5 5 5 10 5 25 0 27 4 31 15l51 139c1 1 3 6 3 7s-17 69-20 77c-6 24-6 25-39 25-8 0-12 0-12 8 0 5 5 5 6 5 12 0 42-1 54-1 11 0 42 1 54 1 2 0 7 0 7-8 0-5-4-5-12-5 0 0-8 0-16-1-8 0-10-2-10-6s3-18 6-27l14-60c2-8 2-9 6-13z"><text:p/></draw:path><draw:path draw:style-name="gr3" draw:text-style-name="P42" svg:width="0.0354in" svg:height="0.0783in" svg:x="0.1016in" svg:y="0.1051in" svg:viewBox="0 0 91 200" svg:d="M83 11c0-5-4-11-12-11-9 0-17 7-17 17 0 5 3 11 12 11 8 0 17-9 17-17zM22 162c-2 3-3 7-3 13 0 13 12 25 29 25 30 0 43-42 43-45 0-5-5-5-5-5-5 0-5 2-6 6-7 23-20 36-32 36-6 0-7-5-7-11 0-7 2-12 5-19 3-9 6-16 9-24 2-7 13-34 14-37 2-4 3-7 3-10 0-14-12-25-29-25-30 0-43 41-43 46 0 3 4 3 5 3 5 0 5-1 6-5 7-25 20-36 31-36 5 0 8 3 8 11 0 6-2 11-9 29z"><text:p/></draw:path></draw:g></text:span><text:span text:style-name="T32"> <text:s/>by weighting </text:span><text:span text:style-name="T32"><draw:g text:anchor-type="as-char" svg:y="-0.1138in" draw:z-index="36" draw:style-name="gr1"><svg:title>TexMaths</svg:title><svg:desc>12§display§Y_{-i}§svg§600§FALSE§</svg:desc><draw:polygon draw:style-name="gr2" draw:text-style-name="P41" svg:width="0.2461in" svg:height="0.152in" svg:x="0in" svg:y="0.0012in" svg:viewBox="0 0 626 387" draw:points="313,387 0,387 0,0 626,0 626,387"><text:p/></draw:polygon><draw:path draw:style-name="gr3" draw:text-style-name="P42" svg:width="0.1209in" svg:height="0.1138in" svg:x="0.0055in" svg:y="0in" svg:viewBox="0 0 308 290" svg:d="M237 48l6-6c14-12 27-26 56-29 4 0 9 0 9-8 0-4-2-5-6-5-11 0-23 1-35 1-14 0-28-1-42-1-2 0-8 0-8 8 0 5 5 5 6 5 4 0 16 1 16 10 0 7-10 18-12 20l-97 113-47-126c-3-6-3-6-3-7 0-10 21-10 26-10 4 0 9 0 9-8 0-5-5-5-6-5-12 0-42 1-54 1-11 0-36-1-47-1-2 0-8 0-8 8 0 5 5 5 10 5 25 0 27 4 31 15l51 139c2 1 3 6 3 7 0 2-17 70-19 77-6 24-6 26-40 26-8 0-12 0-12 8 0 5 5 5 6 5 12 0 42-1 54-1 11 0 42 1 54 1 2 0 7 0 7-9 0-4-3-4-12-4 0 0-8 0-15-2-9 0-11-1-11-6 0-3 3-18 6-26l14-60c3-9 3-10 6-13z"><text:p/></draw:path><draw:path draw:style-name="gr3" draw:text-style-name="P42" svg:width="0.0783in" svg:height="0.0059in" svg:x="0.1087in" svg:y="0.1063in" svg:viewBox="0 0 200 16" svg:d="M188 16c5 0 12 0 12-8s-6-8-12-8h-176c-5 0-12 0-12 7 0 9 7 9 12 9z"><text:p/></draw:path><draw:path draw:style-name="gr3" draw:text-style-name="P42" svg:width="0.0354in" svg:height="0.0787in" svg:x="0.2051in" svg:y="0.0614in" svg:viewBox="0 0 91 201" svg:d="M83 11c0-5-4-11-12-11-9 0-17 7-17 17 0 5 4 11 12 11s17-9 17-17zM22 162c-2 4-3 8-3 14 0 13 12 25 29 25 30 0 43-42 43-46 0-5-5-5-5-5-4 0-4 3-6 6-7 23-20 36-32 36-6 0-7-4-7-10 0-8 2-12 5-20s6-15 9-24c3-7 13-33 15-37 1-4 2-7 2-10 0-14-12-25-29-25-30 0-43 41-43 46 0 3 4 3 5 3 5 0 5-1 6-4 7-26 20-36 31-36 5 0 8 2 8 10 0 6-2 11-9 29z"><text:p/></draw:path></draw:g></text:span><text:span text:style-name="T32"> in the opposite group by the Euclidean distance on covariates to </text:span><text:span text:style-name="T32"><draw:g text:anchor-type="as-char" svg:y="-0.111in" draw:z-index="35" draw:style-name="gr1"><svg:title>TexMaths</svg:title><svg:desc>12§display§i§svg§600§FALSE§</svg:desc><draw:polygon draw:style-name="gr2" draw:text-style-name="P41" svg:width="0.0575in" svg:height="0.1087in" svg:x="0in" svg:y="0.0004in" svg:viewBox="0 0 147 277" draw:points="73,277 0,277 0,0 147,0 147,277"><text:p/></draw:polygon><draw:path draw:style-name="gr3" draw:text-style-name="P42" svg:width="0.0441in" svg:height="0.111in" svg:x="0.0047in" svg:y="0in" svg:viewBox="0 0 113 283" svg:d="M109 16c0-9-6-16-16-16-11 0-23 11-23 23 0 7 6 14 17 14 9 0 22-10 22-21zM77 173c5-12 5-13 8-24 4-8 6-14 6-22 0-20-13-35-34-35-41 0-57 61-57 66 0 3 5 3 5 3 5 0 5-1 7-7 12-39 29-53 43-53 4 0 11 0 11 14 0 9-3 18-5 22-3 11-23 60-30 78-3 11-9 25-9 33 0 21 14 35 35 35 40 0 56-61 56-64 0-5-4-5-5-5-5 0-5 1-7 8-7 26-22 51-43 51-7 0-11-3-11-13s4-16 13-43z"><text:p/></draw:path></draw:g></text:span><text:span text:style-name="T32">. We leave this for future work.</text:span></text:p>
      <text:p text:style-name="P7">The IPW can be estimated as follows</text:p>
      <text:list xml:id="list9170269922351485606" text:style-name="L4">
        <text:list-item>
          <text:p text:style-name="P29"><text:span text:style-name="T25">C</text:span><text:span text:style-name="T18">ompute the propensity score </text:span><text:span text:style-name="T18"><draw:g text:anchor-type="as-char" svg:y="-0.0736in" draw:z-index="12" draw:style-name="gr1"><svg:title>TexMaths</svg:title><svg:desc>12§display§p_{ilt}§svg§600§FALSE§</svg:desc><draw:polygon draw:style-name="gr2" draw:text-style-name="P39" svg:width="0.2228in" svg:height="0.1039in" svg:x="0.0051in" svg:y="0.0024in" svg:viewBox="0 0 567 265" draw:points="283,265 0,265 0,0 567,0 567,265"><text:p/></draw:polygon><draw:path draw:style-name="gr3" draw:text-style-name="P40" svg:width="0.0866in" svg:height="0.1063in" svg:x="0in" svg:y="0in" svg:viewBox="0 0 221 271" svg:d="M32 239c-3 15-3 18-22 18-5 0-10 0-10 8 0 3 2 6 6 6 11 0 23-3 35-3 14 0 29 3 42 3 2 0 8 0 8-10 0-4-5-4-11-4-21 0-21-3-21-7 0-5 18-74 21-85 5 13 17 28 39 28 49 0 102-63 102-126 0-39-24-67-57-67-20 0-40 16-55 31-3-23-23-31-38-31-19 0-28 17-31 24-8 14-14 40-14 41 0 5 5 5 6 5 4 0 4 0 8-10 7-30 15-50 30-50 7 0 13 3 13 19 0 9-1 14-3 22zM107 55c3-12 14-24 23-30 14-13 26-15 33-15 18 0 28 14 28 39 0 26-14 74-22 91-14 30-35 43-50 43-28 0-34-35-34-37s0-3 1-8z"><text:p/></draw:path><draw:path draw:style-name="gr3" draw:text-style-name="P40" svg:width="0.0354in" svg:height="0.0787in" svg:x="0.0941in" svg:y="0.0213in" svg:viewBox="0 0 91 201" svg:d="M83 11c0-5-4-11-12-11-9 0-17 7-17 17 0 5 4 11 12 11s17-9 17-17zM22 162c-2 4-3 8-3 14 0 13 12 25 29 25 30 0 43-42 43-46 0-5-5-5-5-5-4 0-4 3-6 6-7 23-20 36-32 36-6 0-7-4-7-10 0-8 2-12 5-20s6-15 9-24c3-7 13-33 15-37 1-4 2-7 2-10 0-14-12-25-29-25-30 0-43 41-43 46 0 3 4 4 5 4 5 0 5-2 6-5 7-26 20-36 31-36 5 0 8 2 8 10 0 6-2 11-9 29z"><text:p/></draw:path><draw:path draw:style-name="gr3" draw:text-style-name="P40" svg:width="0.026in" svg:height="0.0819in" svg:x="0.1421in" svg:y="0.0181in" svg:viewBox="0 0 67 209" svg:d="M66 8c0 0 1-3 1-4 0-2-1-4-5-4-6 0-31 2-38 2-2 2-6 2-6 8 0 4 4 4 7 4 15 0 15 2 15 4s0 5-2 7l-37 147c-1 2-1 6-1 10 0 19 17 27 31 27 7 0 17-2 24-15 7-11 11-29 11-30 0-4-4-4-5-4-3 0-5 2-6 7-3 15-9 34-23 34-7 0-9-7-9-15 0-3 1-8 1-12z"><text:p/></draw:path><draw:path draw:style-name="gr3" draw:text-style-name="P40" svg:width="0.0394in" svg:height="0.074in" svg:x="0.1831in" svg:y="0.026in" svg:viewBox="0 0 101 189" svg:d="M61 69h30c6 0 10 0 10-8 0-3-4-3-9-3h-28l10-45c0-1 2-2 2-3 0-6-4-10-10-10-8 0-12 5-14 13-3 7 1-7-12 45h-30c-6 0-10 0-10 6 0 5 4 5 8 5h29l-18 69c-1 9-3 18-3 23 0 17 14 28 31 28 33 0 53-41 53-46 0-3-5-3-5-3-4 0-5 1-7 6-9 18-23 34-40 34-6 0-11-3-11-14 0-2 1-10 3-12z"><text:p/></draw:path></draw:g></text:span><text:span text:style-name="T18"> using </text:span><text:span text:style-name="T25">kernel regression as follows </text:span><text:span text:style-name="T25"><draw:g text:anchor-type="as-char" svg:y="-0.2874in" draw:z-index="25" draw:style-name="gr1"><svg:title>TexMaths</svg:title><svg:desc>12§display§\hat p_{il}(x) = \left.\sum_i \kappa\left(\frac{X_i – x}{h}\right)T_{il}\right/\sum_i \kappa\left(\frac{X_i – x}{h}\right)§svg§600§FALSE§</svg:desc><draw:polygon draw:style-name="gr2" draw:text-style-name="P41" svg:width="3.0331in" svg:height="0.4965in" svg:x="0.0051in" svg:y="0in" svg:viewBox="0 0 7705 1262" draw:points="3852,1262 0,1262 0,0 7705,0 7705,1262"><text:p/></draw:polygon><draw:polygon draw:style-name="gr3" draw:text-style-name="P42" svg:width="0.0445in" svg:height="0.0256in" svg:x="0.0386in" svg:y="0.1756in" svg:viewBox="0 0 114 66" draw:points="58,0 0,59 7,66 58,23 106,66 114,59"><text:p/></draw:polygon><draw:path draw:style-name="gr3" draw:text-style-name="P42" svg:width="0.0866in" svg:height="0.1059in" svg:x="0in" svg:y="0.2173in" svg:viewBox="0 0 221 270" svg:d="M32 239c-3 14-3 18-22 18-5 0-10 0-10 7 0 4 2 6 6 6 11 0 23-2 35-2 14 0 29 2 42 2 2 0 8 0 8-9 0-4-5-4-11-4-21 0-21-4-21-7 0-5 18-75 21-86 5 14 17 28 39 28 49 0 102-62 102-125 0-39-24-67-57-67-20 0-40 16-55 31-3-23-23-31-38-31-19 0-28 17-31 24-8 14-14 40-14 41 0 5 5 5 6 5 4 0 4 0 8-10 7-30 15-50 30-50 7 0 13 3 13 19 0 9-1 14-3 21zM107 55c3-12 14-24 23-30 14-13 26-15 33-15 18 0 28 14 28 39s-15 73-22 90c-14 30-35 44-50 44-28 0-34-35-34-38 0-1 0-2 1-7z"><text:p/></draw:path><draw:path draw:style-name="gr3" draw:text-style-name="P42" svg:width="0.0354in" svg:height="0.0787in" svg:x="0.0941in" svg:y="0.2386in" svg:viewBox="0 0 91 201" svg:d="M83 11c0-5-4-11-12-11-9 0-17 7-17 17 0 5 4 11 12 11s17-9 17-17zM22 162c-2 4-3 7-3 13 0 14 12 26 29 26 30 0 43-43 43-46 0-5-5-5-5-5-4 0-4 2-6 6-7 23-20 36-32 36-6 0-7-5-7-11 0-7 2-12 5-19 3-8 6-16 9-24 3-7 13-34 15-37 1-4 2-7 2-10 0-14-12-25-29-25-30 0-43 41-43 46 0 3 4 3 5 3 5 0 5-1 6-5 7-25 20-36 31-36 5 0 8 3 8 11 0 6-2 11-9 29z"><text:p/></draw:path><draw:path draw:style-name="gr3" draw:text-style-name="P42" svg:width="0.026in" svg:height="0.0819in" svg:x="0.1421in" svg:y="0.2346in" svg:viewBox="0 0 67 209" svg:d="M66 8c0 0 1-3 1-4 0-2-1-4-5-4-6 0-31 2-38 2-2 2-6 2-6 8 0 4 4 4 7 4 15 0 15 2 15 4s0 5-2 7l-37 147c-1 2-1 6-1 9 0 20 17 28 31 28 7 0 17-2 24-16 7-10 11-29 11-30 0-3-4-3-5-3-3 0-5 2-6 7-3 14-9 34-23 34-7 0-9-8-9-15 0-3 1-8 1-12z"><text:p/></draw:path><draw:path draw:style-name="gr3" draw:text-style-name="P42" svg:width="0.039in" svg:height="0.1661in" svg:x="0.2031in" svg:y="0.1665in" svg:viewBox="0 0 100 423" svg:d="M100 419c0-1 0-2-9-10-53-52-66-133-66-198 0-73 16-146 69-199 6-6 6-6 6-7 0-4-3-5-5-5-5 0-43 29-69 83-21 47-26 93-26 128 0 34 5 84 28 132 26 53 62 80 67 80 2 0 5-2 5-4z"><text:p/></draw:path><draw:path draw:style-name="gr3" draw:text-style-name="P42" svg:width="0.0827in" svg:height="0.0752in" svg:x="0.2559in" svg:y="0.2173in" svg:viewBox="0 0 211 192" svg:d="M130 60c2-12 12-50 42-50 2 0 12 0 20 4-11 3-19 14-19 23 0 7 3 16 15 16 10 0 23-9 23-25 0-22-25-28-39-28-24 0-40 23-45 32-11-27-33-32-45-32-45 0-69 55-69 65 0 5 4 5 5 5 4 0 5-2 6-5 14-45 42-55 56-55 9 0 23 3 23 27 0 13-7 42-23 102-6 27-21 44-39 44-4 0-13 0-22-5 11-3 21-11 21-23s-10-16-17-16c-12 0-23 12-23 25 0 20 22 28 40 28 28 0 43-30 44-32 6 15 20 32 47 32 43 0 67-54 67-65 0-5-4-5-5-5-3 0-5 3-6 5-13 46-42 56-56 56-17 0-23-14-23-28 0-10 2-18 7-37z"><text:p/></draw:path><draw:path draw:style-name="gr3" draw:text-style-name="P42" svg:width="0.039in" svg:height="0.1661in" svg:x="0.3547in" svg:y="0.1665in" svg:viewBox="0 0 100 423" svg:d="M100 211c0-32-5-84-29-132-25-51-63-79-66-79-4 0-5 1-5 5 0 1 0 1 8 9 42 42 66 110 66 197 0 74-15 148-68 201-6 5-6 6-6 7 0 2 1 4 5 4 3 0 42-29 67-82 22-47 28-94 28-130z"><text:p/></draw:path><draw:path draw:style-name="gr3" draw:text-style-name="P42" svg:width="0.1106in" svg:height="0.039in" svg:x="0.4654in" svg:y="0.2295in" svg:viewBox="0 0 282 100" svg:d="M268 17c6 0 14 0 14-9 0-8-8-8-14-8h-254c-6 0-14 0-14 8 0 9 8 9 14 9zM268 100c6 0 14 0 14-9 0-8-8-8-14-8h-254c-6 0-14 0-14 8 0 9 8 9 14 9z"><text:p/></draw:path><draw:path draw:style-name="gr3" draw:text-style-name="P42" svg:width="0.2213in" svg:height="0.2327in" svg:x="0.6598in" svg:y="0.1327in" svg:viewBox="0 0 563 592" svg:d="M511 592l52-136h-11c-17 45-61 73-110 86-9 2-51 13-131 13h-256l216-252c3-4 4-5 4-6 0-2 0-3-4-8l-197-269h232c58 0 96 6 100 8 22 2 58 9 92 31 11 7 40 25 54 60h11l-52-119h-499c-10 0-11 0-12 2 0 3 0 10 0 15l223 306-218 257c-5 5-5 7-5 7 0 5 4 5 12 5z"><text:p/></draw:path><draw:path draw:style-name="gr3" draw:text-style-name="P42" svg:width="0.0354in" svg:height="0.0787in" svg:x="0.7528in" svg:y="0.4102in" svg:viewBox="0 0 91 201" svg:d="M83 11c0-5-4-11-12-11-9 0-17 7-17 17 0 5 4 11 12 11s17-9 17-17zM22 162c-2 4-3 7-3 13 0 14 12 26 29 26 30 0 43-43 43-46 0-5-5-5-5-5-4 0-4 2-6 6-7 23-20 36-32 36-6 0-7-5-7-11 0-7 2-12 5-19 3-8 6-16 9-24 3-7 13-34 15-37 1-4 2-7 2-10 0-14-12-25-29-25-30 0-43 41-43 46 0 3 4 3 5 3 5 0 5-1 6-5 7-25 20-36 31-36 5 0 8 3 8 11 0 6-2 11-9 29z"><text:p/></draw:path><draw:path draw:style-name="gr3" draw:text-style-name="P42" svg:width="0.0819in" svg:height="0.0752in" svg:x="0.9272in" svg:y="0.2173in" svg:viewBox="0 0 209 192" svg:d="M1 172c-1 4-1 6-1 9 0 8 6 11 12 11 13 0 16-9 19-24 4-14 1-7 19-78 36 1 74 8 74 36 0 4 0 5-2 10-1 6-2 10-2 14 0 25 18 42 40 42 13 0 24-7 32-22 11-18 17-43 17-43 0-5-5-5-6-5-4 0-5 3-6 9-7 29-17 52-36 52-10 0-15-5-15-21 0-6 3-16 4-23 1-5 2-9 2-14 0-40-58-43-82-43 14-9 27-20 39-29 19-17 31-28 48-35 0 2-1 7-1 10 0 4 2 14 16 14 13 0 22-12 22-23 0-3-1-14-16-14-26 0-51 21-70 37-29 24-38 30-54 36 1-5 6-26 8-34 3-10 8-31 8-32 0-7-5-12-12-12-2 0-14 0-17 16z"><text:p/></draw:path><draw:path draw:style-name="gr3" draw:text-style-name="P42" svg:width="0.0819in" svg:height="0.3984in" svg:x="1.0756in" svg:y="0.0496in" svg:viewBox="0 0 209 1013" svg:d="M209 1010c0-3-1-3-1-5-17-16-45-43-74-89-68-109-99-246-99-409 0-113 15-261 85-386 34-60 68-95 88-114 1-1 1-1 1-2 0-5-4-5-10-5-5 0-6 0-12 6-143 130-187 323-187 501 0 165 38 333 146 460 9 9 24 26 42 42 5 4 6 4 11 4 6 0 10 0 10-3z"><text:p/></draw:path><draw:path draw:style-name="gr3" draw:text-style-name="P42" svg:width="0.137in" svg:height="0.1134in" svg:x="1.1878in" svg:y="0.0646in" svg:viewBox="0 0 349 289" svg:d="M194 115l-36-84c-1-3-2-5-2-6 0-2 7-11 25-12 4 0 9-1 9-8 0-5-5-5-6-5-18 0-36 1-54 1-11 0-36-1-47-1-3 0-9 0-9 8 0 5 5 5 11 5 25 0 28 4 31 13l51 119-90 96-5 5c-22 22-41 29-62 30-6 0-10 0-10 9 0 1 0 4 6 4 12 0 26-1 40-1 15 0 32 1 46 1 3 0 9 0 9-8 0-5-5-5-6-5-4 0-17-1-17-13 0-6 7-13 12-19l43-46 37-41 44 101c2 5 2 5 2 6 0 4-8 11-25 12-4 0-9 1-9 9 0 4 5 4 8 4 12 0 40-1 52-1 11 0 36 1 47 1 4 0 9 0 9-8 0-5-5-5-8-5-28 0-30-1-37-18-17-39-44-106-54-131 29-30 73-80 87-92 12-11 28-21 54-22 4 0 9 0 9-8 0 0 0-5-6-5-13 0-26 1-39 1-16 0-33-1-47-1-3 0-9 0-9 8 0 4 3 5 5 5 4 0 17 1 17 13 0 6-5 11-7 16z"><text:p/></draw:path><draw:path draw:style-name="gr3" draw:text-style-name="P42" svg:width="0.0354in" svg:height="0.0787in" svg:x="1.3256in" svg:y="0.126in" svg:viewBox="0 0 91 201" svg:d="M83 11c0-5-4-11-12-11-9 0-17 7-17 17 0 5 4 11 12 11s17-9 17-17zM22 162c-2 4-3 7-3 13 0 14 12 26 29 26 30 0 43-43 43-46 0-5-5-5-5-5-4 0-4 2-6 6-7 23-20 36-32 36-6 0-7-5-7-11 0-7 2-12 5-19 3-8 6-16 9-24 3-7 13-34 15-37 1-4 2-7 2-10 0-14-12-25-29-25-30 0-43 41-43 46 0 3 4 3 5 3 5 0 5-1 6-5 7-25 20-36 31-36 5 0 8 3 8 11 0 6-2 11-9 29z"><text:p/></draw:path><draw:path draw:style-name="gr3" draw:text-style-name="P42" svg:width="0.0827in" svg:height="0.0752in" svg:x="1.3803in" svg:y="0.1047in" svg:viewBox="0 0 211 192" svg:d="M130 60c2-12 12-50 42-50 2 0 12 0 20 4-11 3-19 14-19 23 0 7 3 16 15 16 10 0 23-9 23-25 0-22-25-28-39-28-24 0-40 23-45 32-11-27-33-32-45-32-45 0-69 55-69 65 0 5 4 5 5 5 4 0 5-2 6-5 14-45 42-55 56-55 9 0 23 3 23 27 0 13-7 42-23 102-7 27-21 44-39 44-4 0-13 0-22-5 11-3 19-11 19-23s-8-16-15-16c-12 0-23 12-23 25 0 20 22 28 40 28 28 0 43-30 44-32 6 15 20 32 46 32 44 0 68-54 68-65 0-5-4-5-5-5-3 0-5 3-6 5-13 46-42 56-56 56-17 0-23-14-23-28 0-10 2-18 7-37z"><text:p/></draw:path><draw:polygon draw:style-name="gr3" draw:text-style-name="P42" svg:width="0.2878in" svg:height="0.0067in" svg:x="1.1835in" svg:y="0.2457in" svg:viewBox="0 0 732 18" draw:points="366,18 0,18 0,0 732,0 732,18"><text:p/></draw:polygon><draw:path draw:style-name="gr3" draw:text-style-name="P42" svg:width="0.0819in" svg:height="0.1173in" svg:x="1.2882in" svg:y="0.2902in" svg:viewBox="0 0 209 299" svg:d="M98 5c0 0 0-5-6-5-9 0-39 4-51 5-4 0-7 0-7 8 0 5 3 5 9 5 21 0 22 2 22 7l-1 9-63 243c-1 6-1 8-1 10 0 10 8 12 12 12 7 0 14-5 16-11l8-32 10-39c2-9 4-18 7-28 1-3 3-16 5-19 1-4 14-27 28-39 10-7 23-15 41-15s23 15 23 29c0 23-17 70-26 95-4 11-6 16-6 24 0 19 15 35 34 35 40 0 57-62 57-66s-5-4-6-4c-4 0-4 2-6 8-6 22-21 52-43 52-8 0-10-4-10-14s4-20 7-30c6-18 25-69 25-93 0-27-16-45-48-45-27 0-46 13-63 32z"><text:p/></draw:path><draw:path draw:style-name="gr3" draw:text-style-name="P42" svg:width="0.0819in" svg:height="0.3984in" svg:x="1.4965in" svg:y="0.0496in" svg:viewBox="0 0 209 1013" svg:d="M209 507c0-166-39-333-147-460-8-10-24-27-42-42-4-5-6-5-12-5-4 0-8 0-8 5 0 1 1 2 2 3 15 16 44 44 72 89 69 110 100 246 100 410 0 114-16 260-85 386-34 59-70 95-88 112 0 2-1 4-1 5 0 3 4 3 8 3 6 0 8 0 14-6 142-128 187-323 187-500z"><text:p/></draw:path><draw:path draw:style-name="gr3" draw:text-style-name="P42" svg:width="0.113in" svg:height="0.1126in" svg:x="1.6449in" svg:y="0.1783in" svg:viewBox="0 0 288 287" svg:d="M170 30c4-12 5-14 10-16 5-1 18-1 28-1 42 0 61 1 61 35 0 6-1 23-4 34 0 2-1 7-1 8 0 2 1 5 5 5 5 0 6-3 7-10l11-73c1-2 1-6 1-7 0-5-5-5-12-5h-234c-11 0-11 0-14 8l-26 75c0 1-2 7-2 8 0 3 2 4 5 4 5 0 5-1 7-9 23-66 34-73 97-73h16c12 0 12 1 12 5 0 2-1 8-1 10l-57 225c-5 16-6 21-50 21-16 0-18 0-18 8 0 5 5 5 7 5 11 0 23-1 35-1s24 0 36 0 24 0 35 0c12 0 25 1 37 1 3 0 9 0 9-8 0-5-3-5-14-5s-17 0-28-1c-12-2-15-3-15-9 0-1 0-3 1-9z"><text:p/></draw:path><draw:path draw:style-name="gr3" draw:text-style-name="P42" svg:width="0.0354in" svg:height="0.0787in" svg:x="1.7433in" svg:y="0.2386in" svg:viewBox="0 0 91 201" svg:d="M83 11c0-5-4-11-12-11-9 0-17 7-17 17 0 5 4 11 12 11s17-9 17-17zM22 162c-2 4-3 7-3 13 0 14 12 26 29 26 30 0 43-43 43-46 0-5-5-5-5-5-4 0-4 2-6 6-7 23-20 36-32 36-6 0-7-5-7-11 0-7 2-12 5-19 3-8 6-16 9-24 3-7 13-34 15-37 1-4 2-7 2-10 0-14-12-25-29-25-30 0-43 41-43 46 0 3 5 3 5 3 5 0 5-1 6-5 7-25 20-36 31-36 5 0 8 3 8 11 0 6-2 11-9 29z"><text:p/></draw:path><draw:path draw:style-name="gr3" draw:text-style-name="P42" svg:width="0.026in" svg:height="0.0819in" svg:x="1.7913in" svg:y="0.2346in" svg:viewBox="0 0 67 209" svg:d="M66 8c0 0 1-3 1-4 0-2-1-4-5-4-6 0-31 2-38 2-2 2-6 2-6 8 0 4 4 4 7 4 15 0 15 2 15 4s0 5-2 7l-37 147c-1 2-1 6-1 9 0 20 17 28 31 28 7 0 17-2 24-16 7-10 11-29 11-30 0-3-4-3-5-3-3 0-5 2-6 7-3 14-9 34-23 34-7 0-9-8-9-15 0-3 1-8 1-12z"><text:p/></draw:path><draw:path draw:style-name="gr3" draw:text-style-name="P42" svg:width="0.1933in" svg:height="0.4984in" svg:x="1.8449in" svg:y="0in" svg:viewBox="0 0 492 1267" svg:d="M2 1244c-1 3-2 7-2 9 0 8 5 14 13 14 9 0 12-7 13-12l464-1232c1-4 2-7 2-10 0-7-5-13-12-13-10 0-12 7-14 12z"><text:p/></draw:path><draw:path draw:style-name="gr3" draw:text-style-name="P42" svg:width="0.2213in" svg:height="0.2327in" svg:x="2.0854in" svg:y="0.1327in" svg:viewBox="0 0 563 592" svg:d="M511 592l52-136h-11c-17 45-61 73-110 86-9 2-51 13-131 13h-256l216-252c3-4 4-5 4-6 0-2 0-3-4-8l-197-269h232c58 0 96 6 100 8 22 2 58 9 92 31 11 7 40 25 54 60h11l-52-119h-499c-10 0-11 0-12 2 0 3 0 10 0 15l223 306-218 257c-5 5-5 7-5 7 0 5 4 5 12 5z"><text:p/></draw:path><draw:path draw:style-name="gr3" draw:text-style-name="P42" svg:width="0.0354in" svg:height="0.0787in" svg:x="2.178in" svg:y="0.4102in" svg:viewBox="0 0 91 201" svg:d="M83 11c0-5-4-11-12-11-9 0-17 7-17 17 0 5 4 11 12 11s17-9 17-17zM22 162c-2 4-3 7-3 13 0 14 12 26 29 26 30 0 43-43 43-46 0-5-5-5-5-5-4 0-4 2-6 6-7 23-20 36-32 36-6 0-7-5-7-11 0-7 2-12 5-19 3-8 6-16 9-24 3-7 13-34 15-37 1-4 2-7 2-10 0-14-12-25-29-25-30 0-43 41-43 46 0 3 5 3 5 3 5 0 5-1 6-5 7-25 20-36 31-36 5 0 8 3 8 11 0 6-2 11-9 29z"><text:p/></draw:path><draw:path draw:style-name="gr3" draw:text-style-name="P42" svg:width="0.0819in" svg:height="0.0752in" svg:x="2.3528in" svg:y="0.2173in" svg:viewBox="0 0 209 192" svg:d="M1 172c-1 4-1 6-1 9 0 8 6 11 12 11 13 0 16-9 19-24 4-14 1-7 19-78 36 1 74 8 74 36 0 4 0 5-2 10-1 6-2 10-2 14 0 25 18 42 40 42 13 0 24-7 33-22 10-18 16-43 16-43 0-5-5-5-6-5-4 0-5 3-6 9-7 29-17 52-36 52-10 0-15-5-15-21 0-6 3-16 4-23 1-5 2-9 2-14 0-40-58-43-82-43 14-9 27-20 39-29 19-17 31-28 49-35-1 2-2 7-2 10 0 4 2 14 16 14 13 0 22-12 22-23 0-3-1-14-16-14-26 0-51 21-70 37-29 24-38 30-54 36 1-5 6-26 8-34 3-10 8-31 8-32 0-7-5-12-12-12-2 0-14 0-17 16z"><text:p/></draw:path><draw:path draw:style-name="gr3" draw:text-style-name="P42" svg:width="0.0819in" svg:height="0.3984in" svg:x="2.5012in" svg:y="0.0496in" svg:viewBox="0 0 209 1013" svg:d="M209 1010c0-3-1-3-1-5-17-16-45-43-74-89-68-109-99-246-99-409 0-113 15-261 85-386 34-60 68-95 88-114 1-1 1-1 1-2 0-5-4-5-10-5-5 0-6 0-12 6-143 130-187 323-187 501 0 165 38 333 146 460 9 9 24 26 42 42 5 4 6 4 11 4 6 0 10 0 10-3z"><text:p/></draw:path><draw:path draw:style-name="gr3" draw:text-style-name="P42" svg:width="0.137in" svg:height="0.1134in" svg:x="2.613in" svg:y="0.0646in" svg:viewBox="0 0 349 289" svg:d="M194 115l-36-84c-1-3-2-5-2-6 0-2 7-11 25-12 4 0 9-1 9-8 0-5-5-5-6-5-18 0-36 1-54 1-11 0-36-1-47-1-3 0-9 0-9 8 0 5 5 5 11 5 25 0 28 4 31 13l51 119-90 96-5 5c-22 22-41 29-62 30-6 0-10 0-10 9 0 1 0 4 6 4 12 0 26-1 40-1 15 0 32 1 46 1 3 0 9 0 9-8 0-5-5-5-6-5-4 0-17-1-17-13 0-6 7-13 12-19l43-46 37-41 44 101c2 5 2 5 2 6 0 4-8 11-25 12-4 0-9 1-9 9 0 4 5 4 8 4 12 0 40-1 52-1 11 0 36 1 47 1 4 0 9 0 9-8 0-5-5-5-8-5-28 0-30-1-37-18-17-39-44-106-54-131 29-30 73-80 87-92 12-11 28-21 54-22 4 0 9 0 9-8 0 0 0-5-6-5-13 0-26 1-39 1-16 0-33-1-47-1-3 0-9 0-9 8 0 4 3 5 5 5 4 0 17 1 17 13 0 6-5 11-7 16z"><text:p/></draw:path><draw:path draw:style-name="gr3" draw:text-style-name="P42" svg:width="0.0354in" svg:height="0.0787in" svg:x="2.7512in" svg:y="0.126in" svg:viewBox="0 0 91 201" svg:d="M83 11c0-5-4-11-12-11-9 0-17 7-17 17 0 5 4 11 12 11s17-9 17-17zM22 162c-2 4-3 7-3 13 0 14 12 26 29 26 30 0 43-43 43-46 0-5-5-5-5-5-4 0-4 2-6 6-7 23-20 36-32 36-6 0-7-5-7-11 0-7 2-12 5-19 3-8 6-16 9-24 3-7 13-34 15-37 1-4 2-7 2-10 0-14-12-25-29-25-30 0-43 41-43 46 0 3 5 3 5 3 5 0 5-1 6-5 7-25 20-36 31-36 5 0 8 3 8 11 0 6-2 11-9 29z"><text:p/></draw:path><draw:path draw:style-name="gr3" draw:text-style-name="P42" svg:width="0.0827in" svg:height="0.0752in" svg:x="2.8055in" svg:y="0.1047in" svg:viewBox="0 0 211 192" svg:d="M130 60c2-12 12-50 42-50 2 0 12 0 20 4-11 3-19 14-19 23 0 7 3 16 15 16 10 0 23-9 23-25 0-22-25-28-39-28-24 0-40 23-45 32-11-27-33-32-45-32-45 0-69 55-69 65 0 5 5 5 5 5 4 0 5-2 6-5 14-45 42-55 56-55 9 0 23 3 23 27 0 13-7 42-23 102-6 27-21 44-39 44-4 0-13 0-22-5 11-3 21-11 21-23s-10-16-17-16c-12 0-23 12-23 25 0 20 22 28 40 28 28 0 43-30 44-32 6 15 20 32 47 32 43 0 67-54 67-65 0-5-4-5-5-5-3 0-5 3-6 5-13 46-42 56-56 56-17 0-23-14-23-28 0-10 2-18 7-37z"><text:p/></draw:path><draw:polygon draw:style-name="gr3" draw:text-style-name="P42" svg:width="0.2878in" svg:height="0.0067in" svg:x="2.6087in" svg:y="0.2457in" svg:viewBox="0 0 732 18" draw:points="366,18 0,18 0,0 732,0 732,18"><text:p/></draw:polygon><draw:path draw:style-name="gr3" draw:text-style-name="P42" svg:width="0.0819in" svg:height="0.1173in" svg:x="2.7142in" svg:y="0.2902in" svg:viewBox="0 0 209 299" svg:d="M98 5c0 0 0-5-6-5-9 0-40 4-51 5-4 0-7 0-7 8 0 5 3 5 9 5 21 0 22 2 22 7l-1 9-63 243c-1 6-1 8-1 10 0 10 8 12 12 12 7 0 14-5 16-11l8-32 10-39c2-9 4-18 7-28 1-3 3-16 5-19 1-4 14-27 28-39 10-7 22-15 41-15 18 0 23 15 23 29 0 23-17 70-26 95-4 11-6 16-6 24 0 19 15 35 34 35 40 0 57-62 57-66s-5-4-6-4c-4 0-4 2-6 8-6 22-21 52-43 52-8 0-11-4-11-14s5-20 8-30c6-18 25-69 25-93 0-27-16-45-48-45-27 0-46 13-63 32z"><text:p/></draw:path><draw:path draw:style-name="gr3" draw:text-style-name="P42" svg:width="0.0819in" svg:height="0.3984in" svg:x="2.922in" svg:y="0.0496in" svg:viewBox="0 0 209 1013" svg:d="M209 507c0-166-39-333-147-460-8-10-24-27-42-42-4-5-6-5-12-5-4 0-8 0-8 5 0 1 1 2 2 3 16 16 44 44 72 89 69 110 100 246 100 410 0 114-16 260-85 386-34 59-70 95-88 112 0 2-1 4-1 5 0 3 4 3 8 3 6 0 8 0 14-6 142-128 187-323 187-500z"><text:p/></draw:path></draw:g></text:span><text:span text:style-name="T18">, </text:span><text:span text:style-name="T25">where </text:span><text:span text:style-name="T25"><draw:g text:anchor-type="as-char" svg:y="-0.1181in" draw:z-index="22" draw:style-name="gr1"><svg:title>TexMaths</svg:title><svg:desc>12§display§h§svg§600§FALSE§</svg:desc><draw:polygon draw:style-name="gr2" draw:text-style-name="P41" svg:width="0.0957in" svg:height="0.1154in" svg:x="0in" svg:y="0.0004in" svg:viewBox="0 0 244 294" draw:points="121,294 0,294 0,0 244,0 244,294"><text:p/></draw:polygon><draw:path draw:style-name="gr3" draw:text-style-name="P42" svg:width="0.0819in" svg:height="0.1177in" svg:x="0.0091in" svg:y="0in" svg:viewBox="0 0 209 300" svg:d="M98 5c0 0 0-5-6-5-9 0-40 4-51 5-4 0-7 0-7 8 0 5 3 5 9 5 21 0 22 2 22 7l-1 9-63 245c-1 6-1 7-1 9 0 10 8 12 12 12 7 0 14-5 16-11l8-32 10-39c2-9 4-19 7-29 1-2 3-15 5-18 1-5 14-28 28-40 10-7 22-14 41-14 18 0 23 14 23 29 0 23-17 70-26 95-4 11-6 16-6 24 0 20 15 35 34 35 40 0 57-62 57-66s-5-4-6-4c-4 0-4 1-6 8-6 22-21 53-43 53-8 0-11-5-11-15s5-20 8-30c6-18 25-69 25-93 0-28-16-46-48-46-27 0-46 14-63 33z"><text:p/></draw:path></draw:g></text:span><text:span text:style-name="T25"> is a bandwidth. We use this approach since, while we don’t care about inference in the propensity score, we do care about prediction and the fact that our data is not i.i.d. may produce bias in both coefficients and predictions.</text:span></text:p>
        </text:list-item>
        <text:list-item>
          <text:p text:style-name="P30"><text:span text:style-name="T21">Then, </text:span><text:span text:style-name="T22">the IPW estimator for the Average Treatment Effect can be computed as follows </text:span><text:span text:style-name="T22"><draw:g text:anchor-type="as-char" svg:y="-0.2874in" draw:z-index="26" draw:style-name="gr1"><svg:title>TexMaths</svg:title><svg:desc>12§display§ATE_{l(IPW)} =\sum_i \left[\frac{W_iY_i}{\hat p_{il}}/\sum_i\frac{W_i}{\hat p_{il}} - 
 \frac{(1-W_i)Y_i}{ (1-\hat p_{il})}/\sum_i\frac{(1-W_i)}{(1-\hat p_{il})}\right]§svg§600§FALSE§</svg:desc><draw:polygon draw:style-name="gr2" draw:text-style-name="P41" svg:width="4.6154in" svg:height="0.4965in" svg:x="0in" svg:y="0in" svg:viewBox="0 0 11724 1262" draw:points="5862,1262 0,1262 0,0 11724,0 11724,1262"><text:p/></draw:polygon><draw:path draw:style-name="gr3" draw:text-style-name="P42" svg:width="0.1138in" svg:height="0.1193in" svg:x="0.0055in" svg:y="0.172in" svg:viewBox="0 0 290 304" svg:d="M61 255c-17 28-33 34-53 36-4 0-8 0-8 8 0 2 2 5 6 5 11 0 24-1 36-1 14 0 29 1 42 1 2 0 8 0 8-9 0-4-3-4-7-4-9-2-19-5-19-16 0-5 2-10 6-16l31-54h107c1 10 7 68 7 71 0 13-23 15-31 15-6 0-10 0-10 8 0 5 5 5 6 5 17 0 35-1 53-1 11 0 37 1 48 1 3 0 7 0 7-9 0-4-3-4-9-4-27 0-27-4-28-16l-25-265c-1-9-1-10-8-10-8 0-9 2-11 7zM112 192l84-139 13 139z"><text:p/></draw:path><draw:path draw:style-name="gr3" draw:text-style-name="P42" svg:width="0.113in" svg:height="0.1126in" svg:x="0.128in" svg:y="0.1783in" svg:viewBox="0 0 288 287" svg:d="M170 30c4-12 5-14 10-16 5-1 18-1 28-1 42 0 61 1 61 35 0 6-1 23-4 34 0 2-1 7-1 8 0 2 1 5 5 5 5 0 6-3 7-10l11-73c1-2 1-6 1-7 0-5-5-5-12-5h-234c-11 0-11 0-14 8l-26 75c0 1-2 7-2 8 0 3 2 4 5 4 5 0 5-1 7-9 23-66 34-73 97-73h16c12 0 12 1 12 5 0 2-1 8-1 10l-57 225c-5 16-6 21-50 21-16 0-18 0-18 8 0 5 5 5 7 5 11 0 23-1 35-1s24 0 36 0 24 0 35 0c12 0 25 1 37 1 3 0 9 0 9-8 0-5-3-5-14-5s-17 0-28-1c-12-2-15-3-15-9 0-1 0-3 1-9z"><text:p/></draw:path><draw:path draw:style-name="gr3" draw:text-style-name="P42" svg:width="0.1205in" svg:height="0.113in" svg:x="0.25in" svg:y="0.1783in" svg:viewBox="0 0 307 288" svg:d="M283 190c1-3 3-5 3-6s0-5-5-5c-4 0-5 2-6 5-28 62-43 91-115 91h-62c-6 0-7 0-9 0-5-1-6-1-6-5 0-1 0-2 2-9l29-116h42c36 0 36 9 36 19 0 3 0 9-4 21 0 2-1 4-1 5 0 2 3 5 6 5 4 0 5-3 6-9l24-100c0-2-1-4-5-4-3 0-4 3-6 8-8 32-16 42-55 42h-39l25-102c3-16 3-17 23-17h60c51 0 63 12 63 47 0 11 0 11-1 23 0 2 0 5 0 7s1 5 5 5c5 0 5-3 6-10l8-73c1-12-1-12-12-12h-213c-9 0-12 0-12 8 0 5 3 5 10 5 16 0 28 0 28 7 0 3 0 3-1 11l-57 224c-4 16-4 20-38 20-7 0-12 0-12 8 0 5 4 5 12 5h220c9 0 9 0 13-7z"><text:p/></draw:path><draw:path draw:style-name="gr3" draw:text-style-name="P42" svg:width="0.026in" svg:height="0.0819in" svg:x="0.3732in" svg:y="0.2402in" svg:viewBox="0 0 67 209" svg:d="M66 8c0 0 1-3 1-4 0-2-1-4-5-4-6 0-31 2-38 2-2 2-6 2-6 8 0 4 4 4 7 4 15 0 15 2 15 4s0 5-2 7l-37 147c-1 2-1 6-1 9 0 20 17 28 31 28 7 0 17-2 24-16 7-10 11-29 11-30 0-3-4-3-5-3-3 0-5 2-6 7-3 14-9 34-23 34-7 0-9-8-9-15 0-3 1-8 1-12z"><text:p/></draw:path><draw:path draw:style-name="gr3" draw:text-style-name="P42" svg:width="0.0303in" svg:height="0.1165in" svg:x="0.422in" svg:y="0.2339in" svg:viewBox="0 0 78 297" svg:d="M72 0c-58 40-72 102-72 148 0 42 12 107 72 149 2 0 6 0 6-4 0-2-1-2-4-5-39-36-54-86-54-139 0-81 32-120 56-142 1-1 2-2 2-3 0-4-4-4-6-4z"><text:p/></draw:path><draw:path draw:style-name="gr3" draw:text-style-name="P42" svg:width="0.0547in" svg:height="0.0795in" svg:x="0.4677in" svg:y="0.2409in" svg:viewBox="0 0 140 203" svg:d="M104 24c3-11 3-13 26-13 7 0 10 0 10-6 0-4-2-5-4-5-6 0-14 1-20 1-7 0-14 0-20 0h-20c-8 0-15-1-22-1-1 0-6 0-6 6 0 5 4 5 10 5 1 0 7 0 12 0 6 1 8 1 8 5 0 1-1 3-1 6l-41 157c-1 11-2 13-25 13-9 0-11 0-11 7 0 0 0 4 5 4 8 0 31-1 39-1h22c6 0 13 1 20 1 2 0 6 0 6-6 0-5-3-5-9-5-1 0-7 0-13 0-6-1-6-2-6-5 0 0 0-2 1-7z"><text:p/></draw:path><draw:path draw:style-name="gr3" draw:text-style-name="P42" svg:width="0.089in" svg:height="0.0795in" svg:x="0.5362in" svg:y="0.2409in" svg:viewBox="0 0 227 203" svg:d="M80 110h54c50 0 93-31 93-63 0-25-25-47-65-47h-104c-6 0-10 0-10 6 0 5 4 5 10 5 4 0 6 0 12 0 6 1 6 1 6 5 0 0 0 2-2 6l-39 157c-3 11-3 13-27 13-4 0-8 0-8 7 0 0 0 4 5 4 8 0 30-1 38-1 5 0 16 0 21 0 6 1 13 1 19 1 2 0 6 0 6-6 0-5-4-5-10-5 0 0-6 0-11 0-7-1-7-2-7-5 0 0 0-2 1-7zM102 20c2-8 2-9 14-9h35c28 0 45 8 45 29 0 9-3 33-18 46-11 10-28 15-50 15h-46z"><text:p/></draw:path><draw:path draw:style-name="gr3" draw:text-style-name="P42" svg:width="0.1272in" svg:height="0.0819in" svg:x="0.6386in" svg:y="0.2409in" svg:viewBox="0 0 324 209" svg:d="M284 35l5-7c6-9 13-16 28-17 3 0 7-1 7-7 0-2-2-4-5-4-6 0-14 1-21 1-11 0-24-1-34-1-1 0-6 0-6 6 0 5 5 5 6 5 6 0 16 2 16 11 0 2-4 8-5 9l-83 138-17-150c0-8 18-8 21-8 4 0 8 0 8-7 0 0 0-4-5-4-6 0-13 0-18 1-6 0-14 0-20 0s-24-1-31-1c-2 0-6 0-6 6 0 5 4 5 8 5 12 0 14 2 14 5 2 2 2 10 3 19l-82 134-15-145c0-1 0-5 0-5 0-8 18-8 20-8 4 0 8 0 8-7 0-2-1-4-4-4-9 0-30 1-39 1s-23-1-31-1c-4 0-6 1-6 6s4 5 8 5c15 0 15 1 15 9l20 181c0 6 1 8 6 8s7-2 9-6l92-153 17 152c1 6 2 7 6 7 6 0 7-2 9-6z"><text:p/></draw:path><draw:path draw:style-name="gr3" draw:text-style-name="P42" svg:width="0.0303in" svg:height="0.1165in" svg:x="0.7803in" svg:y="0.2339in" svg:viewBox="0 0 78 297" svg:d="M6 0c-2 0-6 0-6 4 0 1 1 2 2 4 27 23 56 64 56 140 0 62-21 109-52 138-6 5-6 6-6 7s1 4 4 4 32-21 51-57c13-25 23-57 23-91 0-42-13-107-72-149z"><text:p/></draw:path><draw:path draw:style-name="gr3" draw:text-style-name="P42" svg:width="0.1106in" svg:height="0.039in" svg:x="0.889in" svg:y="0.2295in" svg:viewBox="0 0 282 100" svg:d="M268 17c6 0 14 0 14-9 0-8-8-8-14-8h-254c-6 0-14 0-14 8 0 9 8 9 14 9zM268 100c6 0 14 0 14-9 0-8-8-8-14-8h-254c-6 0-14 0-14 8 0 9 8 9 14 9z"><text:p/></draw:path><draw:path draw:style-name="gr3" draw:text-style-name="P42" svg:width="0.2213in" svg:height="0.2327in" svg:x="1.0638in" svg:y="0.1327in" svg:viewBox="0 0 563 592" svg:d="M511 592l52-136h-11c-17 45-61 73-110 86-9 2-51 13-131 13h-256l216-252c3-4 4-5 4-6 0-2 0-3-4-8l-197-269h232c58 0 96 6 100 8 22 2 58 9 92 31 11 7 40 25 54 60h11l-52-119h-499c-10 0-11 0-12 2 0 3 0 10 0 15l223 306-218 257c-5 5-5 7-5 7 0 5 5 5 12 5z"><text:p/></draw:path><draw:path draw:style-name="gr3" draw:text-style-name="P42" svg:width="0.0354in" svg:height="0.0787in" svg:x="1.1567in" svg:y="0.4102in" svg:viewBox="0 0 91 201" svg:d="M83 11c0-5-4-11-12-11-9 0-17 7-17 17 0 5 4 11 12 11s17-9 17-17zM22 162c-2 4-3 7-3 13 0 14 12 26 29 26 30 0 43-43 43-46 0-5-5-5-5-5-4 0-4 2-6 6-7 23-20 36-32 36-6 0-7-5-7-11 0-7 2-12 5-19 3-8 6-16 9-24 3-7 13-34 15-37 1-4 2-7 2-10 0-14-12-25-29-25-30 0-43 41-43 46 0 3 4 3 5 3 5 0 5-1 6-5 7-25 20-36 31-36 5 0 8 3 8 11 0 6-2 11-9 29z"><text:p/></draw:path><draw:polygon draw:style-name="gr3" draw:text-style-name="P42" svg:width="0.0492in" svg:height="0.4984in" svg:x="1.3677in" svg:y="0in" svg:viewBox="0 0 126 1267" draw:points="0,1267 126,1267 126,1240 26,1240 26,26 126,26 126,0 0,0"><text:p/></draw:polygon><draw:path draw:style-name="gr3" draw:text-style-name="P42" svg:width="0.165in" svg:height="0.1173in" svg:x="1.448in" svg:y="0.0646in" svg:viewBox="0 0 420 299" svg:d="M365 49c11-19 20-33 47-36 3 0 8 0 8-8 0-3-1-5-5-5-11 0-23 1-32 1-15 0-30-1-45-1-2 0-8 0-8 8 0 5 4 5 7 5 10 0 24 4 24 17 0 5-1 7-5 13l-114 201-15-210c-1-10-1-21 29-21 7 0 12 0 12-8 0-5-5-5-8-5-16 0-33 1-51 1-10 0-34-1-45-1-2 0-7 0-7 8 0 5 4 5 10 5 19 0 21 3 23 11l2 32-107 188-17-215c0-6 0-16 33-16 5 0 9 0 9-8 0-5-6-5-6-5-16 0-34 1-52 1-15 0-30-1-45-1-1 0-7 0-7 8 0 5 4 5 11 5 20 0 21 4 21 16l20 259c1 7 1 11 7 11 5 0 6-2 9-10l125-216 16 215c1 9 2 11 7 11s7-5 10-8z"><text:p/></draw:path><draw:path draw:style-name="gr3" draw:text-style-name="P42" svg:width="0.0354in" svg:height="0.0787in" svg:x="1.6008in" svg:y="0.126in" svg:viewBox="0 0 91 201" svg:d="M83 11c0-5-4-11-12-11-9 0-17 7-17 17 0 5 4 11 12 11s17-9 17-17zM22 162c-2 4-3 7-3 13 0 14 12 26 29 26 30 0 43-43 43-46 0-5-5-5-5-5-4 0-4 2-6 6-7 23-20 36-32 36-6 0-7-5-7-11 0-7 2-12 5-19 3-8 6-16 9-24 3-7 13-34 15-37 1-4 2-7 2-10 0-14-12-25-29-25-30 0-43 41-43 46 0 3 4 3 5 3 5 0 5-1 6-5 7-25 20-36 31-36 5 0 8 3 8 11 0 6-2 11-9 29z"><text:p/></draw:path><draw:path draw:style-name="gr3" draw:text-style-name="P42" svg:width="0.1205in" svg:height="0.1134in" svg:x="1.6563in" svg:y="0.0646in" svg:viewBox="0 0 307 289" svg:d="M238 48l6-6c13-12 26-26 55-29 5 0 8 0 8-8 0-4-1-5-5-5-10 0-22 1-34 1-15 0-29-1-42-1-3 0-9 0-9 8 0 5 5 5 6 5 4 0 16 1 16 10 0 7-10 18-12 20l-97 113-47-126c-3-6-3-6-3-7 0-10 21-10 24-10 6 0 11 0 11-8 0-5-5-5-6-5-12 0-42 1-54 1-11 0-36-1-47-1-2 0-8 0-8 8 0 5 5 5 10 5 25 0 27 4 31 15l51 139c2 1 3 6 3 7s-17 70-19 77c-6 24-6 25-40 25-8 0-12 0-12 9 0 4 5 4 6 4 12 0 42-1 53-1 12 0 43 1 55 1 2 0 7 0 7-8 0-5-3-5-12-5 0 0-8 0-15-1-9 0-11-1-11-6 0-4 3-18 5-26l15-60c3-9 3-10 6-14z"><text:p/></draw:path><draw:path draw:style-name="gr3" draw:text-style-name="P42" svg:width="0.0354in" svg:height="0.0787in" svg:x="1.752in" svg:y="0.126in" svg:viewBox="0 0 91 201" svg:d="M83 11c0-5-4-11-12-11-9 0-17 7-17 17 0 5 4 11 12 11s17-9 17-17zM22 162c-2 4-3 7-3 13 0 14 12 26 29 26 30 0 43-43 43-46 0-5-5-5-5-5-4 0-4 2-6 6-7 23-20 36-32 36-6 0-7-5-7-11 0-7 2-12 5-19 3-8 6-16 9-24 3-7 13-34 15-37 1-4 2-7 2-10 0-14-12-25-29-25-30 0-43 41-43 46 0 3 5 3 5 3 5 0 5-1 6-5 7-25 20-36 31-36 5 0 8 3 8 11 0 6-2 11-9 29z"><text:p/></draw:path><draw:polygon draw:style-name="gr3" draw:text-style-name="P42" svg:width="0.3638in" svg:height="0.0067in" svg:x="1.439in" svg:y="0.2457in" svg:viewBox="0 0 925 18" draw:points="462,18 0,18 0,0 925,0 925,18"><text:p/></draw:polygon><draw:polygon draw:style-name="gr3" draw:text-style-name="P42" svg:width="0.0445in" svg:height="0.0256in" svg:x="1.5634in" svg:y="0.2902in" svg:viewBox="0 0 114 66" draw:points="58,0 0,59 7,66 58,23 106,66 114,59"><text:p/></draw:polygon><draw:path draw:style-name="gr3" draw:text-style-name="P42" svg:width="0.0866in" svg:height="0.1059in" svg:x="1.5248in" svg:y="0.3311in" svg:viewBox="0 0 221 270" svg:d="M32 239c-3 14-3 18-22 18-5 0-10 0-10 7 0 4 2 6 6 6 11 0 23-2 35-2 14 0 29 2 42 2 2 0 8 0 8-9 0-4-5-4-11-4-21 0-21-4-21-7 0-5 18-75 21-86 5 14 17 28 39 28 49 0 102-62 102-125 0-39-24-67-57-67-20 0-40 16-55 31-3-23-23-31-38-31-19 0-28 17-31 24-8 14-14 40-14 41 0 5 5 5 5 5 5 0 5 0 9-10 7-30 15-50 30-50 7 0 13 3 13 19 0 9-1 14-3 21zM107 55c3-12 14-24 23-30 14-13 26-15 33-15 18 0 28 14 28 39s-15 73-22 90c-14 30-35 44-50 44-28 0-34-35-34-38 0-1 0-2 1-7z"><text:p/></draw:path><draw:path draw:style-name="gr3" draw:text-style-name="P42" svg:width="0.0354in" svg:height="0.0787in" svg:x="1.6185in" svg:y="0.3524in" svg:viewBox="0 0 91 201" svg:d="M83 11c0-5-4-11-12-11-9 0-17 7-17 17 0 5 4 11 12 11s17-9 17-17zM22 162c-2 4-3 7-3 13 0 14 12 26 29 26 30 0 43-43 43-46 0-5-5-5-5-5-4 0-4 2-6 6-7 23-20 36-32 36-6 0-7-5-7-11 0-7 2-12 5-19 3-8 6-16 9-24 3-7 13-34 15-37 1-4 2-7 2-10 0-14-12-25-29-25-30 0-43 41-43 46 0 3 5 3 5 3 5 0 5-1 6-5 7-25 20-36 31-36 5 0 8 3 8 11 0 6-2 11-9 29z"><text:p/></draw:path><draw:path draw:style-name="gr3" draw:text-style-name="P42" svg:width="0.026in" svg:height="0.0819in" svg:x="1.6673in" svg:y="0.3488in" svg:viewBox="0 0 67 209" svg:d="M66 8c0 0 1-3 1-4 0-2-1-4-5-4-6 0-31 2-38 2-2 2-6 2-6 8 0 4 4 4 7 4 15 0 15 2 15 4s0 5-2 7l-37 147c-1 2-1 6-1 9 0 20 17 28 31 28 7 0 17-2 24-16 7-10 11-29 11-30 0-3-4-3-5-3-3 0-5 2-6 7-3 14-9 34-23 34-7 0-9-8-9-15 0-3 1-8 1-12z"><text:p/></draw:path><draw:path draw:style-name="gr3" draw:text-style-name="P42" svg:width="0.065in" svg:height="0.1661in" svg:x="1.8319in" svg:y="0.1665in" svg:viewBox="0 0 166 423" svg:d="M163 16c3-5 3-8 3-8 0-4-4-8-9-8-3 0-6 1-7 4l-148 403c-2 6-2 7-2 7 0 5 4 9 8 9 6 0 8-3 10-10z"><text:p/></draw:path><draw:path draw:style-name="gr3" draw:text-style-name="P42" svg:width="0.2213in" svg:height="0.2327in" svg:x="1.9421in" svg:y="0.1327in" svg:viewBox="0 0 563 592" svg:d="M511 592l52-136h-11c-17 45-61 73-110 86-9 2-50 13-131 13h-256l216-252c3-4 4-5 4-6 0-2 0-3-4-8l-197-269h232c58 0 96 6 100 8 22 2 58 9 92 31 11 7 40 25 54 60h11l-52-119h-499c-10 0-11 0-12 2 0 3 0 10 0 15l223 306-218 257c-5 5-5 7-5 7 0 5 5 5 12 5z"><text:p/></draw:path><draw:path draw:style-name="gr3" draw:text-style-name="P42" svg:width="0.0354in" svg:height="0.0787in" svg:x="2.035in" svg:y="0.4102in" svg:viewBox="0 0 91 201" svg:d="M83 11c0-5-4-11-12-11-9 0-17 7-17 17 0 5 4 11 12 11s17-9 17-17zM22 162c-2 4-3 7-3 13 0 14 12 26 29 26 30 0 43-43 43-46 0-5-5-5-5-5-4 0-4 2-6 6-7 23-20 36-32 36-6 0-7-5-7-11 0-7 2-12 5-19 3-8 6-16 9-24 3-7 13-34 15-37 1-4 2-7 2-10 0-14-12-25-29-25-30 0-43 41-43 46 0 3 5 3 5 3 5 0 5-1 6-5 7-25 20-36 31-36 5 0 8 3 8 11 0 6-2 11-9 29z"><text:p/></draw:path><draw:path draw:style-name="gr3" draw:text-style-name="P42" svg:width="0.165in" svg:height="0.1173in" svg:x="2.2295in" svg:y="0.0646in" svg:viewBox="0 0 420 299" svg:d="M365 49c11-19 20-33 47-36 3 0 8 0 8-8 0-3-1-5-5-5-11 0-23 1-32 1-15 0-30-1-45-1-2 0-8 0-8 8 0 5 4 5 7 5 10 0 24 4 24 17 0 5-1 7-5 13l-114 201-15-210c-1-10-1-21 29-21 7 0 12 0 12-8 0-5-5-5-8-5-16 0-33 1-51 1-10 0-34-1-45-1-2 0-7 0-7 8 0 5 4 5 10 5 19 0 21 3 23 11l2 32-107 188-17-215c0-6 0-16 33-16 5 0 9 0 9-8 0-5-6-5-6-5-16 0-34 1-52 1-15 0-30-1-45-1-1 0-7 0-7 8 0 5 4 5 11 5 20 0 21 4 21 16l20 259c1 7 1 11 7 11 5 0 6-2 9-10l125-216 16 215c1 9 2 11 7 11s7-5 10-8z"><text:p/></draw:path><draw:path draw:style-name="gr3" draw:text-style-name="P42" svg:width="0.0354in" svg:height="0.0787in" svg:x="2.3823in" svg:y="0.126in" svg:viewBox="0 0 91 201" svg:d="M83 11c0-5-4-11-12-11-9 0-17 7-17 17 0 5 4 11 12 11s17-9 17-17zM22 162c-2 4-3 7-3 13 0 14 12 26 29 26 30 0 43-43 43-46 0-5-5-5-5-5-4 0-4 2-6 6-7 23-20 36-32 36-6 0-7-5-7-11 0-7 2-12 5-19 3-8 6-16 9-24 3-7 13-34 15-37 1-4 2-7 2-10 0-14-12-25-29-25-30 0-43 41-43 46 0 3 4 3 5 3 5 0 5-1 6-5 7-25 20-36 31-36 5 0 8 3 8 11 0 6-2 11-9 29z"><text:p/></draw:path><draw:polygon draw:style-name="gr3" draw:text-style-name="P42" svg:width="0.2122in" svg:height="0.0067in" svg:x="2.2205in" svg:y="0.2457in" svg:viewBox="0 0 540 18" draw:points="270,18 0,18 0,0 540,0 540,18"><text:p/></draw:polygon><draw:polygon draw:style-name="gr3" draw:text-style-name="P42" svg:width="0.0445in" svg:height="0.0256in" svg:x="2.2693in" svg:y="0.2902in" svg:viewBox="0 0 114 66" draw:points="58,0 0,59 7,66 58,23 106,66 114,59"><text:p/></draw:polygon><draw:path draw:style-name="gr3" draw:text-style-name="P42" svg:width="0.0866in" svg:height="0.1059in" svg:x="2.2303in" svg:y="0.3311in" svg:viewBox="0 0 221 270" svg:d="M32 239c-3 14-3 18-22 18-5 0-10 0-10 7 0 4 2 6 6 6 11 0 23-2 35-2 14 0 29 2 42 2 2 0 8 0 8-9 0-4-5-4-11-4-21 0-21-4-21-7 0-5 18-75 21-86 5 14 17 28 39 28 49 0 102-62 102-125 0-39-24-67-57-67-20 0-40 16-55 31-3-23-23-31-38-31-19 0-28 17-31 24-8 14-14 40-14 41 0 5 5 5 6 5 4 0 4 0 8-10 7-30 15-50 30-50 7 0 13 3 13 19 0 9-1 14-3 21zM107 55c3-12 14-24 23-30 14-13 26-15 33-15 18 0 28 14 28 39s-15 73-22 90c-14 30-35 44-50 44-28 0-34-35-34-38 0-1 0-2 1-7z"><text:p/></draw:path><draw:path draw:style-name="gr3" draw:text-style-name="P42" svg:width="0.0354in" svg:height="0.0787in" svg:x="2.3244in" svg:y="0.3524in" svg:viewBox="0 0 91 201" svg:d="M83 11c0-5-4-11-12-11-9 0-17 7-17 17 0 5 4 11 12 11s17-9 17-17zM22 162c-2 4-3 7-3 13 0 14 12 26 29 26 30 0 43-43 43-46 0-5-5-5-5-5-4 0-4 2-6 6-7 23-20 36-32 36-6 0-7-5-7-11 0-7 2-12 5-19 3-8 6-16 9-24 3-7 13-34 15-37 1-4 2-7 2-10 0-14-12-25-29-25-30 0-43 41-43 46 0 3 4 3 5 3 5 0 5-1 6-5 7-25 20-36 31-36 5 0 8 3 8 11 0 6-2 11-9 29z"><text:p/></draw:path><draw:path draw:style-name="gr3" draw:text-style-name="P42" svg:width="0.026in" svg:height="0.0819in" svg:x="2.3732in" svg:y="0.3488in" svg:viewBox="0 0 67 209" svg:d="M66 8c0 0 1-3 1-4 0-2-1-4-5-4-6 0-31 2-38 2-2 2-6 2-6 8 0 4 4 4 7 4 15 0 15 2 15 4s0 5-2 7l-37 147c-1 2-1 6-1 9 0 20 17 28 31 28 7 0 17-2 24-16 7-10 11-29 11-30 0-3-4-3-5-3-3 0-5 2-6 7-3 14-9 34-23 34-7 0-9-8-9-15 0-3 1-8 1-12z"><text:p/></draw:path><draw:path draw:style-name="gr3" draw:text-style-name="P42" svg:width="0.1016in" svg:height="0.0067in" svg:x="2.5031in" svg:y="0.2457in" svg:viewBox="0 0 259 18" svg:d="M244 18c7 0 15 0 15-8 0-10-8-10-15-10h-230c-7 0-14 0-14 10 0 8 7 8 14 8z"><text:p/></draw:path><draw:path draw:style-name="gr3" draw:text-style-name="P42" svg:width="0.039in" svg:height="0.1661in" svg:x="2.6917in" svg:y="0.0547in" svg:viewBox="0 0 100 423" svg:d="M100 419c0-1 0-2-9-10-53-52-66-133-66-198 0-73 16-146 69-199 6-6 6-6 6-7 0-4-3-5-5-5-5 0-43 29-69 83-21 47-26 93-26 128 0 34 5 84 28 132 26 53 62 80 67 80 2 0 5-2 5-4z"><text:p/></draw:path><draw:path draw:style-name="gr3" draw:text-style-name="P42" svg:width="0.0547in" svg:height="0.1106in" svg:x="2.7539in" svg:y="0.0673in" svg:viewBox="0 0 140 282" svg:d="M88 11c0-10 0-11-10-11-26 28-65 28-78 28v13c8 0 34 0 55-12v220c0 15-1 20-39 20h-14v13c16-1 52-1 70-1 17 0 54 0 68 1v-13h-13c-38 0-39-5-39-20z"><text:p/></draw:path><draw:path draw:style-name="gr3" draw:text-style-name="P42" svg:width="0.1016in" svg:height="0.0067in" svg:x="2.8724in" svg:y="0.1339in" svg:viewBox="0 0 259 18" svg:d="M244 18c7 0 15 0 15-8 0-10-8-10-15-10h-230c-7 0-14 0-14 10 0 8 7 8 14 8z"><text:p/></draw:path><draw:path draw:style-name="gr3" draw:text-style-name="P42" svg:width="0.165in" svg:height="0.1173in" svg:x="3.0335in" svg:y="0.0646in" svg:viewBox="0 0 420 299" svg:d="M365 49c11-19 20-33 47-36 3 0 8 0 8-8 0-3-1-5-5-5-11 0-23 1-32 1-15 0-30-1-45-1-2 0-8 0-8 8 0 5 4 5 7 5 10 0 24 4 24 17 0 5-1 7-5 13l-114 201-15-210c-1-10-1-21 29-21 7 0 12 0 12-8 0-5-5-5-8-5-16 0-33 1-51 1-10 0-34-1-45-1-2 0-7 0-7 8 0 5 4 5 10 5 19 0 21 3 23 11l2 32-107 188-17-215c0-6 0-16 33-16 5 0 9 0 9-8 0-5-6-5-6-5-16 0-34 1-52 1-15 0-30-1-45-1-1 0-7 0-7 8 0 5 4 5 11 5 20 0 21 4 21 16l20 259c1 7 1 11 7 11 5 0 6-2 9-10l125-216 16 215c1 9 2 11 7 11s7-5 10-8z"><text:p/></draw:path><draw:path draw:style-name="gr3" draw:text-style-name="P42" svg:width="0.0354in" svg:height="0.0787in" svg:x="3.1862in" svg:y="0.126in" svg:viewBox="0 0 91 201" svg:d="M83 11c0-5-4-11-12-11-9 0-17 7-17 17 0 5 4 11 12 11s17-9 17-17zM22 162c-2 4-3 7-3 13 0 14 12 26 29 26 30 0 43-43 43-46 0-5-5-5-5-5-4 0-4 2-6 6-7 23-20 36-32 36-6 0-7-5-7-11 0-7 2-12 5-19 3-8 6-16 9-24 3-7 13-34 15-37 1-4 2-7 2-10 0-14-12-25-29-25-30 0-43 41-43 46 0 3 5 3 5 3 5 0 5-1 6-5 7-25 20-36 31-36 5 0 8 3 8 11 0 6-2 11-9 29z"><text:p/></draw:path><draw:path draw:style-name="gr3" draw:text-style-name="P42" svg:width="0.039in" svg:height="0.1661in" svg:x="3.2453in" svg:y="0.0547in" svg:viewBox="0 0 100 423" svg:d="M100 211c0-32-5-84-29-132-25-51-63-79-66-79-4 0-5 1-5 5 0 1 0 1 8 9 42 42 66 110 66 197 0 74-15 148-68 201-6 5-6 6-6 7 0 2 1 4 5 4 3 0 42-29 67-82 22-47 28-94 28-130z"><text:p/></draw:path><draw:path draw:style-name="gr3" draw:text-style-name="P42" svg:width="0.1209in" svg:height="0.1134in" svg:x="3.3063in" svg:y="0.0646in" svg:viewBox="0 0 308 289" svg:d="M238 48l6-6c13-12 26-26 55-29 5 0 9 0 9-8 0-4-2-5-6-5-10 0-22 1-34 1-15 0-29-1-42-1-3 0-9 0-9 8 0 5 5 5 6 5 4 0 16 1 16 10 0 7-10 18-12 20l-97 113-47-126c-3-6-3-6-3-7 0-10 21-10 26-10 4 0 9 0 9-8 0-5-5-5-6-5-12 0-42 1-54 1-11 0-36-1-47-1-2 0-8 0-8 8 0 5 5 5 10 5 25 0 27 4 31 15l51 139c2 1 3 6 3 7s-17 70-19 77c-6 24-6 25-40 25-8 0-12 0-12 9 0 4 5 4 6 4 12 0 42-1 54-1 11 0 42 1 54 1 2 0 7 0 7-8 0-5-3-5-12-5 0 0-8 0-15-1-9 0-11-1-11-6 0-4 3-18 5-26l15-60c3-9 3-10 6-14z"><text:p/></draw:path><draw:path draw:style-name="gr3" draw:text-style-name="P42" svg:width="0.0354in" svg:height="0.0787in" svg:x="3.4016in" svg:y="0.126in" svg:viewBox="0 0 91 201" svg:d="M83 11c0-5-4-11-12-11-9 0-17 7-17 17 0 5 4 11 12 11s17-9 17-17zM22 162c-2 4-3 7-3 13 0 14 12 26 29 26 30 0 43-43 43-46 0-5-5-5-5-5-4 0-4 2-6 6-7 23-20 36-32 36-6 0-7-5-7-11 0-7 2-12 5-19 3-8 6-16 9-24 3-7 13-34 15-37 1-4 2-7 2-10 0-14-12-25-29-25-30 0-43 41-43 46 0 3 5 3 5 3 5 0 5-1 6-5 7-25 20-36 31-36 5 0 8 3 8 11 0 6-2 11-9 29z"><text:p/></draw:path><draw:polygon draw:style-name="gr3" draw:text-style-name="P42" svg:width="0.7791in" svg:height="0.0067in" svg:x="2.6752in" svg:y="0.2457in" svg:viewBox="0 0 1980 18" draw:points="990,18 0,18 0,0 1980,0 1980,18"><text:p/></draw:polygon><draw:path draw:style-name="gr3" draw:text-style-name="P42" svg:width="0.039in" svg:height="0.1661in" svg:x="2.7823in" svg:y="0.2799in" svg:viewBox="0 0 100 423" svg:d="M100 419c0-1 0-2-9-10-53-52-66-133-66-198 0-73 16-146 69-199 6-6 6-6 6-7 0-4-3-5-5-5-5 0-43 29-69 83-21 47-26 93-26 128 0 34 5 84 28 132 26 53 62 80 67 80 2 0 5-2 5-4z"><text:p/></draw:path><draw:path draw:style-name="gr3" draw:text-style-name="P42" svg:width="0.0547in" svg:height="0.1106in" svg:x="2.8453in" svg:y="0.2941in" svg:viewBox="0 0 140 282" svg:d="M88 11c0-10 0-11-10-11-26 28-65 28-78 28v13c8 0 34 0 55-12v220c0 15-1 20-39 20h-14v13c16-1 52-1 70-1 17 0 54 0 68 1v-13h-13c-38 0-39-5-39-20z"><text:p/></draw:path><draw:path draw:style-name="gr3" draw:text-style-name="P42" svg:width="0.1016in" svg:height="0.0067in" svg:x="2.9638in" svg:y="0.3602in" svg:viewBox="0 0 259 18" svg:d="M244 18c7 0 15 0 15-8 0-10-8-10-15-10h-230c-7 0-14 0-14 10 0 8 7 8 14 8z"><text:p/></draw:path><draw:polygon draw:style-name="gr3" draw:text-style-name="P42" svg:width="0.0445in" svg:height="0.0256in" svg:x="3.1488in" svg:y="0.2902in" svg:viewBox="0 0 114 66" draw:points="58,0 0,59 7,66 58,23 106,66 114,59"><text:p/></draw:polygon><draw:path draw:style-name="gr3" draw:text-style-name="P42" svg:width="0.0866in" svg:height="0.1059in" svg:x="3.1102in" svg:y="0.3311in" svg:viewBox="0 0 221 270" svg:d="M32 239c-3 14-3 18-22 18-5 0-10 0-10 7 0 4 2 6 6 6 11 0 23-2 35-2 14 0 29 2 42 2 2 0 8 0 8-9 0-4-5-4-11-4-21 0-21-4-21-7 0-5 18-75 21-86 5 14 17 28 39 28 49 0 102-62 102-125 0-39-24-67-57-67-20 0-40 16-55 31-3-23-23-31-38-31-19 0-28 17-31 24-8 14-14 40-14 41 0 5 5 5 5 5 5 0 5 0 7-10 8-30 17-50 32-50 7 0 13 3 13 19 0 9-1 14-3 21zM107 55c3-12 14-24 23-30 14-13 26-15 33-15 18 0 28 14 28 39s-15 73-22 90c-14 30-35 44-50 44-28 0-34-35-34-38 0-1 0-2 1-7z"><text:p/></draw:path><draw:path draw:style-name="gr3" draw:text-style-name="P42" svg:width="0.0354in" svg:height="0.0787in" svg:x="3.2043in" svg:y="0.3524in" svg:viewBox="0 0 91 201" svg:d="M83 11c0-5-4-11-12-11-9 0-17 7-17 17 0 5 4 11 12 11s17-9 17-17zM22 162c-2 4-3 7-3 13 0 14 12 26 29 26 30 0 43-43 43-46 0-5-5-5-5-5-4 0-4 2-6 6-7 23-20 36-32 36-6 0-7-5-7-11 0-7 2-12 5-19 3-8 6-16 9-24 3-7 13-34 15-37 1-4 2-7 2-10 0-14-12-25-29-25-30 0-43 41-43 46 0 3 4 3 5 3 5 0 5-1 6-5 7-25 20-36 31-36 5 0 8 3 8 11 0 6-2 11-9 29z"><text:p/></draw:path><draw:path draw:style-name="gr3" draw:text-style-name="P42" svg:width="0.026in" svg:height="0.0819in" svg:x="3.2528in" svg:y="0.3488in" svg:viewBox="0 0 67 209" svg:d="M66 8c0 0 1-3 1-4 0-2-1-4-5-4-6 0-31 2-38 2-2 2-6 2-6 8 0 4 4 4 7 4 15 0 15 2 15 4s0 5-2 7l-37 147c-1 2-1 6-1 9 0 20 17 28 31 28 7 0 17-2 24-16 7-10 11-29 11-30 0-3-4-3-5-3-3 0-5 2-6 7-3 14-9 34-23 34-7 0-9-8-9-15 0-3 1-8 1-12z"><text:p/></draw:path><draw:path draw:style-name="gr3" draw:text-style-name="P42" svg:width="0.039in" svg:height="0.1661in" svg:x="3.3067in" svg:y="0.2799in" svg:viewBox="0 0 100 423" svg:d="M100 211c0-32-5-84-29-132-25-51-63-79-66-79-4 0-5 1-5 5 0 1 0 1 8 9 42 42 66 110 66 197 0 74-15 148-68 201-6 5-6 6-6 7 0 2 1 4 5 4 3 0 42-29 67-82 22-47 28-94 28-130z"><text:p/></draw:path><draw:path draw:style-name="gr3" draw:text-style-name="P42" svg:width="0.065in" svg:height="0.1661in" svg:x="3.4831in" svg:y="0.1665in" svg:viewBox="0 0 166 423" svg:d="M163 16c3-5 3-8 3-8 0-4-4-8-9-8-3 0-6 1-7 4l-148 403c-2 6-2 7-2 7 0 5 4 9 8 9 6 0 8-3 10-10z"><text:p/></draw:path><draw:path draw:style-name="gr3" draw:text-style-name="P42" svg:width="0.2213in" svg:height="0.2327in" svg:x="3.5933in" svg:y="0.1327in" svg:viewBox="0 0 563 592" svg:d="M511 592l52-136h-11c-17 45-61 73-110 86-9 2-50 13-131 13h-256l216-252c3-4 4-5 4-6 0-2 0-3-4-8l-197-269h232c58 0 96 6 100 8 22 2 58 9 92 31 11 7 40 25 54 60h11l-52-119h-499c-10 0-11 0-12 2 0 3 0 10 0 15l223 306-218 257c-5 5-5 7-5 7 0 5 5 5 12 5z"><text:p/></draw:path><draw:path draw:style-name="gr3" draw:text-style-name="P42" svg:width="0.0354in" svg:height="0.0787in" svg:x="3.6862in" svg:y="0.4102in" svg:viewBox="0 0 91 201" svg:d="M83 11c0-5-4-11-12-11-9 0-17 7-17 17 0 5 4 11 12 11s17-9 17-17zM22 162c-2 4-3 7-3 13 0 14 12 26 29 26 30 0 43-43 43-46 0-5-5-5-5-5-4 0-4 2-6 6-7 23-20 36-32 36-6 0-7-5-7-11 0-7 2-12 5-19 3-8 6-16 9-24 3-7 13-34 15-37 1-4 2-7 2-10 0-14-12-25-29-25-30 0-43 41-43 46 0 3 5 3 5 3 5 0 5-1 6-5 7-25 20-36 31-36 5 0 8 3 8 11 0 6-2 11-9 29z"><text:p/></draw:path><draw:path draw:style-name="gr3" draw:text-style-name="P42" svg:width="0.039in" svg:height="0.1661in" svg:x="3.8878in" svg:y="0.0547in" svg:viewBox="0 0 100 423" svg:d="M100 419c0-1 0-2-9-10-53-52-66-133-66-198 0-73 16-146 69-199 6-6 6-6 6-7 0-4-3-5-5-5-5 0-43 29-69 83-21 47-26 93-26 128 0 34 5 84 28 132 26 53 62 80 67 80 2 0 5-2 5-4z"><text:p/></draw:path><draw:path draw:style-name="gr3" draw:text-style-name="P42" svg:width="0.0547in" svg:height="0.1106in" svg:x="3.9508in" svg:y="0.0673in" svg:viewBox="0 0 140 282" svg:d="M88 11c0-10 0-11-10-11-26 28-65 28-78 28v13c8 0 34 0 55-12v220c0 15-1 20-39 20h-14v13c16-1 52-1 70-1 17 0 54 0 68 1v-13h-13c-38 0-39-5-39-20z"><text:p/></draw:path><draw:path draw:style-name="gr3" draw:text-style-name="P42" svg:width="0.1016in" svg:height="0.0067in" svg:x="4.0693in" svg:y="0.1339in" svg:viewBox="0 0 259 18" svg:d="M244 18c7 0 15 0 15-8 0-10-8-10-15-10h-230c-7 0-14 0-14 10 0 8 7 8 14 8z"><text:p/></draw:path><draw:path draw:style-name="gr3" draw:text-style-name="P42" svg:width="0.165in" svg:height="0.1173in" svg:x="4.2303in" svg:y="0.0646in" svg:viewBox="0 0 420 299" svg:d="M365 49c11-19 20-33 47-36 3 0 8 0 8-8 0-3-1-5-5-5-11 0-23 1-32 1-15 0-30-1-45-1-2 0-8 0-8 8 0 5 4 5 7 5 10 0 24 4 24 17 0 5-1 7-5 13l-114 201-15-210c-1-10-1-21 29-21 7 0 12 0 12-8 0-5-5-5-8-5-16 0-33 1-51 1-10 0-34-1-45-1-2 0-7 0-7 8 0 5 4 5 10 5 19 0 21 3 23 11l2 32-107 188-17-215c0-6 0-16 33-16 5 0 9 0 9-8 0-5-6-5-6-5-16 0-34 1-52 1-15 0-30-1-45-1-1 0-7 0-7 8 0 5 4 5 11 5 20 0 21 4 21 16l20 259c1 7 1 11 7 11 5 0 6-2 9-10l125-216 16 215c1 9 2 11 7 11s7-5 10-8z"><text:p/></draw:path><draw:path draw:style-name="gr3" draw:text-style-name="P42" svg:width="0.0354in" svg:height="0.0787in" svg:x="4.3831in" svg:y="0.126in" svg:viewBox="0 0 91 201" svg:d="M83 11c0-5-4-11-12-11-9 0-17 7-17 17 0 5 4 11 12 11s17-9 17-17zM22 162c-2 4-3 7-3 13 0 14 12 26 29 26 30 0 43-43 43-46 0-5-5-5-5-5-4 0-4 2-6 6-7 23-20 36-32 36-6 0-7-5-7-11 0-7 2-12 5-19 3-8 6-16 9-24 3-7 13-34 15-37 1-4 2-7 2-10 0-14-12-25-29-25-30 0-43 41-43 46 0 3 4 3 5 3 5 0 5-1 6-5 7-25 20-36 31-36 5 0 8 3 8 11 0 6-2 11-9 29z"><text:p/></draw:path><draw:path draw:style-name="gr3" draw:text-style-name="P42" svg:width="0.039in" svg:height="0.1661in" svg:x="4.4421in" svg:y="0.0547in" svg:viewBox="0 0 100 423" svg:d="M100 211c0-32-5-84-29-132-25-51-63-79-66-79-4 0-5 1-5 5 0 1 0 1 8 9 42 42 66 110 66 197 0 74-15 148-68 201-6 5-6 6-6 7 0 2 1 4 5 4 3 0 42-29 67-82 22-47 28-94 28-130z"><text:p/></draw:path><draw:polygon draw:style-name="gr3" draw:text-style-name="P42" svg:width="0.6276in" svg:height="0.0067in" svg:x="3.8717in" svg:y="0.2457in" svg:viewBox="0 0 1595 18" draw:points="797,18 0,18 0,0 1595,0 1595,18"><text:p/></draw:polygon><draw:path draw:style-name="gr3" draw:text-style-name="P42" svg:width="0.039in" svg:height="0.1661in" svg:x="3.9035in" svg:y="0.2799in" svg:viewBox="0 0 100 423" svg:d="M100 419c0-1 0-2-9-10-53-52-66-133-66-198 0-73 16-146 69-199 6-6 6-6 6-7 0-4-3-5-5-5-5 0-43 29-69 83-21 47-26 93-26 128 0 34 5 84 28 132 26 53 62 80 67 80 2 0 5-2 5-4z"><text:p/></draw:path><draw:path draw:style-name="gr3" draw:text-style-name="P42" svg:width="0.0547in" svg:height="0.1106in" svg:x="3.9661in" svg:y="0.2941in" svg:viewBox="0 0 140 282" svg:d="M88 11c0-10 0-11-10-11-26 28-65 28-78 28v13c8 0 34 0 55-12v220c0 15-1 20-39 20h-14v13c16-1 52-1 70-1 17 0 54 0 68 1v-13h-13c-38 0-39-5-39-20z"><text:p/></draw:path><draw:path draw:style-name="gr3" draw:text-style-name="P42" svg:width="0.1016in" svg:height="0.0067in" svg:x="4.085in" svg:y="0.3602in" svg:viewBox="0 0 259 18" svg:d="M244 18c7 0 15 0 15-8 0-10-8-10-15-10h-230c-7 0-14 0-14 10 0 8 7 8 14 8z"><text:p/></draw:path><draw:polygon draw:style-name="gr3" draw:text-style-name="P42" svg:width="0.0445in" svg:height="0.0256in" svg:x="4.2697in" svg:y="0.2902in" svg:viewBox="0 0 114 66" draw:points="58,0 0,59 7,66 58,23 106,66 114,59"><text:p/></draw:polygon><draw:path draw:style-name="gr3" draw:text-style-name="P42" svg:width="0.0866in" svg:height="0.1059in" svg:x="4.2315in" svg:y="0.3311in" svg:viewBox="0 0 221 270" svg:d="M32 239c-3 14-3 18-22 18-5 0-10 0-10 7 0 4 2 6 6 6 11 0 23-2 35-2 14 0 29 2 42 2 2 0 8 0 8-9 0-4-5-4-11-4-21 0-21-4-21-7 0-5 18-75 21-86 5 14 17 28 39 28 49 0 102-62 102-125 0-39-24-67-57-67-20 0-40 16-55 31-3-23-23-31-38-31-19 0-28 17-31 24-8 14-14 40-14 41 0 5 5 5 5 5 5 0 5 0 7-10 8-30 17-50 32-50 7 0 13 3 13 19 0 9-1 14-3 21zM107 55c3-12 14-24 23-30 14-13 26-15 33-15 18 0 28 14 28 39s-15 73-22 90c-14 30-35 44-50 44-28 0-34-35-34-38 0-1 0-2 1-7z"><text:p/></draw:path><draw:path draw:style-name="gr3" draw:text-style-name="P42" svg:width="0.0354in" svg:height="0.0787in" svg:x="4.3252in" svg:y="0.3524in" svg:viewBox="0 0 91 201" svg:d="M83 11c0-5-4-11-12-11-9 0-17 7-17 17 0 5 4 11 12 11s17-9 17-17zM22 162c-2 4-3 7-3 13 0 14 12 26 29 26 30 0 43-43 43-46 0-5-5-5-5-5-4 0-4 2-6 6-7 23-20 36-32 36-6 0-7-5-7-11 0-7 2-12 5-19 3-8 6-16 9-24 3-7 13-34 15-37 1-4 2-7 2-10 0-14-12-25-29-25-30 0-43 41-43 46 0 3 4 3 5 3 5 0 5-1 6-5 7-25 20-36 31-36 5 0 8 3 8 11 0 6-2 11-9 29z"><text:p/></draw:path><draw:path draw:style-name="gr3" draw:text-style-name="P42" svg:width="0.026in" svg:height="0.0819in" svg:x="4.3736in" svg:y="0.3488in" svg:viewBox="0 0 67 209" svg:d="M66 8c0 0 1-3 1-4 0-2-1-4-5-4-6 0-31 2-38 2-2 2-6 2-6 8 0 4 4 4 7 4 15 0 15 2 15 4s0 5-2 7l-37 147c-1 2-1 6-1 9 0 20 17 28 31 28 7 0 17-2 24-16 7-10 11-29 11-30 0-3-4-3-5-3-3 0-5 2-6 7-3 14-9 34-23 34-7 0-9-8-9-15 0-3 1-8 1-12z"><text:p/></draw:path><draw:path draw:style-name="gr3" draw:text-style-name="P42" svg:width="0.039in" svg:height="0.1661in" svg:x="4.4276in" svg:y="0.2799in" svg:viewBox="0 0 100 423" svg:d="M100 211c0-32-5-84-29-132-25-51-63-79-66-79-4 0-5 1-5 5 0 1 0 1 8 9 42 42 66 110 66 197 0 74-15 148-68 201-6 5-6 6-6 7 0 2 1 4 5 4 3 0 42-29 67-82 22-47 28-94 28-130z"><text:p/></draw:path><draw:polygon draw:style-name="gr3" draw:text-style-name="P42" svg:width="0.0492in" svg:height="0.4984in" svg:x="4.5205in" svg:y="0in" svg:viewBox="0 0 126 1267" draw:points="100,1240 0,1240 0,1267 126,1267 126,0 0,0 0,26 100,26"><text:p/></draw:polygon></draw:g></text:span><text:span text:style-name="T22">, </text:span></text:p>
        </text:list-item>
      </text:list>
      <text:p text:style-name="P11">In expectation, both estimators should yield the same result. <text:span text:style-name="T40">One drawback of this approach is the difficulty on obtaining variance estimators, which without strong assumptions is not analytically feasible. On the other hand, following </text:span><text:reference-mark-start text:name="ADDIN CSL_CITATION {&quot;mendeley&quot;: {&quot;formattedCitation&quot;: &quot;&lt;sup&gt;21&lt;/sup&gt;&quot;, &quot;plainTextFormattedCitation&quot;: &quot;21&quot;, &quot;previouslyFormattedCitation&quot;: &quot;&lt;sup&gt;21&lt;/sup&gt;&quot;}, &quot;citationItems&quot;: [{&quot;itemData&quot;: {&quot;issue&quot;: &quot;2&quot;, &quot;author&quot;: [{&quot;dropping-particle&quot;: &quot;&quot;, &quot;given&quot;: &quot;Tom A B&quot;, &quot;family&quot;: &quot;Snijders&quot;, &quot;suffix&quot;: &quot;&quot;, &quot;parse-names&quot;: false, &quot;non-dropping-particle&quot;: &quot;&quot;}, {&quot;dropping-particle&quot;: &quot;&quot;, &quot;given&quot;: &quot;Stephen P&quot;, &quot;family&quot;: &quot;Borgatti&quot;, &quot;suffix&quot;: &quot;&quot;, &quot;parse-names&quot;: false, &quot;non-dropping-particle&quot;: &quot;&quot;}], &quot;volume&quot;: &quot;22&quot;, &quot;id&quot;: &quot;ITEM-1&quot;, &quot;issued&quot;: {&quot;date-parts&quot;: [[&quot;1999&quot;]]}, &quot;abstract&quot;: &quot;Two procedures are proposed for calculating standard errors for network statistics. Both are based on resampling of vertices: the first follows the bootstrap approach, the second the jackknife approach. In addition, we demonstrate how to use these estimated standard errors to compare statistics using an approximate t-test and how statistics can also be compared by another bootstrap approach that is not based on approximate normality.&quot;, &quot;page&quot;: &quot;1-10&quot;, &quot;title&quot;: &quot;Non-Parametric Standard Errors and Tests for Network Statistics&quot;, &quot;type&quot;: &quot;article-journal&quot;, &quot;container-title&quot;: &quot;Connections&quot;}, &quot;uris&quot;: [&quot;http://www.mendeley.com/documents/?uuid=26bbd071-662c-4f0a-a956-675b42fcbb8d&quot;], &quot;id&quot;: &quot;ITEM-1&quot;}], &quot;schema&quot;: &quot;https://github.com/citation-style-language/schema/raw/master/csl-citation.json&quot;, &quot;properties&quot;: {&quot;noteIndex&quot;: 0}} RND28R7IGKYYm"/><text:span text:style-name="T37">21</text:span><text:reference-mark-end text:name="ADDIN CSL_CITATION {&quot;mendeley&quot;: {&quot;formattedCitation&quot;: &quot;&lt;sup&gt;21&lt;/sup&gt;&quot;, &quot;plainTextFormattedCitation&quot;: &quot;21&quot;, &quot;previouslyFormattedCitation&quot;: &quot;&lt;sup&gt;21&lt;/sup&gt;&quot;}, &quot;citationItems&quot;: [{&quot;itemData&quot;: {&quot;issue&quot;: &quot;2&quot;, &quot;author&quot;: [{&quot;dropping-particle&quot;: &quot;&quot;, &quot;given&quot;: &quot;Tom A B&quot;, &quot;family&quot;: &quot;Snijders&quot;, &quot;suffix&quot;: &quot;&quot;, &quot;parse-names&quot;: false, &quot;non-dropping-particle&quot;: &quot;&quot;}, {&quot;dropping-particle&quot;: &quot;&quot;, &quot;given&quot;: &quot;Stephen P&quot;, &quot;family&quot;: &quot;Borgatti&quot;, &quot;suffix&quot;: &quot;&quot;, &quot;parse-names&quot;: false, &quot;non-dropping-particle&quot;: &quot;&quot;}], &quot;volume&quot;: &quot;22&quot;, &quot;id&quot;: &quot;ITEM-1&quot;, &quot;issued&quot;: {&quot;date-parts&quot;: [[&quot;1999&quot;]]}, &quot;abstract&quot;: &quot;Two procedures are proposed for calculating standard errors for network statistics. Both are based on resampling of vertices: the first follows the bootstrap approach, the second the jackknife approach. In addition, we demonstrate how to use these estimated standard errors to compare statistics using an approximate t-test and how statistics can also be compared by another bootstrap approach that is not based on approximate normality.&quot;, &quot;page&quot;: &quot;1-10&quot;, &quot;title&quot;: &quot;Non-Parametric Standard Errors and Tests for Network Statistics&quot;, &quot;type&quot;: &quot;article-journal&quot;, &quot;container-title&quot;: &quot;Connections&quot;}, &quot;uris&quot;: [&quot;http://www.mendeley.com/documents/?uuid=26bbd071-662c-4f0a-a956-675b42fcbb8d&quot;], &quot;id&quot;: &quot;ITEM-1&quot;}], &quot;schema&quot;: &quot;https://github.com/citation-style-language/schema/raw/master/csl-citation.json&quot;, &quot;properties&quot;: {&quot;noteIndex&quot;: 0}} RND28R7IGKYYm"/><text:span text:style-name="T40">⁠, we can compute such using bootstrapping.</text:span></text:p>
      <text:p text:style-name="P11">One important thing to notice is that in Aral et al (2009) they did not <text:span text:style-name="T46">discuss</text:span> the implications of the Stable Unit Treatment Value Assumption (SUTVA) which claims that <draw:g text:anchor-type="as-char" svg:y="-0.1252in" draw:z-index="20" draw:style-name="gr1"><svg:title>TexMaths</svg:title><svg:desc>12§display§(Y_i(0),Y_i(1)) \perp W_j§svg§600§FALSE§</svg:desc><draw:polygon draw:style-name="gr2" draw:text-style-name="P41" svg:width="1.3665in" svg:height="0.1713in" svg:x="0in" svg:y="0.0004in" svg:viewBox="0 0 3472 436" draw:points="1735,436 0,436 0,0 3472,0 3472,436"><text:p/></draw:polygon><draw:path draw:style-name="gr3" draw:text-style-name="P42" svg:width="0.039in" svg:height="0.1654in" svg:x="0.0165in" svg:y="0.0004in" svg:viewBox="0 0 100 421" svg:d="M100 418c0-1 0-3-9-10-53-52-66-133-66-197 0-73 16-146 69-199 6-6 6-6 6-7 0-4-3-5-5-5-5 0-43 29-69 83-21 46-26 93-26 128 0 33 5 83 28 131 26 53 62 79 67 79 2 0 5-1 5-3z"><text:p/></draw:path><draw:path draw:style-name="gr3" draw:text-style-name="P42" svg:width="0.1209in" svg:height="0.1134in" svg:x="0.0701in" svg:y="0.0094in" svg:viewBox="0 0 308 289" svg:d="M238 48l6-6c13-12 26-26 55-29 5 0 9 0 9-8 0-4-2-5-6-5-10 0-22 1-34 1-15 0-29-1-42-1-3 0-9 0-9 8 0 5 5 5 6 5 4 0 16 1 16 10 0 7-10 18-12 20l-97 113-47-126c-3-6-3-6-3-7 0-10 21-10 26-10 4 0 9 0 9-8 0-5-5-5-6-5-12 0-42 1-54 1-11 0-36-1-47-1-2 0-8 0-8 8 0 5 5 5 10 5 25 0 27 4 31 15l51 138c2 2 3 6 3 8 0 1-17 69-19 76-6 24-6 25-40 25-8 0-12 0-12 9 0 5 5 5 6 5 12 0 42-2 54-2 11 0 42 2 54 2 2 0 7 0 7-9 0-5-3-5-12-5 0 0-8 0-15-1-9 0-11-1-11-6 0-3 3-18 6-26l14-60c3-8 3-10 6-13z"><text:p/></draw:path><draw:path draw:style-name="gr3" draw:text-style-name="P42" svg:width="0.0354in" svg:height="0.0783in" svg:x="0.1657in" svg:y="0.0713in" svg:viewBox="0 0 91 200" svg:d="M83 11c0-5-4-11-12-11-9 0-17 7-17 17 0 5 4 11 12 11s17-9 17-17zM22 162c-2 3-3 7-3 13 0 13 12 25 29 25 30 0 43-42 43-46s-5-4-5-4c-4 0-4 2-6 6-7 22-20 36-32 36-6 0-7-5-7-11 0-7 2-12 5-19 3-9 6-16 9-24s13-34 15-37c1-4 2-8 2-10 0-14-12-25-29-25-30 0-43 41-43 45s4 4 5 4c5 0 5-1 6-5 7-25 20-36 31-36 5 0 8 3 8 11 0 6-2 11-9 29z"><text:p/></draw:path><draw:path draw:style-name="gr3" draw:text-style-name="P42" svg:width="0.039in" svg:height="0.1654in" svg:x="0.2319in" svg:y="0.0004in" svg:viewBox="0 0 100 421" svg:d="M100 418c0-1 0-3-9-10-53-52-66-133-66-197 0-73 16-146 69-199 6-6 6-6 6-7 0-4-3-5-5-5-5 0-43 29-69 83-21 46-26 93-26 128 0 33 5 83 28 131 26 53 62 79 67 79 2 0 5-1 5-3z"><text:p/></draw:path><draw:path draw:style-name="gr3" draw:text-style-name="P42" svg:width="0.0701in" svg:height="0.1142in" svg:x="0.2862in" svg:y="0.0138in" svg:viewBox="0 0 179 291" svg:d="M179 146c0-33-3-67-17-98-19-41-54-48-72-48-26 0-56 11-74 50-14 29-16 63-16 96 0 32 1 69 19 102 18 35 49 43 70 43 23 0 55-10 74-49 13-29 16-62 16-96zM89 281c-16 0-41-10-49-51-5-25-5-64-5-89 0-27 0-55 3-78 9-50 40-53 51-53 14 0 42 7 50 49 5 24 5 56 5 82 0 31 0 60-5 88-7 39-31 52-50 52z"><text:p/></draw:path><draw:path draw:style-name="gr3" draw:text-style-name="P42" svg:width="0.039in" svg:height="0.1654in" svg:x="0.3724in" svg:y="0.0004in" svg:viewBox="0 0 100 421" svg:d="M100 211c0-33-5-84-29-132-25-51-63-79-66-79-4 0-5 1-5 5 0 1 0 1 8 9 42 42 66 109 66 197 0 73-15 147-68 200-6 4-6 6-6 7 0 2 1 3 5 3 3 0 42-28 67-81 22-47 28-93 28-129z"><text:p/></draw:path><draw:path draw:style-name="gr3" draw:text-style-name="P42" svg:width="0.0193in" svg:height="0.0496in" svg:x="0.4413in" svg:y="0.1055in" svg:viewBox="0 0 50 127" svg:d="M50 44c0-27-10-44-27-44-15 0-23 11-23 23 0 11 8 22 23 22 5 0 11-2 15-5 2-2 2-2 2-2 1 0 1 0 1 6 0 33-15 58-29 72-5 4-5 5-5 6 0 4 3 5 4 5 5 0 39-32 39-83z"><text:p/></draw:path><draw:path draw:style-name="gr3" draw:text-style-name="P42" svg:width="0.1209in" svg:height="0.1134in" svg:x="0.5063in" svg:y="0.0094in" svg:viewBox="0 0 308 289" svg:d="M238 48l6-6c13-12 26-26 55-29 5 0 9 0 9-8 0-4-2-5-6-5-10 0-22 1-34 1-15 0-29-1-42-1-3 0-9 0-9 8 0 5 5 5 6 5 4 0 16 1 16 10 0 7-10 18-12 20l-97 113-47-126c-3-6-3-6-3-7 0-10 21-10 26-10 4 0 9 0 9-8 0-5-5-5-6-5-12 0-42 1-54 1-11 0-36-1-47-1-2 0-8 0-8 8 0 5 5 5 10 5 25 0 27 4 31 15l51 138c2 2 3 6 3 8 0 1-17 69-19 76-6 24-6 25-40 25-8 0-12 0-12 9 0 5 5 5 6 5 12 0 42-2 54-2 11 0 42 2 54 2 2 0 7 0 7-9 0-5-3-5-12-5 0 0-8 0-15-1-9 0-11-1-11-6 0-3 3-18 5-26l15-60c3-8 3-10 6-13z"><text:p/></draw:path><draw:path draw:style-name="gr3" draw:text-style-name="P42" svg:width="0.0354in" svg:height="0.0783in" svg:x="0.6024in" svg:y="0.0713in" svg:viewBox="0 0 91 200" svg:d="M83 11c0-5-4-11-12-11-9 0-17 7-17 17 0 5 4 11 12 11s17-9 17-17zM22 162c-2 3-3 7-3 13 0 13 12 25 29 25 30 0 43-42 43-46s-5-4-5-4c-4 0-4 2-6 6-7 22-20 36-32 36-6 0-7-5-7-11 0-7 2-12 5-19 3-9 6-16 9-24s13-34 15-37c1-4 2-8 2-10 0-14-12-25-29-25-30 0-43 41-43 45s5 4 5 4c5 0 5-1 6-5 7-25 20-36 31-36 5 0 8 3 8 11 0 6-2 11-9 29z"><text:p/></draw:path><draw:path draw:style-name="gr3" draw:text-style-name="P42" svg:width="0.039in" svg:height="0.1654in" svg:x="0.6685in" svg:y="0.0004in" svg:viewBox="0 0 100 421" svg:d="M100 418c0-1 0-3-9-10-53-52-66-133-66-197 0-73 16-146 69-199 6-6 6-6 6-7 0-4-3-5-5-5-5 0-43 29-69 83-21 46-26 93-26 128 0 33 5 83 28 131 26 53 62 79 67 79 2 0 5-1 5-3z"><text:p/></draw:path><draw:path draw:style-name="gr3" draw:text-style-name="P42" svg:width="0.0547in" svg:height="0.1102in" svg:x="0.7307in" svg:y="0.0138in" svg:viewBox="0 0 140 281" svg:d="M88 11c0-10 0-11-10-11-26 28-65 28-78 28v13c8 0 34 0 55-12v219c0 15-1 20-39 20h-14v13c16-1 52-1 70-1 17 0 54 0 68 1v-13h-13c-38 0-39-5-39-20z"><text:p/></draw:path><draw:path draw:style-name="gr3" draw:text-style-name="P42" svg:width="0.039in" svg:height="0.1654in" svg:x="0.8083in" svg:y="0.0004in" svg:viewBox="0 0 100 421" svg:d="M100 211c0-33-5-84-29-132-25-51-63-79-66-79-4 0-5 1-5 5 0 1 0 1 8 9 42 42 66 109 66 197 0 73-15 147-68 200-6 4-6 6-6 7 0 2 1 3 5 3 3 0 42-28 67-81 22-47 28-93 28-129z"><text:p/></draw:path><draw:path draw:style-name="gr3" draw:text-style-name="P42" svg:width="0.039in" svg:height="0.1654in" svg:x="0.8724in" svg:y="0.0004in" svg:viewBox="0 0 100 421" svg:d="M100 211c0-33-5-84-29-132-25-51-63-79-66-79-4 0-5 1-5 5 0 1 0 1 8 9 42 42 66 109 66 197 0 73-15 147-68 200-6 4-6 6-6 7 0 2 1 3 5 3 3 0 42-28 67-81 22-47 28-93 28-129z"><text:p/></draw:path><draw:path draw:style-name="gr3" draw:text-style-name="P42" svg:width="0.111in" svg:height="0.111in" svg:x="0.9831in" svg:y="0.0126in" svg:viewBox="0 0 283 283" svg:d="M150 16c0-9 0-16-8-16-9 0-9 8-9 16v250h-117c-8 0-16 0-16 8 0 9 8 9 16 9h252c7 0 15 0 15-9 0-8-8-8-15-8h-118z"><text:p/></draw:path><draw:path draw:style-name="gr3" draw:text-style-name="P42" svg:width="0.165in" svg:height="0.1169in" svg:x="1.1575in" svg:y="0.0094in" svg:viewBox="0 0 420 298" svg:d="M365 49c11-19 20-33 47-36 4 0 8 0 8-8 0-3-1-5-5-5-11 0-23 1-32 1-15 0-30-1-45-1-2 0-8 0-8 8 0 5 4 5 7 5 10 0 24 4 24 17 0 5-1 7-5 13l-114 200-15-209c-1-10-1-21 29-21 7 0 12 0 12-8 0-5-5-5-8-5-16 0-33 1-51 1-10 0-34-1-45-1-2 0-7 0-7 8 0 5 4 5 10 5 19 0 21 3 23 11l2 32-107 187-17-214c0-6 0-16 33-16 5 0 9 0 9-8 0-5-6-5-6-5-16 0-34 1-52 1-15 0-30-1-45-1-1 0-7 0-7 8 0 5 4 5 11 5 20 0 21 4 21 16l20 258c1 7 1 11 7 11 5 0 6-2 9-9l125-216 16 214c1 9 2 11 7 11s7-5 10-8z"><text:p/></draw:path><draw:path draw:style-name="gr3" draw:text-style-name="P42" svg:width="0.0512in" svg:height="0.1004in" svg:x="1.3047in" svg:y="0.0713in" svg:viewBox="0 0 131 256" svg:d="M131 11c0-5-4-11-12-11-9 0-17 8-17 17 0 5 4 11 12 11s17-8 17-17zM67 211c-5 20-20 37-38 37-4 0-7 0-11-1 8-4 11-11 11-16 0-7-6-11-12-11-10 0-17 9-17 18 0 11 12 18 30 18s53-11 61-47l28-105c0-3 1-6 1-11 0-15-14-27-32-27-33 0-52 41-52 45s4 4 5 4c3 0 3-1 6-6 7-17 23-35 41-35 7 0 9 5 9 15 0 3-1 7-1 8z"><text:p/></draw:path></draw:g>, in other words, whether <draw:g text:anchor-type="as-char" svg:y="-0.111in" draw:z-index="19" draw:style-name="gr1"><svg:title>TexMaths</svg:title><svg:desc>12§display§j§svg§600§FALSE§</svg:desc><draw:polygon draw:style-name="gr2" draw:text-style-name="P41" svg:width="0.0776in" svg:height="0.1409in" svg:x="0.0024in" svg:y="0.0004in" svg:viewBox="0 0 198 359" draw:points="99,359 0,359 0,0 198,0 198,359"><text:p/></draw:polygon><draw:path draw:style-name="gr3" draw:text-style-name="P42" svg:width="0.0681in" svg:height="0.1433in" svg:x="0in" svg:y="0in" svg:viewBox="0 0 174 365" svg:d="M174 16c0-9-6-16-16-16-9 0-23 10-23 23 0 8 6 14 16 14 12 0 23-11 23-21zM89 300c-9 33-29 57-53 57-2 0-8 0-16-5 12-3 20-13 20-22 0-7-5-15-17-15-11 0-23 9-23 25 0 17 17 25 37 25 30 0 70-22 80-63l39-155c2-8 2-14 2-15 0-24-18-40-39-40-44 0-67 61-67 66 0 4 4 4 4 4 5 0 5 0 9-9 10-26 30-51 52-51 6 0 15 1 15 19 0 9-1 14-4 21z"><text:p/></draw:path></draw:g> received treatment or not should not affect <draw:g text:anchor-type="as-char" svg:y="-0.111in" draw:z-index="21" draw:style-name="gr1"><svg:title>TexMaths</svg:title><svg:desc>12§display§i§svg§600§FALSE§</svg:desc><draw:polygon draw:style-name="gr2" draw:text-style-name="P41" svg:width="0.0575in" svg:height="0.1087in" svg:x="0in" svg:y="0.0004in" svg:viewBox="0 0 147 277" draw:points="73,277 0,277 0,0 147,0 147,277"><text:p/></draw:polygon><draw:path draw:style-name="gr3" draw:text-style-name="P42" svg:width="0.0441in" svg:height="0.111in" svg:x="0.0047in" svg:y="0in" svg:viewBox="0 0 113 283" svg:d="M109 16c0-9-6-16-16-16-11 0-23 11-23 23 0 7 6 14 17 14 9 0 22-10 22-21zM77 173c5-12 5-13 8-24 4-8 6-14 6-22 0-20-13-35-34-35-41 0-57 61-57 66 0 3 5 3 5 3 5 0 5-1 7-7 12-39 29-53 43-53 4 0 11 0 11 14 0 9-3 18-5 22-3 11-23 60-30 78-3 11-9 25-9 33 0 21 14 35 35 35 40 0 56-61 56-64 0-5-4-5-5-5-5 0-5 1-7 8-7 26-22 51-43 51-7 0-11-3-11-13s4-16 13-43z"><text:p/></draw:path></draw:g>‘s outcome. While this seems to be easily violated in the context of network data, we argue that such effect, if exists, is not direct since more than who adopts is how many adopt the behavior. Notwithstanding, <text:span text:style-name="T46">the feasibility of the SUTVA assumption in this context should be </text:span>revised in the future.</text:p>
      <text:p text:style-name="P32"><text:soft-page-break/>Another important difference is on the specification of the matched populations. In particular, in Aral et al. (2009) they do not control for individuals having adopted in time periods prior to <draw:g text:anchor-type="as-char" svg:y="-0.1071in" draw:z-index="39" draw:style-name="gr4"><svg:title>TexMaths</svg:title><svg:desc>12§display§t§svg§600§FALSE§</svg:desc><draw:polygon draw:style-name="gr59" draw:text-style-name="P41" svg:width="0.0594in" svg:height="0.102in" svg:x="0in" svg:y="0.002in" svg:viewBox="0 0 152 260" draw:points="76,260 0,260 0,0 152,0 152,260"><text:p/></draw:polygon><draw:path draw:style-name="gr60" draw:text-style-name="P42" svg:width="0.0508in" svg:height="0.1063in" svg:x="0.0039in" svg:y="0in" svg:viewBox="0 0 130 271" svg:d="M78 96h39c8 0 13 0 13-8 0-5-5-5-12-5h-37c16-60 17-69 17-71 0-7-5-12-12-12-1 0-13 0-17 16l-16 67h-40c-8 0-13 0-13 8 0 5 4 5 12 5h37c-30 121-32 128-32 135 0 23 16 40 39 40 43 0 67-63 67-65 0-5-4-5-5-5-3 0-5 1-6 6-19 44-40 54-55 54-9 0-13-5-13-19 0-11 0-13 3-21z"><text:p/></draw:path></draw:g>, in other words, at least in <text:reference-mark-start text:name="ADDIN CSL_CITATION {&quot;mendeley&quot;: {&quot;formattedCitation&quot;: &quot;&lt;sup&gt;22&lt;/sup&gt;&quot;, &quot;plainTextFormattedCitation&quot;: &quot;22&quot;}, &quot;citationItems&quot;: [{&quot;itemData&quot;: {&quot;issued&quot;: {&quot;date-parts&quot;: [[&quot;1995&quot;]]}, &quot;author&quot;: [{&quot;dropping-particle&quot;: &quot;&quot;, &quot;given&quot;: &quot;Thomas W.&quot;, &quot;family&quot;: &quot;Valente&quot;, &quot;suffix&quot;: &quot;&quot;, &quot;parse-names&quot;: false, &quot;non-dropping-particle&quot;: &quot;&quot;}], &quot;publisher&quot;: &quot;Hampton Press&quot;, &quot;id&quot;: &quot;ITEM-1&quot;, &quot;edition&quot;: &quot;2&quot;, &quot;ISBN&quot;: &quot;9781881303213&quot;, &quot;title&quot;: &quot;Network models of the diffusion of innovations&quot;, &quot;type&quot;: &quot;book&quot;, &quot;publisher-place&quot;: &quot;Cresskill N.J.&quot;}, &quot;uris&quot;: [&quot;http://www.mendeley.com/documents/?uuid=05552744-7c3b-4f30-a62d-cb53cd63f105&quot;], &quot;id&quot;: &quot;ITEM-1&quot;}], &quot;schema&quot;: &quot;https://github.com/citation-style-language/schema/raw/master/csl-citation.json&quot;, &quot;properties&quot;: {&quot;noteIndex&quot;: 0}} RNDzYhKqWmkEf"/><text:span text:style-name="T33">22</text:span><text:reference-mark-end text:name="ADDIN CSL_CITATION {&quot;mendeley&quot;: {&quot;formattedCitation&quot;: &quot;&lt;sup&gt;22&lt;/sup&gt;&quot;, &quot;plainTextFormattedCitation&quot;: &quot;22&quot;}, &quot;citationItems&quot;: [{&quot;itemData&quot;: {&quot;issued&quot;: {&quot;date-parts&quot;: [[&quot;1995&quot;]]}, &quot;author&quot;: [{&quot;dropping-particle&quot;: &quot;&quot;, &quot;given&quot;: &quot;Thomas W.&quot;, &quot;family&quot;: &quot;Valente&quot;, &quot;suffix&quot;: &quot;&quot;, &quot;parse-names&quot;: false, &quot;non-dropping-particle&quot;: &quot;&quot;}], &quot;publisher&quot;: &quot;Hampton Press&quot;, &quot;id&quot;: &quot;ITEM-1&quot;, &quot;edition&quot;: &quot;2&quot;, &quot;ISBN&quot;: &quot;9781881303213&quot;, &quot;title&quot;: &quot;Network models of the diffusion of innovations&quot;, &quot;type&quot;: &quot;book&quot;, &quot;publisher-place&quot;: &quot;Cresskill N.J.&quot;}, &quot;uris&quot;: [&quot;http://www.mendeley.com/documents/?uuid=05552744-7c3b-4f30-a62d-cb53cd63f105&quot;], &quot;id&quot;: &quot;ITEM-1&quot;}], &quot;schema&quot;: &quot;https://github.com/citation-style-language/schema/raw/master/csl-citation.json&quot;, &quot;properties&quot;: {&quot;noteIndex&quot;: 0}} RNDzYhKqWmkEf"/>⁠, threshold levels and exposure levels are solely important for the set of individuals who has either adopted recently or has not. Not controlling for this actually may bias the outcomes since, as more individuals adopt, exposure levels do as well, which might yield to spurious effects. </text:p>
      <text:p text:style-name="P9"/>
      <text:list xml:id="list5232653932415361021" text:style-name="WWNum1004">
        <text:list-item>
          <text:p text:style-name="P34">Internal factors. These can be either policy or office motivatedm in general we observe the following:</text:p>
        </text:list-item>
      </text:list>
      <text:list xml:id="list1927883321110246147" text:style-name="WWNum1005">
        <text:list-item>
          <text:list>
            <text:list-item>
              <text:p text:style-name="P35">Popularity level: (+) Higher popularity gives more space for implementing new policies.</text:p>
            </text:list-item>
            <text:list-item>
              <text:p text:style-name="P35">% of population on tobacco industries: (-) More population on that industry means less jobs, so is unpopular.</text:p>
            </text:list-item>
            <text:list-item>
              <text:p text:style-name="P35">Tobacco induestires investment on communities: (-)</text:p>
            </text:list-item>
            <text:list-item>
              <text:p text:style-name="P35">% of deaths related to tobacco consumption: (+) Public health problem.</text:p>
            </text:list-item>
            <text:list-item>
              <text:p text:style-name="P35">Country income: (+) More income means more resources to implement this policies.</text:p>
            </text:list-item>
            <text:list-item>
              <text:p text:style-name="P35">Shift in preferences (party in the office): (-) The new party may have different priorities.</text:p>
            </text:list-item>
            <text:list-item>
              <text:p text:style-name="P35">Investments on programs against tobacco: (+) More influence</text:p>
            </text:list-item>
            <text:list-item>
              <text:p text:style-name="P35">Government spending on anti-tobacco: (+)</text:p>
            </text:list-item>
            <text:list-item>
              <text:p text:style-name="P35">Culture = Individualism, Western countries, etc.: (?)</text:p>
            </text:list-item>
          </text:list>
        </text:list-item>
      </text:list>
      <text:list xml:id="list110849789776041" text:continue-list="list5232653932415361021" text:style-name="WWNum1004">
        <text:list-item>
          <text:p text:style-name="P34">External factors:</text:p>
        </text:list-item>
      </text:list>
      <text:list xml:id="list7707549722356341482" text:style-name="WWNum1006">
        <text:list-item>
          <text:list>
            <text:list-item>
              <text:p text:style-name="P36">Bilateral or multilateral agreements on trading: (-) Protection of foreign industries because of agreements. e.g. not been able to raise tax levels.</text:p>
            </text:list-item>
            <text:list-item>
              <text:p text:style-name="P36">Cigarette smuggling network: (?) There can be contagion effects (see Yurekli et al. (2000), Joossens and Raw (1998), Stoklosa and Ross (Tobacco Control 2013) and Joossens et al (2010) for data on tobacco smuggling)</text:p>
            </text:list-item>
            <text:list-item>
              <text:p text:style-name="P36">Trade networks: (?) Rather than positive or negative, we expect to see contagion effects between countries. <text:soft-page-break/>Reinforcement of behavior. Commencial treaties may reflect deeper interactions between countries.</text:p>
            </text:list-item>
            <text:list-item>
              <text:p text:style-name="P36">Well behave for help: It is not as easy as just following internal needs since eventually that may close more doors when asking for international cooperation such as loans.</text:p>
            </text:list-item>
          </text:list>
        </text:list-item>
      </text:list>
      <text:h text:style-name="Heading_20_1" text:outline-level="1"><text:bookmark text:name="other-papers-to-review"/>Other papers to review</text:h>
      <text:list xml:id="list8557332965335318905" text:style-name="WWNum1007">
        <text:list-item>
          <text:p text:style-name="P37"><text:reference-mark-start text:name="ADDIN CSL_CITATION {&quot;mendeley&quot;: {&quot;formattedCitation&quot;: &quot;&lt;sup&gt;17&lt;/sup&gt;&quot;, &quot;plainTextFormattedCitation&quot;: &quot;17&quot;, &quot;previouslyFormattedCitation&quot;: &quot;&lt;sup&gt;17&lt;/sup&gt;&quot;}, &quot;citationItems&quot;: [{&quot;itemData&quot;: {&quot;DOI&quot;: &quot;10.1073/pnas.0908800106&quot;, &quot;id&quot;: &quot;ITEM-1&quot;, &quot;ISSN&quot;: &quot;0027-8424&quot;, &quot;type&quot;: &quot;article-journal&quot;, &quot;issue&quot;: &quot;51&quot;, &quot;author&quot;: [{&quot;dropping-particle&quot;: &quot;&quot;, &quot;given&quot;: &quot;Sinan&quot;, &quot;family&quot;: &quot;Aral&quot;, &quot;suffix&quot;: &quot;&quot;, &quot;parse-names&quot;: false, &quot;non-dropping-particle&quot;: &quot;&quot;}, {&quot;dropping-particle&quot;: &quot;&quot;, &quot;given&quot;: &quot;Lev&quot;, &quot;family&quot;: &quot;Muchnik&quot;, &quot;suffix&quot;: &quot;&quot;, &quot;parse-names&quot;: false, &quot;non-dropping-particle&quot;: &quot;&quot;}, {&quot;dropping-particle&quot;: &quot;&quot;, &quot;given&quot;: &quot;Arun&quot;, &quot;family&quot;: &quot;Sundararajan&quot;, &quot;suffix&quot;: &quot;&quot;, &quot;parse-names&quot;: false, &quot;non-dropping-particle&quot;: &quot;&quot;}], &quot;volume&quot;: &quot;106&quot;, &quot;page&quot;: &quot;21544-21549&quot;, &quot;abstract&quot;: &quot;Node characteristics and behaviors are often correlated with the structure of social networks over time. While evidence of this type of assortative mixing and temporal clustering of behaviors among linked nodes is used to support claims of peer influence and social contagion in networks, homophily may also explain such evidence. Here we develop a dynamic matched sample estimation framework to distinguish influence and homophily effects in dynamic networks, and we apply this framework to a global instant messaging network of 27.4 million users, using data on the day-by-day adoption of a mobile service application and users' longitudinal behavioral, demographic, and geographic data. We find that previous methods overestimate peer influence in product adoption decisions in this network by 300-700%, and that homophily explains &gt;50% of the perceived behavioral contagion. These findings and methods are essential to both our understanding of the mechanisms that drive contagions in networks and our knowledge of how to propagate or combat them in domains as diverse as epidemiology, marketing, development economics, and public health.&quot;, &quot;issued&quot;: {&quot;date-parts&quot;: [[&quot;2009&quot;]]}, &quot;ISBN&quot;: &quot;00278424&quot;, &quot;title&quot;: &quot;Distinguishing influence-based contagion from homophily-driven diffusion in dynamic networks.&quot;, &quot;container-title&quot;: &quot;Proceedings of the National Academy of Sciences of the United States of America&quot;, &quot;PMID&quot;: &quot;20007780&quot;}, &quot;uris&quot;: [&quot;http://www.mendeley.com/documents/?uuid=31e8514e-de07-48ef-ae83-9603fa8b9ff6&quot;], &quot;id&quot;: &quot;ITEM-1&quot;}], &quot;schema&quot;: &quot;https://github.com/citation-style-language/schema/raw/master/csl-citation.json&quot;, &quot;properties&quot;: {&quot;noteIndex&quot;: 0}} RNDsUI4G1Ycnx"/><text:span text:style-name="T33">17</text:span><text:reference-mark-end text:name="ADDIN CSL_CITATION {&quot;mendeley&quot;: {&quot;formattedCitation&quot;: &quot;&lt;sup&gt;17&lt;/sup&gt;&quot;, &quot;plainTextFormattedCitation&quot;: &quot;17&quot;, &quot;previouslyFormattedCitation&quot;: &quot;&lt;sup&gt;17&lt;/sup&gt;&quot;}, &quot;citationItems&quot;: [{&quot;itemData&quot;: {&quot;DOI&quot;: &quot;10.1073/pnas.0908800106&quot;, &quot;id&quot;: &quot;ITEM-1&quot;, &quot;ISSN&quot;: &quot;0027-8424&quot;, &quot;type&quot;: &quot;article-journal&quot;, &quot;issue&quot;: &quot;51&quot;, &quot;author&quot;: [{&quot;dropping-particle&quot;: &quot;&quot;, &quot;given&quot;: &quot;Sinan&quot;, &quot;family&quot;: &quot;Aral&quot;, &quot;suffix&quot;: &quot;&quot;, &quot;parse-names&quot;: false, &quot;non-dropping-particle&quot;: &quot;&quot;}, {&quot;dropping-particle&quot;: &quot;&quot;, &quot;given&quot;: &quot;Lev&quot;, &quot;family&quot;: &quot;Muchnik&quot;, &quot;suffix&quot;: &quot;&quot;, &quot;parse-names&quot;: false, &quot;non-dropping-particle&quot;: &quot;&quot;}, {&quot;dropping-particle&quot;: &quot;&quot;, &quot;given&quot;: &quot;Arun&quot;, &quot;family&quot;: &quot;Sundararajan&quot;, &quot;suffix&quot;: &quot;&quot;, &quot;parse-names&quot;: false, &quot;non-dropping-particle&quot;: &quot;&quot;}], &quot;volume&quot;: &quot;106&quot;, &quot;page&quot;: &quot;21544-21549&quot;, &quot;abstract&quot;: &quot;Node characteristics and behaviors are often correlated with the structure of social networks over time. While evidence of this type of assortative mixing and temporal clustering of behaviors among linked nodes is used to support claims of peer influence and social contagion in networks, homophily may also explain such evidence. Here we develop a dynamic matched sample estimation framework to distinguish influence and homophily effects in dynamic networks, and we apply this framework to a global instant messaging network of 27.4 million users, using data on the day-by-day adoption of a mobile service application and users' longitudinal behavioral, demographic, and geographic data. We find that previous methods overestimate peer influence in product adoption decisions in this network by 300-700%, and that homophily explains &gt;50% of the perceived behavioral contagion. These findings and methods are essential to both our understanding of the mechanisms that drive contagions in networks and our knowledge of how to propagate or combat them in domains as diverse as epidemiology, marketing, development economics, and public health.&quot;, &quot;issued&quot;: {&quot;date-parts&quot;: [[&quot;2009&quot;]]}, &quot;ISBN&quot;: &quot;00278424&quot;, &quot;title&quot;: &quot;Distinguishing influence-based contagion from homophily-driven diffusion in dynamic networks.&quot;, &quot;container-title&quot;: &quot;Proceedings of the National Academy of Sciences of the United States of America&quot;, &quot;PMID&quot;: &quot;20007780&quot;}, &quot;uris&quot;: [&quot;http://www.mendeley.com/documents/?uuid=31e8514e-de07-48ef-ae83-9603fa8b9ff6&quot;], &quot;id&quot;: &quot;ITEM-1&quot;}], &quot;schema&quot;: &quot;https://github.com/citation-style-language/schema/raw/master/csl-citation.json&quot;, &quot;properties&quot;: {&quot;noteIndex&quot;: 0}} RNDsUI4G1Ycnx"/>⁠ matching</text:p>
        </text:list-item>
        <text:list-item>
          <text:p text:style-name="P37"><text:reference-mark-start text:name="ADDIN CSL_CITATION {&quot;mendeley&quot;: {&quot;formattedCitation&quot;: &quot;&lt;sup&gt;11&lt;/sup&gt;&quot;, &quot;plainTextFormattedCitation&quot;: &quot;11&quot;, &quot;previouslyFormattedCitation&quot;: &quot;&lt;sup&gt;11&lt;/sup&gt;&quot;}, &quot;citationItems&quot;: [{&quot;itemData&quot;: {&quot;DOI&quot;: &quot;10.1145/2187836.2187907&quot;, &quot;author&quot;: [{&quot;dropping-particle&quot;: &quot;&quot;, &quot;given&quot;: &quot;Eytan&quot;, &quot;family&quot;: &quot;Bakshy&quot;, &quot;suffix&quot;: &quot;&quot;, &quot;parse-names&quot;: false, &quot;non-dropping-particle&quot;: &quot;&quot;}, {&quot;dropping-particle&quot;: &quot;&quot;, &quot;given&quot;: &quot;Itamar&quot;, &quot;family&quot;: &quot;Rosenn&quot;, &quot;suffix&quot;: &quot;&quot;, &quot;parse-names&quot;: false, &quot;non-dropping-particle&quot;: &quot;&quot;}, {&quot;dropping-particle&quot;: &quot;&quot;, &quot;given&quot;: &quot;Cameron&quot;, &quot;family&quot;: &quot;Marlow&quot;, &quot;suffix&quot;: &quot;&quot;, &quot;parse-names&quot;: false, &quot;non-dropping-particle&quot;: &quot;&quot;}, {&quot;dropping-particle&quot;: &quot;&quot;, &quot;given&quot;: &quot;Lada&quot;, &quot;family&quot;: &quot;Adamic&quot;, &quot;suffix&quot;: &quot;&quot;, &quot;parse-names&quot;: false, &quot;non-dropping-particle&quot;: &quot;&quot;}], &quot;id&quot;: &quot;ITEM-1&quot;, &quot;ISSN&quot;: &quot;1450312292&quot;, &quot;abstract&quot;: &quot;Online social networking technologies enable individuals to simultaneously share information with any number of peers. Quantifying the causal effect of these mediums on the dis- semination of information requires not only identification of who influences whom, but also of whether individuals would still propagate information in the absence of social sig- nals about that information. We examine the role of social networks in online information diffusion with a large-scale field experiment that randomizes exposure to signals about friends\u2019 information sharing among 253 million subjects in situ. Those who are exposed are significantly more likely to spread information, and do so sooner than those who are not exposed. We further examine the relative role of strong and weak ties in information propagation. We show that, although stronger ties are individually more influential, it is the more abundant weak ties who are responsible for the propagation of novel information. This suggests that weak ties may play a more dominant role in the dissemination of information online than currently believed. Categories&quot;, &quot;issued&quot;: {&quot;date-parts&quot;: [[&quot;2012&quot;]]}, &quot;ISBN&quot;: &quot;9781450312295&quot;, &quot;page&quot;: &quot;519\u2013528&quot;, &quot;title&quot;: &quot;The role of social networks in information diffusion&quot;, &quot;type&quot;: &quot;article-journal&quot;, &quot;container-title&quot;: &quot;WWW 2012 - Session: Information Diffusion in Social Networks April 16-20, 2012, Lyon, France&quot;}, &quot;uris&quot;: [&quot;http://www.mendeley.com/documents/?uuid=712f4a3f-ce8f-4f1b-b8ae-3e63645fe062&quot;], &quot;id&quot;: &quot;ITEM-1&quot;}], &quot;schema&quot;: &quot;https://github.com/citation-style-language/schema/raw/master/csl-citation.json&quot;, &quot;properties&quot;: {&quot;noteIndex&quot;: 0}} RNDVYfbeFev8a"/><text:span text:style-name="T33">11</text:span><text:reference-mark-end text:name="ADDIN CSL_CITATION {&quot;mendeley&quot;: {&quot;formattedCitation&quot;: &quot;&lt;sup&gt;11&lt;/sup&gt;&quot;, &quot;plainTextFormattedCitation&quot;: &quot;11&quot;, &quot;previouslyFormattedCitation&quot;: &quot;&lt;sup&gt;11&lt;/sup&gt;&quot;}, &quot;citationItems&quot;: [{&quot;itemData&quot;: {&quot;DOI&quot;: &quot;10.1145/2187836.2187907&quot;, &quot;author&quot;: [{&quot;dropping-particle&quot;: &quot;&quot;, &quot;given&quot;: &quot;Eytan&quot;, &quot;family&quot;: &quot;Bakshy&quot;, &quot;suffix&quot;: &quot;&quot;, &quot;parse-names&quot;: false, &quot;non-dropping-particle&quot;: &quot;&quot;}, {&quot;dropping-particle&quot;: &quot;&quot;, &quot;given&quot;: &quot;Itamar&quot;, &quot;family&quot;: &quot;Rosenn&quot;, &quot;suffix&quot;: &quot;&quot;, &quot;parse-names&quot;: false, &quot;non-dropping-particle&quot;: &quot;&quot;}, {&quot;dropping-particle&quot;: &quot;&quot;, &quot;given&quot;: &quot;Cameron&quot;, &quot;family&quot;: &quot;Marlow&quot;, &quot;suffix&quot;: &quot;&quot;, &quot;parse-names&quot;: false, &quot;non-dropping-particle&quot;: &quot;&quot;}, {&quot;dropping-particle&quot;: &quot;&quot;, &quot;given&quot;: &quot;Lada&quot;, &quot;family&quot;: &quot;Adamic&quot;, &quot;suffix&quot;: &quot;&quot;, &quot;parse-names&quot;: false, &quot;non-dropping-particle&quot;: &quot;&quot;}], &quot;id&quot;: &quot;ITEM-1&quot;, &quot;ISSN&quot;: &quot;1450312292&quot;, &quot;abstract&quot;: &quot;Online social networking technologies enable individuals to simultaneously share information with any number of peers. Quantifying the causal effect of these mediums on the dis- semination of information requires not only identification of who influences whom, but also of whether individuals would still propagate information in the absence of social sig- nals about that information. We examine the role of social networks in online information diffusion with a large-scale field experiment that randomizes exposure to signals about friends\u2019 information sharing among 253 million subjects in situ. Those who are exposed are significantly more likely to spread information, and do so sooner than those who are not exposed. We further examine the relative role of strong and weak ties in information propagation. We show that, although stronger ties are individually more influential, it is the more abundant weak ties who are responsible for the propagation of novel information. This suggests that weak ties may play a more dominant role in the dissemination of information online than currently believed. Categories&quot;, &quot;issued&quot;: {&quot;date-parts&quot;: [[&quot;2012&quot;]]}, &quot;ISBN&quot;: &quot;9781450312295&quot;, &quot;page&quot;: &quot;519\u2013528&quot;, &quot;title&quot;: &quot;The role of social networks in information diffusion&quot;, &quot;type&quot;: &quot;article-journal&quot;, &quot;container-title&quot;: &quot;WWW 2012 - Session: Information Diffusion in Social Networks April 16-20, 2012, Lyon, France&quot;}, &quot;uris&quot;: [&quot;http://www.mendeley.com/documents/?uuid=712f4a3f-ce8f-4f1b-b8ae-3e63645fe062&quot;], &quot;id&quot;: &quot;ITEM-1&quot;}], &quot;schema&quot;: &quot;https://github.com/citation-style-language/schema/raw/master/csl-citation.json&quot;, &quot;properties&quot;: {&quot;noteIndex&quot;: 0}} RNDVYfbeFev8a"/>⁠</text:p>
        </text:list-item>
      </text:list>
      <text:p text:style-name="Compact"/>
      <text:section text:style-name="Sect1" text:name="ADDIN Mendeley Bibliography CSL_BIBLIOGRAPHY  RNDqWNUWN47hn">
        <text:p text:style-name="P23">1.<text:tab/>Putnam, R. D. International Organization Foundation Diplomacy and Domestic Politics : The Logic of Two-Level Games Author ( s ): Robert D . Putnam Published by : The MIT Press Stable URL : http://www.jstor.org/stable/2706785 Accessed : 08-07-2016 21 : 06 UTC Your use o. <text:span text:style-name="T1">42,</text:span> 427–460 (2016).</text:p>
        <text:p text:style-name="P23">2.<text:tab/>Downs, A. <text:span text:style-name="T2">An Economic Theory of Democracy</text:span>. (1957).</text:p>
        <text:p text:style-name="P23">3.<text:tab/>Grieco, J. M., Gelpi, C. F. &amp; Warren, T. C. When Preferences and Commitments Collide: The Effect of Relative Partisan Shifts on International Treaty Compliance. <text:span text:style-name="T2">Int. Organ.</text:span> <text:span text:style-name="T1">63,</text:span> 341 (2009).</text:p>
        <text:p text:style-name="P23">4.<text:tab/>Sapienza, P., Zingales, L. &amp; Guiso, L. Does culture affect economic outcomes? <text:span text:style-name="T1">20,</text:span> 23–48 (2006).</text:p>
        <text:p text:style-name="P23">5.<text:tab/>Yurekli, A. A. &amp; Zhang, P. The impact of clean indoor-air laws and cigarette smuggling on demand for cigarettes: An empirical model. <text:span text:style-name="T2">Health Econ.</text:span> <text:span text:style-name="T1">9,</text:span> 159–170 (2000).</text:p>
        <text:p text:style-name="P23">6.<text:tab/>Joossens, L. &amp; Raw, M. Cigarette smuggling in Europe: who really benefits? <text:span text:style-name="T2">Tob. Control</text:span> <text:span text:style-name="T1">7,</text:span> 66–71 (1998).</text:p>
        <text:p text:style-name="P23">7.<text:tab/>Stoklosa, M. &amp; Ross, H. Contrasting academic and tobacco industry estimates of illicit cigarette trade: evidence from Warsaw, Poland. <text:span text:style-name="T2">Tob. Control</text:span> <text:span text:style-name="T1">23,</text:span> e30-4 (2014).</text:p>
        <text:p text:style-name="P23">8.<text:tab/>Joossens, L., Merriman, D., Ross, H. &amp; Raw, M. The impact of eliminating the global illicit cigarette trade on health and revenue. <text:span text:style-name="T2">Addiction</text:span> <text:span text:style-name="T1">105,</text:span> 1640–1649 (2010).</text:p>
        <text:p text:style-name="P23">9.<text:tab/>Simmons, B. International Law and State Behavior: Commitment and Compliance in International Monetary Affairs Author ( s ): <text:soft-page-break/>Beth A . Simmons Source : The American Political Science Review , Vol . 94 , No . 4 ( Dec ., 2000 ), pp . 819-835 Published by : American Polit. <text:span text:style-name="T2">Am. Polit. Sci. Rev.</text:span> <text:span text:style-name="T1">94,</text:span> 819–835 (2000).</text:p>
        <text:p text:style-name="P23">10.<text:tab/>Shalizi, C. R. &amp; Thomas, A. C. Homophily and Contagion Are Generically Confounded in Observational Social Network Studies. <text:span text:style-name="T2">Sociol. Methods Res.</text:span> <text:span text:style-name="T1">40,</text:span> 211–239 (2011).</text:p>
        <text:p text:style-name="P23">11.<text:tab/>Bakshy, E., Rosenn, I., Marlow, C. &amp; Adamic, L. The role of social networks in information diffusion. <text:span text:style-name="T2">WWW 2012 - Sess. Inf. Diffus. Soc. Networks April 16-20, 2012, Lyon, Fr.</text:span> 519–528 (2012). doi:10.1145/2187836.2187907</text:p>
        <text:p text:style-name="P23">12.<text:tab/>Snijders, T. A. B., van de Bunt, G. G. &amp; Steglich, C. E. G. Introduction to stochastic actor-based models for network dynamics. <text:span text:style-name="T2">Soc. Networks</text:span> <text:span text:style-name="T1">32,</text:span> 44–60 (2010).</text:p>
        <text:p text:style-name="P23">13.<text:tab/>LeSage, J. P. An Introduction to Spatial Econometrics. <text:span text:style-name="T2">Rev. d’économie Ind.</text:span> <text:span text:style-name="T1">123,</text:span> 19–44 (2008).</text:p>
        <text:p text:style-name="P23">14.<text:tab/>Fujimoto, K., Chou, C. P. &amp; Valente, T. W. The network autocorrelation model using two-mode data: Affiliation exposure and potential bias in the autocorrelation parameter. <text:span text:style-name="T2">Soc. Networks</text:span> <text:span text:style-name="T1">33,</text:span> 231–243 (2011).</text:p>
        <text:p text:style-name="P23">15.<text:tab/>Leenders, R. T. A. J. Modeling social influence through network autocorrelation: constructing the weight matrix. <text:span text:style-name="T2">Soc. Networks</text:span> <text:span text:style-name="T1">24,</text:span> 21–47 (2002).</text:p>
        <text:p text:style-name="P23">16.<text:tab/>Wang, W., Neuman, E. J. &amp; Newman, D. A. Statistical power of the social network autocorrelation model. <text:span text:style-name="T2">Soc. Networks</text:span> <text:span text:style-name="T1">38,</text:span> 88–99 (2014).</text:p>
        <text:p text:style-name="P23">17.<text:tab/>Aral, S., Muchnik, L. &amp; Sundararajan, A. Distinguishing influence-based contagion from homophily-driven diffusion in dynamic networks. <text:span text:style-name="T2">Proc. Natl. Acad. Sci. U. S. A.</text:span> <text:span text:style-name="T1">106,</text:span> 21544–21549 (2009).</text:p>
        <text:p text:style-name="P23">18.<text:tab/>Sekhon, J. S. The Neyman-Rubin Model of Causal Inference and Estimation Via Matching Methods. <text:span text:style-name="T2">Oxford Handb. Polit. Methodol.</text:span> (2008). doi:10.1093/oxfordhb/9780199286546.003.0011</text:p>
        <text:p text:style-name="P23">19.<text:tab/>Imbens, G. W. &amp; Wooldridge, J. M. Recent Developments in the Econometrics of Program Evaluation. <text:span text:style-name="T2">J. Econ. Lit.</text:span> <text:span text:style-name="T1">47,</text:span> 5–86 (2009).</text:p>
        <text:p text:style-name="P23"><text:soft-page-break/>20.<text:tab/>King, G. &amp; Nielsen, R. <text:span text:style-name="T2">Why Propensity Scores Should Not Be Used for</text:span>. (2015).</text:p>
        <text:p text:style-name="P23">21.<text:tab/>Snijders, T. A. B. &amp; Borgatti, S. P. Non-Parametric Standard Errors and Tests for Network Statistics. <text:span text:style-name="T2">Connections</text:span> <text:span text:style-name="T1">22,</text:span> 1–10 (1999).</text:p>
        <text:p text:style-name="P22">22.<text:tab/>Valente, T. W. <text:span text:style-name="T2">Network models of the diffusion of innovations</text:span>. (Hampton Press, 1995).</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Liberation Sans1" svg:font-family="'Liberation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en" fo:country="US" style:letter-kerning="true" style:font-name-asian="Droid Sans Fallback" style:font-size-asian="12pt" style:language-asian="en" style:country-asian="US" style:font-name-complex="DejaVu Sans" style:font-size-complex="12pt" style:language-complex="ar" style:country-complex="SA"/>
    </style:default-style>
    <style:default-style style:family="paragraph">
      <style:paragraph-properties fo:margin-top="0in" fo:margin-bottom="0.139in" loext:contextual-spacing="false" fo:hyphenation-ladder-count="no-limit" style:text-autospace="ideograph-alpha" style:punctuation-wrap="hanging" style:line-break="strict" style:tab-stop-distance="0.5in" style:writing-mode="lr-tb"/>
      <style:text-properties style:use-window-font-color="true" style:font-name="Cambria" fo:font-size="12pt" fo:language="en" fo:country="US" style:letter-kerning="true" style:font-name-asian="Droid Sans Fallback" style:font-size-asian="12pt" style:language-asian="en" style:country-asian="US"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1252in" fo:margin-bottom="0.125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default-outline-level="" style:class="extra">
      <style:paragraph-properties fo:margin-top="0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irst_20_Paragraph" style:display-name="First Paragraph" style:family="paragraph" style:parent-style-name="Text_20_body" style:next-style-name="Text_20_body" style:default-outline-level=""/>
    <style:style style:name="Compact" style:family="paragraph" style:parent-style-name="Text_20_body" style:default-outline-level="">
      <style:paragraph-properties fo:margin-top="0.0252in" fo:margin-bottom="0.0252in" loext:contextual-spacing="false"/>
    </style:style>
    <style:style style:name="Title" style:family="paragraph" style:parent-style-name="Standard" style:next-style-name="Text_20_body" style:default-outline-level="" style:class="chapter">
      <style:paragraph-properties fo:margin-top="0.3335in" fo:margin-bottom="0.1665in" loext:contextual-spacing="false" fo:text-align="center" style:justify-single-word="false" fo:keep-together="always" fo:keep-with-next="always"/>
      <style:text-properties fo:color="#345a8a" style:font-name="Calibri" fo:font-family="Calibri" style:font-family-generic="roman" style:font-pitch="variable" fo:font-size="18pt" fo:font-weight="bold" style:font-size-asian="18pt" style:font-weight-asian="bold" style:font-name-complex="DejaVu Sans" style:font-family-complex="'DejaVu Sans'" style:font-family-generic-complex="system" style:font-pitch-complex="variable" style:font-size-complex="18pt" style:font-weight-complex="bold"/>
    </style:style>
    <style:style style:name="Subtitle" style:family="paragraph" style:parent-style-name="Title" style:next-style-name="Text_20_body" style:default-outline-level="" style:class="chapter">
      <style:paragraph-properties fo:margin-top="0.1665in" fo:margin-bottom="0.1665in" loext:contextual-spacing="false" fo:text-align="center" style:justify-single-word="false" fo:keep-together="always" fo:keep-with-next="always"/>
      <style:text-properties fo:font-size="15pt" style:font-size-asian="15pt" style:font-size-complex="15pt"/>
    </style:style>
    <style:style style:name="Author" style:family="paragraph" style:next-style-name="Text_20_body" style:default-outline-level="">
      <style:paragraph-properties fo:text-align="center" style:justify-single-word="false" fo:keep-together="always" fo:orphans="2" fo:widows="2" fo:keep-with-next="always" style:writing-mode="lr-tb"/>
    </style:style>
    <style:style style:name="Date" style:family="paragraph" style:next-style-name="Text_20_body" style:default-outline-level="">
      <style:paragraph-properties fo:text-align="center" style:justify-single-word="false" fo:keep-together="always" fo:orphans="2" fo:widows="2" fo:keep-with-next="always" style:writing-mode="lr-tb"/>
    </style:style>
    <style:style style:name="Abstract" style:family="paragraph" style:parent-style-name="Standard" style:next-style-name="Text_20_body" style:default-outline-level="">
      <style:paragraph-properties fo:margin-top="0.2083in" fo:margin-bottom="0.2083in" loext:contextual-spacing="false" fo:keep-together="always" fo:keep-with-next="always"/>
      <style:text-properties fo:font-size="10pt" style:font-size-asian="10pt" style:font-size-complex="10pt"/>
    </style:style>
    <style:style style:name="Bibliography" style:family="paragraph" style:parent-style-name="Standard" style:default-outline-level=""/>
    <style:style style:name="Heading_20_1" style:display-name="Heading 1" style:family="paragraph" style:parent-style-name="Standard" style:next-style-name="Text_20_body" style:default-outline-level="1" style:list-style-name="" style:class="text">
      <style:paragraph-properties fo:margin-top="0.3335in" fo:margin-bottom="0in" loext:contextual-spacing="false" fo:keep-together="always" fo:keep-with-next="always"/>
      <style:text-properties fo:color="#345a8a" style:font-name="Calibri" fo:font-family="Calibri" style:font-family-generic="roman" style:font-pitch="variable" fo:font-size="16pt" fo:font-weight="bold" style:font-size-asian="16pt" style:font-weight-asian="bold" style:font-name-complex="DejaVu Sans" style:font-family-complex="'DejaVu Sans'" style:font-family-generic-complex="system" style:font-pitch-complex="variable" style:font-size-complex="16pt" style:font-weight-complex="bold"/>
    </style:style>
    <style:style style:name="Heading_20_2" style:display-name="Heading 2" style:family="paragraph" style:parent-style-name="Standard" style:next-style-name="Text_20_body" style:default-outline-level="2"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6pt" fo:font-weight="bold" style:font-size-asian="16pt" style:font-weight-asian="bold" style:font-name-complex="DejaVu Sans" style:font-family-complex="'DejaVu Sans'" style:font-family-generic-complex="system" style:font-pitch-complex="variable" style:font-size-complex="16pt" style:font-weight-complex="bold"/>
    </style:style>
    <style:style style:name="Heading_20_3" style:display-name="Heading 3" style:family="paragraph" style:parent-style-name="Standard" style:next-style-name="Text_20_body" style:default-outline-level="3"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4pt" fo:font-weight="bold" style:font-size-asian="14pt" style:font-weight-asian="bold" style:font-name-complex="DejaVu Sans" style:font-family-complex="'DejaVu Sans'" style:font-family-generic-complex="system" style:font-pitch-complex="variable" style:font-size-complex="14pt" style:font-weight-complex="bold"/>
    </style:style>
    <style:style style:name="Heading_20_4" style:display-name="Heading 4" style:family="paragraph" style:parent-style-name="Standard" style:next-style-name="Text_20_body" style:default-outline-level="4"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2pt" fo:font-weight="bold" style:font-size-asian="12pt" style:font-weight-asian="bold" style:font-name-complex="DejaVu Sans" style:font-family-complex="'DejaVu Sans'" style:font-family-generic-complex="system" style:font-pitch-complex="variable" style:font-size-complex="12pt" style:font-weight-complex="bold"/>
    </style:style>
    <style:style style:name="Heading_20_5" style:display-name="Heading 5" style:family="paragraph" style:parent-style-name="Standard" style:next-style-name="Text_20_body" style:default-outline-level="5"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2pt" fo:font-style="italic" style:font-size-asian="12pt" style:font-style-asian="italic" style:font-name-complex="DejaVu Sans" style:font-family-complex="'DejaVu Sans'" style:font-family-generic-complex="system" style:font-pitch-complex="variable" style:font-size-complex="12pt" style:font-style-complex="italic"/>
    </style:style>
    <style:style style:name="Heading_20_6" style:display-name="Heading 6" style:family="paragraph" style:parent-style-name="Standard" style:next-style-name="Text_20_body" style:default-outline-level="6"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2pt" style:font-size-asian="12pt" style:font-name-complex="DejaVu Sans" style:font-family-complex="'DejaVu Sans'" style:font-family-generic-complex="system" style:font-pitch-complex="variable" style:font-size-complex="12pt"/>
    </style:style>
    <style:style style:name="Block_20_Text" style:display-name="Block Text" style:family="paragraph" style:parent-style-name="Text_20_body" style:next-style-name="Text_20_body" style:default-outline-level="">
      <style:paragraph-properties fo:margin-left="0in" fo:margin-right="0in" fo:margin-top="0.0693in" fo:margin-bottom="0.0693in" loext:contextual-spacing="false" fo:text-indent="0in" style:auto-text-indent="false"/>
      <style:text-properties style:font-name="Calibri" fo:font-family="Calibri" style:font-family-generic="roman" style:font-pitch="variable" fo:font-size="10pt" style:font-size-asian="10pt" style:font-name-complex="DejaVu Sans" style:font-family-complex="'DejaVu Sans'" style:font-family-generic-complex="system" style:font-pitch-complex="variable" style:font-size-complex="10pt" style:font-weight-complex="bold"/>
    </style:style>
    <style:style style:name="Footnote" style:family="paragraph" style:parent-style-name="Standard" style:default-outline-level="" style:class="extra"/>
    <style:style style:name="Definition_20_Term" style:display-name="Definition Term" style:family="paragraph" style:parent-style-name="Standard" style:default-outline-level="">
      <style:paragraph-properties fo:margin-top="0in" fo:margin-bottom="0in" loext:contextual-spacing="false" fo:keep-together="always" fo:keep-with-next="always"/>
      <style:text-properties fo:font-weight="bold" style:font-weight-asian="bold"/>
    </style:style>
    <style:style style:name="Definition" style:family="paragraph" style:parent-style-name="Standard" style:default-outline-level=""/>
    <style:style style:name="Table_20_Caption" style:display-name="Table Caption" style:family="paragraph" style:parent-style-name="Caption" style:default-outline-level="">
      <style:paragraph-properties fo:keep-with-next="always"/>
    </style:style>
    <style:style style:name="Image_20_Caption" style:display-name="Image Caption" style:family="paragraph" style:parent-style-name="Caption" style:default-outline-level=""/>
    <style:style style:name="Figure" style:family="paragraph" style:parent-style-name="Standard" style:default-outline-level=""/>
    <style:style style:name="Figure_20_with_20_Caption" style:display-name="Figure with Caption" style:family="paragraph" style:parent-style-name="Figure" style:default-outline-level="">
      <style:paragraph-properties fo:keep-with-next="always"/>
    </style:style>
    <style:style style:name="Contents_20_Heading" style:display-name="Contents Heading" style:family="paragraph" style:parent-style-name="Heading_20_1" style:next-style-name="Text_20_body" style:default-outline-level="" style:class="index">
      <style:paragraph-properties fo:margin-top="0.1665in" fo:margin-bottom="0in" loext:contextual-spacing="false" fo:line-height="108%"/>
      <style:text-properties fo:color="#365f91" style:font-name="Calibri" fo:font-family="Calibri" style:font-family-generic="roman" style:font-pitch="variable" fo:font-weight="normal" style:font-weight-asian="normal" style:font-name-complex="DejaVu Sans" style:font-family-complex="'DejaVu Sans'" style:font-family-generic-complex="system" style:font-pitch-complex="variable" style:font-weight-complex="normal"/>
    </style:style>
    <style:style style:name="Source_20_Code" style:display-name="Source Code" style:family="paragraph" style:parent-style-name="Standard" style:default-outline-level="">
      <loext:graphic-properties draw:fill="solid" draw:fill-color="#f8f8f8" draw:opacity="100%"/>
      <style:paragraph-properties fo:background-color="#f8f8f8"/>
    </style:style>
    <style:style style:name="Preformatted_20_Text" style:display-name="Preformatted Text" style:family="paragraph" style:parent-style-name="Standard" style:class="html"/>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family="Consolas" style:font-family-generic="roman" style:font-pitch="variable" fo:font-size="11pt" style:font-size-asian="11pt"/>
    </style:style>
    <style:style style:name="Footnote_20_anchor" style:display-name="Footnote anchor" style:family="text" style:parent-style-name="Body_20_Text_20_Char">
      <style:text-properties style:text-position="super 58%"/>
    </style:style>
    <style:style style:name="Internet_20_link" style:display-name="Internet link" style:family="text" style:parent-style-name="Body_20_Text_20_Char">
      <style:text-properties fo:color="#4f81bd" fo:language="zxx" fo:country="none" style:text-underline-style="solid" style:text-underline-width="auto" style:text-underline-color="font-color" style:language-asian="zxx" style:country-asian="none" style:language-complex="zxx" style:country-complex="none"/>
    </style:style>
    <style:style style:name="KeywordTok" style:family="text" style:parent-style-name="Verbatim_20_Char">
      <style:text-properties fo:color="#204a87" fo:background-color="#f8f8f8"/>
    </style:style>
    <style:style style:name="DataTypeTok" style:family="text" style:parent-style-name="Verbatim_20_Char">
      <style:text-properties fo:color="#204a87" fo:background-color="#f8f8f8"/>
    </style:style>
    <style:style style:name="DecValTok" style:family="text" style:parent-style-name="Verbatim_20_Char">
      <style:text-properties fo:color="#0000cf" fo:background-color="#f8f8f8"/>
    </style:style>
    <style:style style:name="BaseNTok" style:family="text" style:parent-style-name="Verbatim_20_Char">
      <style:text-properties fo:color="#0000cf" fo:background-color="#f8f8f8"/>
    </style:style>
    <style:style style:name="FloatTok" style:family="text" style:parent-style-name="Verbatim_20_Char">
      <style:text-properties fo:color="#0000cf" fo:background-color="#f8f8f8"/>
    </style:style>
    <style:style style:name="ConstantTok" style:family="text" style:parent-style-name="Verbatim_20_Char">
      <style:text-properties fo:color="#000000" fo:background-color="#f8f8f8"/>
    </style:style>
    <style:style style:name="CharTok" style:family="text" style:parent-style-name="Verbatim_20_Char">
      <style:text-properties fo:color="#4e9a06" fo:background-color="#f8f8f8"/>
    </style:style>
    <style:style style:name="SpecialCharTok" style:family="text" style:parent-style-name="Verbatim_20_Char">
      <style:text-properties fo:color="#000000" fo:background-color="#f8f8f8"/>
    </style:style>
    <style:style style:name="StringTok" style:family="text" style:parent-style-name="Verbatim_20_Char">
      <style:text-properties fo:color="#4e9a06" fo:background-color="#f8f8f8"/>
    </style:style>
    <style:style style:name="VerbatimStringTok" style:family="text" style:parent-style-name="Verbatim_20_Char">
      <style:text-properties fo:color="#4e9a06" fo:background-color="#f8f8f8"/>
    </style:style>
    <style:style style:name="SpecialStringTok" style:family="text" style:parent-style-name="Verbatim_20_Char">
      <style:text-properties fo:color="#4e9a06" fo:background-color="#f8f8f8"/>
    </style:style>
    <style:style style:name="ImportTok" style:family="text" style:parent-style-name="Verbatim_20_Char">
      <style:text-properties fo:background-color="#f8f8f8"/>
    </style:style>
    <style:style style:name="CommentTok" style:family="text" style:parent-style-name="Verbatim_20_Char">
      <style:text-properties fo:color="#8f5902" fo:font-style="italic" fo:background-color="#f8f8f8" style:font-style-asian="italic"/>
    </style:style>
    <style:style style:name="DocumentationTok" style:family="text" style:parent-style-name="Verbatim_20_Char">
      <style:text-properties fo:color="#8f5902" fo:font-style="italic" fo:background-color="#f8f8f8" style:font-style-asian="italic"/>
    </style:style>
    <style:style style:name="AnnotationTok" style:family="text" style:parent-style-name="Verbatim_20_Char">
      <style:text-properties fo:color="#8f5902" fo:font-style="italic" fo:background-color="#f8f8f8" style:font-style-asian="italic"/>
    </style:style>
    <style:style style:name="CommentVarTok" style:family="text" style:parent-style-name="Verbatim_20_Char">
      <style:text-properties fo:color="#8f5902" fo:font-style="italic" fo:background-color="#f8f8f8" style:font-style-asian="italic"/>
    </style:style>
    <style:style style:name="OtherTok" style:family="text" style:parent-style-name="Verbatim_20_Char">
      <style:text-properties fo:color="#8f5902" fo:background-color="#f8f8f8"/>
    </style:style>
    <style:style style:name="FunctionTok" style:family="text" style:parent-style-name="Verbatim_20_Char">
      <style:text-properties fo:color="#000000" fo:background-color="#f8f8f8"/>
    </style:style>
    <style:style style:name="VariableTok" style:family="text" style:parent-style-name="Verbatim_20_Char">
      <style:text-properties fo:color="#000000" fo:background-color="#f8f8f8"/>
    </style:style>
    <style:style style:name="ControlFlowTok" style:family="text" style:parent-style-name="Verbatim_20_Char">
      <style:text-properties fo:color="#204a87" fo:background-color="#f8f8f8"/>
    </style:style>
    <style:style style:name="OperatorTok" style:family="text" style:parent-style-name="Verbatim_20_Char">
      <style:text-properties fo:color="#ce5c00" fo:background-color="#f8f8f8"/>
    </style:style>
    <style:style style:name="BuiltInTok" style:family="text" style:parent-style-name="Verbatim_20_Char">
      <style:text-properties fo:background-color="#f8f8f8"/>
    </style:style>
    <style:style style:name="ExtensionTok" style:family="text" style:parent-style-name="Verbatim_20_Char">
      <style:text-properties fo:background-color="#f8f8f8"/>
    </style:style>
    <style:style style:name="PreprocessorTok" style:family="text" style:parent-style-name="Verbatim_20_Char">
      <style:text-properties fo:color="#8f5902" fo:font-style="italic" fo:background-color="#f8f8f8" style:font-style-asian="italic"/>
    </style:style>
    <style:style style:name="AttributeTok" style:family="text" style:parent-style-name="Verbatim_20_Char">
      <style:text-properties fo:color="#c4a000" fo:background-color="#f8f8f8"/>
    </style:style>
    <style:style style:name="RegionMarkerTok" style:family="text" style:parent-style-name="Verbatim_20_Char">
      <style:text-properties fo:background-color="#f8f8f8"/>
    </style:style>
    <style:style style:name="InformationTok" style:family="text" style:parent-style-name="Verbatim_20_Char">
      <style:text-properties fo:color="#8f5902" fo:font-style="italic" fo:background-color="#f8f8f8" style:font-style-asian="italic"/>
    </style:style>
    <style:style style:name="WarningTok" style:family="text" style:parent-style-name="Verbatim_20_Char">
      <style:text-properties fo:color="#8f5902" fo:font-style="italic" fo:background-color="#f8f8f8" style:font-style-asian="italic"/>
    </style:style>
    <style:style style:name="AlertTok" style:family="text" style:parent-style-name="Verbatim_20_Char">
      <style:text-properties fo:color="#ef2929" fo:background-color="#f8f8f8"/>
    </style:style>
    <style:style style:name="ErrorTok" style:family="text" style:parent-style-name="Verbatim_20_Char">
      <style:text-properties fo:color="#a40000" fo:background-color="#f8f8f8"/>
    </style:style>
    <style:style style:name="NormalTok" style:family="text" style:parent-style-name="Verbatim_20_Char">
      <style:text-properties fo:background-color="#f8f8f8"/>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 text:bullet-char=" ">
        <style:list-level-properties text:list-level-position-and-space-mode="label-alignment">
          <style:list-level-label-alignment text:label-followed-by="listtab" fo:text-indent="-0.3335in" fo:margin-left="0.3335in"/>
        </style:list-level-properties>
      </text:list-level-style-bullet>
      <text:list-level-style-bullet text:level="2" style:num-suffix=" "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0">
      <text:list-level-style-bullet text:level="1" style:num-suffix=" " text:bullet-char=" ">
        <style:list-level-properties text:list-level-position-and-space-mode="label-alignment">
          <style:list-level-label-alignment text:label-followed-by="listtab" fo:text-indent="-0.3335in" fo:margin-left="0.3335in"/>
        </style:list-level-properties>
      </text:list-level-style-bullet>
      <text:list-level-style-bullet text:level="2" style:num-suffix=" "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1">
      <text:list-level-style-number text:level="1" style:num-format="a">
        <style:list-level-properties text:list-level-position-and-space-mode="label-alignment">
          <style:list-level-label-alignment text:label-followed-by="listtab" fo:text-indent="-0.3335in" fo:margin-left="0.3335in"/>
        </style:list-level-properties>
      </text:list-level-style-number>
      <text:list-level-style-number text:level="2" style:num-format="a">
        <style:list-level-properties text:list-level-position-and-space-mode="label-alignment">
          <style:list-level-label-alignment text:label-followed-by="listtab" fo:text-indent="-0.3335in" fo:margin-left="0.8335in"/>
        </style:list-level-properties>
      </text:list-level-style-number>
      <text:list-level-style-number text:level="3" style:num-format="a">
        <style:list-level-properties text:list-level-position-and-space-mode="label-alignment">
          <style:list-level-label-alignment text:label-followed-by="listtab" fo:text-indent="-0.3335in" fo:margin-left="1.3335in"/>
        </style:list-level-properties>
      </text:list-level-style-number>
      <text:list-level-style-number text:level="4" style:num-format="a">
        <style:list-level-properties text:list-level-position-and-space-mode="label-alignment">
          <style:list-level-label-alignment text:label-followed-by="listtab" fo:text-indent="-0.3335in" fo:margin-left="1.8335in"/>
        </style:list-level-properties>
      </text:list-level-style-number>
      <text:list-level-style-number text:level="5" style:num-format="a">
        <style:list-level-properties text:list-level-position-and-space-mode="label-alignment">
          <style:list-level-label-alignment text:label-followed-by="listtab" fo:text-indent="-0.3335in" fo:margin-left="2.3335in"/>
        </style:list-level-properties>
      </text:list-level-style-number>
      <text:list-level-style-number text:level="6" style:num-format="a">
        <style:list-level-properties text:list-level-position-and-space-mode="label-alignment">
          <style:list-level-label-alignment text:label-followed-by="listtab" fo:text-indent="-0.3335in" fo:margin-left="2.8335in"/>
        </style:list-level-properties>
      </text:list-level-style-number>
      <text:list-level-style-number text:level="7" style:num-format="a">
        <style:list-level-properties text:list-level-position-and-space-mode="label-alignment">
          <style:list-level-label-alignment text:label-followed-by="listtab"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2">
      <text:list-level-style-number text:level="1" style:num-format="i">
        <style:list-level-properties text:list-level-position-and-space-mode="label-alignment">
          <style:list-level-label-alignment text:label-followed-by="listtab" fo:text-indent="-0.3335in" fo:margin-left="0.3335in"/>
        </style:list-level-properties>
      </text:list-level-style-number>
      <text:list-level-style-number text:level="2" style:num-format="i">
        <style:list-level-properties text:list-level-position-and-space-mode="label-alignment">
          <style:list-level-label-alignment text:label-followed-by="listtab" fo:text-indent="-0.3335in" fo:margin-left="0.8335in"/>
        </style:list-level-properties>
      </text:list-level-style-number>
      <text:list-level-style-number text:level="3" style:num-format="i">
        <style:list-level-properties text:list-level-position-and-space-mode="label-alignment">
          <style:list-level-label-alignment text:label-followed-by="listtab" fo:text-indent="-0.3335in" fo:margin-left="1.3335in"/>
        </style:list-level-properties>
      </text:list-level-style-number>
      <text:list-level-style-number text:level="4" style:num-format="i">
        <style:list-level-properties text:list-level-position-and-space-mode="label-alignment">
          <style:list-level-label-alignment text:label-followed-by="listtab" fo:text-indent="-0.3335in" fo:margin-left="1.8335in"/>
        </style:list-level-properties>
      </text:list-level-style-number>
      <text:list-level-style-number text:level="5" style:num-format="i">
        <style:list-level-properties text:list-level-position-and-space-mode="label-alignment">
          <style:list-level-label-alignment text:label-followed-by="listtab" fo:text-indent="-0.3335in" fo:margin-left="2.3335in"/>
        </style:list-level-properties>
      </text:list-level-style-number>
      <text:list-level-style-number text:level="6" style:num-format="i">
        <style:list-level-properties text:list-level-position-and-space-mode="label-alignment">
          <style:list-level-label-alignment text:label-followed-by="listtab" fo:text-indent="-0.3335in" fo:margin-left="2.8335in"/>
        </style:list-level-properties>
      </text:list-level-style-number>
      <text:list-level-style-number text:level="7" style:num-format="i">
        <style:list-level-properties text:list-level-position-and-space-mode="label-alignment">
          <style:list-level-label-alignment text:label-followed-by="listtab"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3">
      <text:list-level-style-number text:level="1" style:num-format="a" text:start-value="10">
        <style:list-level-properties text:list-level-position-and-space-mode="label-alignment">
          <style:list-level-label-alignment text:label-followed-by="listtab" fo:text-indent="-0.3335in" fo:margin-left="0.3335in"/>
        </style:list-level-properties>
      </text:list-level-style-number>
      <text:list-level-style-number text:level="2" style:num-format="a" text:start-value="10">
        <style:list-level-properties text:list-level-position-and-space-mode="label-alignment">
          <style:list-level-label-alignment text:label-followed-by="listtab" fo:text-indent="-0.3335in" fo:margin-left="0.8335in"/>
        </style:list-level-properties>
      </text:list-level-style-number>
      <text:list-level-style-number text:level="3" style:num-format="a" text:start-value="10">
        <style:list-level-properties text:list-level-position-and-space-mode="label-alignment">
          <style:list-level-label-alignment text:label-followed-by="listtab" fo:text-indent="-0.3335in" fo:margin-left="1.3335in"/>
        </style:list-level-properties>
      </text:list-level-style-number>
      <text:list-level-style-number text:level="4" style:num-format="a" text:start-value="10">
        <style:list-level-properties text:list-level-position-and-space-mode="label-alignment">
          <style:list-level-label-alignment text:label-followed-by="listtab" fo:text-indent="-0.3335in" fo:margin-left="1.8335in"/>
        </style:list-level-properties>
      </text:list-level-style-number>
      <text:list-level-style-number text:level="5" style:num-format="a" text:start-value="10">
        <style:list-level-properties text:list-level-position-and-space-mode="label-alignment">
          <style:list-level-label-alignment text:label-followed-by="listtab" fo:text-indent="-0.3335in" fo:margin-left="2.3335in"/>
        </style:list-level-properties>
      </text:list-level-style-number>
      <text:list-level-style-number text:level="6" style:num-format="a" text:start-value="10">
        <style:list-level-properties text:list-level-position-and-space-mode="label-alignment">
          <style:list-level-label-alignment text:label-followed-by="listtab" fo:text-indent="-0.3335in" fo:margin-left="2.8335in"/>
        </style:list-level-properties>
      </text:list-level-style-number>
      <text:list-level-style-number text:level="7" style:num-format="a" text:start-value="10">
        <style:list-level-properties text:list-level-position-and-space-mode="label-alignment">
          <style:list-level-label-alignment text:label-followed-by="listtab"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4">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5">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6">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7">
      <text:list-level-style-number text:level="1"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format="1">
        <style:list-level-properties text:list-level-position-and-space-mode="label-alignment">
          <style:list-level-label-alignment text:label-followed-by="listtab" fo:text-indent="-0.3335in" fo:margin-left="0.8335in"/>
        </style:list-level-properties>
      </text:list-level-style-number>
      <text:list-level-style-number text:level="3" style:num-format="1">
        <style:list-level-properties text:list-level-position-and-space-mode="label-alignment">
          <style:list-level-label-alignment text:label-followed-by="listtab" fo:text-indent="-0.3335in" fo:margin-left="1.3335in"/>
        </style:list-level-properties>
      </text:list-level-style-number>
      <text:list-level-style-number text:level="4" style:num-format="1">
        <style:list-level-properties text:list-level-position-and-space-mode="label-alignment">
          <style:list-level-label-alignment text:label-followed-by="listtab" fo:text-indent="-0.3335in" fo:margin-left="1.8335in"/>
        </style:list-level-properties>
      </text:list-level-style-number>
      <text:list-level-style-number text:level="5" style:num-format="1">
        <style:list-level-properties text:list-level-position-and-space-mode="label-alignment">
          <style:list-level-label-alignment text:label-followed-by="listtab" fo:text-indent="-0.3335in" fo:margin-left="2.3335in"/>
        </style:list-level-properties>
      </text:list-level-style-number>
      <text:list-level-style-number text:level="6" style:num-format="1">
        <style:list-level-properties text:list-level-position-and-space-mode="label-alignment">
          <style:list-level-label-alignment text:label-followed-by="listtab" fo:text-indent="-0.3335in" fo:margin-left="2.8335in"/>
        </style:list-level-properties>
      </text:list-level-style-number>
      <text:list-level-style-number text:level="7" style:num-format="1">
        <style:list-level-properties text:list-level-position-and-space-mode="label-alignment">
          <style:list-level-label-alignment text:label-followed-by="listtab"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mplementation of the FCTC</dc:title>
    <meta:initial-creator>many</meta:initial-creator>
    <meta:creation-date>2016-11-21T19:40:41</meta:creation-date>
    <dc:date>2016-11-27T11:08:47.649082821</dc:date>
    <meta:generator>LibreOffice/5.1.4.2$Linux_X86_64 LibreOffice_project/10m0$Build-2</meta:generator>
    <meta:editing-duration>PT6H4M21S</meta:editing-duration>
    <meta:editing-cycles>32</meta:editing-cycles>
    <meta:document-statistic meta:table-count="0" meta:image-count="1" meta:object-count="0" meta:page-count="12" meta:paragraph-count="129" meta:word-count="2742" meta:character-count="17066" meta:non-whitespace-character-count="14526"/>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nature</meta:user-defined>
    <meta:user-defined meta:name="Mendeley Document_1" meta:value-type="string">True</meta:user-defined>
    <meta:user-defined meta:name="Mendeley Unique User Id_1" meta:value-type="string">ec40eb84-5259-32a8-a034-8b5dc83652e1</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